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D300000020D0B5D232523D2B20.png" manifest:media-type="image/png"/>
  <manifest:file-entry manifest:full-path="Pictures/1000000000000042000003D2AF4DCC0FFEC897C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Standard" style:font-family-generic="roman" style:font-pitch="variable"/>
  </office:font-face-decls>
  <office:automatic-styles>
    <style:style style:name="P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81cm"/>
        </style:tab-stops>
      </style:paragraph-properties>
    </style:style>
    <style:style style:name="P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</style:tab-stops>
      </style:paragraph-properties>
    </style:style>
    <style:style style:name="P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3cm"/>
        </style:tab-stops>
      </style:paragraph-properties>
    </style:style>
    <style:style style:name="P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/>
    </style:style>
    <style:style style:name="P5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69cm" fo:keep-together="auto" fo:orphans="0" fo:widows="0" fo:text-indent="0cm" style:auto-text-indent="false" fo:background-color="transparent" fo:keep-with-next="auto" style:writing-mode="lr-tb"/>
    </style:style>
    <style:style style:name="P6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69cm" fo:keep-together="auto" fo:orphans="0" fo:widows="0" fo:text-indent="0cm" style:auto-text-indent="false" fo:background-color="transparent" fo:keep-with-next="auto" style:writing-mode="lr-tb"/>
    </style:style>
    <style:style style:name="P7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69cm" fo:keep-together="auto" fo:orphans="0" fo:widows="0" fo:text-indent="0cm" style:auto-text-indent="false" fo:background-color="transparent" fo:keep-with-next="auto" style:writing-mode="lr-tb"/>
    </style:style>
    <style:style style:name="P8" style:family="paragraph" style:parent-style-name="Body_20_text_20__28_2_29_">
      <loext:graphic-properties draw:fill="none" draw:fill-color="#ffffff"/>
      <style:paragraph-properties fo:margin-left="0cm" fo:margin-right="0cm" fo:margin-top="0cm" fo:margin-bottom="0.206cm" style:contextual-spacing="false" fo:line-height="0.369cm" fo:keep-together="auto" fo:orphans="0" fo:widows="0" fo:text-indent="0cm" style:auto-text-indent="false" fo:background-color="transparent" fo:keep-with-next="auto" style:writing-mode="lr-tb"/>
    </style:style>
    <style:style style:name="P9" style:family="paragraph" style:parent-style-name="Body_20_text_20__28_2_29_">
      <loext:graphic-properties draw:fill="none" draw:fill-color="#ffffff"/>
      <style:paragraph-properties fo:margin-left="0cm" fo:margin-right="0cm" fo:margin-top="0cm" fo:margin-bottom="0.169cm" style:contextual-spacing="false" fo:line-height="0.369cm" fo:keep-together="auto" fo:orphans="0" fo:widows="0" fo:text-indent="0cm" style:auto-text-indent="false" fo:background-color="transparent" fo:keep-with-next="auto" style:writing-mode="lr-tb"/>
    </style:style>
    <style:style style:name="P10" style:family="paragraph" style:parent-style-name="Body_20_text_20__28_2_29_">
      <loext:graphic-properties draw:fill="none" draw:fill-color="#ffffff"/>
      <style:paragraph-properties fo:margin-left="0cm" fo:margin-right="0cm" fo:margin-top="0cm" fo:margin-bottom="0.758cm" style:contextual-spacing="false" fo:line-height="0.369cm" fo:keep-together="auto" fo:orphans="0" fo:widows="0" fo:text-indent="0cm" style:auto-text-indent="false" fo:background-color="transparent" fo:keep-with-next="auto" style:writing-mode="lr-tb"/>
    </style:style>
    <style:style style:name="P11" style:family="paragraph" style:parent-style-name="Body_20_text_20__28_2_29_">
      <loext:graphic-properties draw:fill="none" draw:fill-color="#ffffff"/>
      <style:paragraph-properties fo:margin-left="0cm" fo:margin-right="0cm" fo:margin-top="0cm" fo:margin-bottom="0.272cm" style:contextual-spacing="false" fo:line-height="0.369cm" fo:keep-together="auto" fo:orphans="0" fo:widows="0" fo:text-indent="0cm" style:auto-text-indent="false" fo:background-color="transparent" fo:keep-with-next="auto" style:writing-mode="lr-tb"/>
    </style:style>
    <style:style style:name="P12" style:family="paragraph" style:parent-style-name="Body_20_text_20__28_2_29_">
      <loext:graphic-properties draw:fill="none" draw:fill-color="#ffffff"/>
      <style:paragraph-properties fo:margin-left="0cm" fo:margin-right="8.008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/>
    </style:style>
    <style:style style:name="P13" style:family="paragraph" style:parent-style-name="Body_20_text_20__28_2_29_" style:list-style-name="WWNum3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58cm"/>
          <style:tab-stop style:position="2.113cm"/>
        </style:tab-stops>
      </style:paragraph-properties>
    </style:style>
    <style:style style:name="P14" style:family="paragraph" style:parent-style-name="Body_20_text_20__28_2_29_" style:list-style-name="WWNum4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1.483cm" style:type="right"/>
          <style:tab-stop style:position="2.99cm" style:type="center"/>
        </style:tab-stops>
      </style:paragraph-properties>
    </style:style>
    <style:style style:name="P1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</style:tab-stops>
      </style:paragraph-properties>
    </style:style>
    <style:style style:name="P16" style:family="paragraph" style:parent-style-name="Body_20_text_20__28_2_29_" style:list-style-name="WWNum11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  <style:tab-stop style:position="2.108cm"/>
        </style:tab-stops>
      </style:paragraph-properties>
    </style:style>
    <style:style style:name="P1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  <style:tab-stop style:position="5.364cm" style:type="center"/>
          <style:tab-stop style:position="7.26cm" style:type="right"/>
        </style:tab-stops>
      </style:paragraph-properties>
    </style:style>
    <style:style style:name="P1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</style:tab-stops>
      </style:paragraph-properties>
    </style:style>
    <style:style style:name="P19" style:family="paragraph" style:parent-style-name="Body_20_text_20__28_2_29_" style:list-style-name="WWNum12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  <style:tab-stop style:position="3.05cm" style:type="right"/>
          <style:tab-stop style:position="3.683cm" style:type="right"/>
          <style:tab-stop style:position="4.152cm" style:type="center"/>
        </style:tab-stops>
      </style:paragraph-properties>
    </style:style>
    <style:style style:name="P20" style:family="paragraph" style:parent-style-name="Body_20_text_20__28_2_29_" style:list-style-name="WWNum12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  <style:tab-stop style:position="3.05cm" style:type="right"/>
        </style:tab-stops>
      </style:paragraph-properties>
    </style:style>
    <style:style style:name="P21" style:family="paragraph" style:parent-style-name="Body_20_text_20__28_2_29_" style:list-style-name="WWNum13">
      <loext:graphic-properties draw:fill="none" draw:fill-color="#ffffff"/>
      <style:paragraph-properties fo:margin-left="0cm" fo:margin-right="7.161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</style:tab-stops>
      </style:paragraph-properties>
    </style:style>
    <style:style style:name="P22" style:family="paragraph" style:parent-style-name="Body_20_text_20__28_2_29_" style:list-style-name="WWNum51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</style:tab-stops>
      </style:paragraph-properties>
    </style:style>
    <style:style style:name="P23" style:family="paragraph" style:parent-style-name="Body_20_text_20__28_2_29_" style:list-style-name="WWNum13">
      <loext:graphic-properties draw:fill="none" draw:fill-color="#ffffff"/>
      <style:paragraph-properties fo:margin-left="0cm" fo:margin-right="0cm" fo:margin-top="0cm" fo:margin-bottom="0.794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476cm"/>
        </style:tab-stops>
      </style:paragraph-properties>
    </style:style>
    <style:style style:name="P24" style:family="paragraph" style:parent-style-name="Body_20_text_20__28_2_29_" style:list-style-name="WWNum16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  <style:tab-stop style:position="2.08cm"/>
        </style:tab-stops>
      </style:paragraph-properties>
    </style:style>
    <style:style style:name="P25" style:family="paragraph" style:parent-style-name="Body_20_text_20__28_2_29_" style:list-style-name="WWNum17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  <style:tab-stop style:position="2.08cm"/>
        </style:tab-stops>
      </style:paragraph-properties>
    </style:style>
    <style:style style:name="P2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83cm"/>
        </style:tab-stops>
      </style:paragraph-properties>
    </style:style>
    <style:style style:name="P27" style:family="paragraph" style:parent-style-name="Body_20_text_20__28_2_29_" style:list-style-name="WWNum22" style:master-page-name="Converted4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style:page-number="557" fo:background-color="transparent" fo:keep-with-next="auto" style:writing-mode="lr-tb">
        <style:tab-stops>
          <style:tab-stop style:position="0.677cm"/>
        </style:tab-stops>
      </style:paragraph-properties>
    </style:style>
    <style:style style:name="P2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39cm"/>
          <style:tab-stop style:position="4.48cm" style:type="right"/>
          <style:tab-stop style:position="4.752cm" style:type="center"/>
          <style:tab-stop style:position="7.13cm" style:type="right"/>
        </style:tab-stops>
      </style:paragraph-properties>
    </style:style>
    <style:style style:name="P29" style:family="paragraph" style:parent-style-name="Body_20_text_20__28_2_29_" style:list-style-name="WWNum22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1.081cm" style:type="center"/>
          <style:tab-stop style:position="4.48cm" style:type="right"/>
        </style:tab-stops>
      </style:paragraph-properties>
    </style:style>
    <style:style style:name="P3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39cm"/>
          <style:tab-stop style:position="4.48cm" style:type="right"/>
          <style:tab-stop style:position="4.759cm" style:type="center"/>
        </style:tab-stops>
      </style:paragraph-properties>
    </style:style>
    <style:style style:name="P31" style:family="paragraph" style:parent-style-name="Body_20_text_20__28_2_29_" style:list-style-name="WWNum23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1.081cm" style:type="center"/>
          <style:tab-stop style:position="2.071cm"/>
        </style:tab-stops>
      </style:paragraph-properties>
    </style:style>
    <style:style style:name="P32" style:family="paragraph" style:parent-style-name="Body_20_text_20__28_2_29_" style:list-style-name="WWNum27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547cm"/>
          <style:tab-stop style:position="2.044cm"/>
        </style:tab-stops>
      </style:paragraph-properties>
    </style:style>
    <style:style style:name="P3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69cm"/>
        </style:tab-stops>
      </style:paragraph-properties>
    </style:style>
    <style:style style:name="P34" style:family="paragraph" style:parent-style-name="Body_20_text_20__28_2_29_" style:list-style-name="WWNum29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094cm"/>
        </style:tab-stops>
      </style:paragraph-properties>
    </style:style>
    <style:style style:name="P35" style:family="paragraph" style:parent-style-name="Body_20_text_20__28_2_29_" style:list-style-name="WWNum30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</style:tab-stops>
      </style:paragraph-properties>
    </style:style>
    <style:style style:name="P36" style:family="paragraph" style:parent-style-name="Body_20_text_20__28_2_29_" style:list-style-name="WWNum42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</style:tab-stops>
      </style:paragraph-properties>
    </style:style>
    <style:style style:name="P3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</style:tab-stops>
      </style:paragraph-properties>
    </style:style>
    <style:style style:name="P3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23cm"/>
        </style:tab-stops>
      </style:paragraph-properties>
    </style:style>
    <style:style style:name="P39" style:family="paragraph" style:parent-style-name="Body_20_text_20__28_2_29_" style:list-style-name="WWNum33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  <style:tab-stop style:position="2.034cm"/>
        </style:tab-stops>
      </style:paragraph-properties>
    </style:style>
    <style:style style:name="P4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3.383cm"/>
        </style:tab-stops>
      </style:paragraph-properties>
    </style:style>
    <style:style style:name="P4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</style:tab-stops>
      </style:paragraph-properties>
    </style:style>
    <style:style style:name="P42" style:family="paragraph" style:parent-style-name="Body_20_text_20__28_2_29_" style:list-style-name="WWNum38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</style:tab-stops>
      </style:paragraph-properties>
    </style:style>
    <style:style style:name="P4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81cm"/>
        </style:tab-stops>
      </style:paragraph-properties>
    </style:style>
    <style:style style:name="P4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55cm"/>
          <style:tab-stop style:position="4.706cm" style:type="center"/>
          <style:tab-stop style:position="6.431cm" style:type="right"/>
          <style:tab-stop style:position="6.773cm"/>
        </style:tab-stops>
      </style:paragraph-properties>
    </style:style>
    <style:style style:name="P4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55cm"/>
          <style:tab-stop style:position="5.059cm" style:type="center"/>
          <style:tab-stop style:position="6.694cm"/>
        </style:tab-stops>
      </style:paragraph-properties>
    </style:style>
    <style:style style:name="P4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55cm"/>
        </style:tab-stops>
      </style:paragraph-properties>
    </style:style>
    <style:style style:name="P47" style:family="paragraph" style:parent-style-name="Body_20_text_20__28_2_29_" style:list-style-name="WWNum34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  <style:tab-stop style:position="2.076cm"/>
        </style:tab-stops>
      </style:paragraph-properties>
    </style:style>
    <style:style style:name="P48" style:family="paragraph" style:parent-style-name="Body_20_text_20__28_2_29_" style:list-style-name="WWNum36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1.489cm" style:type="right"/>
          <style:tab-stop style:position="2.032cm"/>
        </style:tab-stops>
      </style:paragraph-properties>
    </style:style>
    <style:style style:name="P4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7cm"/>
          <style:tab-stop style:position="6.615cm" style:type="center"/>
        </style:tab-stops>
      </style:paragraph-properties>
    </style:style>
    <style:style style:name="P50" style:family="paragraph" style:parent-style-name="Body_20_text_20__28_2_29_" style:list-style-name="WWNum38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</style:style>
    <style:style style:name="P5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</style:style>
    <style:style style:name="P52" style:family="paragraph" style:parent-style-name="Body_20_text_20__28_2_29_" style:master-page-name="Converted17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style:page-number="581" fo:background-color="transparent" fo:keep-with-next="auto" style:writing-mode="lr-tb">
        <style:tab-stops>
          <style:tab-stop style:position="0.674cm"/>
        </style:tab-stops>
      </style:paragraph-properties>
    </style:style>
    <style:style style:name="P53" style:family="paragraph" style:parent-style-name="Body_20_text_20__28_2_29_" style:list-style-name="WWNum52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</style:style>
    <style:style style:name="P54" style:family="paragraph" style:parent-style-name="Body_20_text_20__28_2_29_" style:list-style-name="WWNum54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</style:style>
    <style:style style:name="P55" style:family="paragraph" style:parent-style-name="Body_20_text_20__28_2_29_" style:list-style-name="WWNum42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  <style:tab-stop style:position="2.018cm"/>
        </style:tab-stops>
      </style:paragraph-properties>
    </style:style>
    <style:style style:name="P5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58cm"/>
          <style:tab-stop style:position="4.68cm" style:type="center"/>
        </style:tab-stops>
      </style:paragraph-properties>
    </style:style>
    <style:style style:name="P5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58cm"/>
        </style:tab-stops>
      </style:paragraph-properties>
    </style:style>
    <style:style style:name="P58" style:family="paragraph" style:parent-style-name="Body_20_text_20__28_2_29_" style:list-style-name="WWNum43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1.081cm" style:type="center"/>
          <style:tab-stop style:position="3.067cm" style:type="right"/>
        </style:tab-stops>
      </style:paragraph-properties>
    </style:style>
    <style:style style:name="P5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86cm"/>
        </style:tab-stops>
      </style:paragraph-properties>
    </style:style>
    <style:style style:name="P60" style:family="paragraph" style:parent-style-name="Body_20_text_20__28_2_29_" style:list-style-name="WWNum43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1.081cm" style:type="center"/>
          <style:tab-stop style:position="4.576cm" style:type="right"/>
          <style:tab-stop style:position="4.927cm" style:type="right"/>
        </style:tab-stops>
      </style:paragraph-properties>
    </style:style>
    <style:style style:name="P61" style:family="paragraph" style:parent-style-name="Body_20_text_20__28_2_29_" style:list-style-name="WWNum43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1.074cm" style:type="center"/>
          <style:tab-stop style:position="2.074cm"/>
          <style:tab-stop style:position="3.443cm"/>
        </style:tab-stops>
      </style:paragraph-properties>
    </style:style>
    <style:style style:name="P6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77cm"/>
        </style:tab-stops>
      </style:paragraph-properties>
    </style:style>
    <style:style style:name="P63" style:family="paragraph" style:parent-style-name="Body_20_text_20__28_2_29_" style:list-style-name="WWNum41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76cm"/>
        </style:tab-stops>
      </style:paragraph-properties>
    </style:style>
    <style:style style:name="P64" style:family="paragraph" style:parent-style-name="Body_20_text_20__28_2_29_" style:list-style-name="WWNum41" style:master-page-name="Converted11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style:page-number="570" fo:background-color="transparent" fo:keep-with-next="auto" style:writing-mode="lr-tb">
        <style:tab-stops>
          <style:tab-stop style:position="0.676cm"/>
        </style:tab-stops>
      </style:paragraph-properties>
    </style:style>
    <style:style style:name="P6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76cm"/>
        </style:tab-stops>
      </style:paragraph-properties>
    </style:style>
    <style:style style:name="P6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53cm"/>
        </style:tab-stops>
      </style:paragraph-properties>
    </style:style>
    <style:style style:name="P67" style:family="paragraph" style:parent-style-name="Body_20_text_20__28_2_29_" style:list-style-name="WWNum40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  <style:tab-stop style:position="3.175cm" style:type="right"/>
        </style:tab-stops>
      </style:paragraph-properties>
    </style:style>
    <style:style style:name="P6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21cm"/>
          <style:tab-stop style:position="5.484cm" style:type="center"/>
          <style:tab-stop style:position="7.205cm" style:type="right"/>
        </style:tab-stops>
      </style:paragraph-properties>
    </style:style>
    <style:style style:name="P6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21cm"/>
        </style:tab-stops>
      </style:paragraph-properties>
    </style:style>
    <style:style style:name="P70" style:family="paragraph" style:parent-style-name="Body_20_text_20__28_2_29_" style:list-style-name="WWNum40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  <style:tab-stop style:position="4.6cm" style:type="right"/>
        </style:tab-stops>
      </style:paragraph-properties>
    </style:style>
    <style:style style:name="P7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21cm"/>
          <style:tab-stop style:position="5.484cm" style:type="center"/>
        </style:tab-stops>
      </style:paragraph-properties>
    </style:style>
    <style:style style:name="P72" style:family="paragraph" style:parent-style-name="Body_20_text_20__28_2_29_" style:list-style-name="WWNum46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  <style:tab-stop style:position="2.125cm"/>
        </style:tab-stops>
      </style:paragraph-properties>
    </style:style>
    <style:style style:name="P73" style:family="paragraph" style:parent-style-name="Body_20_text_20__28_2_29_" style:list-style-name="WWNum47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1.081cm" style:type="center"/>
          <style:tab-stop style:position="2.076cm"/>
        </style:tab-stops>
      </style:paragraph-properties>
    </style:style>
    <style:style style:name="P7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63cm"/>
        </style:tab-stops>
      </style:paragraph-properties>
    </style:style>
    <style:style style:name="P75" style:family="paragraph" style:parent-style-name="Body_20_text_20__28_2_29_" style:list-style-name="WWNum37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63cm"/>
        </style:tab-stops>
      </style:paragraph-properties>
    </style:style>
    <style:style style:name="P7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  <style:tab-stop style:position="4.554cm" style:type="center"/>
          <style:tab-stop style:position="5.343cm" style:type="center"/>
          <style:tab-stop style:position="7.034cm" style:type="right"/>
        </style:tab-stops>
      </style:paragraph-properties>
    </style:style>
    <style:style style:name="P7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  <style:tab-stop style:position="4.554cm" style:type="center"/>
          <style:tab-stop style:position="4.93cm" style:type="center"/>
        </style:tab-stops>
      </style:paragraph-properties>
    </style:style>
    <style:style style:name="P7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  <style:tab-stop style:position="7.034cm" style:type="right"/>
        </style:tab-stops>
      </style:paragraph-properties>
    </style:style>
    <style:style style:name="P79" style:family="paragraph" style:parent-style-name="Body_20_text_20__28_2_29_" style:list-style-name="WWNum49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79cm"/>
        </style:tab-stops>
      </style:paragraph-properties>
    </style:style>
    <style:style style:name="P80" style:family="paragraph" style:parent-style-name="Body_20_text_20__28_2_29_" style:list-style-name="WWNum50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2.917cm" style:type="right"/>
        </style:tab-stops>
      </style:paragraph-properties>
    </style:style>
    <style:style style:name="P81" style:family="paragraph" style:parent-style-name="Body_20_text_20__28_2_29_" style:list-style-name="WWNum24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76cm"/>
          <style:tab-stop style:position="2.083cm"/>
        </style:tab-stops>
      </style:paragraph-properties>
    </style:style>
    <style:style style:name="P8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  <style:tab-stop style:position="6.272cm" style:type="center"/>
          <style:tab-stop style:position="7.052cm" style:type="right"/>
        </style:tab-stops>
      </style:paragraph-properties>
    </style:style>
    <style:style style:name="P83" style:family="paragraph" style:parent-style-name="Body_20_text_20__28_2_29_" style:list-style-name="WWNum49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</style:tab-stops>
      </style:paragraph-properties>
    </style:style>
    <style:style style:name="P8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</style:tab-stops>
      </style:paragraph-properties>
    </style:style>
    <style:style style:name="P85" style:family="paragraph" style:parent-style-name="Body_20_text_20__28_2_29_" style:list-style-name="WWNum52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2.064cm"/>
        </style:tab-stops>
      </style:paragraph-properties>
    </style:style>
    <style:style style:name="P8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  <style:tab-stop style:position="6.994cm" style:type="center"/>
        </style:tab-stops>
      </style:paragraph-properties>
    </style:style>
    <style:style style:name="P87" style:family="paragraph" style:parent-style-name="Body_20_text_20__28_2_29_" style:list-style-name="WWNum53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05cm"/>
        </style:tab-stops>
      </style:paragraph-properties>
    </style:style>
    <style:style style:name="P8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83cm"/>
          <style:tab-stop style:position="4.657cm" style:type="center"/>
          <style:tab-stop style:position="5.676cm" style:type="center"/>
          <style:tab-stop style:position="6.791cm" style:type="center"/>
        </style:tab-stops>
      </style:paragraph-properties>
    </style:style>
    <style:style style:name="P8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83cm"/>
          <style:tab-stop style:position="7.142cm" style:type="right"/>
        </style:tab-stops>
      </style:paragraph-properties>
    </style:style>
    <style:style style:name="P90" style:family="paragraph" style:parent-style-name="Body_20_text_20__28_2_29_" style:list-style-name="WWNum54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101cm"/>
        </style:tab-stops>
      </style:paragraph-properties>
    </style:style>
    <style:style style:name="P9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83cm"/>
          <style:tab-stop style:position="4.26cm"/>
          <style:tab-stop style:position="7.142cm" style:type="right"/>
        </style:tab-stops>
      </style:paragraph-properties>
    </style:style>
    <style:style style:name="P9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  <style:tab-stop style:position="7.221cm" style:type="right"/>
        </style:tab-stops>
      </style:paragraph-properties>
    </style:style>
    <style:style style:name="P93" style:family="paragraph" style:parent-style-name="Body_20_text_20__28_2_29_" style:list-style-name="WWNum56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1.489cm" style:type="right"/>
          <style:tab-stop style:position="2.173cm"/>
        </style:tab-stops>
      </style:paragraph-properties>
    </style:style>
    <style:style style:name="P9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9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</style:style>
    <style:style style:name="P96" style:family="paragraph" style:parent-style-name="Body_20_text_20__28_2_29_" style:list-style-name="WWNum3">
      <loext:graphic-properties draw:fill="none" draw:fill-color="#ffffff"/>
      <style:paragraph-properties fo:margin-left="0cm" fo:margin-right="8.043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8cm"/>
        </style:tab-stops>
      </style:paragraph-properties>
    </style:style>
    <style:style style:name="P97" style:family="paragraph" style:parent-style-name="Body_20_text_20__28_2_29_">
      <loext:graphic-properties draw:fill="none" draw:fill-color="#ffffff"/>
      <style:paragraph-properties fo:margin-left="1.799cm" fo:margin-right="0cm" fo:margin-top="0cm" fo:margin-bottom="0.18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98" style:family="paragraph" style:parent-style-name="Body_20_text_20__28_2_29_">
      <loext:graphic-properties draw:fill="none" draw:fill-color="#ffffff"/>
      <style:paragraph-properties fo:margin-left="1.799cm" fo:margin-right="0cm" fo:margin-top="0cm" fo:margin-bottom="0.758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99" style:family="paragraph" style:parent-style-name="Body_20_text_20__28_2_29_">
      <loext:graphic-properties draw:fill="none" draw:fill-color="#ffffff"/>
      <style:paragraph-properties fo:margin-left="1.799cm" fo:margin-right="0cm" fo:margin-top="0cm" fo:margin-bottom="0.173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00" style:family="paragraph" style:parent-style-name="Body_20_text_20__28_2_29_">
      <loext:graphic-properties draw:fill="none" draw:fill-color="#ffffff"/>
      <style:paragraph-properties fo:margin-left="0cm" fo:margin-right="0.706cm" fo:margin-top="0cm" fo:margin-bottom="0.206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01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69cm" fo:text-align="start" style:justify-single-word="false" fo:keep-together="auto" fo:orphans="0" fo:widows="0" fo:text-indent="0cm" style:auto-text-indent="false" fo:break-before="column" fo:background-color="transparent" fo:keep-with-next="auto" style:writing-mode="lr-tb"/>
    </style:style>
    <style:style style:name="P102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03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04" style:family="paragraph" style:parent-style-name="Body_20_text_20__28_2_29_">
      <loext:graphic-properties draw:fill="none" draw:fill-color="#ffffff"/>
      <style:paragraph-properties fo:margin-left="0cm" fo:margin-right="0cm" fo:margin-top="0cm" fo:margin-bottom="0.215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0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06" style:family="paragraph" style:parent-style-name="Body_20_text_20__28_2_29_">
      <loext:graphic-properties draw:fill="none" draw:fill-color="#ffffff"/>
      <style:paragraph-properties fo:margin-left="0cm" fo:margin-right="0cm" fo:margin-top="0cm" fo:margin-bottom="0.758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07" style:family="paragraph" style:parent-style-name="Body_20_text_20__28_2_29_">
      <loext:graphic-properties draw:fill="none" draw:fill-color="#ffffff"/>
      <style:paragraph-properties fo:margin-left="0cm" fo:margin-right="0cm" fo:margin-top="0cm" fo:margin-bottom="0.794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08" style:family="paragraph" style:parent-style-name="Body_20_text_20__28_2_29_">
      <loext:graphic-properties draw:fill="none" draw:fill-color="#ffffff"/>
      <style:paragraph-properties fo:margin-left="0cm" fo:margin-right="0cm" fo:margin-top="0cm" fo:margin-bottom="0.206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09" style:family="paragraph" style:parent-style-name="Body_20_text_20__28_2_29_">
      <loext:graphic-properties draw:fill="none" draw:fill-color="#ffffff"/>
      <style:paragraph-properties fo:margin-left="0cm" fo:margin-right="0cm" fo:margin-top="0cm" fo:margin-bottom="0.169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10" style:family="paragraph" style:parent-style-name="Body_20_text_20__28_2_29_">
      <loext:graphic-properties draw:fill="none" draw:fill-color="#ffffff"/>
      <style:paragraph-properties fo:margin-left="0cm" fo:margin-right="0cm" fo:margin-top="0cm" fo:margin-bottom="0.776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11" style:family="paragraph" style:parent-style-name="Body_20_text_20__28_2_29_">
      <loext:graphic-properties draw:fill="none" draw:fill-color="#ffffff"/>
      <style:paragraph-properties fo:margin-left="0cm" fo:margin-right="0cm" fo:margin-top="0cm" fo:margin-bottom="0.242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12" style:family="paragraph" style:parent-style-name="Body_20_text_20__28_2_29_">
      <loext:graphic-properties draw:fill="none" draw:fill-color="#ffffff"/>
      <style:paragraph-properties fo:margin-left="0cm" fo:margin-right="0cm" fo:margin-top="0cm" fo:margin-bottom="0.3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13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14" style:family="paragraph" style:parent-style-name="Body_20_text_20__28_2_29_">
      <loext:graphic-properties draw:fill="none" draw:fill-color="#ffffff"/>
      <style:paragraph-properties fo:margin-left="2.223cm" fo:margin-right="0cm" fo:margin-top="0cm" fo:margin-bottom="0.663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15" style:family="paragraph" style:parent-style-name="Body_20_text_20__28_2_29_">
      <loext:graphic-properties draw:fill="none" draw:fill-color="#ffffff"/>
      <style:paragraph-properties fo:margin-left="0cm" fo:margin-right="4.939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16" style:family="paragraph" style:parent-style-name="Body_20_text_20__28_2_29_">
      <loext:graphic-properties draw:fill="none" draw:fill-color="#ffffff"/>
      <style:paragraph-properties fo:margin-left="0cm" fo:margin-right="4.798cm" fo:margin-top="0cm" fo:margin-bottom="0.758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17" style:family="paragraph" style:parent-style-name="Body_20_text_20__28_2_29_">
      <loext:graphic-properties draw:fill="none" draw:fill-color="#ffffff"/>
      <style:paragraph-properties fo:margin-left="0cm" fo:margin-right="9.525cm" fo:margin-top="0cm" fo:margin-bottom="0.173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18" style:family="paragraph" style:parent-style-name="Body_20_text_20__28_2_29_">
      <loext:graphic-properties draw:fill="none" draw:fill-color="#ffffff"/>
      <style:paragraph-properties fo:margin-left="0cm" fo:margin-right="1.976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19" style:family="paragraph" style:parent-style-name="Body_20_text_20__28_2_29_">
      <loext:graphic-properties draw:fill="none" draw:fill-color="#ffffff"/>
      <style:paragraph-properties fo:margin-left="0cm" fo:margin-right="0.635cm" fo:margin-top="0cm" fo:margin-bottom="0.758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20" style:family="paragraph" style:parent-style-name="Body_20_text_20__28_2_29_">
      <loext:graphic-properties draw:fill="none" draw:fill-color="#ffffff"/>
      <style:paragraph-properties fo:margin-left="0cm" fo:margin-right="5.362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21" style:family="paragraph" style:parent-style-name="Body_20_text_20__28_2_29_">
      <loext:graphic-properties draw:fill="none" draw:fill-color="#ffffff"/>
      <style:paragraph-properties fo:margin-left="0cm" fo:margin-right="5.009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22" style:family="paragraph" style:parent-style-name="Body_20_text_20__28_2_29_">
      <loext:graphic-properties draw:fill="none" draw:fill-color="#ffffff"/>
      <style:paragraph-properties fo:margin-left="0cm" fo:margin-right="8.502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23" style:family="paragraph" style:parent-style-name="Body_20_text_20__28_2_29_">
      <loext:graphic-properties draw:fill="none" draw:fill-color="#ffffff"/>
      <style:paragraph-properties fo:margin-left="0cm" fo:margin-right="0.988cm" fo:margin-top="0cm" fo:margin-bottom="0.176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24" style:family="paragraph" style:parent-style-name="Body_20_text_20__28_2_29_">
      <loext:graphic-properties draw:fill="none" draw:fill-color="#ffffff"/>
      <style:paragraph-properties fo:margin-left="0cm" fo:margin-right="5.715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25" style:family="paragraph" style:parent-style-name="Body_20_text_20__28_2_29_">
      <loext:graphic-properties draw:fill="none" draw:fill-color="#ffffff"/>
      <style:paragraph-properties fo:margin-left="0.741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26" style:family="paragraph" style:parent-style-name="Body_20_text_20__28_2_29_">
      <loext:graphic-properties draw:fill="none" draw:fill-color="#ffffff"/>
      <style:paragraph-properties fo:margin-left="0cm" fo:margin-right="5.221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27" style:family="paragraph" style:parent-style-name="Body_20_text_20__28_2_29_" style:list-style-name="WWNum11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</style:tab-stops>
      </style:paragraph-properties>
    </style:style>
    <style:style style:name="P12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</style:tab-stops>
      </style:paragraph-properties>
    </style:style>
    <style:style style:name="P129" style:family="paragraph" style:parent-style-name="Body_20_text_20__28_2_29_">
      <loext:graphic-properties draw:fill="none" draw:fill-color="#ffffff"/>
      <style:paragraph-properties fo:margin-left="0cm" fo:margin-right="5.468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</style:tab-stops>
      </style:paragraph-properties>
    </style:style>
    <style:style style:name="P130" style:family="paragraph" style:parent-style-name="Body_20_text_20__28_2_29_" style:list-style-name="WWNum20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47cm"/>
        </style:tab-stops>
      </style:paragraph-properties>
    </style:style>
    <style:style style:name="P131" style:family="paragraph" style:parent-style-name="Body_20_text_20__28_2_29_" style:list-style-name="WWNum24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1cm"/>
        </style:tab-stops>
      </style:paragraph-properties>
    </style:style>
    <style:style style:name="P132" style:family="paragraph" style:parent-style-name="Body_20_text_20__28_2_29_" style:list-style-name="WWNum26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547cm"/>
        </style:tab-stops>
      </style:paragraph-properties>
    </style:style>
    <style:style style:name="P133" style:family="paragraph" style:parent-style-name="Body_20_text_20__28_2_29_" style:list-style-name="WWNum30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</style:tab-stops>
      </style:paragraph-properties>
    </style:style>
    <style:style style:name="P134" style:family="paragraph" style:parent-style-name="Body_20_text_20__28_2_29_" style:list-style-name="WWNum31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097cm"/>
        </style:tab-stops>
      </style:paragraph-properties>
    </style:style>
    <style:style style:name="P135" style:family="paragraph" style:parent-style-name="Body_20_text_20__28_2_29_" style:list-style-name="WWNum33">
      <loext:graphic-properties draw:fill="none" draw:fill-color="#ffffff"/>
      <style:paragraph-properties fo:margin-left="0cm" fo:margin-right="8.114cm" fo:margin-top="0cm" fo:margin-bottom="0.18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459cm"/>
        </style:tab-stops>
      </style:paragraph-properties>
    </style:style>
    <style:style style:name="P136" style:family="paragraph" style:parent-style-name="Body_20_text_20__28_2_29_" style:list-style-name="WWNum34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  <style:tab-stop style:position="2.076cm"/>
        </style:tab-stops>
      </style:paragraph-properties>
    </style:style>
    <style:style style:name="P13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7cm"/>
        </style:tab-stops>
      </style:paragraph-properties>
    </style:style>
    <style:style style:name="P138" style:family="paragraph" style:parent-style-name="Body_20_text_20__28_2_29_">
      <loext:graphic-properties draw:fill="none" draw:fill-color="#ffffff"/>
      <style:paragraph-properties fo:margin-left="0cm" fo:margin-right="8.502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6cm"/>
        </style:tab-stops>
      </style:paragraph-properties>
    </style:style>
    <style:style style:name="P139" style:family="paragraph" style:parent-style-name="Body_20_text_20__28_2_29_" style:list-style-name="WWNum49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9cm"/>
        </style:tab-stops>
      </style:paragraph-properties>
    </style:style>
    <style:style style:name="P14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18cm"/>
        </style:tab-stops>
      </style:paragraph-properties>
    </style:style>
    <style:style style:name="P141" style:family="paragraph" style:parent-style-name="Body_20_text_20__28_2_29_" style:list-style-name="WWNum57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  <style:tab-stop style:position="2.099cm"/>
        </style:tab-stops>
      </style:paragraph-properties>
    </style:style>
    <style:style style:name="P142" style:family="paragraph" style:parent-style-name="Body_20_text_20__28_2_29_" style:list-style-name="WWNum58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  <style:tab-stop style:position="2.057cm"/>
        </style:tab-stops>
      </style:paragraph-properties>
    </style:style>
    <style:style style:name="P14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14cm" fo:keep-together="auto" fo:orphans="0" fo:widows="0" fo:text-indent="0cm" style:auto-text-indent="false" fo:background-color="transparent" fo:keep-with-next="auto" style:writing-mode="lr-tb"/>
    </style:style>
    <style:style style:name="P144" style:family="paragraph" style:parent-style-name="Body_20_text_20__28_2_29_">
      <loext:graphic-properties draw:fill="none" draw:fill-color="#ffffff"/>
      <style:paragraph-properties fo:margin-left="0cm" fo:margin-right="0cm" fo:margin-top="0cm" fo:margin-bottom="0.206cm" style:contextual-spacing="false" fo:line-height="0.314cm" fo:keep-together="auto" fo:orphans="0" fo:widows="0" fo:text-indent="0cm" style:auto-text-indent="false" fo:background-color="transparent" fo:keep-with-next="auto" style:writing-mode="lr-tb"/>
    </style:style>
    <style:style style:name="P145" style:family="paragraph" style:parent-style-name="Body_20_text_20__28_2_29_">
      <loext:graphic-properties draw:fill="none" draw:fill-color="#ffffff"/>
      <style:paragraph-properties fo:margin-left="0cm" fo:margin-right="0cm" fo:margin-top="0cm" fo:margin-bottom="0.206cm" style:contextual-spacing="false" fo:line-height="0.314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46" style:family="paragraph" style:parent-style-name="Body_20_text_20__28_2_29_">
      <loext:graphic-properties draw:fill="none" draw:fill-color="#ffffff"/>
      <style:paragraph-properties fo:margin-left="0cm" fo:margin-right="0cm" fo:margin-top="0cm" fo:margin-bottom="0.106cm" style:contextual-spacing="false" fo:line-height="0.55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47" style:family="paragraph" style:parent-style-name="Body_20_text_20__28_2_29_" style:list-style-name="WWNum2">
      <loext:graphic-properties draw:fill="none" draw:fill-color="#ffffff"/>
      <style:paragraph-properties fo:margin-left="0cm" fo:margin-right="0cm" fo:margin-top="0cm" fo:margin-bottom="0cm" style:contextual-spacing="false" fo:line-height="0.55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35cm"/>
        </style:tab-stops>
      </style:paragraph-properties>
    </style:style>
    <style:style style:name="P148" style:family="paragraph" style:parent-style-name="Body_20_text_20__28_2_29_">
      <loext:graphic-properties draw:fill="none" draw:fill-color="#ffffff"/>
      <style:paragraph-properties fo:margin-left="0cm" fo:margin-right="8.431cm" fo:margin-top="0cm" fo:margin-bottom="0cm" style:contextual-spacing="false" fo:line-height="0.55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</style:tab-stops>
      </style:paragraph-properties>
    </style:style>
    <style:style style:name="P149" style:family="paragraph" style:parent-style-name="Body_20_text_20__28_2_29_">
      <loext:graphic-properties draw:fill="none" draw:fill-color="#ffffff"/>
      <style:paragraph-properties fo:margin-left="0cm" fo:margin-right="2.469cm" fo:margin-top="0cm" fo:margin-bottom="0.074cm" style:contextual-spacing="false" fo:line-height="0.29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5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5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reak-before="column" fo:background-color="transparent" fo:keep-with-next="auto" style:writing-mode="lr-tb"/>
    </style:style>
    <style:style style:name="P152" style:family="paragraph" style:parent-style-name="Body_20_text_20__28_2_29_">
      <loext:graphic-properties draw:fill="none" draw:fill-color="#ffffff"/>
      <style:paragraph-properties fo:margin-left="0cm" fo:margin-right="0cm" fo:margin-top="0cm" fo:margin-bottom="0.083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53" style:family="paragraph" style:parent-style-name="Body_20_text_20__28_2_29_">
      <loext:graphic-properties draw:fill="none" draw:fill-color="#ffffff"/>
      <style:paragraph-properties fo:margin-left="0cm" fo:margin-right="0cm" fo:margin-top="0cm" fo:margin-bottom="0.15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54" style:family="paragraph" style:parent-style-name="Body_20_text_20__28_2_29_">
      <loext:graphic-properties draw:fill="none" draw:fill-color="#ffffff"/>
      <style:paragraph-properties fo:margin-left="0cm" fo:margin-right="0cm" fo:margin-top="0cm" fo:margin-bottom="0.146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55" style:family="paragraph" style:parent-style-name="Body_20_text_20__28_2_29_">
      <loext:graphic-properties draw:fill="none" draw:fill-color="#ffffff"/>
      <style:paragraph-properties fo:margin-left="0cm" fo:margin-right="0cm" fo:margin-top="0cm" fo:margin-bottom="0.145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56" style:family="paragraph" style:parent-style-name="Body_20_text_20__28_2_29_">
      <loext:graphic-properties draw:fill="none" draw:fill-color="#ffffff"/>
      <style:paragraph-properties fo:margin-left="0.811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57" style:family="paragraph" style:parent-style-name="Body_20_text_20__28_2_29_" style:list-style-name="WWNum25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1cm"/>
          <style:tab-stop style:position="2.887cm" style:type="right"/>
        </style:tab-stops>
      </style:paragraph-properties>
    </style:style>
    <style:style style:name="P158" style:family="paragraph" style:parent-style-name="Body_20_text_20__28_2_29_" style:list-style-name="WWNum31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097cm"/>
        </style:tab-stops>
      </style:paragraph-properties>
    </style:style>
    <style:style style:name="P159" style:family="paragraph" style:parent-style-name="Body_20_text_20__28_2_29_" style:list-style-name="WWNum48">
      <loext:graphic-properties draw:fill="none" draw:fill-color="#ffffff"/>
      <style:paragraph-properties fo:margin-left="0cm" fo:margin-right="0cm" fo:margin-top="0cm" fo:margin-bottom="0.18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572cm"/>
        </style:tab-stops>
      </style:paragraph-properties>
    </style:style>
    <style:style style:name="P160" style:family="paragraph" style:parent-style-name="Body_20_text_20__28_2_29_" style:list-style-name="WWNum50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2.12cm"/>
        </style:tab-stops>
      </style:paragraph-properties>
    </style:style>
    <style:style style:name="P161" style:family="paragraph" style:parent-style-name="Body_20_text_20__28_2_29_" style:list-style-name="WWNum2">
      <loext:graphic-properties draw:fill="none" draw:fill-color="#ffffff"/>
      <style:paragraph-properties fo:margin-left="0cm" fo:margin-right="2.469cm" fo:margin-top="0cm" fo:margin-bottom="0.139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9cm"/>
        </style:tab-stops>
      </style:paragraph-properties>
    </style:style>
    <style:style style:name="P162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63" style:family="paragraph" style:parent-style-name="Body_20_text_20__28_2_29_">
      <loext:graphic-properties draw:fill="none" draw:fill-color="#ffffff"/>
      <style:paragraph-properties fo:margin-left="0cm" fo:margin-right="0cm" fo:margin-top="0cm" fo:margin-bottom="0.787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6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65" style:family="paragraph" style:parent-style-name="Body_20_text_20__28_2_29_">
      <loext:graphic-properties draw:fill="none" draw:fill-color="#ffffff"/>
      <style:paragraph-properties fo:margin-left="0cm" fo:margin-right="0cm" fo:margin-top="0cm" fo:margin-bottom="0.205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66" style:family="paragraph" style:parent-style-name="Body_20_text_20__28_2_29_">
      <loext:graphic-properties draw:fill="none" draw:fill-color="#ffffff"/>
      <style:paragraph-properties fo:margin-left="0cm" fo:margin-right="4.939cm" fo:margin-top="0cm" fo:margin-bottom="0.199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67" style:family="paragraph" style:parent-style-name="Body_20_text_20__28_2_29_" style:list-style-name="WWNum36">
      <loext:graphic-properties draw:fill="none" draw:fill-color="#ffffff"/>
      <style:paragraph-properties fo:margin-left="0cm" fo:margin-right="0cm" fo:margin-top="0cm" fo:margin-bottom="0cm" style:contextual-spacing="false" fo:line-height="0.36cm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</style:tab-stops>
      </style:paragraph-properties>
    </style:style>
    <style:style style:name="P16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cm" fo:keep-together="auto" fo:orphans="0" fo:widows="0" fo:text-indent="0cm" style:auto-text-indent="false" fo:background-color="transparent" fo:keep-with-next="auto" style:writing-mode="lr-tb">
        <style:tab-stops>
          <style:tab-stop style:position="2.967cm"/>
        </style:tab-stops>
      </style:paragraph-properties>
    </style:style>
    <style:style style:name="P16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cm" fo:keep-together="auto" fo:orphans="0" fo:widows="0" fo:text-indent="0cm" style:auto-text-indent="false" fo:background-color="transparent" fo:keep-with-next="auto" style:writing-mode="lr-tb"/>
    </style:style>
    <style:style style:name="P170" style:family="paragraph" style:parent-style-name="Body_20_text_20__28_2_29_">
      <loext:graphic-properties draw:fill="none" draw:fill-color="#ffffff"/>
      <style:paragraph-properties fo:margin-left="0cm" fo:margin-right="0cm" fo:margin-top="0cm" fo:margin-bottom="0.787cm" style:contextual-spacing="false" fo:line-height="0.36cm" fo:keep-together="auto" fo:orphans="0" fo:widows="0" fo:text-indent="0cm" style:auto-text-indent="false" fo:background-color="transparent" fo:keep-with-next="auto" style:writing-mode="lr-tb"/>
    </style:style>
    <style:style style:name="P17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cm" fo:keep-together="auto" fo:orphans="0" fo:widows="0" fo:text-indent="0cm" style:auto-text-indent="false" fo:background-color="transparent" fo:keep-with-next="auto" style:writing-mode="lr-tb">
        <style:tab-stops>
          <style:tab-stop style:position="2.958cm"/>
          <style:tab-stop style:position="5.473cm" style:type="center"/>
          <style:tab-stop style:position="6.304cm"/>
        </style:tab-stops>
      </style:paragraph-properties>
    </style:style>
    <style:style style:name="P17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cm" fo:keep-together="auto" fo:orphans="0" fo:widows="0" fo:text-indent="0cm" style:auto-text-indent="false" fo:background-color="transparent" fo:keep-with-next="auto" style:writing-mode="lr-tb">
        <style:tab-stops>
          <style:tab-stop style:position="2.958cm"/>
          <style:tab-stop style:position="5.473cm" style:type="center"/>
          <style:tab-stop style:position="6.301cm"/>
        </style:tab-stops>
      </style:paragraph-properties>
    </style:style>
    <style:style style:name="P17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cm" fo:keep-together="auto" fo:orphans="0" fo:widows="0" fo:text-indent="0cm" style:auto-text-indent="false" fo:background-color="transparent" fo:keep-with-next="auto" style:writing-mode="lr-tb">
        <style:tab-stops>
          <style:tab-stop style:position="2.977cm"/>
          <style:tab-stop style:position="6.766cm" style:type="center"/>
        </style:tab-stops>
      </style:paragraph-properties>
    </style:style>
    <style:style style:name="P17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cm" fo:keep-together="auto" fo:orphans="0" fo:widows="0" fo:text-indent="0cm" style:auto-text-indent="false" fo:background-color="transparent" fo:keep-with-next="auto" style:writing-mode="lr-tb">
        <style:tab-stops>
          <style:tab-stop style:position="2.977cm"/>
          <style:tab-stop style:position="5.766cm" style:type="center"/>
        </style:tab-stops>
      </style:paragraph-properties>
    </style:style>
    <style:style style:name="P17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18cm" fo:keep-together="auto" fo:orphans="0" fo:widows="0" fo:text-indent="0cm" style:auto-text-indent="false" fo:background-color="transparent" fo:keep-with-next="auto" style:writing-mode="lr-tb"/>
    </style:style>
    <style:style style:name="P17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/>
    </style:style>
    <style:style style:name="P17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reak-before="column" fo:background-color="transparent" fo:keep-with-next="auto" style:writing-mode="lr-tb"/>
    </style:style>
    <style:style style:name="P178" style:family="paragraph" style:parent-style-name="Body_20_text_20__28_2_29_">
      <loext:graphic-properties draw:fill="none" draw:fill-color="#ffffff"/>
      <style:paragraph-properties fo:margin-left="0cm" fo:margin-right="0cm" fo:margin-top="0cm" fo:margin-bottom="0.146cm" style:contextual-spacing="false" fo:keep-together="auto" fo:orphans="0" fo:widows="0" fo:text-indent="0cm" style:auto-text-indent="false" fo:background-color="transparent" fo:keep-with-next="auto" style:writing-mode="lr-tb"/>
    </style:style>
    <style:style style:name="P179" style:family="paragraph" style:parent-style-name="Body_20_text_20__28_2_29_">
      <loext:graphic-properties draw:fill="none" draw:fill-color="#ffffff"/>
      <style:paragraph-properties fo:margin-left="0cm" fo:margin-right="0cm" fo:margin-top="0cm" fo:margin-bottom="0.764cm" style:contextual-spacing="false" fo:keep-together="auto" fo:orphans="0" fo:widows="0" fo:text-indent="0cm" style:auto-text-indent="false" fo:background-color="transparent" fo:keep-with-next="auto" style:writing-mode="lr-tb"/>
    </style:style>
    <style:style style:name="P180" style:family="paragraph" style:parent-style-name="Body_20_text_20__28_2_29_">
      <loext:graphic-properties draw:fill="none" draw:fill-color="#ffffff"/>
      <style:paragraph-properties fo:margin-left="0cm" fo:margin-right="0cm" fo:margin-top="0cm" fo:margin-bottom="0.145cm" style:contextual-spacing="false" fo:keep-together="auto" fo:orphans="0" fo:widows="0" fo:text-indent="0cm" style:auto-text-indent="false" fo:background-color="transparent" fo:keep-with-next="auto" style:writing-mode="lr-tb"/>
    </style:style>
    <style:style style:name="P181" style:family="paragraph" style:parent-style-name="Body_20_text_20__28_2_29_">
      <loext:graphic-properties draw:fill="none" draw:fill-color="#ffffff"/>
      <style:paragraph-properties fo:margin-left="0cm" fo:margin-right="0cm" fo:margin-top="0cm" fo:margin-bottom="0.141cm" style:contextual-spacing="false" fo:keep-together="auto" fo:orphans="0" fo:widows="0" fo:text-indent="0cm" style:auto-text-indent="false" fo:background-color="transparent" fo:keep-with-next="auto" style:writing-mode="lr-tb"/>
    </style:style>
    <style:style style:name="P182" style:family="paragraph" style:parent-style-name="Body_20_text_20__28_2_29_">
      <loext:graphic-properties draw:fill="none" draw:fill-color="#ffffff"/>
      <style:paragraph-properties fo:margin-left="0cm" fo:margin-right="0cm" fo:margin-top="0cm" fo:margin-bottom="0.182cm" style:contextual-spacing="false" fo:keep-together="auto" fo:orphans="0" fo:widows="0" fo:text-indent="0cm" style:auto-text-indent="false" fo:background-color="transparent" fo:keep-with-next="auto" style:writing-mode="lr-tb"/>
    </style:style>
    <style:style style:name="P183" style:family="paragraph" style:parent-style-name="Body_20_text_20__28_2_29_">
      <loext:graphic-properties draw:fill="none" draw:fill-color="#ffffff"/>
      <style:paragraph-properties fo:margin-left="0cm" fo:margin-right="0cm" fo:margin-top="0cm" fo:margin-bottom="0.212cm" style:contextual-spacing="false" fo:keep-together="auto" fo:orphans="0" fo:widows="0" fo:text-indent="0cm" style:auto-text-indent="false" fo:background-color="transparent" fo:keep-with-next="auto" style:writing-mode="lr-tb"/>
    </style:style>
    <style:style style:name="P184" style:family="paragraph" style:parent-style-name="Body_20_text_20__28_2_29_">
      <loext:graphic-properties draw:fill="none" draw:fill-color="#ffffff"/>
      <style:paragraph-properties fo:margin-left="0cm" fo:margin-right="0cm" fo:margin-top="0cm" fo:margin-bottom="0.676cm" style:contextual-spacing="false" fo:keep-together="auto" fo:orphans="0" fo:widows="0" fo:text-indent="0cm" style:auto-text-indent="false" fo:background-color="transparent" fo:keep-with-next="auto" style:writing-mode="lr-tb"/>
    </style:style>
    <style:style style:name="P185" style:family="paragraph" style:parent-style-name="Body_20_text_20__28_2_29_">
      <loext:graphic-properties draw:fill="none" draw:fill-color="#ffffff"/>
      <style:paragraph-properties fo:margin-left="0cm" fo:margin-right="0cm" fo:margin-top="0cm" fo:margin-bottom="0.15cm" style:contextual-spacing="false" fo:keep-together="auto" fo:orphans="0" fo:widows="0" fo:text-indent="0cm" style:auto-text-indent="false" fo:background-color="transparent" fo:keep-with-next="auto" style:writing-mode="lr-tb"/>
    </style:style>
    <style:style style:name="P186" style:family="paragraph" style:parent-style-name="Body_20_text_20__28_2_29_">
      <loext:graphic-properties draw:fill="none" draw:fill-color="#ffffff"/>
      <style:paragraph-properties fo:margin-left="0cm" fo:margin-right="0cm" fo:margin-top="0cm" fo:margin-bottom="0.185cm" style:contextual-spacing="false" fo:keep-together="auto" fo:orphans="0" fo:widows="0" fo:text-indent="0cm" style:auto-text-indent="false" fo:background-color="transparent" fo:keep-with-next="auto" style:writing-mode="lr-tb"/>
    </style:style>
    <style:style style:name="P187" style:family="paragraph" style:parent-style-name="Body_20_text_20__28_2_29_">
      <loext:graphic-properties draw:fill="none" draw:fill-color="#ffffff"/>
      <style:paragraph-properties fo:margin-left="0cm" fo:margin-right="0cm" fo:margin-top="0cm" fo:margin-bottom="0.799cm" style:contextual-spacing="false" fo:keep-together="auto" fo:orphans="0" fo:widows="0" fo:text-indent="0cm" style:auto-text-indent="false" fo:background-color="transparent" fo:keep-with-next="auto" style:writing-mode="lr-tb"/>
    </style:style>
    <style:style style:name="P188" style:family="paragraph" style:parent-style-name="Body_20_text_20__28_2_29_">
      <loext:graphic-properties draw:fill="none" draw:fill-color="#ffffff"/>
      <style:paragraph-properties fo:margin-left="0cm" fo:margin-right="0cm" fo:margin-top="0cm" fo:margin-bottom="0.196cm" style:contextual-spacing="false" fo:keep-together="auto" fo:orphans="0" fo:widows="0" fo:text-indent="0cm" style:auto-text-indent="false" fo:background-color="transparent" fo:keep-with-next="auto" style:writing-mode="lr-tb"/>
    </style:style>
    <style:style style:name="P189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keep-together="auto" fo:orphans="0" fo:widows="0" fo:text-indent="0cm" style:auto-text-indent="false" fo:background-color="transparent" fo:keep-with-next="auto" style:writing-mode="lr-tb"/>
    </style:style>
    <style:style style:name="P190" style:family="paragraph" style:parent-style-name="Body_20_text_20__28_2_29_" style:list-style-name="WWNum5">
      <loext:graphic-properties draw:fill="none" draw:fill-color="#ffffff"/>
      <style:paragraph-properties fo:margin-left="0cm" fo:margin-right="0cm" fo:margin-top="0cm" fo:margin-bottom="0.764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467cm"/>
        </style:tab-stops>
      </style:paragraph-properties>
    </style:style>
    <style:style style:name="P191" style:family="paragraph" style:parent-style-name="Body_20_text_20__28_2_29_" style:list-style-name="WWNum46" style:master-page-name="Converted18">
      <loext:graphic-properties draw:fill="none" draw:fill-color="#ffffff"/>
      <style:paragraph-properties fo:margin-left="0cm" fo:margin-right="0cm" fo:margin-top="0cm" fo:margin-bottom="0.146cm" style:contextual-spacing="false" fo:keep-together="auto" fo:orphans="0" fo:widows="0" fo:text-indent="0cm" style:auto-text-indent="false" style:page-number="583" fo:background-color="transparent" fo:keep-with-next="auto" style:writing-mode="lr-tb">
        <style:tab-stops>
          <style:tab-stop style:position="0.467cm"/>
        </style:tab-stops>
      </style:paragraph-properties>
    </style:style>
    <style:style style:name="P192" style:family="paragraph" style:parent-style-name="Body_20_text_20__28_2_29_" style:list-style-name="WWNum17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  <style:tab-stop style:position="2.08cm"/>
        </style:tab-stops>
      </style:paragraph-properties>
    </style:style>
    <style:style style:name="P193" style:family="paragraph" style:parent-style-name="Body_20_text_20__28_2_29_" style:list-style-name="WWNum16">
      <loext:graphic-properties draw:fill="none" draw:fill-color="#ffffff"/>
      <style:paragraph-properties fo:margin-left="0cm" fo:margin-right="0cm" fo:margin-top="0cm" fo:margin-bottom="0.146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462cm"/>
        </style:tab-stops>
      </style:paragraph-properties>
    </style:style>
    <style:style style:name="P194" style:family="paragraph" style:parent-style-name="Body_20_text_20__28_2_29_" style:list-style-name="WWNum25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61cm"/>
        </style:tab-stops>
      </style:paragraph-properties>
    </style:style>
    <style:style style:name="P195" style:family="paragraph" style:parent-style-name="Body_20_text_20__28_2_29_" style:list-style-name="WWNum29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094cm"/>
        </style:tab-stops>
      </style:paragraph-properties>
    </style:style>
    <style:style style:name="P196" style:family="paragraph" style:parent-style-name="Body_20_text_20__28_2_29_" style:list-style-name="WWNum32">
      <loext:graphic-properties draw:fill="none" draw:fill-color="#ffffff"/>
      <style:paragraph-properties fo:margin-left="0cm" fo:margin-right="0cm" fo:margin-top="0cm" fo:margin-bottom="0.146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489cm"/>
        </style:tab-stops>
      </style:paragraph-properties>
    </style:style>
    <style:style style:name="P197" style:family="paragraph" style:parent-style-name="Body_20_text_20__28_2_29_" style:list-style-name="WWNum42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reak-before="column" fo:background-color="transparent" fo:keep-with-next="auto" style:writing-mode="lr-tb">
        <style:tab-stops>
          <style:tab-stop style:position="0.66cm"/>
        </style:tab-stops>
      </style:paragraph-properties>
    </style:style>
    <style:style style:name="P19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</style:tab-stops>
      </style:paragraph-properties>
    </style:style>
    <style:style style:name="P199" style:family="paragraph" style:parent-style-name="Body_20_text_20__28_2_29_" style:list-style-name="WWNum42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  <style:tab-stop style:position="2.018cm"/>
        </style:tab-stops>
      </style:paragraph-properties>
    </style:style>
    <style:style style:name="P20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86cm"/>
        </style:tab-stops>
      </style:paragraph-properties>
    </style:style>
    <style:style style:name="P201" style:family="paragraph" style:parent-style-name="Body_20_text_20__28_2_29_" style:list-style-name="WWNum43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1.074cm" style:type="center"/>
          <style:tab-stop style:position="2.074cm"/>
        </style:tab-stops>
      </style:paragraph-properties>
    </style:style>
    <style:style style:name="P202" style:family="paragraph" style:parent-style-name="Body_20_text_20__28_2_29_" style:list-style-name="WWNum44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61cm"/>
          <style:tab-stop style:position="2.074cm"/>
        </style:tab-stops>
      </style:paragraph-properties>
    </style:style>
    <style:style style:name="P20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</style:style>
    <style:style style:name="P204" style:family="paragraph" style:parent-style-name="Body_20_text_20__28_2_29_" style:list-style-name="WWNum50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2.917cm" style:type="right"/>
        </style:tab-stops>
      </style:paragraph-properties>
    </style:style>
    <style:style style:name="P205" style:family="paragraph" style:parent-style-name="Body_20_text_20__28_2_29_" style:list-style-name="WWNum3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1.483cm" style:type="right"/>
          <style:tab-stop style:position="2.99cm" style:type="center"/>
        </style:tab-stops>
      </style:paragraph-properties>
    </style:style>
    <style:style style:name="P206" style:family="paragraph" style:parent-style-name="Body_20_text_20__28_2_29_" style:list-style-name="WWNum4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1.483cm" style:type="right"/>
          <style:tab-stop style:position="2.99cm" style:type="center"/>
        </style:tab-stops>
      </style:paragraph-properties>
    </style:style>
    <style:style style:name="P20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/>
    </style:style>
    <style:style style:name="P208" style:family="paragraph" style:parent-style-name="Body_20_text_20__28_2_29_">
      <loext:graphic-properties draw:fill="none" draw:fill-color="#ffffff"/>
      <style:paragraph-properties fo:margin-left="0cm" fo:margin-right="0cm" fo:margin-top="0cm" fo:margin-bottom="0.203cm" style:contextual-spacing="false" fo:line-height="0.363cm" fo:keep-together="auto" fo:orphans="0" fo:widows="0" fo:text-indent="0cm" style:auto-text-indent="false" fo:background-color="transparent" fo:keep-with-next="auto" style:writing-mode="lr-tb"/>
    </style:style>
    <style:style style:name="P209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63cm" fo:keep-together="auto" fo:orphans="0" fo:widows="0" fo:text-indent="0cm" style:auto-text-indent="false" fo:background-color="transparent" fo:keep-with-next="auto" style:writing-mode="lr-tb"/>
    </style:style>
    <style:style style:name="P210" style:family="paragraph" style:parent-style-name="Body_20_text_20__28_2_29_">
      <loext:graphic-properties draw:fill="none" draw:fill-color="#ffffff"/>
      <style:paragraph-properties fo:margin-left="0cm" fo:margin-right="0cm" fo:margin-top="0cm" fo:margin-bottom="0.212cm" style:contextual-spacing="false" fo:line-height="0.363cm" fo:keep-together="auto" fo:orphans="0" fo:widows="0" fo:text-indent="0cm" style:auto-text-indent="false" fo:background-color="transparent" fo:keep-with-next="auto" style:writing-mode="lr-tb"/>
    </style:style>
    <style:style style:name="P211" style:family="paragraph" style:parent-style-name="Body_20_text_20__28_2_29_">
      <loext:graphic-properties draw:fill="none" draw:fill-color="#ffffff"/>
      <style:paragraph-properties fo:margin-left="0cm" fo:margin-right="0cm" fo:margin-top="0cm" fo:margin-bottom="0.169cm" style:contextual-spacing="false" fo:line-height="0.363cm" fo:keep-together="auto" fo:orphans="0" fo:widows="0" fo:text-indent="0cm" style:auto-text-indent="false" fo:background-color="transparent" fo:keep-with-next="auto" style:writing-mode="lr-tb"/>
    </style:style>
    <style:style style:name="P212" style:family="paragraph" style:parent-style-name="Body_20_text_20__28_2_29_">
      <loext:graphic-properties draw:fill="none" draw:fill-color="#ffffff"/>
      <style:paragraph-properties fo:margin-left="0cm" fo:margin-right="0cm" fo:margin-top="0cm" fo:margin-bottom="0.166cm" style:contextual-spacing="false" fo:line-height="0.363cm" fo:keep-together="auto" fo:orphans="0" fo:widows="0" fo:text-indent="0cm" style:auto-text-indent="false" fo:background-color="transparent" fo:keep-with-next="auto" style:writing-mode="lr-tb"/>
    </style:style>
    <style:style style:name="P213" style:family="paragraph" style:parent-style-name="Body_20_text_20__28_2_29_">
      <loext:graphic-properties draw:fill="none" draw:fill-color="#ffffff"/>
      <style:paragraph-properties fo:margin-left="0cm" fo:margin-right="0.353cm" fo:margin-top="0cm" fo:margin-bottom="0.624cm" style:contextual-spacing="false" fo:line-height="0.363cm" fo:keep-together="auto" fo:orphans="0" fo:widows="0" fo:text-indent="0cm" style:auto-text-indent="false" fo:background-color="transparent" fo:keep-with-next="auto" style:writing-mode="lr-tb"/>
    </style:style>
    <style:style style:name="P214" style:family="paragraph" style:parent-style-name="Body_20_text_20__28_2_29_" style:list-style-name="WWNum16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  <style:tab-stop style:position="2.08cm"/>
        </style:tab-stops>
      </style:paragraph-properties>
    </style:style>
    <style:style style:name="P215" style:family="paragraph" style:parent-style-name="Body_20_text_20__28_2_29_" style:list-style-name="WWNum17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  <style:tab-stop style:position="2.08cm"/>
        </style:tab-stops>
      </style:paragraph-properties>
    </style:style>
    <style:style style:name="P216" style:family="paragraph" style:parent-style-name="Body_20_text_20__28_2_29_" style:list-style-name="WWNum18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  <style:tab-stop style:position="2.08cm"/>
        </style:tab-stops>
      </style:paragraph-properties>
    </style:style>
    <style:style style:name="P21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3.027cm"/>
        </style:tab-stops>
      </style:paragraph-properties>
    </style:style>
    <style:style style:name="P21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0.907cm"/>
        </style:tab-stops>
      </style:paragraph-properties>
    </style:style>
    <style:style style:name="P21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</style:tab-stops>
      </style:paragraph-properties>
    </style:style>
    <style:style style:name="P220" style:family="paragraph" style:parent-style-name="Body_20_text_20__28_2_29_" style:list-style-name="WWNum26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</style:tab-stops>
      </style:paragraph-properties>
    </style:style>
    <style:style style:name="P221" style:family="paragraph" style:parent-style-name="Body_20_text_20__28_2_29_" style:list-style-name="WWNum42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  <style:tab-stop style:position="2.018cm"/>
        </style:tab-stops>
      </style:paragraph-properties>
    </style:style>
    <style:style style:name="P22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2.958cm"/>
        </style:tab-stops>
      </style:paragraph-properties>
    </style:style>
    <style:style style:name="P22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2.958cm"/>
          <style:tab-stop style:position="4.674cm" style:type="center"/>
          <style:tab-stop style:position="5.473cm" style:type="center"/>
          <style:tab-stop style:position="6.287cm" style:type="center"/>
          <style:tab-stop style:position="7.214cm" style:type="right"/>
        </style:tab-stops>
      </style:paragraph-properties>
    </style:style>
    <style:style style:name="P22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2.977cm"/>
          <style:tab-stop style:position="5.766cm" style:type="center"/>
          <style:tab-stop style:position="7.214cm" style:type="right"/>
        </style:tab-stops>
      </style:paragraph-properties>
    </style:style>
    <style:style style:name="P225" style:family="paragraph" style:parent-style-name="Body_20_text_20__28_2_29_" style:list-style-name="WWNum44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0.661cm"/>
          <style:tab-stop style:position="2.074cm"/>
        </style:tab-stops>
      </style:paragraph-properties>
    </style:style>
    <style:style style:name="P22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</style:tab-stops>
      </style:paragraph-properties>
    </style:style>
    <style:style style:name="P227" style:family="paragraph" style:parent-style-name="Body_20_text_20__28_2_29_" style:list-style-name="WWNum52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2.064cm"/>
        </style:tab-stops>
      </style:paragraph-properties>
    </style:style>
    <style:style style:name="P22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2.983cm"/>
        </style:tab-stops>
      </style:paragraph-properties>
    </style:style>
    <style:style style:name="P229" style:family="paragraph" style:parent-style-name="Body_20_text_20__28_2_29_">
      <loext:graphic-properties draw:fill="none" draw:fill-color="#ffffff"/>
      <style:paragraph-properties fo:margin-left="0cm" fo:margin-right="0cm" fo:margin-top="0cm" fo:margin-bottom="0.811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3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31" style:family="paragraph" style:parent-style-name="Body_20_text_20__28_2_29_" style:master-page-name="Converted15">
      <loext:graphic-properties draw:fill="none" draw:fill-color="#ffffff"/>
      <style:paragraph-properties fo:margin-left="0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style:page-number="576" fo:background-color="transparent" fo:keep-with-next="auto" style:writing-mode="lr-tb"/>
    </style:style>
    <style:style style:name="P232" style:family="paragraph" style:parent-style-name="Body_20_text_20__28_2_29_">
      <loext:graphic-properties draw:fill="none" draw:fill-color="#ffffff"/>
      <style:paragraph-properties fo:margin-left="0cm" fo:margin-right="0cm" fo:margin-top="0cm" fo:margin-bottom="0.755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33" style:family="paragraph" style:parent-style-name="Body_20_text_20__28_2_29_">
      <loext:graphic-properties draw:fill="none" draw:fill-color="#ffffff"/>
      <style:paragraph-properties fo:margin-left="0cm" fo:margin-right="0cm" fo:margin-top="0cm" fo:margin-bottom="0.203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34" style:family="paragraph" style:parent-style-name="Body_20_text_20__28_2_29_">
      <loext:graphic-properties draw:fill="none" draw:fill-color="#ffffff"/>
      <style:paragraph-properties fo:margin-left="0cm" fo:margin-right="0cm" fo:margin-top="0cm" fo:margin-bottom="0.169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35" style:family="paragraph" style:parent-style-name="Body_20_text_20__28_2_29_">
      <loext:graphic-properties draw:fill="none" draw:fill-color="#ffffff"/>
      <style:paragraph-properties fo:margin-left="0cm" fo:margin-right="0cm" fo:margin-top="0cm" fo:margin-bottom="0.79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36" style:family="paragraph" style:parent-style-name="Body_20_text_20__28_2_29_">
      <loext:graphic-properties draw:fill="none" draw:fill-color="#ffffff"/>
      <style:paragraph-properties fo:margin-left="0cm" fo:margin-right="0cm" fo:margin-top="0cm" fo:margin-bottom="0.166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37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38" style:family="paragraph" style:parent-style-name="Body_20_text_20__28_2_29_">
      <loext:graphic-properties draw:fill="none" draw:fill-color="#ffffff"/>
      <style:paragraph-properties fo:margin-left="0cm" fo:margin-right="5.574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39" style:family="paragraph" style:parent-style-name="Body_20_text_20__28_2_29_">
      <loext:graphic-properties draw:fill="none" draw:fill-color="#ffffff"/>
      <style:paragraph-properties fo:margin-left="0cm" fo:margin-right="9.419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40" style:family="paragraph" style:parent-style-name="Body_20_text_20__28_2_29_">
      <loext:graphic-properties draw:fill="none" draw:fill-color="#ffffff"/>
      <style:paragraph-properties fo:margin-left="0cm" fo:margin-right="0.988cm" fo:margin-top="0cm" fo:margin-bottom="0.169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41" style:family="paragraph" style:parent-style-name="Body_20_text_20__28_2_29_">
      <loext:graphic-properties draw:fill="none" draw:fill-color="#ffffff"/>
      <style:paragraph-properties fo:margin-left="0cm" fo:margin-right="4.974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42" style:family="paragraph" style:parent-style-name="Body_20_text_20__28_2_29_">
      <loext:graphic-properties draw:fill="none" draw:fill-color="#ffffff"/>
      <style:paragraph-properties fo:margin-left="0cm" fo:margin-right="4.868cm" fo:margin-top="0cm" fo:margin-bottom="0.173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43" style:family="paragraph" style:parent-style-name="Body_20_text_20__28_2_29_" style:list-style-name="WWNum19">
      <loext:graphic-properties draw:fill="none" draw:fill-color="#ffffff"/>
      <style:paragraph-properties fo:margin-left="0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47cm"/>
        </style:tab-stops>
      </style:paragraph-properties>
    </style:style>
    <style:style style:name="P244" style:family="paragraph" style:parent-style-name="Body_20_text_20__28_2_29_" style:list-style-name="WWNum31">
      <loext:graphic-properties draw:fill="none" draw:fill-color="#ffffff"/>
      <style:paragraph-properties fo:margin-left="0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097cm"/>
        </style:tab-stops>
      </style:paragraph-properties>
    </style:style>
    <style:style style:name="P245" style:family="paragraph" style:parent-style-name="Body_20_text_20__28_2_29_" style:list-style-name="WWNum39">
      <loext:graphic-properties draw:fill="none" draw:fill-color="#ffffff"/>
      <style:paragraph-properties fo:margin-left="0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  <style:tab-stop style:position="2.073cm"/>
        </style:tab-stops>
      </style:paragraph-properties>
    </style:style>
    <style:style style:name="P246" style:family="paragraph" style:parent-style-name="Body_20_text_20__28_2_29_" style:list-style-name="WWNum6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58cm"/>
        </style:tab-stops>
      </style:paragraph-properties>
    </style:style>
    <style:style style:name="P24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  <style:tab-stop style:position="6.071cm" style:type="right"/>
          <style:tab-stop style:position="6.68cm" style:type="right"/>
          <style:tab-stop style:position="7.041cm"/>
        </style:tab-stops>
      </style:paragraph-properties>
    </style:style>
    <style:style style:name="P24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/>
    </style:style>
    <style:style style:name="P249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72cm" fo:keep-together="auto" fo:orphans="0" fo:widows="0" fo:text-indent="0cm" style:auto-text-indent="false" fo:background-color="transparent" fo:keep-with-next="auto" style:writing-mode="lr-tb"/>
    </style:style>
    <style:style style:name="P250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72cm" fo:keep-together="auto" fo:orphans="0" fo:widows="0" fo:text-indent="0cm" style:auto-text-indent="false" fo:background-color="transparent" fo:keep-with-next="auto" style:writing-mode="lr-tb"/>
    </style:style>
    <style:style style:name="P251" style:family="paragraph" style:parent-style-name="Body_20_text_20__28_2_29_">
      <loext:graphic-properties draw:fill="none" draw:fill-color="#ffffff"/>
      <style:paragraph-properties fo:margin-left="0cm" fo:margin-right="0cm" fo:margin-top="0cm" fo:margin-bottom="0.76cm" style:contextual-spacing="false" fo:line-height="0.372cm" fo:keep-together="auto" fo:orphans="0" fo:widows="0" fo:text-indent="0cm" style:auto-text-indent="false" fo:background-color="transparent" fo:keep-with-next="auto" style:writing-mode="lr-tb"/>
    </style:style>
    <style:style style:name="P252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72cm" fo:keep-together="auto" fo:orphans="0" fo:widows="0" fo:text-indent="0cm" style:auto-text-indent="false" fo:background-color="transparent" fo:keep-with-next="auto" style:writing-mode="lr-tb"/>
    </style:style>
    <style:style style:name="P253" style:family="paragraph" style:parent-style-name="Body_20_text_20__28_2_29_">
      <loext:graphic-properties draw:fill="none" draw:fill-color="#ffffff"/>
      <style:paragraph-properties fo:margin-left="0cm" fo:margin-right="0cm" fo:margin-top="0cm" fo:margin-bottom="0.386cm" style:contextual-spacing="false" fo:line-height="0.372cm" fo:keep-together="auto" fo:orphans="0" fo:widows="0" fo:text-indent="0cm" style:auto-text-indent="false" fo:background-color="transparent" fo:keep-with-next="auto" style:writing-mode="lr-tb"/>
    </style:style>
    <style:style style:name="P254" style:family="paragraph" style:parent-style-name="Body_20_text_20__28_2_29_">
      <loext:graphic-properties draw:fill="none" draw:fill-color="#ffffff"/>
      <style:paragraph-properties fo:margin-left="0cm" fo:margin-right="0cm" fo:margin-top="0cm" fo:margin-bottom="0.212cm" style:contextual-spacing="false" fo:line-height="0.372cm" fo:keep-together="auto" fo:orphans="0" fo:widows="0" fo:text-indent="0cm" style:auto-text-indent="false" fo:background-color="transparent" fo:keep-with-next="auto" style:writing-mode="lr-tb"/>
    </style:style>
    <style:style style:name="P255" style:family="paragraph" style:parent-style-name="Body_20_text_20__28_2_29_">
      <loext:graphic-properties draw:fill="none" draw:fill-color="#ffffff"/>
      <style:paragraph-properties fo:margin-left="0cm" fo:margin-right="0.67cm" fo:margin-top="0cm" fo:margin-bottom="0.18cm" style:contextual-spacing="false" fo:line-height="0.372cm" fo:keep-together="auto" fo:orphans="0" fo:widows="0" fo:text-indent="0cm" style:auto-text-indent="false" fo:background-color="transparent" fo:keep-with-next="auto" style:writing-mode="lr-tb"/>
    </style:style>
    <style:style style:name="P256" style:family="paragraph" style:parent-style-name="Body_20_text_20__28_2_29_">
      <loext:graphic-properties draw:fill="none" draw:fill-color="#ffffff"/>
      <style:paragraph-properties fo:margin-left="0cm" fo:margin-right="0.282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/>
    </style:style>
    <style:style style:name="P257" style:family="paragraph" style:parent-style-name="Body_20_text_20__28_2_29_">
      <loext:graphic-properties draw:fill="none" draw:fill-color="#ffffff"/>
      <style:paragraph-properties fo:margin-left="0cm" fo:margin-right="0.318cm" fo:margin-top="0cm" fo:margin-bottom="0.176cm" style:contextual-spacing="false" fo:line-height="0.372cm" fo:keep-together="auto" fo:orphans="0" fo:widows="0" fo:text-indent="0cm" style:auto-text-indent="false" fo:background-color="transparent" fo:keep-with-next="auto" style:writing-mode="lr-tb"/>
    </style:style>
    <style:style style:name="P258" style:family="paragraph" style:parent-style-name="Body_20_text_20__28_2_29_">
      <loext:graphic-properties draw:fill="none" draw:fill-color="#ffffff"/>
      <style:paragraph-properties fo:margin-left="0cm" fo:margin-right="0.388cm" fo:margin-top="0cm" fo:margin-bottom="0.18cm" style:contextual-spacing="false" fo:line-height="0.372cm" fo:keep-together="auto" fo:orphans="0" fo:widows="0" fo:text-indent="0cm" style:auto-text-indent="false" fo:background-color="transparent" fo:keep-with-next="auto" style:writing-mode="lr-tb"/>
    </style:style>
    <style:style style:name="P259" style:family="paragraph" style:parent-style-name="Body_20_text_20__28_2_29_" style:list-style-name="WWNum5">
      <loext:graphic-properties draw:fill="none" draw:fill-color="#ffffff"/>
      <style:paragraph-properties fo:margin-left="0cm" fo:margin-right="0cm" fo:margin-top="0cm" fo:margin-bottom="0.176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467cm"/>
        </style:tab-stops>
      </style:paragraph-properties>
    </style:style>
    <style:style style:name="P26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  <style:tab-stop style:position="6.071cm" style:type="right"/>
          <style:tab-stop style:position="6.68cm" style:type="right"/>
          <style:tab-stop style:position="7.033cm"/>
        </style:tab-stops>
      </style:paragraph-properties>
    </style:style>
    <style:style style:name="P26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69cm"/>
          <style:tab-stop style:position="5.122cm"/>
        </style:tab-stops>
      </style:paragraph-properties>
    </style:style>
    <style:style style:name="P26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69cm"/>
        </style:tab-stops>
      </style:paragraph-properties>
    </style:style>
    <style:style style:name="P263" style:family="paragraph" style:parent-style-name="Body_20_text_20__28_2_29_" style:list-style-name="WWNum10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26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26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69cm"/>
          <style:tab-stop style:position="7.151cm" style:type="right"/>
        </style:tab-stops>
      </style:paragraph-properties>
    </style:style>
    <style:style style:name="P266" style:family="paragraph" style:parent-style-name="Body_20_text_20__28_2_29_" style:list-style-name="WWNum11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  <style:tab-stop style:position="2.108cm"/>
          <style:tab-stop style:position="5.165cm" style:type="right"/>
        </style:tab-stops>
      </style:paragraph-properties>
    </style:style>
    <style:style style:name="P26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</style:tab-stops>
      </style:paragraph-properties>
    </style:style>
    <style:style style:name="P268" style:family="paragraph" style:parent-style-name="Body_20_text_20__28_2_29_" style:list-style-name="WWNum11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  <style:tab-stop style:position="2.108cm"/>
        </style:tab-stops>
      </style:paragraph-properties>
    </style:style>
    <style:style style:name="P26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  <style:tab-stop style:position="6.128cm" style:type="center"/>
          <style:tab-stop style:position="6.669cm" style:type="center"/>
        </style:tab-stops>
      </style:paragraph-properties>
    </style:style>
    <style:style style:name="P270" style:family="paragraph" style:parent-style-name="Body_20_text_20__28_2_29_" style:list-style-name="WWNum11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</style:tab-stops>
      </style:paragraph-properties>
    </style:style>
    <style:style style:name="P271" style:family="paragraph" style:parent-style-name="Body_20_text_20__28_2_29_" style:list-style-name="WWNum36" style:master-page-name="Converted7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style:page-number="565" fo:background-color="transparent" fo:keep-with-next="auto" style:writing-mode="lr-tb">
        <style:tab-stops>
          <style:tab-stop style:position="0.667cm"/>
        </style:tab-stops>
      </style:paragraph-properties>
    </style:style>
    <style:style style:name="P272" style:family="paragraph" style:parent-style-name="Body_20_text_20__28_2_29_" style:list-style-name="WWNum12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1.088cm" style:type="center"/>
          <style:tab-stop style:position="3.05cm" style:type="right"/>
        </style:tab-stops>
      </style:paragraph-properties>
    </style:style>
    <style:style style:name="P273" style:family="paragraph" style:parent-style-name="Body_20_text_20__28_2_29_" style:list-style-name="WWNum15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</style:tab-stops>
      </style:paragraph-properties>
    </style:style>
    <style:style style:name="P27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</style:tab-stops>
      </style:paragraph-properties>
    </style:style>
    <style:style style:name="P27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4.399cm"/>
        </style:tab-stops>
      </style:paragraph-properties>
    </style:style>
    <style:style style:name="P276" style:family="paragraph" style:parent-style-name="Body_20_text_20__28_2_29_" style:list-style-name="WWNum20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1.09cm" style:type="center"/>
          <style:tab-stop style:position="2.099cm"/>
          <style:tab-stop style:position="3.452cm"/>
        </style:tab-stops>
      </style:paragraph-properties>
    </style:style>
    <style:style style:name="P27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83cm"/>
        </style:tab-stops>
      </style:paragraph-properties>
    </style:style>
    <style:style style:name="P278" style:family="paragraph" style:parent-style-name="Body_20_text_20__28_2_29_" style:list-style-name="WWNum20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1.09cm" style:type="center"/>
          <style:tab-stop style:position="2.099cm"/>
        </style:tab-stops>
      </style:paragraph-properties>
    </style:style>
    <style:style style:name="P279" style:family="paragraph" style:parent-style-name="Body_20_text_20__28_2_29_" style:list-style-name="WWNum21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61cm"/>
          <style:tab-stop style:position="2.05cm"/>
        </style:tab-stops>
      </style:paragraph-properties>
    </style:style>
    <style:style style:name="P280" style:family="paragraph" style:parent-style-name="Body_20_text_20__28_2_29_" style:list-style-name="WWNum22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61cm"/>
        </style:tab-stops>
      </style:paragraph-properties>
    </style:style>
    <style:style style:name="P28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</style:style>
    <style:style style:name="P282" style:family="paragraph" style:parent-style-name="Body_20_text_20__28_2_29_" style:list-style-name="WWNum22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1.081cm" style:type="center"/>
          <style:tab-stop style:position="4.48cm" style:type="right"/>
        </style:tab-stops>
      </style:paragraph-properties>
    </style:style>
    <style:style style:name="P28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39cm"/>
        </style:tab-stops>
      </style:paragraph-properties>
    </style:style>
    <style:style style:name="P284" style:family="paragraph" style:parent-style-name="Body_20_text_20__28_2_29_" style:list-style-name="WWNum22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1.081cm" style:type="center"/>
          <style:tab-stop style:position="4.48cm" style:type="right"/>
          <style:tab-stop style:position="5.135cm" style:type="center"/>
        </style:tab-stops>
      </style:paragraph-properties>
    </style:style>
    <style:style style:name="P285" style:family="paragraph" style:parent-style-name="Body_20_text_20__28_2_29_" style:list-style-name="WWNum25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61cm"/>
          <style:tab-stop style:position="4.542cm" style:type="right"/>
        </style:tab-stops>
      </style:paragraph-properties>
    </style:style>
    <style:style style:name="P28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  <style:tab-stop style:position="5.145cm"/>
          <style:tab-stop style:position="6.346cm" style:type="center"/>
          <style:tab-stop style:position="7.172cm" style:type="right"/>
        </style:tab-stops>
      </style:paragraph-properties>
    </style:style>
    <style:style style:name="P28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</style:tab-stops>
      </style:paragraph-properties>
    </style:style>
    <style:style style:name="P28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  <style:tab-stop style:position="5.133cm"/>
          <style:tab-stop style:position="6.606cm" style:type="center"/>
        </style:tab-stops>
      </style:paragraph-properties>
    </style:style>
    <style:style style:name="P28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69cm"/>
          <style:tab-stop style:position="7.2cm" style:type="right"/>
        </style:tab-stops>
      </style:paragraph-properties>
    </style:style>
    <style:style style:name="P290" style:family="paragraph" style:parent-style-name="Body_20_text_20__28_2_29_" style:list-style-name="WWNum27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1.483cm" style:type="right"/>
          <style:tab-stop style:position="4.703cm" style:type="right"/>
        </style:tab-stops>
      </style:paragraph-properties>
    </style:style>
    <style:style style:name="P291" style:family="paragraph" style:parent-style-name="Body_20_text_20__28_2_29_" style:list-style-name="WWNum28">
      <loext:graphic-properties draw:fill="none" draw:fill-color="#ffffff"/>
      <style:paragraph-properties fo:margin-left="0cm" fo:margin-right="0cm" fo:margin-top="0cm" fo:margin-bottom="0.176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598cm"/>
        </style:tab-stops>
      </style:paragraph-properties>
    </style:style>
    <style:style style:name="P292" style:family="paragraph" style:parent-style-name="Body_20_text_20__28_2_29_" style:list-style-name="WWNum27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1.483cm" style:type="right"/>
          <style:tab-stop style:position="3.03cm" style:type="right"/>
        </style:tab-stops>
      </style:paragraph-properties>
    </style:style>
    <style:style style:name="P293" style:family="paragraph" style:parent-style-name="Body_20_text_20__28_2_29_" style:list-style-name="WWNum28">
      <loext:graphic-properties draw:fill="none" draw:fill-color="#ffffff"/>
      <style:paragraph-properties fo:margin-left="0cm" fo:margin-right="0cm" fo:margin-top="0cm" fo:margin-bottom="0.176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16cm"/>
        </style:tab-stops>
      </style:paragraph-properties>
    </style:style>
    <style:style style:name="P294" style:family="paragraph" style:parent-style-name="Body_20_text_20__28_2_29_" style:list-style-name="WWNum30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094cm"/>
        </style:tab-stops>
      </style:paragraph-properties>
    </style:style>
    <style:style style:name="P29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  <style:tab-stop style:position="6.325cm" style:type="right"/>
          <style:tab-stop style:position="6.909cm" style:type="right"/>
        </style:tab-stops>
      </style:paragraph-properties>
    </style:style>
    <style:style style:name="P29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23cm"/>
          <style:tab-stop style:position="4.953cm" style:type="right"/>
          <style:tab-stop style:position="7.108cm" style:type="right"/>
        </style:tab-stops>
      </style:paragraph-properties>
    </style:style>
    <style:style style:name="P29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23cm"/>
        </style:tab-stops>
      </style:paragraph-properties>
    </style:style>
    <style:style style:name="P298" style:family="paragraph" style:parent-style-name="Body_20_text_20__28_2_29_" style:list-style-name="WWNum32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097cm"/>
        </style:tab-stops>
      </style:paragraph-properties>
    </style:style>
    <style:style style:name="P299" style:family="paragraph" style:parent-style-name="Body_20_text_20__28_2_29_" style:list-style-name="WWNum35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</style:tab-stops>
      </style:paragraph-properties>
    </style:style>
    <style:style style:name="P30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7cm"/>
        </style:tab-stops>
      </style:paragraph-properties>
    </style:style>
    <style:style style:name="P301" style:family="paragraph" style:parent-style-name="Body_20_text_20__28_2_29_" style:list-style-name="WWNum36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1.489cm" style:type="right"/>
          <style:tab-stop style:position="2.032cm"/>
        </style:tab-stops>
      </style:paragraph-properties>
    </style:style>
    <style:style style:name="P30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7cm"/>
          <style:tab-stop style:position="6.313cm" style:type="center"/>
          <style:tab-stop style:position="7.209cm" style:type="right"/>
        </style:tab-stops>
      </style:paragraph-properties>
    </style:style>
    <style:style style:name="P30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67cm"/>
          <style:tab-stop style:position="5.048cm"/>
        </style:tab-stops>
      </style:paragraph-properties>
    </style:style>
    <style:style style:name="P30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67cm"/>
          <style:tab-stop style:position="5.203cm"/>
        </style:tab-stops>
      </style:paragraph-properties>
    </style:style>
    <style:style style:name="P305" style:family="paragraph" style:parent-style-name="Body_20_text_20__28_2_29_" style:list-style-name="WWNum38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</style:style>
    <style:style style:name="P30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</style:style>
    <style:style style:name="P307" style:family="paragraph" style:parent-style-name="Body_20_text_20__28_2_29_" style:list-style-name="WWNum55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</style:style>
    <style:style style:name="P30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67cm"/>
          <style:tab-stop style:position="7.23cm" style:type="right"/>
        </style:tab-stops>
      </style:paragraph-properties>
    </style:style>
    <style:style style:name="P30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67cm"/>
        </style:tab-stops>
      </style:paragraph-properties>
    </style:style>
    <style:style style:name="P310" style:family="paragraph" style:parent-style-name="Body_20_text_20__28_2_29_" style:list-style-name="WWNum39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  <style:tab-stop style:position="2.073cm"/>
        </style:tab-stops>
      </style:paragraph-properties>
    </style:style>
    <style:style style:name="P311" style:family="paragraph" style:parent-style-name="Body_20_text_20__28_2_29_" style:list-style-name="WWNum43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53cm"/>
        </style:tab-stops>
      </style:paragraph-properties>
    </style:style>
    <style:style style:name="P31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86cm"/>
        </style:tab-stops>
      </style:paragraph-properties>
    </style:style>
    <style:style style:name="P313" style:family="paragraph" style:parent-style-name="Body_20_text_20__28_2_29_" style:list-style-name="WWNum43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1.081cm" style:type="center"/>
          <style:tab-stop style:position="4.576cm" style:type="right"/>
        </style:tab-stops>
      </style:paragraph-properties>
    </style:style>
    <style:style style:name="P314" style:family="paragraph" style:parent-style-name="Body_20_text_20__28_2_29_" style:list-style-name="WWNum41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76cm"/>
        </style:tab-stops>
      </style:paragraph-properties>
    </style:style>
    <style:style style:name="P31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53cm"/>
        </style:tab-stops>
      </style:paragraph-properties>
    </style:style>
    <style:style style:name="P316" style:family="paragraph" style:parent-style-name="Body_20_text_20__28_2_29_" style:list-style-name="WWNum41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76cm"/>
          <style:tab-stop style:position="2.09cm"/>
        </style:tab-stops>
      </style:paragraph-properties>
    </style:style>
    <style:style style:name="P317" style:family="paragraph" style:parent-style-name="Body_20_text_20__28_2_29_" style:list-style-name="WWNum41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1.083cm" style:type="center"/>
          <style:tab-stop style:position="2.09cm"/>
        </style:tab-stops>
      </style:paragraph-properties>
    </style:style>
    <style:style style:name="P318" style:family="paragraph" style:parent-style-name="Body_20_text_20__28_2_29_" style:list-style-name="WWNum45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418cm"/>
        </style:tab-stops>
      </style:paragraph-properties>
    </style:style>
    <style:style style:name="P31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19cm"/>
          <style:tab-stop style:position="7.235cm" style:type="right"/>
        </style:tab-stops>
      </style:paragraph-properties>
    </style:style>
    <style:style style:name="P320" style:family="paragraph" style:parent-style-name="Body_20_text_20__28_2_29_" style:list-style-name="WWNum40" style:master-page-name="Converted13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style:page-number="573" fo:background-color="transparent" fo:keep-with-next="auto" style:writing-mode="lr-tb">
        <style:tab-stops>
          <style:tab-stop style:position="0.669cm"/>
          <style:tab-stop style:position="4.6cm" style:type="right"/>
        </style:tab-stops>
      </style:paragraph-properties>
    </style:style>
    <style:style style:name="P32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21cm"/>
        </style:tab-stops>
      </style:paragraph-properties>
    </style:style>
    <style:style style:name="P322" style:family="paragraph" style:parent-style-name="Body_20_text_20__28_2_29_" style:list-style-name="WWNum46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  <style:tab-stop style:position="2.125cm"/>
        </style:tab-stops>
      </style:paragraph-properties>
    </style:style>
    <style:style style:name="P323" style:family="paragraph" style:parent-style-name="Body_20_text_20__28_2_29_" style:list-style-name="WWNum47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1.081cm" style:type="center"/>
          <style:tab-stop style:position="2.076cm"/>
        </style:tab-stops>
      </style:paragraph-properties>
    </style:style>
    <style:style style:name="P324" style:family="paragraph" style:parent-style-name="Body_20_text_20__28_2_29_" style:list-style-name="WWNum37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63cm"/>
        </style:tab-stops>
      </style:paragraph-properties>
    </style:style>
    <style:style style:name="P32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3.018cm"/>
        </style:tab-stops>
      </style:paragraph-properties>
    </style:style>
    <style:style style:name="P326" style:family="paragraph" style:parent-style-name="Body_20_text_20__28_2_29_" style:list-style-name="WWNum50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2.917cm" style:type="right"/>
        </style:tab-stops>
      </style:paragraph-properties>
    </style:style>
    <style:style style:name="P327" style:family="paragraph" style:parent-style-name="Body_20_text_20__28_2_29_" style:list-style-name="WWNum24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76cm"/>
          <style:tab-stop style:position="2.083cm"/>
        </style:tab-stops>
      </style:paragraph-properties>
    </style:style>
    <style:style style:name="P32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  <style:tab-stop style:position="6.272cm" style:type="center"/>
        </style:tab-stops>
      </style:paragraph-properties>
    </style:style>
    <style:style style:name="P329" style:family="paragraph" style:parent-style-name="Body_20_text_20__28_2_29_" style:list-style-name="WWNum51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1.464cm" style:type="right"/>
          <style:tab-stop style:position="2.009cm"/>
        </style:tab-stops>
      </style:paragraph-properties>
    </style:style>
    <style:style style:name="P33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3cm"/>
          <style:tab-stop style:position="4.9cm" style:type="right"/>
          <style:tab-stop style:position="5.629cm" style:type="center"/>
          <style:tab-stop style:position="7.034cm" style:type="right"/>
        </style:tab-stops>
      </style:paragraph-properties>
    </style:style>
    <style:style style:name="P33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3cm"/>
        </style:tab-stops>
      </style:paragraph-properties>
    </style:style>
    <style:style style:name="P33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</style:tab-stops>
      </style:paragraph-properties>
    </style:style>
    <style:style style:name="P333" style:family="paragraph" style:parent-style-name="Body_20_text_20__28_2_29_" style:list-style-name="WWNum53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</style:tab-stops>
      </style:paragraph-properties>
    </style:style>
    <style:style style:name="P33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</style:tab-stops>
      </style:paragraph-properties>
    </style:style>
    <style:style style:name="P335" style:family="paragraph" style:parent-style-name="Body_20_text_20__28_2_29_" style:list-style-name="WWNum53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</style:tab-stops>
      </style:paragraph-properties>
    </style:style>
    <style:style style:name="P33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83cm"/>
          <style:tab-stop style:position="4.651cm" style:type="center"/>
          <style:tab-stop style:position="5.676cm" style:type="center"/>
        </style:tab-stops>
      </style:paragraph-properties>
    </style:style>
    <style:style style:name="P337" style:family="paragraph" style:parent-style-name="Body_20_text_20__28_2_29_" style:list-style-name="WWNum53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05cm"/>
        </style:tab-stops>
      </style:paragraph-properties>
    </style:style>
    <style:style style:name="P338" style:family="paragraph" style:parent-style-name="Body_20_text_20__28_2_29_" style:list-style-name="WWNum54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101cm"/>
        </style:tab-stops>
      </style:paragraph-properties>
    </style:style>
    <style:style style:name="P33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83cm"/>
          <style:tab-stop style:position="4.265cm"/>
          <style:tab-stop style:position="4.501cm"/>
          <style:tab-stop style:position="5.052cm"/>
          <style:tab-stop style:position="6.193cm" style:type="center"/>
          <style:tab-stop style:position="7.142cm" style:type="right"/>
        </style:tab-stops>
      </style:paragraph-properties>
    </style:style>
    <style:style style:name="P340" style:family="paragraph" style:parent-style-name="Body_20_text_20__28_2_29_" style:list-style-name="WWNum55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046cm"/>
        </style:tab-stops>
      </style:paragraph-properties>
    </style:style>
    <style:style style:name="P34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</style:tab-stops>
      </style:paragraph-properties>
    </style:style>
    <style:style style:name="P34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  <style:tab-stop style:position="6.2cm" style:type="center"/>
          <style:tab-stop style:position="6.856cm" style:type="center"/>
        </style:tab-stops>
      </style:paragraph-properties>
    </style:style>
    <style:style style:name="P34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5.791cm" style:type="right"/>
          <style:tab-stop style:position="7.209cm" style:type="right"/>
        </style:tab-stops>
      </style:paragraph-properties>
    </style:style>
    <style:style style:name="P34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5.782cm" style:type="right"/>
          <style:tab-stop style:position="7.176cm" style:type="right"/>
        </style:tab-stops>
      </style:paragraph-properties>
    </style:style>
    <style:style style:name="P34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5.787cm" style:type="right"/>
          <style:tab-stop style:position="7.179cm" style:type="right"/>
        </style:tab-stops>
      </style:paragraph-properties>
    </style:style>
    <style:style style:name="P346" style:family="paragraph" style:parent-style-name="Body_20_text_20__28_2_29_" style:list-style-name="WWNum7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347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48" style:family="paragraph" style:parent-style-name="Body_20_text_20__28_2_29_">
      <loext:graphic-properties draw:fill="none" draw:fill-color="#ffffff"/>
      <style:paragraph-properties fo:margin-left="0cm" fo:margin-right="0cm" fo:margin-top="0cm" fo:margin-bottom="0.7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4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50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51" style:family="paragraph" style:parent-style-name="Body_20_text_20__28_2_29_">
      <loext:graphic-properties draw:fill="none" draw:fill-color="#ffffff"/>
      <style:paragraph-properties fo:margin-left="0cm" fo:margin-right="0cm" fo:margin-top="0cm" fo:margin-bottom="0.21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52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53" style:family="paragraph" style:parent-style-name="Body_20_text_20__28_2_29_">
      <loext:graphic-properties draw:fill="none" draw:fill-color="#ffffff"/>
      <style:paragraph-properties fo:margin-left="0cm" fo:margin-right="0cm" fo:margin-top="0cm" fo:margin-bottom="0.187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54" style:family="paragraph" style:parent-style-name="Body_20_text_20__28_2_29_">
      <loext:graphic-properties draw:fill="none" draw:fill-color="#ffffff"/>
      <style:paragraph-properties fo:margin-left="0cm" fo:margin-right="0cm" fo:margin-top="0cm" fo:margin-bottom="0.79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55" style:family="paragraph" style:parent-style-name="Body_20_text_20__28_2_29_">
      <loext:graphic-properties draw:fill="none" draw:fill-color="#ffffff"/>
      <style:paragraph-properties fo:margin-left="0cm" fo:margin-right="0cm" fo:margin-top="0cm" fo:margin-bottom="0.208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56" style:family="paragraph" style:parent-style-name="Body_20_text_20__28_2_29_">
      <loext:graphic-properties draw:fill="none" draw:fill-color="#ffffff"/>
      <style:paragraph-properties fo:margin-left="0cm" fo:margin-right="0cm" fo:margin-top="0cm" fo:margin-bottom="0.215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57" style:family="paragraph" style:parent-style-name="Body_20_text_20__28_2_29_">
      <loext:graphic-properties draw:fill="none" draw:fill-color="#ffffff"/>
      <style:paragraph-properties fo:margin-left="0cm" fo:margin-right="0cm" fo:margin-top="0cm" fo:margin-bottom="0.212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58" style:family="paragraph" style:parent-style-name="Body_20_text_20__28_2_29_">
      <loext:graphic-properties draw:fill="none" draw:fill-color="#ffffff"/>
      <style:paragraph-properties fo:margin-left="0cm" fo:margin-right="0cm" fo:margin-top="0cm" fo:margin-bottom="0.321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59" style:family="paragraph" style:parent-style-name="Body_20_text_20__28_2_29_">
      <loext:graphic-properties draw:fill="none" draw:fill-color="#ffffff"/>
      <style:paragraph-properties fo:margin-left="0cm" fo:margin-right="3.246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60" style:family="paragraph" style:parent-style-name="Body_20_text_20__28_2_29_">
      <loext:graphic-properties draw:fill="none" draw:fill-color="#ffffff"/>
      <style:paragraph-properties fo:margin-left="0cm" fo:margin-right="5.362cm" fo:margin-top="0cm" fo:margin-bottom="0.173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61" style:family="paragraph" style:parent-style-name="Body_20_text_20__28_2_29_">
      <loext:graphic-properties draw:fill="none" draw:fill-color="#ffffff"/>
      <style:paragraph-properties fo:margin-left="0cm" fo:margin-right="4.692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62" style:family="paragraph" style:parent-style-name="Body_20_text_20__28_2_29_">
      <loext:graphic-properties draw:fill="none" draw:fill-color="#ffffff"/>
      <style:paragraph-properties fo:margin-left="0cm" fo:margin-right="5.644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63" style:family="paragraph" style:parent-style-name="Body_20_text_20__28_2_29_">
      <loext:graphic-properties draw:fill="none" draw:fill-color="#ffffff"/>
      <style:paragraph-properties fo:margin-left="1.799cm" fo:margin-right="0cm" fo:margin-top="0cm" fo:margin-bottom="0.79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64" style:family="paragraph" style:parent-style-name="Body_20_text_20__28_2_29_">
      <loext:graphic-properties draw:fill="none" draw:fill-color="#ffffff"/>
      <style:paragraph-properties fo:margin-left="0cm" fo:margin-right="8.467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6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</style:style>
    <style:style style:name="P366" style:family="paragraph" style:parent-style-name="Body_20_text_20__28_2_29_" style:list-style-name="WWNum23">
      <loext:graphic-properties draw:fill="none" draw:fill-color="#ffffff"/>
      <style:paragraph-properties fo:margin-left="0cm" fo:margin-right="8.079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</style:tab-stops>
      </style:paragraph-properties>
    </style:style>
    <style:style style:name="P367" style:family="paragraph" style:parent-style-name="Body_20_text_20__28_2_29_" style:list-style-name="WWNum27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547cm"/>
          <style:tab-stop style:position="2.044cm"/>
        </style:tab-stops>
      </style:paragraph-properties>
    </style:style>
    <style:style style:name="P368" style:family="paragraph" style:parent-style-name="Body_20_text_20__28_2_29_" style:list-style-name="WWNum32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097cm"/>
        </style:tab-stops>
      </style:paragraph-properties>
    </style:style>
    <style:style style:name="P369" style:family="paragraph" style:parent-style-name="Body_20_text_20__28_2_29_">
      <loext:graphic-properties draw:fill="none" draw:fill-color="#ffffff"/>
      <style:paragraph-properties fo:margin-left="0cm" fo:margin-right="5.609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cm"/>
        </style:tab-stops>
      </style:paragraph-properties>
    </style:style>
    <style:style style:name="P370" style:family="paragraph" style:parent-style-name="Body_20_text_20__28_2_29_" style:list-style-name="WWNum38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</style:style>
    <style:style style:name="P371" style:family="paragraph" style:parent-style-name="Body_20_text_20__28_2_29_">
      <loext:graphic-properties draw:fill="none" draw:fill-color="#ffffff"/>
      <style:paragraph-properties fo:margin-left="0cm" fo:margin-right="8.502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6cm"/>
        </style:tab-stops>
      </style:paragraph-properties>
    </style:style>
    <style:style style:name="P372" style:family="paragraph" style:parent-style-name="Body_20_text_20__28_2_29_">
      <loext:graphic-properties draw:fill="none" draw:fill-color="#ffffff"/>
      <style:paragraph-properties fo:margin-left="0cm" fo:margin-right="5.503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6cm"/>
        </style:tab-stops>
      </style:paragraph-properties>
    </style:style>
    <style:style style:name="P373" style:family="paragraph" style:parent-style-name="Body_20_text_20__28_2_29_">
      <loext:graphic-properties draw:fill="none" draw:fill-color="#ffffff"/>
      <style:paragraph-properties fo:margin-left="0cm" fo:margin-right="5.68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1cm"/>
        </style:tab-stops>
      </style:paragraph-properties>
    </style:style>
    <style:style style:name="P374" style:family="paragraph" style:parent-style-name="Body_20_text_20__28_2_29_" style:list-style-name="WWNum48">
      <loext:graphic-properties draw:fill="none" draw:fill-color="#ffffff"/>
      <style:paragraph-properties fo:margin-left="0cm" fo:margin-right="0cm" fo:margin-top="0cm" fo:margin-bottom="0.212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572cm"/>
        </style:tab-stops>
      </style:paragraph-properties>
    </style:style>
    <style:style style:name="P375" style:family="paragraph" style:parent-style-name="Body_20_text_20__28_2_29_" style:list-style-name="WWNum37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9cm"/>
          <style:tab-stop style:position="2.066cm"/>
        </style:tab-stops>
      </style:paragraph-properties>
    </style:style>
    <style:style style:name="P376" style:family="paragraph" style:parent-style-name="Body_20_text_20__28_2_29_" style:list-style-name="WWNum50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6cm"/>
        </style:tab-stops>
      </style:paragraph-properties>
    </style:style>
    <style:style style:name="P377" style:family="paragraph" style:parent-style-name="Body_20_text_20__28_2_29_">
      <loext:graphic-properties draw:fill="none" draw:fill-color="#ffffff"/>
      <style:paragraph-properties fo:margin-left="0cm" fo:margin-right="5.503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</style:tab-stops>
      </style:paragraph-properties>
    </style:style>
    <style:style style:name="P378" style:family="paragraph" style:parent-style-name="Body_20_text_20__28_2_29_" style:list-style-name="WWNum57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81cm"/>
          <style:tab-stop style:position="2.108cm"/>
        </style:tab-stops>
      </style:paragraph-properties>
    </style:style>
    <style:style style:name="P379" style:family="paragraph" style:parent-style-name="Body_20_text_20__28_2_29_" style:master-page-name="Converted1">
      <loext:graphic-properties draw:fill="none" draw:fill-color="#ffffff"/>
      <style:paragraph-properties fo:margin-left="0cm" fo:margin-right="0cm" fo:margin-top="0cm" fo:margin-bottom="0cm" style:contextual-spacing="false" fo:line-height="0.33cm" fo:keep-together="auto" fo:orphans="0" fo:widows="0" fo:text-indent="0cm" style:auto-text-indent="false" style:page-number="auto" fo:background-color="transparent" fo:keep-with-next="auto" style:writing-mode="lr-tb"/>
    </style:style>
    <style:style style:name="P380" style:family="paragraph" style:parent-style-name="Body_20_text_20__28_2_29_">
      <loext:graphic-properties draw:fill="none" draw:fill-color="#ffffff"/>
      <style:paragraph-properties fo:margin-left="0cm" fo:margin-right="0.388cm" fo:margin-top="0cm" fo:margin-bottom="0.21cm" style:contextual-spacing="false" fo:line-height="0.33cm" fo:keep-together="auto" fo:orphans="0" fo:widows="0" fo:text-indent="0cm" style:auto-text-indent="false" fo:background-color="transparent" fo:keep-with-next="auto" style:writing-mode="lr-tb"/>
    </style:style>
    <style:style style:name="P381" style:family="paragraph" style:parent-style-name="Body_20_text_20__28_2_29_">
      <loext:graphic-properties draw:fill="none" draw:fill-color="#ffffff"/>
      <style:paragraph-properties fo:margin-left="0cm" fo:margin-right="0cm" fo:margin-top="0cm" fo:margin-bottom="0.727cm" style:contextual-spacing="false" fo:line-height="0.3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82" style:family="paragraph" style:parent-style-name="Body_20_text_20__28_2_29_" style:list-style-name="WWNum44">
      <loext:graphic-properties draw:fill="none" draw:fill-color="#ffffff"/>
      <style:paragraph-properties fo:margin-left="0cm" fo:margin-right="0cm" fo:margin-top="0cm" fo:margin-bottom="0.566cm" style:contextual-spacing="false" fo:line-height="0.33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457cm"/>
        </style:tab-stops>
      </style:paragraph-properties>
    </style:style>
    <style:style style:name="P383" style:family="paragraph" style:parent-style-name="Body_20_text_20__28_2_29_">
      <loext:graphic-properties draw:fill="none" draw:fill-color="#ffffff"/>
      <style:paragraph-properties fo:margin-left="0cm" fo:margin-right="0cm" fo:margin-top="0cm" fo:margin-bottom="0.164cm" style:contextual-spacing="false" fo:line-height="0.35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8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5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85" style:family="paragraph" style:parent-style-name="Body_20_text_20__28_2_29_">
      <loext:graphic-properties draw:fill="none" draw:fill-color="#ffffff"/>
      <style:paragraph-properties fo:margin-left="0cm" fo:margin-right="0cm" fo:margin-top="0cm" fo:margin-bottom="0.125cm" style:contextual-spacing="false" fo:line-height="0.35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86" style:family="paragraph" style:parent-style-name="Body_20_text_20__28_2_29_">
      <loext:graphic-properties draw:fill="none" draw:fill-color="#ffffff"/>
      <style:paragraph-properties fo:margin-left="0cm" fo:margin-right="0cm" fo:margin-top="0cm" fo:margin-bottom="0.783cm" style:contextual-spacing="false" fo:line-height="0.35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8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56cm" fo:keep-together="auto" fo:orphans="0" fo:widows="0" fo:text-indent="0cm" style:auto-text-indent="false" fo:background-color="transparent" fo:keep-with-next="auto" style:writing-mode="lr-tb"/>
    </style:style>
    <style:style style:name="P388" style:family="paragraph" style:parent-style-name="Body_20_text_20__28_2_29_">
      <loext:graphic-properties draw:fill="none" draw:fill-color="#ffffff"/>
      <style:paragraph-properties fo:margin-left="0cm" fo:margin-right="0cm" fo:margin-top="0cm" fo:margin-bottom="0.748cm" style:contextual-spacing="false" fo:line-height="0.356cm" fo:keep-together="auto" fo:orphans="0" fo:widows="0" fo:text-indent="0cm" style:auto-text-indent="false" fo:background-color="transparent" fo:keep-with-next="auto" style:writing-mode="lr-tb"/>
    </style:style>
    <style:style style:name="P389" style:family="paragraph" style:parent-style-name="Body_20_text_20__28_2_29_" style:list-style-name="WWNum8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390" style:family="paragraph" style:parent-style-name="Body_20_text_20__28_2_29_" style:list-style-name="WWNum9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391" style:family="paragraph" style:parent-style-name="Body_20_text_20__28_2_29_" style:list-style-name="WWNum35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39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/>
    </style:style>
    <style:style style:name="P393" style:family="paragraph" style:parent-style-name="Body_20_text_20__28_2_29_">
      <loext:graphic-properties draw:fill="none" draw:fill-color="#ffffff"/>
      <style:paragraph-properties fo:margin-left="0cm" fo:margin-right="0cm" fo:margin-top="0cm" fo:margin-bottom="0.785cm" style:contextual-spacing="false" fo:line-height="0.377cm" fo:keep-together="auto" fo:orphans="0" fo:widows="0" fo:text-indent="0cm" style:auto-text-indent="false" fo:background-color="transparent" fo:keep-with-next="auto" style:writing-mode="lr-tb"/>
    </style:style>
    <style:style style:name="P394" style:family="paragraph" style:parent-style-name="Body_20_text_20__28_2_29_">
      <loext:graphic-properties draw:fill="none" draw:fill-color="#ffffff"/>
      <style:paragraph-properties fo:margin-left="0cm" fo:margin-right="0cm" fo:margin-top="0cm" fo:margin-bottom="0.764cm" style:contextual-spacing="false" fo:line-height="0.377cm" fo:keep-together="auto" fo:orphans="0" fo:widows="0" fo:text-indent="0cm" style:auto-text-indent="false" fo:background-color="transparent" fo:keep-with-next="auto" style:writing-mode="lr-tb"/>
    </style:style>
    <style:style style:name="P395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77cm" fo:keep-together="auto" fo:orphans="0" fo:widows="0" fo:text-indent="0cm" style:auto-text-indent="false" fo:background-color="transparent" fo:keep-with-next="auto" style:writing-mode="lr-tb"/>
    </style:style>
    <style:style style:name="P396" style:family="paragraph" style:parent-style-name="Body_20_text_20__28_2_29_" style:list-style-name="WWNum14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</style:tab-stops>
      </style:paragraph-properties>
    </style:style>
    <style:style style:name="P397" style:family="paragraph" style:parent-style-name="Body_20_text_20__28_2_29_" style:list-style-name="WWNum21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0.661cm"/>
          <style:tab-stop style:position="2.05cm"/>
        </style:tab-stops>
      </style:paragraph-properties>
    </style:style>
    <style:style style:name="P39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</style:style>
    <style:style style:name="P399" style:family="paragraph" style:parent-style-name="Body_20_text_20__28_2_29_" style:list-style-name="WWNum22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0.661cm"/>
        </style:tab-stops>
      </style:paragraph-properties>
    </style:style>
    <style:style style:name="P40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</style:tab-stops>
      </style:paragraph-properties>
    </style:style>
    <style:style style:name="P401" style:family="paragraph" style:parent-style-name="Body_20_text_20__28_2_29_" style:list-style-name="WWNum29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094cm"/>
        </style:tab-stops>
      </style:paragraph-properties>
    </style:style>
    <style:style style:name="P402" style:family="paragraph" style:parent-style-name="Body_20_text_20__28_2_29_" style:list-style-name="WWNum32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097cm"/>
        </style:tab-stops>
      </style:paragraph-properties>
    </style:style>
    <style:style style:name="P40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23cm"/>
          <style:tab-stop style:position="4.953cm" style:type="right"/>
          <style:tab-stop style:position="7.108cm" style:type="right"/>
        </style:tab-stops>
      </style:paragraph-properties>
    </style:style>
    <style:style style:name="P40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23cm"/>
        </style:tab-stops>
      </style:paragraph-properties>
    </style:style>
    <style:style style:name="P405" style:family="paragraph" style:parent-style-name="Body_20_text_20__28_2_29_" style:list-style-name="WWNum35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  <style:tab-stop style:position="2.076cm"/>
        </style:tab-stops>
      </style:paragraph-properties>
    </style:style>
    <style:style style:name="P40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55cm"/>
        </style:tab-stops>
      </style:paragraph-properties>
    </style:style>
    <style:style style:name="P407" style:family="paragraph" style:parent-style-name="Body_20_text_20__28_2_29_" style:list-style-name="WWNum37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</style:tab-stops>
      </style:paragraph-properties>
    </style:style>
    <style:style style:name="P40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67cm"/>
        </style:tab-stops>
      </style:paragraph-properties>
    </style:style>
    <style:style style:name="P409" style:family="paragraph" style:parent-style-name="Body_20_text_20__28_2_29_" style:list-style-name="WWNum40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</style:tab-stops>
      </style:paragraph-properties>
    </style:style>
    <style:style style:name="P410" style:family="paragraph" style:parent-style-name="Body_20_text_20__28_2_29_" style:list-style-name="WWNum41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</style:tab-stops>
      </style:paragraph-properties>
    </style:style>
    <style:style style:name="P41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39cm"/>
        </style:tab-stops>
      </style:paragraph-properties>
    </style:style>
    <style:style style:name="P412" style:family="paragraph" style:parent-style-name="Body_20_text_20__28_2_29_" style:list-style-name="WWNum43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1.081cm" style:type="center"/>
          <style:tab-stop style:position="3.067cm" style:type="right"/>
        </style:tab-stops>
      </style:paragraph-properties>
    </style:style>
    <style:style style:name="P41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86cm"/>
        </style:tab-stops>
      </style:paragraph-properties>
    </style:style>
    <style:style style:name="P414" style:family="paragraph" style:parent-style-name="Body_20_text_20__28_2_29_" style:list-style-name="WWNum41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0.676cm"/>
          <style:tab-stop style:position="2.09cm"/>
        </style:tab-stops>
      </style:paragraph-properties>
    </style:style>
    <style:style style:name="P41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53cm"/>
        </style:tab-stops>
      </style:paragraph-properties>
    </style:style>
    <style:style style:name="P41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3.306cm"/>
        </style:tab-stops>
      </style:paragraph-properties>
    </style:style>
    <style:style style:name="P417" style:family="paragraph" style:parent-style-name="Body_20_text_20__28_2_29_" style:list-style-name="WWNum50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4.53cm" style:type="right"/>
        </style:tab-stops>
      </style:paragraph-properties>
    </style:style>
    <style:style style:name="P418" style:family="paragraph" style:parent-style-name="Body_20_text_20__28_2_29_" style:list-style-name="WWNum24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0.676cm"/>
        </style:tab-stops>
      </style:paragraph-properties>
    </style:style>
    <style:style style:name="P41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  <style:tab-stop style:position="7.052cm" style:type="right"/>
        </style:tab-stops>
      </style:paragraph-properties>
    </style:style>
    <style:style style:name="P42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</style:tab-stops>
      </style:paragraph-properties>
    </style:style>
    <style:style style:name="P42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83cm"/>
        </style:tab-stops>
      </style:paragraph-properties>
    </style:style>
    <style:style style:name="P422" style:family="paragraph" style:parent-style-name="Body_20_text_20__28_2_29_" style:list-style-name="WWNum54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101cm"/>
        </style:tab-stops>
      </style:paragraph-properties>
    </style:style>
    <style:style style:name="P42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83cm"/>
          <style:tab-stop style:position="4.265cm"/>
          <style:tab-stop style:position="4.501cm"/>
          <style:tab-stop style:position="5.052cm"/>
          <style:tab-stop style:position="6.193cm" style:type="center"/>
          <style:tab-stop style:position="7.142cm" style:type="right"/>
        </style:tab-stops>
      </style:paragraph-properties>
    </style:style>
    <style:style style:name="P424" style:family="paragraph" style:parent-style-name="Body_20_text_20__28_2_29_" style:list-style-name="WWNum55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</style:style>
    <style:style style:name="P42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  <style:tab-stop style:position="5.888cm" style:type="right"/>
          <style:tab-stop style:position="6.214cm" style:type="center"/>
          <style:tab-stop style:position="6.856cm" style:type="center"/>
        </style:tab-stops>
      </style:paragraph-properties>
    </style:style>
    <style:style style:name="P42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</style:tab-stops>
      </style:paragraph-properties>
    </style:style>
    <style:style style:name="P42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28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29" style:family="paragraph" style:parent-style-name="Body_20_text_20__28_2_29_">
      <loext:graphic-properties draw:fill="none" draw:fill-color="#ffffff"/>
      <style:paragraph-properties fo:margin-left="0cm" fo:margin-right="0cm" fo:margin-top="0cm" fo:margin-bottom="0.212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30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31" style:family="paragraph" style:parent-style-name="Body_20_text_20__28_2_29_">
      <loext:graphic-properties draw:fill="none" draw:fill-color="#ffffff"/>
      <style:paragraph-properties fo:margin-left="1.834cm" fo:margin-right="0cm" fo:margin-top="0cm" fo:margin-bottom="0.764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32" style:family="paragraph" style:parent-style-name="Body_20_text_20__28_2_29_">
      <loext:graphic-properties draw:fill="none" draw:fill-color="#ffffff"/>
      <style:paragraph-properties fo:margin-left="0.917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33" style:family="paragraph" style:parent-style-name="Body_20_text_20__28_2_29_" style:list-style-name="WWNum21">
      <loext:graphic-properties draw:fill="none" draw:fill-color="#ffffff"/>
      <style:paragraph-properties fo:margin-left="0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1cm"/>
          <style:tab-stop style:position="2.05cm"/>
        </style:tab-stops>
      </style:paragraph-properties>
    </style:style>
    <style:style style:name="P43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</style:style>
    <style:style style:name="P43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</style:tab-stops>
      </style:paragraph-properties>
    </style:style>
    <style:style style:name="P436" style:family="paragraph" style:parent-style-name="Body_20_text_20__28_2_29_">
      <loext:graphic-properties draw:fill="none" draw:fill-color="#ffffff"/>
      <style:paragraph-properties fo:margin-left="0cm" fo:margin-right="4.445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</style:tab-stops>
      </style:paragraph-properties>
    </style:style>
    <style:style style:name="P437" style:family="paragraph" style:parent-style-name="Body_20_text_20__28_2_29_" style:list-style-name="WWNum50">
      <loext:graphic-properties draw:fill="none" draw:fill-color="#ffffff"/>
      <style:paragraph-properties fo:margin-left="0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2.12cm"/>
        </style:tab-stops>
      </style:paragraph-properties>
    </style:style>
    <style:style style:name="P438" style:family="paragraph" style:parent-style-name="Body_20_text_20__28_2_29_" style:list-style-name="WWNum53">
      <loext:graphic-properties draw:fill="none" draw:fill-color="#ffffff"/>
      <style:paragraph-properties fo:margin-left="0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05cm"/>
        </style:tab-stops>
      </style:paragraph-properties>
    </style:style>
    <style:style style:name="P439" style:family="paragraph" style:parent-style-name="Body_20_text_20__28_2_29_">
      <loext:graphic-properties draw:fill="none" draw:fill-color="#ffffff"/>
      <style:paragraph-properties fo:margin-left="0cm" fo:margin-right="0.318cm" fo:margin-top="0cm" fo:margin-bottom="0.741cm" style:contextual-spacing="false" fo:line-height="0.347cm" fo:keep-together="auto" fo:orphans="0" fo:widows="0" fo:text-indent="0cm" style:auto-text-indent="false" fo:background-color="transparent" fo:keep-with-next="auto" style:writing-mode="lr-tb"/>
    </style:style>
    <style:style style:name="P440" style:family="paragraph" style:parent-style-name="Body_20_text_20__28_2_29_">
      <loext:graphic-properties draw:fill="none" draw:fill-color="#ffffff"/>
      <style:paragraph-properties fo:margin-left="0cm" fo:margin-right="0cm" fo:margin-top="0cm" fo:margin-bottom="0.161cm" style:contextual-spacing="false" fo:line-height="0.347cm" fo:keep-together="auto" fo:orphans="0" fo:widows="0" fo:text-indent="0cm" style:auto-text-indent="false" fo:background-color="transparent" fo:keep-with-next="auto" style:writing-mode="lr-tb"/>
    </style:style>
    <style:style style:name="P441" style:family="paragraph" style:parent-style-name="Body_20_text_20__28_2_29_">
      <loext:graphic-properties draw:fill="none" draw:fill-color="#ffffff"/>
      <style:paragraph-properties fo:margin-left="0cm" fo:margin-right="0cm" fo:margin-top="0cm" fo:margin-bottom="0.224cm" style:contextual-spacing="false" fo:line-height="0.347cm" fo:keep-together="auto" fo:orphans="0" fo:widows="0" fo:text-indent="0cm" style:auto-text-indent="false" fo:background-color="transparent" fo:keep-with-next="auto" style:writing-mode="lr-tb"/>
    </style:style>
    <style:style style:name="P442" style:family="paragraph" style:parent-style-name="Body_20_text_20__28_2_29_">
      <loext:graphic-properties draw:fill="none" draw:fill-color="#ffffff"/>
      <style:paragraph-properties fo:margin-left="0cm" fo:margin-right="0cm" fo:margin-top="0cm" fo:margin-bottom="0.196cm" style:contextual-spacing="false" fo:line-height="0.34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43" style:family="paragraph" style:parent-style-name="Body_20_text_20__28_2_29_">
      <loext:graphic-properties draw:fill="none" draw:fill-color="#ffffff"/>
      <style:paragraph-properties fo:margin-left="0cm" fo:margin-right="0cm" fo:margin-top="0cm" fo:margin-bottom="0.192cm" style:contextual-spacing="false" fo:line-height="0.34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44" style:family="paragraph" style:parent-style-name="Body_20_text_20__28_2_29_">
      <loext:graphic-properties draw:fill="none" draw:fill-color="#ffffff"/>
      <style:paragraph-properties fo:margin-left="0cm" fo:margin-right="6.526cm" fo:margin-top="0cm" fo:margin-bottom="0cm" style:contextual-spacing="false" fo:line-height="0.554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  <style:tab-stop style:position="3.05cm" style:type="right"/>
        </style:tab-stops>
      </style:paragraph-properties>
    </style:style>
    <style:style style:name="P44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554cm" fo:keep-together="auto" fo:orphans="0" fo:widows="0" fo:text-indent="0cm" style:auto-text-indent="false" fo:background-color="transparent" fo:keep-with-next="auto" style:writing-mode="lr-tb"/>
    </style:style>
    <style:style style:name="P446" style:family="paragraph" style:parent-style-name="Body_20_text_20__28_2_29_" style:list-style-name="WWNum33">
      <loext:graphic-properties draw:fill="none" draw:fill-color="#ffffff"/>
      <style:paragraph-properties fo:margin-left="0cm" fo:margin-right="0cm" fo:margin-top="0cm" fo:margin-bottom="0cm" style:contextual-spacing="false" fo:line-height="0.554cm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  <style:tab-stop style:position="2.034cm"/>
        </style:tab-stops>
      </style:paragraph-properties>
    </style:style>
    <style:style style:name="P44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554cm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</style:style>
    <style:style style:name="P44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559cm" fo:keep-together="auto" fo:orphans="0" fo:widows="0" fo:text-indent="0cm" style:auto-text-indent="false" fo:background-color="transparent" fo:keep-with-next="auto" style:writing-mode="lr-tb"/>
    </style:style>
    <style:style style:name="P44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55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50" style:family="paragraph" style:parent-style-name="Body_20_text_20__28_2_29_">
      <loext:graphic-properties draw:fill="none" draw:fill-color="#ffffff"/>
      <style:paragraph-properties fo:margin-left="0cm" fo:margin-right="4.339cm" fo:margin-top="0cm" fo:margin-bottom="0cm" style:contextual-spacing="false" fo:line-height="0.55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51" style:family="paragraph" style:parent-style-name="Body_20_text_20__28_2_29_" style:list-style-name="WWNum31">
      <loext:graphic-properties draw:fill="none" draw:fill-color="#ffffff"/>
      <style:paragraph-properties fo:margin-left="0cm" fo:margin-right="0cm" fo:margin-top="0cm" fo:margin-bottom="0cm" style:contextual-spacing="false" fo:line-height="0.55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097cm"/>
        </style:tab-stops>
      </style:paragraph-properties>
    </style:style>
    <style:style style:name="P452" style:family="paragraph" style:parent-style-name="Body_20_text_20__28_2_29_">
      <loext:graphic-properties draw:fill="none" draw:fill-color="#ffffff"/>
      <style:paragraph-properties fo:margin-left="0cm" fo:margin-right="0cm" fo:margin-top="0cm" fo:margin-bottom="0.228cm" style:contextual-spacing="false" fo:line-height="0.351cm" fo:keep-together="auto" fo:orphans="0" fo:widows="0" fo:text-indent="0cm" style:auto-text-indent="false" fo:background-color="transparent" fo:keep-with-next="auto" style:writing-mode="lr-tb"/>
    </style:style>
    <style:style style:name="P45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51cm" fo:keep-together="auto" fo:orphans="0" fo:widows="0" fo:text-indent="0cm" style:auto-text-indent="false" fo:background-color="transparent" fo:keep-with-next="auto" style:writing-mode="lr-tb"/>
    </style:style>
    <style:style style:name="P45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51cm" fo:keep-together="auto" fo:orphans="0" fo:widows="0" fo:text-indent="0cm" style:auto-text-indent="false" fo:background-color="transparent" fo:keep-with-next="auto" style:writing-mode="lr-tb">
        <style:tab-stops>
          <style:tab-stop style:position="3.311cm"/>
        </style:tab-stops>
      </style:paragraph-properties>
    </style:style>
    <style:style style:name="P455" style:family="paragraph" style:parent-style-name="Body_20_text_20__28_2_29_">
      <loext:graphic-properties draw:fill="none" draw:fill-color="#ffffff"/>
      <style:paragraph-properties fo:margin-left="0cm" fo:margin-right="0cm" fo:margin-top="0cm" fo:margin-bottom="0.78cm" style:contextual-spacing="false" fo:line-height="0.35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5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547cm" fo:keep-together="auto" fo:orphans="0" fo:widows="0" fo:text-indent="0cm" style:auto-text-indent="false" fo:background-color="transparent" fo:keep-with-next="auto" style:writing-mode="lr-tb"/>
    </style:style>
    <style:style style:name="P457" style:family="paragraph" style:parent-style-name="Body_20_text_20__28_2_29_">
      <loext:graphic-properties draw:fill="none" draw:fill-color="#ffffff"/>
      <style:paragraph-properties fo:margin-left="0cm" fo:margin-right="0cm" fo:margin-top="0cm" fo:margin-bottom="0.187cm" style:contextual-spacing="false" fo:line-height="0.385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58" style:family="paragraph" style:parent-style-name="Body_20_text_20__28_2_29_">
      <loext:graphic-properties draw:fill="none" draw:fill-color="#ffffff"/>
      <style:paragraph-properties fo:margin-left="0cm" fo:margin-right="0cm" fo:margin-top="0cm" fo:margin-bottom="0.644cm" style:contextual-spacing="false" fo:line-height="0.385cm" fo:keep-together="auto" fo:orphans="0" fo:widows="0" fo:text-indent="0cm" style:auto-text-indent="false" fo:background-color="transparent" fo:keep-with-next="auto" style:writing-mode="lr-tb"/>
    </style:style>
    <style:style style:name="P45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4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60" style:family="paragraph" style:parent-style-name="Body_20_text_20__28_2_29_">
      <loext:graphic-properties draw:fill="none" draw:fill-color="#ffffff"/>
      <style:paragraph-properties fo:margin-left="0cm" fo:margin-right="0cm" fo:margin-top="0cm" fo:margin-bottom="0.773cm" style:contextual-spacing="false" fo:line-height="0.342cm" fo:keep-together="auto" fo:orphans="0" fo:widows="0" fo:text-indent="0cm" style:auto-text-indent="false" fo:background-color="transparent" fo:keep-with-next="auto" style:writing-mode="lr-tb"/>
    </style:style>
    <style:style style:name="P46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42cm" fo:keep-together="auto" fo:orphans="0" fo:widows="0" fo:text-indent="0cm" style:auto-text-indent="false" fo:background-color="transparent" fo:keep-with-next="auto" style:writing-mode="lr-tb"/>
    </style:style>
    <style:style style:name="P462" style:family="paragraph" style:parent-style-name="Body_20_text_20__28_2_29_">
      <loext:graphic-properties draw:fill="none" draw:fill-color="#ffffff"/>
      <style:paragraph-properties fo:margin-left="0cm" fo:margin-right="0cm" fo:margin-top="0cm" fo:margin-bottom="0.226cm" style:contextual-spacing="false" fo:line-height="0.305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63" style:family="paragraph" style:parent-style-name="Body_20_text_20__28_2_29_">
      <loext:graphic-properties draw:fill="none" draw:fill-color="#ffffff"/>
      <style:paragraph-properties fo:margin-left="0cm" fo:margin-right="0cm" fo:margin-top="0cm" fo:margin-bottom="0.189cm" style:contextual-spacing="false" fo:line-height="0.29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64" style:family="paragraph" style:parent-style-name="Body_20_text_20__28_2_29_">
      <loext:graphic-properties draw:fill="none" draw:fill-color="#ffffff"/>
      <style:paragraph-properties fo:margin-left="0cm" fo:margin-right="0cm" fo:margin-top="0cm" fo:margin-bottom="0.771cm" style:contextual-spacing="false" fo:line-height="0.29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6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21cm" fo:keep-together="auto" fo:orphans="0" fo:widows="0" fo:text-indent="0cm" style:auto-text-indent="false" fo:background-color="transparent" fo:keep-with-next="auto" style:writing-mode="lr-tb">
        <style:tab-stops>
          <style:tab-stop style:position="2.958cm"/>
        </style:tab-stops>
      </style:paragraph-properties>
    </style:style>
    <style:style style:name="P46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21cm" fo:keep-together="auto" fo:orphans="0" fo:widows="0" fo:text-indent="0cm" style:auto-text-indent="false" fo:background-color="transparent" fo:keep-with-next="auto" style:writing-mode="lr-tb"/>
    </style:style>
    <style:style style:name="P467" style:family="paragraph" style:parent-style-name="Body_20_text_20__28_2_29_">
      <loext:graphic-properties draw:fill="none" draw:fill-color="#ffffff"/>
      <style:paragraph-properties fo:margin-left="0cm" fo:margin-right="0cm" fo:margin-top="0cm" fo:margin-bottom="0.175cm" style:contextual-spacing="false" fo:line-height="0.32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6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25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69" style:family="paragraph" style:parent-style-name="Body_20_text_20__28_2_29_">
      <loext:graphic-properties draw:fill="none" draw:fill-color="#ffffff"/>
      <style:paragraph-properties fo:margin-left="0cm" fo:margin-right="0cm" fo:margin-top="0cm" fo:margin-bottom="0.774cm" style:contextual-spacing="false" fo:line-height="0.3cm" fo:keep-together="auto" fo:orphans="0" fo:widows="0" fo:text-indent="0cm" style:auto-text-indent="false" fo:background-color="transparent" fo:keep-with-next="auto" style:writing-mode="lr-tb"/>
    </style:style>
    <style:style style:name="P470" style:family="paragraph" style:parent-style-name="Body_20_text_20__28_2_29_">
      <loext:graphic-properties draw:fill="none" draw:fill-color="#ffffff"/>
      <style:paragraph-properties fo:margin-left="0cm" fo:margin-right="4.974cm" fo:margin-top="0cm" fo:margin-bottom="0cm" style:contextual-spacing="false" fo:line-height="0.335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7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35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72" style:family="paragraph" style:parent-style-name="Body_20_text_20__28_2_29_">
      <loext:graphic-properties draw:fill="none" draw:fill-color="#ffffff"/>
      <style:paragraph-properties fo:margin-left="0cm" fo:margin-right="0cm" fo:margin-top="0cm" fo:margin-bottom="0.766cm" style:contextual-spacing="false" fo:line-height="0.335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7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483cm" fo:keep-together="auto" fo:orphans="0" fo:widows="0" fo:text-indent="0cm" style:auto-text-indent="false" fo:background-color="transparent" fo:keep-with-next="auto" style:writing-mode="lr-tb">
        <style:tab-stops>
          <style:tab-stop style:position="0.661cm"/>
        </style:tab-stops>
      </style:paragraph-properties>
    </style:style>
    <style:style style:name="P474" style:family="paragraph" style:parent-style-name="Body_20_text_20__28_2_29_">
      <loext:graphic-properties draw:fill="none" draw:fill-color="#ffffff"/>
      <style:paragraph-properties fo:margin-left="0cm" fo:margin-right="2.081cm" fo:margin-top="0cm" fo:margin-bottom="0cm" style:contextual-spacing="false" fo:line-height="0.33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75" style:family="paragraph" style:parent-style-name="Body_20_text_20__28_2_29_">
      <loext:graphic-properties draw:fill="none" draw:fill-color="#ffffff"/>
      <style:paragraph-properties fo:margin-left="0cm" fo:margin-right="0cm" fo:margin-top="0cm" fo:margin-bottom="0.15cm" style:contextual-spacing="false" fo:line-height="0.33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7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5cm"/>
        </style:tab-stops>
      </style:paragraph-properties>
    </style:style>
    <style:style style:name="P47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78" style:family="paragraph" style:parent-style-name="Body_20_text_20__28_2_29_">
      <loext:graphic-properties draw:fill="none" draw:fill-color="#ffffff"/>
      <style:paragraph-properties fo:margin-left="0cm" fo:margin-right="0cm" fo:margin-top="0cm" fo:margin-bottom="0.219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79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</style:tab-stops>
      </style:paragraph-properties>
    </style:style>
    <style:style style:name="P480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69cm"/>
        </style:tab-stops>
      </style:paragraph-properties>
    </style:style>
    <style:style style:name="P481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</style:tab-stops>
      </style:paragraph-properties>
    </style:style>
    <style:style style:name="P482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7cm"/>
        </style:tab-stops>
      </style:paragraph-properties>
    </style:style>
    <style:style style:name="P483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53cm"/>
        </style:tab-stops>
      </style:paragraph-properties>
    </style:style>
    <style:style style:name="P484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</style:tab-stops>
      </style:paragraph-properties>
    </style:style>
    <style:style style:name="P485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</style:tab-stops>
      </style:paragraph-properties>
    </style:style>
    <style:style style:name="P486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3.383cm"/>
        </style:tab-stops>
      </style:paragraph-properties>
    </style:style>
    <style:style style:name="P487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33cm"/>
        </style:tab-stops>
      </style:paragraph-properties>
    </style:style>
    <style:style style:name="P488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39cm"/>
        </style:tab-stops>
      </style:paragraph-properties>
    </style:style>
    <style:style style:name="P489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</style:tab-stops>
      </style:paragraph-properties>
    </style:style>
    <style:style style:name="P490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81cm"/>
        </style:tab-stops>
      </style:paragraph-properties>
    </style:style>
    <style:style style:name="P491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55cm"/>
        </style:tab-stops>
      </style:paragraph-properties>
    </style:style>
    <style:style style:name="P492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7cm"/>
        </style:tab-stops>
      </style:paragraph-properties>
    </style:style>
    <style:style style:name="P493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58cm"/>
        </style:tab-stops>
      </style:paragraph-properties>
    </style:style>
    <style:style style:name="P494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77cm"/>
        </style:tab-stops>
      </style:paragraph-properties>
    </style:style>
    <style:style style:name="P495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53cm"/>
        </style:tab-stops>
      </style:paragraph-properties>
    </style:style>
    <style:style style:name="P496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83cm"/>
        </style:tab-stops>
      </style:paragraph-properties>
    </style:style>
    <style:style style:name="P497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</style:tab-stops>
      </style:paragraph-properties>
    </style:style>
    <style:style style:name="P498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3cm"/>
        </style:tab-stops>
      </style:paragraph-properties>
    </style:style>
    <style:style style:name="P499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/>
    </style:style>
    <style:style style:name="P500" style:family="paragraph" style:parent-style-name="Body_20_text_20__28_4_29_">
      <loext:graphic-properties draw:fill="none" draw:fill-color="#ffffff"/>
      <style:paragraph-properties fo:margin-left="0cm" fo:margin-right="0.318cm" fo:margin-top="0cm" fo:margin-bottom="0cm" style:contextual-spacing="false" fo:keep-together="auto" fo:orphans="0" fo:widows="0" fo:text-indent="0cm" style:auto-text-indent="false" fo:background-color="transparent" fo:keep-with-next="auto" style:writing-mode="lr-tb"/>
    </style:style>
    <style:style style:name="P501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</style:tab-stops>
      </style:paragraph-properties>
    </style:style>
    <style:style style:name="P502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69cm"/>
        </style:tab-stops>
      </style:paragraph-properties>
    </style:style>
    <style:style style:name="P503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83cm"/>
        </style:tab-stops>
      </style:paragraph-properties>
    </style:style>
    <style:style style:name="P504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</style:style>
    <style:style style:name="P505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39cm"/>
        </style:tab-stops>
      </style:paragraph-properties>
    </style:style>
    <style:style style:name="P506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</style:tab-stops>
      </style:paragraph-properties>
    </style:style>
    <style:style style:name="P507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7cm"/>
        </style:tab-stops>
      </style:paragraph-properties>
    </style:style>
    <style:style style:name="P508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67cm"/>
        </style:tab-stops>
      </style:paragraph-properties>
    </style:style>
    <style:style style:name="P509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19cm"/>
        </style:tab-stops>
      </style:paragraph-properties>
    </style:style>
    <style:style style:name="P510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</style:style>
    <style:style style:name="P511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12" style:family="paragraph" style:parent-style-name="Body_20_text_20__28_4_29_">
      <loext:graphic-properties draw:fill="none" draw:fill-color="#ffffff"/>
      <style:paragraph-properties fo:margin-left="0cm" fo:margin-right="5.609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13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9cm"/>
        </style:tab-stops>
      </style:paragraph-properties>
    </style:style>
    <style:style style:name="P514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cm" fo:keep-together="auto" fo:orphans="0" fo:widows="0" fo:text-indent="0cm" style:auto-text-indent="false" fo:background-color="transparent" fo:keep-with-next="auto" style:writing-mode="lr-tb">
        <style:tab-stops>
          <style:tab-stop style:position="2.958cm"/>
        </style:tab-stops>
      </style:paragraph-properties>
    </style:style>
    <style:style style:name="P515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cm" fo:keep-together="auto" fo:orphans="0" fo:widows="0" fo:text-indent="0cm" style:auto-text-indent="false" fo:background-color="transparent" fo:keep-with-next="auto" style:writing-mode="lr-tb">
        <style:tab-stops>
          <style:tab-stop style:position="2.977cm"/>
        </style:tab-stops>
      </style:paragraph-properties>
    </style:style>
    <style:style style:name="P516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2.958cm"/>
        </style:tab-stops>
      </style:paragraph-properties>
    </style:style>
    <style:style style:name="P517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2.977cm"/>
        </style:tab-stops>
      </style:paragraph-properties>
    </style:style>
    <style:style style:name="P518" style:family="paragraph" style:parent-style-name="Body_20_text_20__28_4_29_">
      <loext:graphic-properties draw:fill="none" draw:fill-color="#ffffff"/>
      <style:paragraph-properties fo:margin-left="0cm" fo:margin-right="0cm" fo:margin-top="0cm" fo:margin-bottom="0.212cm" style:contextual-spacing="false" fo:line-height="0.332cm" fo:keep-together="auto" fo:orphans="0" fo:widows="0" fo:text-indent="0cm" style:auto-text-indent="false" fo:background-color="transparent" fo:keep-with-next="auto" style:writing-mode="lr-tb"/>
    </style:style>
    <style:style style:name="P519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20" style:family="paragraph" style:parent-style-name="Body_20_text_20__28_6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21" style:family="paragraph" style:parent-style-name="Body_20_text_20__28_7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</style:style>
    <style:style style:name="P522" style:family="paragraph" style:parent-style-name="Body_20_text_20__28_7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</style:style>
    <style:style style:name="P523" style:family="paragraph" style:parent-style-name="Body_20_text_20__28_7_29_">
      <loext:graphic-properties draw:fill="none" draw:fill-color="#ffffff"/>
      <style:paragraph-properties fo:margin-left="0cm" fo:margin-right="0cm" fo:margin-top="0cm" fo:margin-bottom="0cm" style:contextual-spacing="false" fo:line-height="0.36cm" fo:keep-together="auto" fo:orphans="0" fo:widows="0" fo:text-indent="0cm" style:auto-text-indent="false" fo:background-color="transparent" fo:keep-with-next="auto" style:writing-mode="lr-tb">
        <style:tab-stops>
          <style:tab-stop style:position="2.977cm"/>
        </style:tab-stops>
      </style:paragraph-properties>
    </style:style>
    <style:style style:name="P524" style:family="paragraph" style:parent-style-name="Body_20_text_20__28_8_29_">
      <loext:graphic-properties draw:fill="none" draw:fill-color="#ffffff"/>
      <style:paragraph-properties fo:margin-left="0cm" fo:margin-right="0cm" fo:margin-top="0cm" fo:margin-bottom="0.764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25" style:family="paragraph" style:parent-style-name="Body_20_text_20__28_8_29_">
      <loext:graphic-properties draw:fill="none" draw:fill-color="#ffffff"/>
      <style:paragraph-properties fo:margin-left="0cm" fo:margin-right="0cm" fo:margin-top="0cm" fo:margin-bottom="0.783cm" style:contextual-spacing="false" fo:line-height="0.35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26" style:family="paragraph" style:parent-style-name="Body_20_text_20__28_9_29_">
      <loext:graphic-properties draw:fill="none" draw:fill-color="#ffffff"/>
      <style:paragraph-properties fo:margin-left="0cm" fo:margin-right="0cm" fo:margin-top="0cm" fo:margin-bottom="0.224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27" style:family="paragraph" style:parent-style-name="Body_20_text_20__28_9_29_" style:master-page-name="Converted6">
      <loext:graphic-properties draw:fill="none" draw:fill-color="#ffffff"/>
      <style:paragraph-properties fo:margin-left="0cm" fo:margin-right="0cm" fo:margin-top="0cm" fo:margin-bottom="0.224cm" style:contextual-spacing="false" fo:text-align="start" style:justify-single-word="false" fo:keep-together="auto" fo:orphans="0" fo:widows="0" fo:text-indent="0cm" style:auto-text-indent="false" style:page-number="562" fo:background-color="transparent" fo:keep-with-next="auto" style:writing-mode="lr-tb"/>
    </style:style>
    <style:style style:name="P528" style:family="paragraph" style:parent-style-name="Body_20_text_20__28_9_29_">
      <loext:graphic-properties draw:fill="none" draw:fill-color="#ffffff"/>
      <style:paragraph-properties fo:margin-left="0cm" fo:margin-right="0cm" fo:margin-top="0cm" fo:margin-bottom="0.917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29" style:family="paragraph" style:parent-style-name="Body_20_text_20__28_9_29_">
      <loext:graphic-properties draw:fill="none" draw:fill-color="#ffffff"/>
      <style:paragraph-properties fo:margin-left="0cm" fo:margin-right="0cm" fo:margin-top="0cm" fo:margin-bottom="0.199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30" style:family="paragraph" style:parent-style-name="Body_20_text_20__28_9_29_">
      <loext:graphic-properties draw:fill="none" draw:fill-color="#ffffff"/>
      <style:paragraph-properties fo:margin-left="0cm" fo:margin-right="0cm" fo:margin-top="0cm" fo:margin-bottom="0.224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31" style:family="paragraph" style:parent-style-name="Body_20_text_20__28_9_29_">
      <loext:graphic-properties draw:fill="none" draw:fill-color="#ffffff"/>
      <style:paragraph-properties fo:margin-left="0cm" fo:margin-right="0cm" fo:margin-top="0cm" fo:margin-bottom="0.192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32" style:family="paragraph" style:parent-style-name="Body_20_text_20__28_9_29_">
      <loext:graphic-properties draw:fill="none" draw:fill-color="#ffffff"/>
      <style:paragraph-properties fo:margin-left="0cm" fo:margin-right="0cm" fo:margin-top="0cm" fo:margin-bottom="0cm" style:contextual-spacing="false" fo:line-height="0.55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33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/>
    </style:style>
    <style:style style:name="P534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535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51cm"/>
        </style:tab-stops>
      </style:paragraph-properties>
    </style:style>
    <style:style style:name="P536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1.092cm" style:type="center"/>
          <style:tab-stop style:position="2.083cm"/>
        </style:tab-stops>
      </style:paragraph-properties>
    </style:style>
    <style:style style:name="P537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1.083cm" style:type="center"/>
          <style:tab-stop style:position="2.083cm"/>
        </style:tab-stops>
      </style:paragraph-properties>
    </style:style>
    <style:style style:name="P538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/>
    </style:style>
    <style:style style:name="P539" style:family="paragraph" style:parent-style-name="Footnote_20__28_user_29_">
      <loext:graphic-properties draw:fill="none" draw:fill-color="#ffffff"/>
      <style:paragraph-properties fo:margin-left="0cm" fo:margin-right="7.973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40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41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903cm" style:type="right"/>
        </style:tab-stops>
      </style:paragraph-properties>
    </style:style>
    <style:style style:name="P542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933cm" style:type="right"/>
        </style:tab-stops>
      </style:paragraph-properties>
    </style:style>
    <style:style style:name="P543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7.311cm" style:type="right"/>
        </style:tab-stops>
      </style:paragraph-properties>
    </style:style>
    <style:style style:name="P544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8.868cm" style:type="right"/>
        </style:tab-stops>
      </style:paragraph-properties>
    </style:style>
    <style:style style:name="P545" style:family="paragraph" style:parent-style-name="Heading_20__23_1">
      <loext:graphic-properties draw:fill="none" draw:fill-color="#ffffff"/>
      <style:paragraph-properties fo:margin-left="0cm" fo:margin-right="0cm" fo:margin-top="0cm" fo:margin-bottom="0.295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546" style:family="paragraph" style:parent-style-name="Heading_20__23_1">
      <loext:graphic-properties draw:fill="none" draw:fill-color="#ffffff"/>
      <style:paragraph-properties fo:margin-left="0cm" fo:margin-right="0cm" fo:margin-top="0cm" fo:margin-bottom="0.259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547" style:family="paragraph" style:parent-style-name="Heading_20__23_1">
      <loext:graphic-properties draw:fill="none" draw:fill-color="#ffffff"/>
      <style:paragraph-properties fo:margin-left="0cm" fo:margin-right="0cm" fo:margin-top="0cm" fo:margin-bottom="0.31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548" style:family="paragraph" style:parent-style-name="Heading_20__23_1_20__28_2_29_">
      <loext:graphic-properties draw:fill="none" draw:fill-color="#ffffff"/>
      <style:paragraph-properties fo:margin-left="0cm" fo:margin-right="0cm" fo:margin-top="0cm" fo:margin-bottom="0.224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549" style:family="paragraph" style:parent-style-name="Heading_20__23_2">
      <loext:graphic-properties draw:fill="none" draw:fill-color="#ffffff"/>
      <style:paragraph-properties fo:margin-left="0cm" fo:margin-right="0cm" fo:margin-top="0cm" fo:margin-bottom="0.205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550" style:family="paragraph" style:parent-style-name="Heading_20__23_2">
      <loext:graphic-properties draw:fill="none" draw:fill-color="#ffffff"/>
      <style:paragraph-properties fo:margin-left="0cm" fo:margin-right="0cm" fo:margin-top="0cm" fo:margin-bottom="0.224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551" style:family="paragraph" style:parent-style-name="Heading_20__23_2">
      <loext:graphic-properties draw:fill="none" draw:fill-color="#ffffff"/>
      <style:paragraph-properties fo:margin-left="0cm" fo:margin-right="0cm" fo:margin-top="0cm" fo:margin-bottom="0.224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552" style:family="paragraph" style:parent-style-name="Heading_20__23_2" style:master-page-name="Converted9">
      <loext:graphic-properties draw:fill="none" draw:fill-color="#ffffff"/>
      <style:paragraph-properties fo:margin-left="0cm" fo:margin-right="0cm" fo:margin-top="0cm" fo:margin-bottom="0.224cm" style:contextual-spacing="false" fo:text-align="justify" style:justify-single-word="false" fo:keep-together="always" fo:orphans="0" fo:widows="0" fo:text-indent="0cm" style:auto-text-indent="false" style:page-number="567" fo:background-color="transparent" fo:keep-with-next="always" style:writing-mode="lr-tb"/>
    </style:style>
    <style:style style:name="P553" style:family="paragraph" style:parent-style-name="Heading_20__23_2">
      <loext:graphic-properties draw:fill="none" draw:fill-color="#ffffff"/>
      <style:paragraph-properties fo:margin-left="0cm" fo:margin-right="0cm" fo:margin-top="0cm" fo:margin-bottom="0.196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554" style:family="paragraph" style:parent-style-name="Heading_20__23_2">
      <loext:graphic-properties draw:fill="none" draw:fill-color="#ffffff"/>
      <style:paragraph-properties fo:margin-left="0cm" fo:margin-right="0cm" fo:margin-top="0cm" fo:margin-bottom="0.189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555" style:family="paragraph" style:parent-style-name="Heading_20__23_2">
      <loext:graphic-properties draw:fill="none" draw:fill-color="#ffffff"/>
      <style:paragraph-properties fo:margin-left="0cm" fo:margin-right="0cm" fo:margin-top="0cm" fo:margin-bottom="0.713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556" style:family="paragraph" style:parent-style-name="Heading_20__23_2">
      <loext:graphic-properties draw:fill="none" draw:fill-color="#ffffff"/>
      <style:paragraph-properties fo:margin-left="0cm" fo:margin-right="0cm" fo:margin-top="0cm" fo:margin-bottom="0cm" style:contextual-spacing="false" fo:line-height="0.554cm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557" style:family="paragraph" style:parent-style-name="Heading_20__23_2">
      <loext:graphic-properties draw:fill="none" draw:fill-color="#ffffff"/>
      <style:paragraph-properties fo:margin-left="0cm" fo:margin-right="0cm" fo:margin-top="0cm" fo:margin-bottom="0.826cm" style:contextual-spacing="false" fo:line-height="0.409cm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558" style:family="paragraph" style:parent-style-name="Heading_20__23_2">
      <loext:graphic-properties draw:fill="none" draw:fill-color="#ffffff"/>
      <style:paragraph-properties fo:margin-left="0cm" fo:margin-right="0cm" fo:margin-top="0cm" fo:margin-bottom="0.861cm" style:contextual-spacing="false" fo:line-height="0.409cm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559" style:family="paragraph" style:parent-style-name="Heading_20__23_2">
      <loext:graphic-properties draw:fill="none" draw:fill-color="#ffffff"/>
      <style:paragraph-properties fo:margin-left="0cm" fo:margin-right="0cm" fo:margin-top="0cm" fo:margin-bottom="0cm" style:contextual-spacing="false" fo:line-height="0.559cm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560" style:family="paragraph" style:parent-style-name="Heading_20__23_2">
      <loext:graphic-properties draw:fill="none" draw:fill-color="#ffffff"/>
      <style:paragraph-properties fo:margin-left="0cm" fo:margin-right="0cm" fo:margin-top="0cm" fo:margin-bottom="0cm" style:contextual-spacing="false" fo:line-height="0.547cm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561" style:family="paragraph" style:parent-style-name="Heading_20__23_2">
      <loext:graphic-properties draw:fill="none" draw:fill-color="#ffffff"/>
      <style:paragraph-properties fo:margin-left="0cm" fo:margin-right="0cm" fo:margin-top="0cm" fo:margin-bottom="0cm" style:contextual-spacing="false" fo:line-height="0.55cm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562" style:family="paragraph" style:parent-style-name="Heading_20__23_2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563" style:family="paragraph" style:parent-style-name="Heading_20__23_2_20__28_2_29_">
      <loext:graphic-properties draw:fill="none" draw:fill-color="#ffffff"/>
      <style:paragraph-properties fo:margin-left="0cm" fo:margin-right="0cm" fo:margin-top="0cm" fo:margin-bottom="0.199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564" style:family="paragraph" style:parent-style-name="Heading_20__23_3">
      <loext:graphic-properties draw:fill="none" draw:fill-color="#ffffff"/>
      <style:paragraph-properties fo:margin-left="0cm" fo:margin-right="0cm" fo:margin-top="0cm" fo:margin-bottom="0.224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565" style:family="paragraph" style:parent-style-name="Heading_20__23_3">
      <loext:graphic-properties draw:fill="none" draw:fill-color="#ffffff"/>
      <style:paragraph-properties fo:margin-left="0cm" fo:margin-right="0cm" fo:margin-top="0cm" fo:margin-bottom="0.224cm" style:contextual-spacing="false" fo:keep-together="always" fo:orphans="0" fo:widows="0" fo:text-indent="0cm" style:auto-text-indent="false" fo:break-before="column" fo:background-color="transparent" fo:keep-with-next="always" style:writing-mode="lr-tb"/>
    </style:style>
    <style:style style:name="P566" style:family="paragraph" style:parent-style-name="Heading_20__23_3">
      <loext:graphic-properties draw:fill="none" draw:fill-color="#ffffff"/>
      <style:paragraph-properties fo:margin-left="0cm" fo:margin-right="0cm" fo:margin-top="0cm" fo:margin-bottom="0.189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567" style:family="paragraph" style:parent-style-name="Heading_20__23_3">
      <loext:graphic-properties draw:fill="none" draw:fill-color="#ffffff"/>
      <style:paragraph-properties fo:margin-left="0cm" fo:margin-right="0cm" fo:margin-top="0cm" fo:margin-bottom="0.205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568" style:family="paragraph" style:parent-style-name="Heading_20__23_3">
      <loext:graphic-properties draw:fill="none" draw:fill-color="#ffffff"/>
      <style:paragraph-properties fo:margin-left="0cm" fo:margin-right="0cm" fo:margin-top="0cm" fo:margin-bottom="0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569" style:family="paragraph" style:parent-style-name="Heading_20__23_3">
      <loext:graphic-properties draw:fill="none" draw:fill-color="#ffffff"/>
      <style:paragraph-properties fo:margin-left="0cm" fo:margin-right="0cm" fo:margin-top="0cm" fo:margin-bottom="0.196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570" style:family="paragraph" style:parent-style-name="Heading_20__23_3">
      <loext:graphic-properties draw:fill="none" draw:fill-color="#ffffff"/>
      <style:paragraph-properties fo:margin-left="0cm" fo:margin-right="0cm" fo:margin-top="0cm" fo:margin-bottom="0.192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571" style:family="paragraph" style:parent-style-name="Heading_20__23_3">
      <loext:graphic-properties draw:fill="none" draw:fill-color="#ffffff"/>
      <style:paragraph-properties fo:margin-left="0cm" fo:margin-right="0cm" fo:margin-top="0cm" fo:margin-bottom="0.847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572" style:family="paragraph" style:parent-style-name="Heading_20__23_3">
      <loext:graphic-properties draw:fill="none" draw:fill-color="#ffffff"/>
      <style:paragraph-properties fo:margin-left="0cm" fo:margin-right="0cm" fo:margin-top="0cm" fo:margin-bottom="0.259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573" style:family="paragraph" style:parent-style-name="Heading_20__23_3">
      <loext:graphic-properties draw:fill="none" draw:fill-color="#ffffff"/>
      <style:paragraph-properties fo:margin-left="0cm" fo:margin-right="0cm" fo:margin-top="0cm" fo:margin-bottom="0.201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574" style:family="paragraph" style:parent-style-name="Heading_20__23_3">
      <loext:graphic-properties draw:fill="none" draw:fill-color="#ffffff"/>
      <style:paragraph-properties fo:margin-left="0cm" fo:margin-right="0cm" fo:margin-top="0cm" fo:margin-bottom="0.236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575" style:family="paragraph" style:parent-style-name="Heading_20__23_3">
      <loext:graphic-properties draw:fill="none" draw:fill-color="#ffffff"/>
      <style:paragraph-properties fo:margin-left="0cm" fo:margin-right="0cm" fo:margin-top="0cm" fo:margin-bottom="0.196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576" style:family="paragraph" style:parent-style-name="Heading_20__23_3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lways" fo:orphans="0" fo:widows="0" fo:text-indent="0cm" style:auto-text-indent="false" fo:break-before="column" fo:background-color="transparent" fo:keep-with-next="always" style:writing-mode="lr-tb"/>
    </style:style>
    <style:style style:name="P577" style:family="paragraph" style:parent-style-name="Heading_20__23_3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578" style:family="paragraph" style:parent-style-name="Heading_20__23_3">
      <loext:graphic-properties draw:fill="none" draw:fill-color="#ffffff"/>
      <style:paragraph-properties fo:margin-left="0cm" fo:margin-right="0cm" fo:margin-top="0cm" fo:margin-bottom="0.224cm" style:contextual-spacing="false" fo:text-align="start" style:justify-single-word="false" fo:keep-together="always" fo:orphans="0" fo:widows="0" fo:text-indent="0cm" style:auto-text-indent="false" fo:break-before="column" fo:background-color="transparent" fo:keep-with-next="always" style:writing-mode="lr-tb"/>
    </style:style>
    <style:style style:name="P579" style:family="paragraph" style:parent-style-name="Heading_20__23_3">
      <loext:graphic-properties draw:fill="none" draw:fill-color="#ffffff"/>
      <style:paragraph-properties fo:margin-left="0cm" fo:margin-right="0cm" fo:margin-top="0cm" fo:margin-bottom="0.224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580" style:family="paragraph" style:parent-style-name="Heading_20__23_3" style:master-page-name="Converted5">
      <loext:graphic-properties draw:fill="none" draw:fill-color="#ffffff"/>
      <style:paragraph-properties fo:margin-left="0cm" fo:margin-right="0cm" fo:margin-top="0cm" fo:margin-bottom="0.224cm" style:contextual-spacing="false" fo:text-align="start" style:justify-single-word="false" fo:keep-together="always" fo:orphans="0" fo:widows="0" fo:text-indent="0cm" style:auto-text-indent="false" style:page-number="6" fo:background-color="transparent" fo:keep-with-next="always" style:writing-mode="lr-tb"/>
    </style:style>
    <style:style style:name="P581" style:family="paragraph" style:parent-style-name="Heading_20__23_3">
      <loext:graphic-properties draw:fill="none" draw:fill-color="#ffffff"/>
      <style:paragraph-properties fo:margin-left="0cm" fo:margin-right="0cm" fo:margin-top="0cm" fo:margin-bottom="0.192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582" style:family="paragraph" style:parent-style-name="Heading_20__23_3">
      <loext:graphic-properties draw:fill="none" draw:fill-color="#ffffff"/>
      <style:paragraph-properties fo:margin-left="0cm" fo:margin-right="0cm" fo:margin-top="0cm" fo:margin-bottom="0.199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583" style:family="paragraph" style:parent-style-name="Heading_20__23_3">
      <loext:graphic-properties draw:fill="none" draw:fill-color="#ffffff"/>
      <style:paragraph-properties fo:margin-left="0cm" fo:margin-right="0cm" fo:margin-top="0cm" fo:margin-bottom="0.677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584" style:family="paragraph" style:parent-style-name="Heading_20__23_3">
      <loext:graphic-properties draw:fill="none" draw:fill-color="#ffffff"/>
      <style:paragraph-properties fo:margin-left="0cm" fo:margin-right="0cm" fo:margin-top="0cm" fo:margin-bottom="0cm" style:contextual-spacing="false" fo:line-height="0.559cm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585" style:family="paragraph" style:parent-style-name="Heading_20__23_3">
      <loext:graphic-properties draw:fill="none" draw:fill-color="#ffffff"/>
      <style:paragraph-properties fo:margin-left="0cm" fo:margin-right="0cm" fo:margin-top="0cm" fo:margin-bottom="0cm" style:contextual-spacing="false" fo:line-height="0.554cm" fo:keep-together="always" fo:orphans="0" fo:widows="0" fo:text-indent="0cm" style:auto-text-indent="false" fo:background-color="transparent" fo:keep-with-next="always" style:writing-mode="lr-tb"/>
    </style:style>
    <style:style style:name="P586" style:family="paragraph" style:parent-style-name="Standard">
      <style:paragraph-properties fo:orphans="0" fo:widows="0"/>
      <style:text-properties fo:font-size="1pt" style:font-size-asian="1pt" style:font-size-complex="1pt"/>
    </style:style>
    <style:style style:name="P587" style:family="paragraph" style:parent-style-name="Standard" style:master-page-name="Converted3">
      <style:paragraph-properties fo:orphans="0" fo:widows="0" style:page-number="4"/>
      <style:text-properties fo:font-size="1pt" style:font-size-asian="1pt" style:font-size-complex="1pt"/>
    </style:style>
    <style:style style:name="P588" style:family="paragraph" style:parent-style-name="Standard" style:master-page-name="Converted16">
      <style:paragraph-properties fo:orphans="0" fo:widows="0" style:page-number="579"/>
      <style:text-properties fo:font-size="1pt" style:font-size-asian="1pt" style:font-size-complex="1pt"/>
    </style:style>
    <style:style style:name="P589" style:family="paragraph" style:parent-style-name="Standard" style:master-page-name="Converted2">
      <style:paragraph-properties fo:line-height="1.162cm" fo:orphans="0" fo:widows="0" style:page-number="552"/>
    </style:style>
    <style:style style:name="P590" style:family="paragraph" style:parent-style-name="Standard">
      <style:paragraph-properties fo:line-height="0.423cm" fo:orphans="0" fo:widows="0"/>
      <style:text-properties fo:font-size="9.5pt" style:font-size-asian="9.5pt" style:font-size-complex="9.5pt"/>
    </style:style>
    <style:style style:name="P591" style:family="paragraph" style:parent-style-name="Standard">
      <style:paragraph-properties fo:margin-top="0.155cm" fo:margin-bottom="0.155cm" style:contextual-spacing="false" fo:line-height="0.423cm" fo:orphans="0" fo:widows="0"/>
      <style:text-properties fo:font-size="9.5pt" style:font-size-asian="9.5pt" style:font-size-complex="9.5pt"/>
    </style:style>
    <style:style style:name="P592" style:family="paragraph" style:parent-style-name="Standard">
      <style:paragraph-properties fo:margin-top="0.116cm" fo:margin-bottom="0.116cm" style:contextual-spacing="false" fo:line-height="0.423cm" fo:orphans="0" fo:widows="0"/>
      <style:text-properties fo:font-size="9.5pt" style:font-size-asian="9.5pt" style:font-size-complex="9.5pt"/>
    </style:style>
    <style:style style:name="P593" style:family="paragraph" style:parent-style-name="Standard">
      <style:paragraph-properties fo:margin-top="0.127cm" fo:margin-bottom="0.127cm" style:contextual-spacing="false" fo:line-height="0.423cm" fo:orphans="0" fo:widows="0"/>
      <style:text-properties fo:font-size="9.5pt" style:font-size-asian="9.5pt" style:font-size-complex="9.5pt"/>
    </style:style>
    <style:style style:name="P594" style:family="paragraph" style:parent-style-name="Standard">
      <style:paragraph-properties fo:orphans="0" fo:widows="0"/>
    </style:style>
    <style:style style:name="P595" style:family="paragraph" style:parent-style-name="Standard">
      <style:paragraph-properties fo:break-before="page"/>
    </style:style>
    <style:style style:name="P596" style:family="paragraph" style:parent-style-name="Standard">
      <style:paragraph-properties fo:line-height="0.275cm" fo:orphans="0" fo:widows="0"/>
      <style:text-properties fo:font-size="6pt" style:font-size-asian="6pt" style:font-size-complex="6pt"/>
    </style:style>
    <style:style style:name="P597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P598" style:family="paragraph">
      <loext:graphic-properties draw:fill="none"/>
      <style:paragraph-properties fo:text-align="start"/>
      <style:text-properties fo:color="#000000" loext:opacity="100%" loext:color-lum-mod="100%" loext:color-lum-off="0%" fo:font-size="18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T3" style:family="text"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T4" style:family="text">
      <style:text-properties fo:color="#000000" loext:opacity="100%" style:text-position="super 58%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T5" style:family="text">
      <style:text-properties fo:color="#000000" loext:opacity="100%" style:text-position="sub 58%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position="super 58%"/>
    </style:style>
    <style:style style:name="T8" style:family="text">
      <style:text-properties fo:language="en" fo:country="US" style:language-asian="en" style:country-asian="US" style:language-complex="en" style:country-complex="US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position="sub 58%"/>
    </style:style>
    <style:style style:name="T12" style:family="text"/>
    <style:style style:name="fr1" style:family="graphic" style:parent-style-name="Graphics">
      <style:graphic-properties fo:margin-left="0.176cm" fo:margin-right="4.538cm" fo:margin-top="0cm" fo:margin-bottom="0cm" style:run-through="background" style:wrap="right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2" fo:column-gap="3.732cm">
          <style:column style:rel-width="32767*" fo:start-indent="0cm" fo:end-indent="1.866cm"/>
          <style:column style:rel-width="32768*" fo:start-indent="1.866cm" fo:end-indent="0cm"/>
        </style:columns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2">
          <style:column style:rel-width="31084*" fo:start-indent="0cm" fo:end-indent="2.641cm"/>
          <style:column style:rel-width="34451*" fo:start-indent="2.641cm" fo:end-indent="0cm"/>
        </style:columns>
      </style:section-properties>
    </style:style>
    <style:style style:name="Sect4" style:family="section">
      <style:section-properties text:dont-balance-text-columns="true" style:editable="false">
        <style:columns fo:column-count="2" fo:column-gap="3.591cm">
          <style:column style:rel-width="32767*" fo:start-indent="0cm" fo:end-indent="1.795cm"/>
          <style:column style:rel-width="32768*" fo:start-indent="1.795cm" fo:end-indent="0cm"/>
        </style:columns>
      </style:section-properties>
    </style:style>
    <style:style style:name="Sect5" style:family="section">
      <style:section-properties style:editable="false">
        <style:columns fo:column-count="2" fo:column-gap="3.591cm">
          <style:column style:rel-width="32767*" fo:start-indent="0cm" fo:end-indent="1.795cm"/>
          <style:column style:rel-width="32768*" fo:start-indent="1.795cm" fo:end-indent="0cm"/>
        </style:columns>
      </style:section-properties>
    </style:style>
    <style:style style:name="Sect6" style:family="section">
      <style:section-properties text:dont-balance-text-columns="true" style:writing-mode="lr-tb" style:editable="false">
        <style:columns fo:column-count="2" fo:column-gap="3.627cm">
          <style:column style:rel-width="32767*" fo:start-indent="0cm" fo:end-indent="1.813cm"/>
          <style:column style:rel-width="32768*" fo:start-indent="1.813cm" fo:end-indent="0cm"/>
        </style:columns>
      </style:section-properties>
    </style:style>
    <style:style style:name="Sect7" style:family="section">
      <style:section-properties text:dont-balance-text-columns="true" style:editable="false">
        <style:columns fo:column-count="2" fo:column-gap="3.627cm">
          <style:column style:rel-width="32767*" fo:start-indent="0cm" fo:end-indent="1.813cm"/>
          <style:column style:rel-width="32768*" fo:start-indent="1.813cm" fo:end-indent="0cm"/>
        </style:columns>
      </style:section-properties>
    </style:style>
    <style:style style:name="Sect8" style:family="section">
      <style:section-properties text:dont-balance-text-columns="true" style:editable="false">
        <style:columns fo:column-count="2" fo:column-gap="4.18cm">
          <style:column style:rel-width="32767*" fo:start-indent="0cm" fo:end-indent="2.09cm"/>
          <style:column style:rel-width="32768*" fo:start-indent="2.09cm" fo:end-indent="0cm"/>
        </style:columns>
      </style:section-properties>
    </style:style>
    <style:style style:name="gr1" style:family="graphic" style:parent-style-name="Frame">
      <style:graphic-properties draw:stroke="none" svg:stroke-width="0cm" draw:fill="solid" draw:fill-color="#ffffff" draw:opacity="0%" draw:textarea-vertical-align="top" draw:auto-grow-height="false" fo:min-height="2.177cm" fo:min-width="7.47cm" fo:padding-top="0cm" fo:padding-bottom="0cm" fo:padding-left="0cm" fo:padding-right="0cm" fo:wrap-option="wrap" fo:margin-left="0.176cm" fo:margin-right="0.176cm" fo:margin-top="0cm" fo:margin-bottom="0.002cm" style:run-through="background" style:wrap="right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solid" draw:fill-color="#ffffff" draw:opacity="0%" draw:textarea-vertical-align="top" draw:auto-grow-height="false" fo:min-height="4.59cm" fo:min-width="10.01cm" fo:padding-top="0cm" fo:padding-bottom="0cm" fo:padding-left="0cm" fo:padding-right="0cm" fo:wrap-option="wrap" fo:margin-left="0.176cm" fo:margin-right="6.916cm" fo:margin-top="0cm" fo:margin-bottom="0.002cm" style:run-through="background" style:wrap="right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solid" draw:fill-color="#ffffff" draw:opacity="0%" draw:textarea-vertical-align="top" draw:auto-grow-height="false" fo:min-height="6.108cm" fo:min-width="9.645cm" fo:padding-top="0cm" fo:padding-bottom="0cm" fo:padding-left="0cm" fo:padding-right="0cm" fo:wrap-option="wrap" fo:margin-left="4.546cm" fo:margin-right="0.178cm" fo:margin-top="0cm" fo:margin-bottom="0cm" style:run-through="background" style:wrap="left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solid" draw:fill-color="#ffffff" draw:opacity="0%" draw:textarea-vertical-align="top" draw:auto-grow-height="false" fo:min-height="2.226cm" fo:min-width="4.761cm" fo:padding-top="0cm" fo:padding-bottom="0cm" fo:padding-left="0cm" fo:padding-right="0cm" fo:wrap-option="wrap" fo:margin-left="4.538cm" fo:margin-right="0.176cm" fo:margin-top="0cm" fo:margin-bottom="0.002cm" style:run-through="background" style:wrap="left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cm" draw:fill="solid" draw:fill-color="#ffffff" draw:opacity="0%" draw:textarea-vertical-align="top" draw:auto-grow-height="false" fo:min-height="0.785cm" fo:min-width="12.642cm" fo:padding-top="0cm" fo:padding-bottom="0cm" fo:padding-left="0cm" fo:padding-right="0cm" fo:wrap-option="wrap" fo:margin-left="0.176cm" fo:margin-right="3.044cm" fo:margin-top="0cm" fo:margin-bottom="0cm" style:run-through="background" style:wrap="right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cm" draw:fill="solid" draw:fill-color="#ffffff" draw:opacity="0%" draw:textarea-vertical-align="top" draw:auto-grow-height="false" fo:min-height="0.443cm" fo:min-width="1.847cm" fo:padding-top="0cm" fo:padding-bottom="0cm" fo:padding-left="0cm" fo:padding-right="0cm" fo:wrap-option="wrap" fo:margin-left="1.699cm" fo:margin-right="0.176cm" fo:margin-top="0cm" fo:margin-bottom="0cm" style:run-through="background" style:wrap="left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7" style:family="graphic" style:parent-style-name="Frame">
      <style:graphic-properties draw:stroke="none" svg:stroke-width="0cm" draw:fill="solid" draw:fill-color="#ffffff" draw:opacity="0%" draw:textarea-vertical-align="top" draw:auto-grow-height="false" fo:min-height="0.436cm" fo:min-width="3.143cm" fo:padding-top="0cm" fo:padding-bottom="0cm" fo:padding-left="0cm" fo:padding-right="0cm" fo:wrap-option="wrap" fo:margin-left="0.175cm" fo:margin-right="0.176cm" fo:margin-top="2.131cm" fo:margin-bottom="0cm" style:run-through="background" style:wrap="left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cm" draw:fill="solid" draw:fill-color="#ffffff" draw:opacity="0%" draw:textarea-vertical-align="top" draw:auto-grow-height="false" fo:min-height="3.089cm" fo:min-width="3.041cm" fo:padding-top="0cm" fo:padding-bottom="0cm" fo:padding-left="0cm" fo:padding-right="0cm" fo:wrap-option="wrap" fo:margin-left="2.335cm" fo:margin-right="0.17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9" style:family="graphic" style:parent-style-name="Frame">
      <style:graphic-properties draw:stroke="none" svg:stroke-width="0cm" draw:fill="solid" draw:fill-color="#ffffff" draw:opacity="0%" draw:textarea-vertical-align="top" draw:auto-grow-height="false" fo:min-height="0.834cm" fo:min-width="12.795cm" fo:padding-top="0cm" fo:padding-bottom="0cm" fo:padding-left="0cm" fo:padding-right="0cm" fo:wrap-option="wrap" fo:margin-left="0.175cm" fo:margin-right="2.445cm" fo:margin-top="0cm" fo:margin-bottom="0cm" style:run-through="background" style:wrap="right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10" style:family="graphic" style:parent-style-name="Frame">
      <style:graphic-properties draw:stroke="none" svg:stroke-width="0cm" draw:fill="solid" draw:fill-color="#ffffff" draw:opacity="0%" draw:textarea-vertical-align="top" draw:auto-grow-height="false" fo:min-height="2.683cm" fo:min-width="12.795cm" fo:padding-top="0cm" fo:padding-bottom="0cm" fo:padding-left="0cm" fo:padding-right="0cm" fo:wrap-option="wrap" fo:margin-left="0.175cm" fo:margin-right="0.238cm" fo:margin-top="0cm" fo:margin-bottom="0.94cm" style:run-through="background" style:wrap="non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11" style:family="graphic" style:parent-style-name="Frame">
      <style:graphic-properties draw:stroke="none" svg:stroke-width="0cm" draw:fill="solid" draw:fill-color="#ffffff" draw:opacity="0%" draw:textarea-vertical-align="top" draw:auto-grow-height="false" fo:min-height="0.434cm" fo:min-width="1.864cm" fo:padding-top="0cm" fo:padding-bottom="0cm" fo:padding-left="0cm" fo:padding-right="0cm" fo:wrap-option="wrap" fo:margin-left="0.176cm" fo:margin-right="0.176cm" fo:margin-top="0cm" fo:margin-bottom="0.649cm" style:run-through="background" style:wrap="non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12" style:family="graphic" style:parent-style-name="Frame">
      <style:graphic-properties draw:stroke="none" svg:stroke-width="0cm" draw:fill="solid" draw:fill-color="#ffffff" draw:opacity="0%" draw:textarea-vertical-align="top" draw:auto-grow-height="false" fo:min-height="0.436cm" fo:min-width="5.692cm" fo:padding-top="0cm" fo:padding-bottom="0cm" fo:padding-left="0cm" fo:padding-right="0cm" fo:wrap-option="wrap" fo:margin-left="0.176cm" fo:margin-right="0.176cm" fo:margin-top="0cm" fo:margin-bottom="1.067cm" style:run-through="background" style:wrap="non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13" style:family="graphic" style:parent-style-name="Frame">
      <style:graphic-properties draw:stroke="none" svg:stroke-width="0cm" draw:fill="solid" draw:fill-color="#ffffff" draw:opacity="0%" draw:textarea-vertical-align="top" draw:auto-grow-height="false" fo:min-height="3.08cm" fo:min-width="7.063cm" fo:padding-top="0cm" fo:padding-bottom="0cm" fo:padding-left="0cm" fo:padding-right="0cm" fo:wrap-option="wrap" fo:margin-left="0.175cm" fo:margin-right="0.176cm" fo:margin-top="0cm" fo:margin-bottom="0.002cm" style:run-through="background" style:wrap="non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14" style:family="graphic" style:parent-style-name="Frame">
      <style:graphic-properties draw:stroke="none" svg:stroke-width="0cm" draw:fill="solid" draw:fill-color="#ffffff" draw:opacity="0%" draw:textarea-vertical-align="top" draw:auto-grow-height="false" fo:min-height="2.357cm" fo:min-width="5.133cm" fo:padding-top="0cm" fo:padding-bottom="0cm" fo:padding-left="0cm" fo:padding-right="0cm" fo:wrap-option="wrap" fo:margin-left="0.175cm" fo:margin-right="5.283cm" fo:margin-top="0cm" fo:margin-bottom="0.002cm" style:run-through="background" style:wrap="non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15" style:family="graphic" style:parent-style-name="Frame">
      <style:graphic-properties draw:stroke="none" svg:stroke-width="0cm" draw:fill="solid" draw:fill-color="#ffffff" draw:opacity="0%" draw:textarea-vertical-align="top" draw:auto-grow-height="false" fo:min-height="1.568cm" fo:min-width="2.66cm" fo:padding-top="0cm" fo:padding-bottom="0cm" fo:padding-left="0cm" fo:padding-right="0cm" fo:wrap-option="wrap" fo:margin-left="0.175cm" fo:margin-right="0.513cm" fo:margin-top="0cm" fo:margin-bottom="1.152cm" style:run-through="background" style:wrap="right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16" style:family="graphic" style:parent-style-name="Frame">
      <style:graphic-properties draw:stroke="none" svg:stroke-width="0cm" draw:fill="solid" draw:fill-color="#ffffff" draw:opacity="0%" draw:textarea-vertical-align="top" draw:auto-grow-height="false" fo:min-height="1.984cm" fo:min-width="4.507cm" fo:padding-top="0cm" fo:padding-bottom="0cm" fo:padding-left="0cm" fo:padding-right="0cm" fo:wrap-option="wrap" fo:margin-left="0.478cm" fo:margin-right="0.176cm" fo:margin-top="0cm" fo:margin-bottom="0.321cm" style:run-through="background" style:wrap="left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17" style:family="graphic" style:parent-style-name="Frame">
      <style:graphic-properties draw:stroke="none" svg:stroke-width="0cm" draw:fill="solid" draw:fill-color="#ffffff" draw:opacity="0%" draw:textarea-vertical-align="top" draw:auto-grow-height="false" fo:min-height="0.445cm" fo:min-width="0.933cm" fo:padding-top="0cm" fo:padding-bottom="0cm" fo:padding-left="0cm" fo:padding-right="0cm" fo:wrap-option="wrap" fo:margin-left="0.176cm" fo:margin-right="0.176cm" fo:margin-top="0cm" fo:margin-bottom="0.64cm" style:run-through="background" style:wrap="left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18" style:family="graphic" style:parent-style-name="Frame">
      <style:graphic-properties draw:stroke="none" svg:stroke-width="0cm" draw:fill="solid" draw:fill-color="#ffffff" draw:opacity="0%" draw:textarea-vertical-align="top" draw:auto-grow-height="false" fo:min-height="2.339cm" fo:min-width="2.626cm" fo:padding-top="0cm" fo:padding-bottom="0cm" fo:padding-left="0cm" fo:padding-right="0cm" fo:wrap-option="wrap" fo:margin-left="2.445cm" fo:margin-right="0.533cm" fo:margin-top="0cm" fo:margin-bottom="0.002cm" style:run-through="background" style:wrap="parallel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19" style:family="graphic" style:parent-style-name="Frame">
      <style:graphic-properties draw:stroke="none" svg:stroke-width="0cm" draw:fill="solid" draw:fill-color="#ffffff" draw:opacity="0%" draw:textarea-vertical-align="top" draw:auto-grow-height="false" fo:min-height="0.494cm" fo:min-width="2.043cm" fo:padding-top="0cm" fo:padding-bottom="0cm" fo:padding-left="0cm" fo:padding-right="0cm" fo:wrap-option="wrap" fo:margin-left="4.126cm" fo:margin-right="0.178cm" fo:margin-top="0cm" fo:margin-bottom="0.002cm" style:run-through="background" style:wrap="left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0" style:family="graphic" style:parent-style-name="Frame">
      <style:graphic-properties draw:stroke="none" svg:stroke-width="0cm" draw:fill="solid" draw:fill-color="#ffffff" draw:opacity="0%" draw:textarea-vertical-align="top" draw:auto-grow-height="false" fo:min-height="4.976cm" fo:min-width="12.599cm" fo:padding-top="0cm" fo:padding-bottom="0cm" fo:padding-left="0cm" fo:padding-right="0cm" fo:wrap-option="wrap" fo:margin-left="0.176cm" fo:margin-right="3.792cm" fo:margin-top="0cm" fo:margin-bottom="0cm" style:run-through="background" style:wrap="right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21" style:family="graphic" style:parent-style-name="Frame">
      <style:graphic-properties draw:stroke="none" svg:stroke-width="0cm" draw:fill="solid" draw:fill-color="#ffffff" draw:opacity="0%" draw:textarea-vertical-align="top" draw:auto-grow-height="false" fo:min-height="2.824cm" fo:min-width="11.855cm" fo:padding-top="0cm" fo:padding-bottom="0cm" fo:padding-left="0cm" fo:padding-right="0cm" fo:wrap-option="wrap" fo:margin-left="0.176cm" fo:margin-right="4.445cm" fo:margin-top="0cm" fo:margin-bottom="0cm" style:run-through="background" style:wrap="right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22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fo:margin-left="10.811cm" fo:margin-right="0cm" fo:margin-top="57.912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3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fo:margin-left="29.173cm" fo:margin-right="0cm" fo:margin-top="78.777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4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fo:margin-left="6.092cm" fo:margin-right="0cm" fo:margin-top="56.679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5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fo:margin-left="29.489cm" fo:margin-right="0cm" fo:margin-top="48.458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6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fo:margin-left="29.482cm" fo:margin-right="0cm" fo:margin-top="18.401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7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fo:margin-left="12.063cm" fo:margin-right="0cm" fo:margin-top="103.456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8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fo:margin-left="22.849cm" fo:margin-right="0cm" fo:margin-top="81.407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9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fo:margin-left="28.73cm" fo:margin-right="0cm" fo:margin-top="43.72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0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fo:margin-left="11.942cm" fo:margin-right="0cm" fo:margin-top="73.261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1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fo:margin-left="22.546cm" fo:margin-right="0cm" fo:margin-top="51.142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2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fo:margin-left="12.139cm" fo:margin-right="0cm" fo:margin-top="13.467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3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fo:margin-left="28.367cm" fo:margin-right="0cm" fo:margin-top="68.79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4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fo:margin-left="28.642cm" fo:margin-right="0cm" fo:margin-top="98.949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5" style:family="graphic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fo:margin-left="28.642cm" fo:margin-right="0cm" fo:margin-top="98.949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6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fo:margin-left="12.386cm" fo:margin-right="0cm" fo:margin-top="38.223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7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fo:margin-left="12.199cm" fo:margin-right="0cm" fo:margin-top="8.135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8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fo:margin-left="28.82cm" fo:margin-right="0cm" fo:margin-top="33.186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9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fo:margin-left="12.416cm" fo:margin-right="0cm" fo:margin-top="3.034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0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fo:margin-left="11.726cm" fo:margin-right="0cm" fo:margin-top="88.159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48" text:outline-level="1"><text:bookmark-start text:name="bookmark0"/><text:span text:style-name="T2">RAINBOW (1)</text:span><draw:custom-shape text:anchor-type="char" draw:z-index="20" draw:name="Rahmen1" draw:style-name="gr21" draw:text-style-name="P597" svg:width="11.854cm" svg:height="2.823cm" svg:x="-16.298cm" svg:y="-0.037cm"><text:p text:style-name="P1"><text:span text:style-name="Body_20_text_20__28_2_29__20_Exact">4<text:tab/>1744/5 St Helena and Benkulen</text:span></text:p><text:p text:style-name="P2"><text:span text:style-name="Body_20_text_20__28_2_29__20_Exact">L/MAR/B/631C<text:tab/>Journal 13 Oct 1744-8 Oct 1746</text:span></text:p><text:p text:style-name="P3"><text:span text:style-name="Body_20_text_20__28_2_29__20_Exact">L/MAR/B/631G(1)<text:tab/>Ledger</text:span></text:p><text:p text:style-name="P487"><text:span text:style-name="Body_20_text_20__28_4_29__20_Exact">L/MAR/B/631 G(2)<text:tab/>Pay Book</text:span></text:p><text:p text:style-name="P4"><text:span text:style-name="Body_20_text_20__28_2_29__20_Exact">Capt Benjamin Mason</text:span></text:p><text:p text:style-name="P143"><text:span text:style-name="Body_20_text_20__28_2_29__20_Exact">Plymouth 14 Apr 1745 - 3 Jul St Helena - 8 Nov Benkulen - 11 Dec Moco Moco -18 Jan 1746 Benkulen - 29 May St Helena - 27 Aug Down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1" draw:name="Rahmen2" draw:style-name="gr20" draw:text-style-name="P597" svg:width="12.598cm" svg:height="4.975cm" svg:x="-16.392cm" svg:y="3.187cm"><text:p text:style-name="P519"><text:span text:style-name="T2">QUEEN CHARLOTTE</text:span></text:p><text:p text:style-name="P146"><text:span text:style-name="Body_20_text_20__28_2_29__20_Exact">Company’s packet, 240 tons</text:span></text:p><text:list xml:id="list2882625406" text:style-name="WWNum2"><text:list-item><text:p text:style-name="P147"><text:span text:style-name="Body_20_text_20__28_2_29__20_Exact">From China 1788</text:span></text:p></text:list-item></text:list><text:p text:style-name="P149"><text:span text:style-name="Body_20_text_20__28_2_29__20_Exact">L/MAR/B/477A Journal 20 Jan-1 Oct 1788, James Turner, Chief Mate Capt George Dixon</text:span></text:p><text:p text:style-name="P152"><text:span text:style-name="Body_20_text_20__28_2_29__20_Exact">Second Bar 7 Feb 1788- 14 Mar North Island - 18 Jun St Helena -18 Sep Downs</text:span></text:p><text:list xml:id="list131951579122638" text:continue-numbering="true" text:style-name="WWNum2"><text:list-item><text:p text:style-name="P161"><text:span text:style-name="Body_20_text_20__28_2_29__20_Exact">1792/3 Madras and Bengal L/MAR/B/477B Journal 29 May 1793-30 Mar 1794 Capt William Fairfax</text:span></text:p></text:list-item></text:list><text:p text:style-name="P175"><text:span text:style-name="Body_20_text_20__28_2_29__20_Exact">Falmouth 5 Mar 1793 - St Helena 30 May - 23 Jun Cape - 21 Aug Madras - 2 Oct Calcutta -14 Nov Bankshall - 26 Jan 1794 St Helena - 30 Mar Falmouth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bookmark-end text:name="bookmark0"/></text:h>
      <text:p text:style-name="P178"><text:span text:style-name="T2">380 tons, 70 crew</text:span></text:p>
      <text:list xml:id="list2218799575" text:style-name="WWNum3">
        <text:list-item>
          <text:p text:style-name="P13"><text:span text:style-name="T2">1667/8<text:tab/>Madras and Bengal</text:span></text:p>
        </text:list-item>
      </text:list>
      <text:p text:style-name="P4"><text:span text:style-name="T2">Capt Richard Goodlad</text:span></text:p>
      <text:p text:style-name="P5"><text:span text:style-name="T2">Jan 1668 -</text:span></text:p>
      <text:list xml:id="list131952195538365" text:continue-numbering="true" text:style-name="WWNum3">
        <text:list-item>
          <text:p text:style-name="P96"><text:span text:style-name="T2">1669/70 Madras and Bengal Capt Richard Goodlad</text:span></text:p>
        </text:list-item>
      </text:list>
      <text:p text:style-name="P5"><text:span text:style-name="T2">10 Nov 1669 - 14 Aug 1671 Downs</text:span></text:p>
      <text:list xml:id="list131951087820405" text:continue-numbering="true" text:style-name="WWNum3">
        <text:list-item>
          <text:p text:style-name="P13"><text:span text:style-name="T2">1671/2<text:tab/>Surat</text:span></text:p>
        </text:list-item>
      </text:list>
      <text:p text:style-name="P4"><text:span text:style-name="T2">Capt Richard Goodland</text:span></text:p>
      <text:p text:style-name="P97"><text:span text:style-name="T2">- Aug 1673 Kinsale</text:span></text:p>
      <text:list xml:id="list131952270064878" text:continue-numbering="true" text:style-name="WWNum3">
        <text:list-item>
          <text:p text:style-name="P205"><text:span text:style-name="T2">1673/4<text:tab/>Surat</text:span></text:p>
        </text:list-item>
      </text:list>
      <text:p text:style-name="P207"><text:span text:style-name="T2">Capt Richard Goodlad</text:span></text:p>
      <text:p text:style-name="P208"><text:span text:style-name="T2">Torbay 27 Apr 1674 - 8 Jun 1676 Downs</text:span></text:p>
      <text:p text:style-name="P179"><text:span text:style-name="T2">See Essex Record Office: </text:span><text:span text:style-name="Body_20_text_20__28_2_29__20__2b__20_Bold">D/DS. 104-1 </text:span><text:span text:style-name="T2">Goodlad’s journal Jan 1668-Aug 1671</text:span></text:p>
      <text:h text:style-name="P564" text:outline-level="3"><text:bookmark-start text:name="bookmark1"/><text:span text:style-name="T2">RAINBOW (2)</text:span><text:bookmark-end text:name="bookmark1"/></text:h>
      <text:p text:style-name="P178"><text:span text:style-name="T2">Rated at 250 tons, 37/50 crew, 18/24 guns</text:span></text:p>
      <text:list xml:id="list3175449428" text:style-name="WWNum4">
        <text:list-item>
          <text:p text:style-name="P14"><text:span text:style-name="T2">1682/3<text:tab/>Mokha</text:span></text:p>
        </text:list-item>
      </text:list>
      <text:p text:style-name="P4"><text:span text:style-name="T2">Capt Thomas Ravens</text:span></text:p>
      <text:p text:style-name="P6"><text:span text:style-name="T2">26 Oct 1682 - 8 Dec 1684</text:span></text:p>
      <text:list xml:id="list131952083068170" text:continue-numbering="true" text:style-name="WWNum4">
        <text:list-item>
          <text:p text:style-name="P206"><text:span text:style-name="T2">1685/6<text:tab/>Tonkin</text:span></text:p>
        </text:list-item>
      </text:list>
      <text:p text:style-name="P207"><text:span text:style-name="T2">Capt Benjamin Poole</text:span></text:p>
      <text:p text:style-name="P209"><text:span text:style-name="T2">12 Nov 1685 - 29 Aug 1687</text:span></text:p>
      <text:list xml:id="list131950765017016" text:continue-numbering="true" text:style-name="WWNum4">
        <text:list-item>
          <text:p text:style-name="P14"><text:span text:style-name="T2">1687/8<text:tab/>Tonkin</text:span></text:p>
        </text:list-item>
      </text:list>
      <text:p text:style-name="P15"><text:span text:style-name="Body_20_text_20__28_2_29__20__2b__20_Bold">NMM: JOD/4<text:tab/></text:span><text:span text:style-name="T2">Narrative by Edward Barlow, Dec 1687-Jan 1690 *</text:span></text:p>
      <text:p text:style-name="P4"><text:span text:style-name="T2">Capt Benjamin Poole</text:span></text:p>
      <text:p text:style-name="P100"><text:span text:style-name="T2">Downs 19 Dec 1687 - Sao Tiago - Jun 1688 Batavia - Jul Tonkin 13 Jan 1689 - 20 Feb Batavia - 29 Mar Benkulen - Jul Mauritius - St Helena -10 Jan 1690 Downs</text:span></text:p>
      <text:list xml:id="list283658604" text:style-name="WWNum5">
        <text:list-item>
          <text:p text:style-name="P190"><text:span text:style-name="T2">inc a drawing of the ship; see </text:span><text:span text:style-name="Body_20_text_20__28_2_29__20__2b__20_Italic">Barlow’s journal,</text:span><text:span text:style-name="T2"> ed Basil Lubbock (London, 1934), vol 2 pp 386-411</text:span></text:p>
        </text:list-item>
      </text:list>
      <text:h text:style-name="P564" text:outline-level="3"><text:bookmark-start text:name="bookmark2"/><text:span text:style-name="T2">RANGER (1)</text:span><text:bookmark-end text:name="bookmark2"/></text:h>
      <text:p text:style-name="P180"><text:span text:style-name="T2">Company’s packet, 135 tons</text:span></text:p>
      <text:list xml:id="list130304783" text:style-name="WWNum6">
        <text:list-item>
          <text:p text:style-name="P246"><text:span text:style-name="T2">From Bengal 1786</text:span></text:p>
        </text:list-item>
      </text:list>
      <text:p text:style-name="P247"><text:span text:style-name="T2">L/MAR/B/421A(2)<text:tab/>Journal 21 Aug<text:tab/>1786-23<text:tab/>Mar<text:tab/>1787</text:span></text:p>
      <text:p text:style-name="P479"><text:span text:style-name="T2">L/MAR/B/421F(1)<text:tab/></text:span><text:span text:style-name="Body_20_text_20__28_3_29__20__2b__20_Not_20_Bold"><text:span text:style-name="T6">Ledger</text:span></text:span></text:p>
      <text:p text:style-name="P501"><text:span text:style-name="T2">L/MAM/B/421F(2)<text:tab/>Pay Book</text:span></text:p>
      <text:p text:style-name="P248"><text:span text:style-name="T2">Capt John Buchnan</text:span></text:p>
      <text:p text:style-name="P248"><text:span text:style-name="T2">Calcutta 20 Sep 1786 - 11 Oct Madras 6 Jan 1787 - 5 Mar Portsmouth -12 Mar Downs</text:span></text:p>
      <text:list xml:id="list131950809033920" text:continue-list="list283658604" text:style-name="WWNum5">
        <text:list-item>
          <text:p text:style-name="P259"><text:span text:style-name="T2">inc coastline sketches - Cape Lagullas, False Cape, St Helena</text:span></text:p>
        </text:list-item>
      </text:list>
      <text:list xml:id="list131951855586246" text:continue-list="list130304783" text:style-name="WWNum6">
        <text:list-item>
          <text:p text:style-name="P246"><text:span text:style-name="T2">1786/7 Madras and Bengal (to remain)</text:span></text:p>
        </text:list-item>
      </text:list>
      <text:p text:style-name="P260"><text:span text:style-name="T2">L/MAM/B/421B<text:tab/>Journal 18 May<text:tab/>1787-30<text:tab/>Nov<text:tab/>1788</text:span></text:p>
      <text:p text:style-name="P501"><text:span text:style-name="T2">L/MAR/B/421F(3)<text:tab/>Imprest Book</text:span></text:p>
      <text:p text:style-name="P501"><text:span text:style-name="T2">L/MAR/B/421F(4)<text:tab/>Absence Book</text:span></text:p>
      <text:p text:style-name="P248"><text:span text:style-name="T2">Capt John Buchnan</text:span></text:p>
      <text:p text:style-name="P248"><text:span text:style-name="T2">Falmouth 8 Aug 1787 - 1 Nov Cape -1 Feb 1788 Madras - 20 Feb Bankshall -16 Mar Garden Reach -19 Mar Diamond Harbour -10 Apr Madras - 8 May Masulipatam - 29 May Madras - 15 Jul off</text:span></text:p>
      <text:p text:style-name="P379"><text:span text:style-name="T2">Pulicat - 17 Jul Madras - 9 Aug Masulipatam - 21 Aug Diamond Harbour - 27 Aug off Bankshall - 4 Oct Diamond Harbour</text:span><draw:custom-shape text:anchor-type="char" draw:z-index="22" draw:name="Rahmen4" draw:style-name="gr19" draw:text-style-name="P597" svg:width="2.042cm" svg:height="0.493cm" svg:x="16.544cm" svg:y="0.064cm"><text:p text:style-name="P520"><text:span text:style-name="T2">RAYMOND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section text:style-name="Sect1" text:name="TextSection">
        <text:h text:style-name="P549" text:outline-level="2"><text:bookmark-start text:name="bookmark3"/><text:span text:style-name="T2">RANGER (2)</text:span><text:bookmark-end text:name="bookmark3"/></text:h>
        <text:p text:style-name="P383"><text:span text:style-name="T2">Extra ship, repaired by Brent 1786, 3 decks, 3in bottom, length 120ft, keel 95ft 1 lin. breadth 32ft Sl/zin, hold 13ft 4in, wing transom 18ft 6in, port cell 22ft 'Ain, waist 3in, between decks 4ft 7Ain &amp; 5ft Sin, ports 12 middle &amp; upper, 537 tons Principal Managing Owner: Anthony Calvert</text:span></text:p>
        <text:list text:style-name="WWNum7">
          <text:list-item>
            <text:p text:style-name="P346"><text:span text:style-name="T2">1785/6 China</text:span></text:p>
          </text:list-item>
        </text:list>
        <text:p text:style-name="P261"><text:span text:style-name="T2">L/MAR/B/421A(1)<text:tab/>Journal 8 Mar<text:tab/>1786-14 Jul 1787</text:span></text:p>
        <text:p text:style-name="P262"><text:span text:style-name="T2">L/M AR/1B/421 E(l)<text:tab/>Ledger</text:span></text:p>
        <text:p text:style-name="P262"><text:span text:style-name="T2">L/MAR/B/421 E(2)<text:tab/>Pay Book</text:span></text:p>
        <text:p text:style-name="P248"><text:span text:style-name="T2">Capt Edmund Elliston</text:span></text:p>
        <text:p text:style-name="P381"><text:span text:style-name="T2">Downs 11 Apr 1786 - 8 Sep Whampoa -16 Jan 1787 Second Bar - 27 Jan Manila Bay - 25 Apr St Helena - 23 Jun Downs</text:span></text:p>
        <text:h text:style-name="P566" text:outline-level="3"><text:bookmark-start text:name="bookmark4"/><text:span text:style-name="T2">RANGER (3)</text:span><text:bookmark-end text:name="bookmark4"/></text:h>
        <text:list text:style-name="WWNum8">
          <text:list-item>
            <text:p text:style-name="P389"><text:span text:style-name="T2">1795/6 Madras and Bengal</text:span></text:p>
          </text:list-item>
        </text:list>
        <text:p text:style-name="P392"><text:span text:style-name="T2">L/MAR/B/421C-D Journal 7 Jul 1796-5 Feb 1798</text:span></text:p>
        <text:p text:style-name="P392"><text:span text:style-name="T2">Capt Patrick Campbell/John Kingston Bythewood (from 24 Mar 1797)</text:span></text:p>
        <text:p text:style-name="P439"><text:span text:style-name="T2">Portsmouth 11 Aug 1796 - 12 Jan 1797 Vizagapatam -11 Feb Calcutta - 5 Apr Diamond Harbour - 29 Jul Cape -10 Nov River Shannon -15 Jan 1798 Downs</text:span></text:p>
        <text:h text:style-name="P564" text:outline-level="3"><text:bookmark-start text:name="bookmark5"/><text:span text:style-name="T2">RAPIER</text:span><text:bookmark-end text:name="bookmark5"/></text:h>
        <text:p text:style-name="P181"><text:span text:style-name="T2">Galley, New Company ?</text:span></text:p>
        <text:list text:style-name="WWNum9">
          <text:list-item>
            <text:p text:style-name="P390"><text:span text:style-name="T2">1702/3</text:span></text:p>
          </text:list-item>
        </text:list>
        <text:p text:style-name="P427"><text:span text:style-name="Body_20_text_20__28_2_29__20__2b__20_Bold">L/MAR/B/765A </text:span><text:span text:style-name="T2">Ledger Capt Edward Thompson</text:span></text:p>
        <text:p text:style-name="P431"><text:span text:style-name="T2">- returned by Apr 1705</text:span></text:p>
        <text:h text:style-name="P567" text:outline-level="3"><text:bookmark-start text:name="bookmark6"/><text:span text:style-name="T2">RAVENSWORTH</text:span><text:bookmark-end text:name="bookmark6"/></text:h>
        <text:p text:style-name="P383"><text:span text:style-name="T2">Extra ship, repaired by Randall 1786, 3 decks, 3in bottom, length 115ft lOin, keel 912ft 4in, breadth 32ft 3 Ain, hold 10ft 2in, wing transom 16ft 5in, port cell 20ft lOin, waist 1ft, between decks 5ft 5in &amp; 6ft 5</text:span><text:span text:style-name="T4">3</text:span><text:span text:style-name="T2">/4in, ports 11 middle &amp; upper, 512 tons Principal Managing Owner: Richard Buller</text:span></text:p>
        <text:list text:style-name="WWNum10">
          <text:list-item>
            <text:p text:style-name="P263"><text:span text:style-name="T2">1785/6 Madras, Bengal and Benkulen</text:span></text:p>
          </text:list-item>
        </text:list>
        <text:p text:style-name="P265"><text:span text:style-name="Body_20_text_20__28_2_29__20__2b__20_Bold">L/MAR/B/565A<text:tab/></text:span><text:span text:style-name="T2">Journal 2 Mar<text:tab/>1786-21 Apr 1788</text:span></text:p>
        <text:p text:style-name="P502"><text:span text:style-name="T2">L/MAR/B/565B(1)<text:tab/>Ledger</text:span></text:p>
        <text:p text:style-name="P480"><text:span text:style-name="T2">L/MAR/B/565B(2)<text:tab/></text:span><text:span text:style-name="Body_20_text_20__28_3_29__20__2b__20_Not_20_Bold"><text:span text:style-name="T6">Pay Book</text:span></text:span></text:p>
        <text:p text:style-name="P248"><text:span text:style-name="T2">Capt Collingwood Roddam</text:span></text:p>
        <text:p text:style-name="P384"><text:span text:style-name="T2">Downs 26 Apr 1786 - 27 Jul Johanna - 24 Aug Madras -12 Sep Calcutta - 30 Jan 1787 Kedgeree - 19 Feb Penang - 4 Mar Acheh - 25 Mar Benkulen - 8 Jun Penang -17 Jul Calcutta - 2 Oct Diamond Point - 29 Dec Cape - 28 Jan 1788 St Helena - 30 Mar Downs</text:span></text:p>
        <text:p text:style-name="P101"><text:span text:style-name="T2">Built by Perry, launched 1782. 3 decks. 4in bottom, length 143ft lOin. keel 116ft 6in, breadth 35ft 9Ain. hold 14ft 9in, wing transom 23ft 7in, port cell 26ft 6Ain. waist 1ft. between decks 6ft </text:span><text:span text:style-name="Body_20_text_20__28_2_29__20__2b__20_Italic">&amp;</text:span><text:span text:style-name="T2"> Oft 3 Ain, roundhouse 6ft 4 Ain, ports 13 middle &amp; upper, deck range 80ft, 793 tons Principal Managing Owner: Henry' Boulton</text:span></text:p>
        <text:list xml:id="list2623175319" text:style-name="WWNum11">
          <text:list-item>
            <text:p text:style-name="P127"><text:span text:style-name="T2">1782/3 St Helena and Bombay</text:span></text:p>
          </text:list-item>
        </text:list>
        <text:p text:style-name="P128"><text:span text:style-name="T2">L/MAR/B/453A Journal 22 Dec 1782-17 Jul 1784. Richard Pennell, Chief Mate </text:span><text:span text:style-name="Body_20_text_20__28_2_29__20__2b__20_Bold">L/MAR/B/453F(1)<text:tab/></text:span><text:span text:style-name="T2">Ledger</text:span></text:p>
        <text:p text:style-name="P485"><text:span text:style-name="T2">L/MAR/B/453F(2)<text:tab/></text:span><text:span text:style-name="Body_20_text_20__28_3_29__20__2b__20_Not_20_Bold"><text:span text:style-name="T6">Pay Book</text:span></text:span></text:p>
        <text:p text:style-name="P4"><text:span text:style-name="T2">Capt Joseph Hall</text:span></text:p>
        <text:p text:style-name="P103"><text:span text:style-name="T2">Portsmouth 16 Mar 1783 - 31 May St Helena - 24 Sep Bombay - 7 Mar 1784 Cape - 2 Apr St Helena - 30 Apr Ascension - 14 Jun Downs</text:span></text:p>
        <text:list xml:id="list131952254578831" text:continue-numbering="true" text:style-name="WWNum11">
          <text:list-item>
            <text:p text:style-name="P266"><text:span text:style-name="T2">1784/5<text:tab/>St Helena<text:tab/>and Benkulen</text:span></text:p>
          </text:list-item>
        </text:list>
        <text:p text:style-name="P267"><text:span text:style-name="Body_20_text_20__28_2_29__20__2b__20_Bold">L/MAR/B/453B<text:tab/></text:span><text:span text:style-name="T2">Journal 14 Oct 1784-10 Oct 1786, Ebenezer Roebuck, Chief Mate</text:span></text:p>
        <text:p text:style-name="P267"><text:span text:style-name="T2">L/MAR/B/453G(1)<text:tab/>Ledger</text:span></text:p>
        <text:p text:style-name="P267"><text:span text:style-name="T2">L/MAR/B/453G(2)<text:tab/>Pay Book</text:span></text:p>
        <text:p text:style-name="P248"><text:span text:style-name="T2">Capt Henry Smedley</text:span></text:p>
        <text:p text:style-name="P347"><text:span text:style-name="T2">Downs 17 Dec 1784 - 12 Mar 1785 St Helena - 20 Jul Batavia - 14 Sep Benkulen - 15 Jan 1786 Manna -15 Mar Benkulen -16 Jun St Helena - 2 Sep Downs</text:span></text:p>
        <text:list xml:id="list131952240305711" text:continue-numbering="true" text:style-name="WWNum11">
          <text:list-item>
            <text:p text:style-name="P268"><text:span text:style-name="T2">1787/8<text:tab/>Bombay and China</text:span></text:p>
          </text:list-item>
        </text:list>
        <text:p text:style-name="P267"><text:span text:style-name="T2">L/MAR/B/453C<text:tab/>Journal 28 Oct 1787-21 Sep 1789</text:span></text:p>
        <text:p text:style-name="P267"><text:span text:style-name="T2">L/MAR/B/453H(1)<text:tab/>Ledger</text:span></text:p>
        <text:p text:style-name="P267"><text:span text:style-name="T2">L/MAR/B/453H(2)<text:tab/>Pay Book</text:span></text:p>
        <text:p text:style-name="P248"><text:span text:style-name="T2">Capt Hemy Smedley</text:span></text:p>
        <text:p text:style-name="P347"><text:span text:style-name="T2">Portsmouth 5 Apr 1788 - 6 Jul Madagascar - 4 Aug Bombay - 25 Nov Batavia - 8 Feb 1789 Whampoa - 13 Mar Second Bar - 25 Jun St Helena - 25 Aug Downs</text:span></text:p>
        <text:list xml:id="list131952200430386" text:continue-numbering="true" text:style-name="WWNum11">
          <text:list-item>
            <text:p text:style-name="P268"><text:span text:style-name="T2">1790/1<text:tab/>Bombay</text:span></text:p>
          </text:list-item>
        </text:list>
        <text:p text:style-name="P269"><text:span text:style-name="T2">L/MAR/B/453D<text:tab/>Journal 5 Jan 1791-10<text:tab/>Sep<text:tab/>1792</text:span></text:p>
        <text:p text:style-name="P267"><text:span text:style-name="T2">L/MAR/B/453-I(l)<text:tab/>Ledger</text:span></text:p>
        <text:p text:style-name="P267"><text:span text:style-name="T2">L/MAR/B/453-I(2)<text:tab/>Pay Book</text:span></text:p>
        <text:p text:style-name="P248"><text:span text:style-name="T2">Capt Henry Smedley</text:span></text:p>
        <text:p text:style-name="P255"><text:span text:style-name="T2">Downs 7 Mar 1791 - 8 Apr Sao Tiago -10 Jun Madagascar -15 Jul Bombay - 2 Nov Cannanore - 14 Nov Tellicherry - 14 Dec Onore - 30 Dec Bombay - 30 Jan 1792 Tellicheny - 8 Feb Anjengo - 3 May Cape - 8 Jun St Helena - 16 Aug Downs</text:span></text:p>
        <text:list xml:id="list131951641241792" text:continue-numbering="true" text:style-name="WWNum11">
          <text:list-item>
            <text:p text:style-name="P16"><text:span text:style-name="T2">1793/4<text:tab/>Bombay</text:span></text:p>
          </text:list-item>
        </text:list>
        <text:p text:style-name="P17"><text:span text:style-name="T2">L/MAR/B/453E<text:tab/>Journal 15 Feb<text:tab/>1794-31 Aug<text:tab/>1795</text:span></text:p>
        <text:p text:style-name="P18"><text:span text:style-name="T2">L/MAR/B/453J(1)<text:tab/>Ledger</text:span></text:p>
        <text:p text:style-name="P18"><text:span text:style-name="T2">L/MAR/B/453J(2)<text:tab/>Pay Book</text:span></text:p>
        <text:p text:style-name="P4"><text:span text:style-name="T2">Capt Henry Smedley</text:span></text:p>
        <text:p text:style-name="P103"><text:span text:style-name="T2">Portsmouth 2 May 1794 - 4 Sep Bombay - 27 Oct Cannanore - 2 Nov Calicut - 12 Nov Anjengo - 24 Nov Cochin - 9 Dec Mahe - 25 Dec Bombay - 21 Jan 1795 Tellicherry - 18 Mar St Helena - 23 Jul Downs</text:span></text:p>
        <text:list xml:id="list131950577007862" text:continue-numbering="true" text:style-name="WWNum11">
          <text:list-item>
            <text:p text:style-name="P270"><text:span text:style-name="T2">Bombay</text:span></text:p>
          </text:list-item>
        </text:list>
        <text:p text:style-name="P481"><text:span text:style-name="T2">L/MAR/B/453K(1)<text:tab/></text:span><text:span text:style-name="Body_20_text_20__28_3_29__20__2b__20_Not_20_Bold"><text:span text:style-name="T6">Imprest Book</text:span></text:span></text:p>
        <text:p text:style-name="P267"><text:span text:style-name="T2">L/MAR/B/453K(2)<text:tab/>Absence Book</text:span></text:p>
        <text:p text:style-name="P248"><text:span text:style-name="T2">Capt Henry Smedley</text:span></text:p>
        <text:p text:style-name="P248"><text:span text:style-name="T2">Portsmouth 5 Jun 1797 - captured in Tellicheny Roads 20 Apr 1798 by French frigate </text:span><text:span text:style-name="Body_20_text_20__28_2_29__20__2b__20_Italic">Prenuse</text:span></text:p>
      </text:section>
      <text:p text:style-name="P589"><draw:frame draw:style-name="fr2" draw:name="Bild1" text:anchor-type="char" svg:x="0.002cm" svg:y="0.002cm" svg:width="16.577cm" svg:height="0.542cm" draw:z-index="38"><draw:image xlink:href="Pictures/10000000000003D300000020D0B5D232523D2B20.png" xlink:type="simple" xlink:show="embed" xlink:actuate="onLoad" draw:mime-type="image/png"/></draw:frame></text:p>
      <text:section text:style-name="Sect2" text:name="Bereich1">
        <text:p text:style-name="P590"/>
        <text:p text:style-name="P590"/>
        <text:p text:style-name="P590"/>
        <text:p text:style-name="P590"/>
        <text:p text:style-name="P590"/>
        <text:p text:style-name="P591"/>
      </text:section>
      <text:section text:style-name="Sect3" text:name="Bereich2">
        <text:h text:style-name="P551" text:outline-level="2"><text:bookmark-start text:name="bookmark7"/><text:span text:style-name="T2">REBECCA (1)</text:span><text:bookmark-end text:name="bookmark7"/></text:h>
        <text:p text:style-name="P178"><text:span text:style-name="T2">200/250</text:span></text:p>
        <text:list xml:id="list129854907" text:style-name="WWNum12">
          <text:list-item>
            <text:p text:style-name="P19"><text:span text:style-name="T2">1663/4<text:tab/>Madras<text:tab/>and<text:tab/>Bengal</text:span></text:p>
          </text:list-item>
        </text:list>
        <text:p text:style-name="P7"><text:span text:style-name="T2">Capl William Baddiley</text:span></text:p>
        <text:list xml:id="list131951981882280" text:continue-numbering="true" text:style-name="WWNum12">
          <text:list-item>
            <text:p text:style-name="P272"><text:span text:style-name="T2">1667/8<text:tab/>Surat</text:span></text:p>
          </text:list-item>
        </text:list>
        <text:p text:style-name="P249"><text:span text:style-name="T2">Capt William Baddiley</text:span></text:p>
        <text:list xml:id="list131951857374322" text:continue-numbering="true" text:style-name="WWNum12">
          <text:list-item>
            <text:p text:style-name="P20"><text:span text:style-name="T2">1669/70<text:tab/>Bantam</text:span></text:p>
          </text:list-item>
        </text:list>
        <text:p text:style-name="P4"><text:span text:style-name="T2">Capt William Baddiley</text:span></text:p>
        <text:p text:style-name="P5"><text:span text:style-name="T2">Downs 1 Dee 1669 - 17 Jul 1671 Downs</text:span></text:p>
        <text:list xml:id="list131950692754787" text:continue-numbering="true" text:style-name="WWNum12">
          <text:list-item>
            <text:p text:style-name="P19"><text:span text:style-name="T2">1671/2<text:tab/>Madras<text:tab/>and<text:tab/>Bengal</text:span></text:p>
          </text:list-item>
        </text:list>
        <text:p text:style-name="P4"><text:span text:style-name="T2">Capt James Mariner</text:span></text:p>
        <text:p text:style-name="P114"><text:span text:style-name="T2">- Aug 1673 Kinsalc</text:span></text:p>
        <text:h text:style-name="P556" text:outline-level="2"><text:bookmark-start text:name="bookmark8"/><text:span text:style-name="T2">REBECCA (2)</text:span><text:bookmark-end text:name="bookmark8"/></text:h>
        <text:p text:style-name="P444"><text:span text:style-name="T2">170 tons, 20 guns. 33 crew 1<text:tab/>1685/6<text:tab/>Madras</text:span></text:p>
        <text:p text:style-name="P179"><text:span text:style-name="T2">Downs 29 Mar 1686 - free ship to trade in the country</text:span></text:p>
        <text:h text:style-name="P553" text:outline-level="2"><text:bookmark-start text:name="bookmark9"/><text:span text:style-name="T2">REBOW</text:span><text:bookmark-end text:name="bookmark9"/></text:h>
        <text:list text:style-name="WWNum13">
          <text:list-item>
            <text:p text:style-name="P21"><text:span text:style-name="T2">1701/2 Surat and Goa L/MAR/A/CLXVI Ledger Capt Thomas Dennett</text:span></text:p>
          </text:list-item>
          <text:list-item>
            <text:p text:style-name="P23"><text:span text:style-name="T2">Oct 1701 -2 Apr 1703</text:span></text:p>
          </text:list-item>
        </text:list>
        <text:h text:style-name="P554" text:outline-level="2"><text:bookmark-start text:name="bookmark10"/><text:span text:style-name="T2">RECOVERY (1)</text:span><text:bookmark-end text:name="bookmark10"/></text:h>
        <text:list text:style-name="WWNum14">
          <text:list-item>
            <text:p text:style-name="P396"><text:span text:style-name="T2">1650/1 Assada</text:span></text:p>
          </text:list-item>
        </text:list>
        <text:p text:style-name="P393"><text:span text:style-name="T2">Capt Strong</text:span></text:p>
        <text:h text:style-name="P557" text:outline-level="2"><text:bookmark-start text:name="bookmark11"/><text:span text:style-name="T2">RECOVERY (2) </text:span><text:span text:style-name="Heading_20__23_2_20__2b__20_10.5_20_pt_2c_Italic">see</text:span><text:span text:style-name="T2"> EATON</text:span><text:bookmark-end text:name="bookmark11"/></text:h>
        <text:h text:style-name="P551" text:outline-level="2"><text:bookmark-start text:name="bookmark12"/><text:span text:style-name="T2">RECOVERY (3)</text:span><text:bookmark-end text:name="bookmark12"/></text:h>
        <text:p text:style-name="P180"><text:span text:style-name="T2">Country ship</text:span></text:p>
        <text:list xml:id="list498016331" text:style-name="WWNum15">
          <text:list-item>
            <text:p text:style-name="P273"><text:span text:style-name="T2">Persia</text:span></text:p>
          </text:list-item>
        </text:list>
        <text:p text:style-name="P275"><text:span text:style-name="T2">L/MAR/A/LXXI1 </text:span><text:span text:style-name="Body_20_text_20__28_2_29__20__2b__20_Bold">ff. 13-28<text:tab/></text:span><text:span text:style-name="T2">Journal 27 Jan-30 Sep 1681</text:span></text:p>
        <text:p text:style-name="P248"><text:span text:style-name="T2">Capt John Hallewcll</text:span></text:p>
        <text:p text:style-name="P250"><text:span text:style-name="T2">Balasorc 27 Jan 1681 - 25 Apr Bandar Abbas 12 Jul - 7 Aug Muscat - 22 Sep Balasorc</text:span></text:p>
        <text:list xml:id="list131950728222640" text:continue-numbering="true" text:style-name="WWNum15">
          <text:list-item>
            <text:p text:style-name="P273"><text:span text:style-name="T2">Maldives</text:span></text:p>
          </text:list-item>
        </text:list>
        <text:p text:style-name="P359"><text:span text:style-name="Body_20_text_20__28_2_29__20__2b__20_Bold">L/MAR/A/LXXIII ff.28v-35v </text:span><text:span text:style-name="T2">Journal 14 Jan-13 Aug 1682 Capl John Hallewcll</text:span></text:p>
        <text:p text:style-name="P248"><text:span text:style-name="T2">Hugh 14 Jan 1682 - 15 Feb Balasorc - 21 Mar Maldives - 6 Aug Balasorc - 13 Aug Hugh</text:span></text:p>
        <text:p text:style-name="P177"><text:span text:style-name="T2">Chartered ship. 499 tons</text:span></text:p>
        <text:p text:style-name="P182"><text:span text:style-name="T2">Principal Managing Owners; John Chapman &amp; Co</text:span></text:p>
        <text:list xml:id="list2492274648" text:style-name="WWNum16">
          <text:list-item>
            <text:p text:style-name="P24"><text:span text:style-name="T2">1829/30<text:tab/>Madras and Bengal</text:span></text:p>
          </text:list-item>
        </text:list>
        <text:p text:style-name="P115"><text:span text:style-name="Body_20_text_20__28_2_29__20__2b__20_Bold">L/MAR/B/106C </text:span><text:span text:style-name="T2">Deck Log 13 May 1830-27 May 1831 Capt Henry Cleaver Chapman</text:span></text:p>
        <text:p text:style-name="P104"><text:span text:style-name="T2">Downs 7 Jim 1830 - 17 Sep Madras - 12 Oct Calcutta - 4 Jan 1831 Kedgeree - 8 Mar St Helena - 12 May Downs</text:span></text:p>
        <text:list xml:id="list131951543440544" text:continue-numbering="true" text:style-name="WWNum16">
          <text:list-item>
            <text:p text:style-name="P214"><text:span text:style-name="T2">1831/2<text:tab/>Bengal</text:span></text:p>
          </text:list-item>
        </text:list>
        <text:p text:style-name="P217"><text:span text:style-name="Body_20_text_20__28_2_29__20__2b__20_Bold">L/MAR/B/106D<text:tab/></text:span><text:span text:style-name="T2">Deck Log 9 Jim 1832-19 Jun 1833</text:span></text:p>
        <text:p text:style-name="P207"><text:span text:style-name="T2">Capt Thomas Wcllbank</text:span></text:p>
        <text:p text:style-name="P229"><text:span text:style-name="T2">Falmouth 9 Jul 1832 - 3 Dee Calcutta - 24 Jan 1833 Saugor - 27 Mar Cape - 9 Apr St Helena - 30 May Downs</text:span></text:p>
        <text:h text:style-name="P558" text:outline-level="2"><text:bookmark-start text:name="bookmark13"/><text:span text:style-name="T2">REID DRAGON </text:span><text:span text:style-name="Heading_20__23_2_20__2b__20_10.5_20_pt_2c_Italic">see</text:span><text:span text:style-name="T2"> DRAGON 1600/1</text:span><text:bookmark-end text:name="bookmark13"/></text:h>
        <text:h text:style-name="P555" text:outline-level="2"><text:bookmark-start text:name="bookmark14"/><text:span text:style-name="T2">RED LEON .we? CHRISTOPHER 1625/6</text:span><text:bookmark-end text:name="bookmark14"/></text:h>
        <text:h text:style-name="P559" text:outline-level="2"><text:bookmark-start text:name="bookmark15"/><text:span text:style-name="T2">REFORMATION</text:span><text:bookmark-end text:name="bookmark15"/></text:h>
        <text:p text:style-name="P448"><text:span text:style-name="T2">Built 1621, 26 guns, 400 tons</text:span></text:p>
        <text:list xml:id="list2513941018" text:style-name="WWNum17">
          <text:list-item>
            <text:p text:style-name="P25"><text:span text:style-name="T2">1621/2<text:tab/>Sural and Batavia</text:span></text:p>
          </text:list-item>
        </text:list>
        <text:p text:style-name="P4"><text:span text:style-name="T2">Master Richard Wcdmorc</text:span></text:p>
        <text:p text:style-name="P104"><text:span text:style-name="T2">Downs Mar 1622 - Surat 6 Dee - 30 Dec Bandar Abbas - Hormuz 26 Jan 1623 - 11 Feb 1623 Surat - Chaul - Mar 1623 Surat - 24 May Mokha - Surat - Batavia - Lagundy 29 May 1625 - Batavia (repaired) - Macassar - 12 May 1626 Batavia - Sep 1627 Portsmouth</text:span></text:p>
        <text:list xml:id="list131951024663834" text:continue-numbering="true" text:style-name="WWNum17">
          <text:list-item>
            <text:p text:style-name="P215"><text:span text:style-name="T2">1628/9<text:tab/>Surat</text:span></text:p>
          </text:list-item>
        </text:list>
        <text:p text:style-name="P218"><text:span text:style-name="T2">Capt<text:tab/>John Bickell</text:span></text:p>
        <text:p text:style-name="P210"><text:span text:style-name="T2">Torbay 19 Apr 1629 - 14 Aug Mohcli - 10 Oct Surat 20 Dec - 20 Jan 1630 Bandar Abbas - Mauritius - Mozambique Channel - 22 Sep Sural - 7 Sep 1631 Bandar Abbas - Sural - Downs</text:span></text:p>
        <text:list xml:id="list131951623333993" text:continue-numbering="true" text:style-name="WWNum17">
          <text:list-item>
            <text:p text:style-name="P215"><text:span text:style-name="T2">1632/3<text:tab/>Sural and Bantam</text:span></text:p>
          </text:list-item>
        </text:list>
        <text:p text:style-name="P207"><text:span text:style-name="T2">Master Nicholas Norbury</text:span></text:p>
        <text:p text:style-name="P452"><text:span text:style-name="T2">Downs Mar 1633 - Surat 17 Dee 1634 - Bandar Abbas - Surat 25 Mar 1635 - Goa - Tiku - Bantam - Downs</text:span></text:p>
        <text:list xml:id="list131952274499790" text:continue-numbering="true" text:style-name="WWNum17">
          <text:list-item>
            <text:p text:style-name="P192"><text:span text:style-name="T2">1638/9<text:tab/>Bantam</text:span></text:p>
          </text:list-item>
        </text:list>
        <text:p text:style-name="P183"><text:span text:style-name="T2">Downs - Cape 14 Apr 1639 - 9 Jul Bantam - 10 Jul 1640 Downs</text:span></text:p>
        <text:list xml:id="list131950710399373" text:continue-numbering="true" text:style-name="WWNum17">
          <text:list-item>
            <text:p text:style-name="P192"><text:span text:style-name="T2">1640/1<text:tab/>Madras</text:span></text:p>
          </text:list-item>
        </text:list>
        <text:p text:style-name="P184"><text:span text:style-name="T2">Downs - Madras 31 Aug 1641 - St Helena 26 Apr 1643 - 19 Jul Downs</text:span></text:p>
        <text:h text:style-name="P560" text:outline-level="2"><text:bookmark-start text:name="bookmark16"/><text:span text:style-name="T2">REFUGE</text:span><text:bookmark-end text:name="bookmark16"/></text:h>
        <text:p text:style-name="P456"><text:span text:style-name="T2">80 tons</text:span></text:p>
        <text:list text:style-name="WWNum18">
          <text:list-item>
            <text:p text:style-name="P216"><text:span text:style-name="T2">1627/8<text:tab/>Surat and Bantam</text:span></text:p>
          </text:list-item>
        </text:list>
        <text:p text:style-name="P217"><text:span text:style-name="T2">L/MA1R/A/L5<text:tab/>Journal kept on </text:span><text:span text:style-name="Body_20_text_20__28_2_29__20__2b__20_Italic">Refuge, Falcon</text:span><text:span text:style-name="T2"> and </text:span><text:span text:style-name="Body_20_text_20__28_2_29__20__2b__20_Italic">Mary</text:span><text:span text:style-name="T2"> 22 May 1628-6 Nov 1629. anon</text:span></text:p>
        <text:p text:style-name="P207"><text:span text:style-name="T2">Master William Minors</text:span></text:p>
        <text:p text:style-name="P230"><text:span text:style-name="T2">Gravesend 24 Feb 1627 - 10 Jul Cape - Sep Moheli - 30 Nov Surat 11 Mar 1628 - 21 May Bantam, foundered 23 May, broken up</text:span></text:p>
      </text:section>
      <text:section text:style-name="Sect4" text:name="Bereich3">
        <text:p text:style-name="P587"><draw:frame draw:style-name="fr1" draw:name="Bild2" text:anchor-type="char" svg:x="-5.457cm" svg:y="0.002cm" svg:width="1.118cm" svg:height="16.561cm" draw:z-index="45"><draw:image xlink:href="Pictures/1000000000000042000003D2AF4DCC0FFEC897C9.png" xlink:type="simple" xlink:show="embed" xlink:actuate="onLoad" draw:mime-type="image/png"/></draw:frame></text:p>
        <text:h text:style-name="P550" text:outline-level="2"><text:bookmark-start text:name="bookmark17"/><text:span text:style-name="T2">REGARD</text:span><text:bookmark-end text:name="bookmark17"/></text:h>
        <text:p text:style-name="P153"><text:span text:style-name="T2">250 tons, 24 guns, 50 crew</text:span></text:p>
        <text:list text:style-name="WWNum19">
          <text:list-item>
            <text:p text:style-name="P243"><text:span text:style-name="T2">1701/2 Bombay</text:span></text:p>
          </text:list-item>
        </text:list>
        <text:p text:style-name="P230"><text:span text:style-name="T2">Capt Thomas Warner</text:span></text:p>
        <text:p text:style-name="P232"><text:span text:style-name="T2">Plymouth 30 Sep 1702 - 27 Mar 1705 Downs</text:span></text:p>
        <text:h text:style-name="P575" text:outline-level="3"><text:bookmark-start text:name="bookmark18"/><text:span text:style-name="T2">REGENT</text:span><text:bookmark-end text:name="bookmark18"/></text:h>
        <text:p text:style-name="P102"><text:span text:style-name="T2">Extra ship, built in Bengal, launched 1811, measured 1815, 3 decks, 4in bottom, length 150ft 6in, keel 122ft, breadth 37ft 7in, hold 15ft 7in, wing transom 23ft lOin, waist 1ft 4in, between decks 6ft 6in &amp; 6ft 6%in, roundhouse 6ft 4in, ports 13 middle &amp; upper, deck range 85ft, 916 tons Principal Managing Owner: James Haig</text:span></text:p>
        <text:list xml:id="list1669573619" text:style-name="WWNum20">
          <text:list-item>
            <text:p text:style-name="P130"><text:span text:style-name="T2">From Bengal 1812</text:span></text:p>
          </text:list-item>
        </text:list>
        <text:p text:style-name="P26"><text:span text:style-name="T2">L/MAR/B/2A<text:tab/>Journal 1 May 1812-22 Jul 1813</text:span></text:p>
        <text:p text:style-name="P26"><text:span text:style-name="Body_20_text_20__28_2_29__20__2b__20_Bold">L/MAR/B/2B<text:tab/></text:span><text:span text:style-name="T2">Journal 24 May 1812-9 May 1813, Thomas Court, Third Mate</text:span></text:p>
        <text:p text:style-name="P4"><text:span text:style-name="T2">Capt James Haig</text:span></text:p>
        <text:p text:style-name="P7"><text:span text:style-name="T2">Calcutta 15 Jun 1812 -15 Sep Saugor - 29 Dec Cape - 25 Jan 1813 St Helena - 14 May Downs</text:span></text:p>
        <text:list xml:id="list131950715847027" text:continue-numbering="true" text:style-name="WWNum20">
          <text:list-item>
            <text:p text:style-name="P276"><text:span text:style-name="T2">1815/6<text:tab/>Madras<text:tab/>and China</text:span></text:p>
          </text:list-item>
        </text:list>
        <text:p text:style-name="P277"><text:span text:style-name="T2">L/MAM/B/2C<text:tab/>Journal 16 Dec 1815-28 Jul 1817</text:span></text:p>
        <text:p text:style-name="P277"><text:span text:style-name="Body_20_text_20__28_2_29__20__2b__20_Bold">L/MAR/B/2D<text:tab/></text:span><text:span text:style-name="T2">Journal 16 Dec 1815-21 Jun 1817, anon</text:span></text:p>
        <text:p text:style-name="P503"><text:span text:style-name="T2">L/MAR/B/2 G(l)<text:tab/>Ledger</text:span></text:p>
        <text:p text:style-name="P503"><text:span text:style-name="T2">L/MAM/B/2G(2)<text:tab/>Pay Book</text:span></text:p>
        <text:p text:style-name="P248"><text:span text:style-name="T2">Capt Philip Ridley</text:span></text:p>
        <text:p text:style-name="P347"><text:span text:style-name="T2">Downs 26 Feb 1816 - 30 Jun Madras -12 Aug Penang - 6 Sep Malacca - 3 Nov Whampoa - 2 Jan 1817 Second Bar -16 Apr St Helena - 26 Apr Ascension - 21 Jun Downs</text:span></text:p>
        <text:list xml:id="list131951582721327" text:continue-numbering="true" text:style-name="WWNum20">
          <text:list-item>
            <text:p text:style-name="P278"><text:span text:style-name="T2">1818/9<text:tab/>China</text:span></text:p>
          </text:list-item>
        </text:list>
        <text:p text:style-name="P277"><text:span text:style-name="T2">L/MAM/B/2E<text:tab/>Journal 10 Jul 1818-30 Aug 1819</text:span></text:p>
        <text:p text:style-name="P503"><text:span text:style-name="T2">L/MAR/B/2H(1)<text:tab/>Ledger</text:span></text:p>
        <text:p text:style-name="P503"><text:span text:style-name="T2">L/MAM/B/2H(2)<text:tab/>Pay Book</text:span></text:p>
        <text:p text:style-name="P248"><text:span text:style-name="T2">Capt Philip Ridley</text:span></text:p>
        <text:p text:style-name="P347"><text:span text:style-name="T2">Portsmouth 2 Aug 1818 - 26 Nov Batavia - 22 Jan 1819 Whampoa - 22 Feb Second Bar - 24 May St Helena - 30 Jul Downs</text:span></text:p>
        <text:list xml:id="list131950841880260" text:continue-numbering="true" text:style-name="WWNum20">
          <text:list-item>
            <text:p text:style-name="P278"><text:span text:style-name="T2">1821/2<text:tab/>China</text:span></text:p>
          </text:list-item>
        </text:list>
        <text:p text:style-name="P277"><text:span text:style-name="T2">L/MAR/B/2F<text:tab/>Journal 8 Mar-22 Oct 1822</text:span></text:p>
        <text:p text:style-name="P277"><text:span text:style-name="Body_20_text_20__28_2_29__20__2b__20_Bold">L/MAR/B/2-I<text:tab/></text:span><text:span text:style-name="T2">Imprest Book</text:span></text:p>
        <text:p text:style-name="P277"><text:span text:style-name="Body_20_text_20__28_2_29__20__2b__20_Bold">L/MAR/B/2J<text:tab/></text:span><text:span text:style-name="T2">Absence Book</text:span></text:p>
        <text:p text:style-name="P248"><text:span text:style-name="T2">Capt Robert W Norfor</text:span></text:p>
        <text:p text:style-name="P251"><text:span text:style-name="T2">Downs 29 Apr 1822 - lost nr Manila 3 Nov 1822</text:span></text:p>
        <text:h text:style-name="P564" text:outline-level="3"><text:bookmark-start text:name="bookmark19"/><text:span text:style-name="T2">REGRET</text:span><text:bookmark-end text:name="bookmark19"/></text:h>
        <text:p text:style-name="P176"><text:span text:style-name="T2">Chartered ship, 356 tons</text:span></text:p>
        <text:p text:style-name="P176"><text:span text:style-name="T2">Principal Managing Owner: George Barrick </text:span><text:span text:style-name="T4"><text:note text:id="ftn1" text:note-class="footnote"><text:note-citation>1</text:note-citation><text:note-body><text:p text:style-name="P534"><text:span text:style-name="T2"><text:tab/>1819/20 Bombay</text:span></text:p><text:p text:style-name="P535"><text:span text:style-name="T2">L/MAR/B/249A<text:tab/>Deck Log 2 May 1820-3 Aug 1821</text:span></text:p><text:p text:style-name="P533"><text:span text:style-name="T2">Capt Thomas Wellbank</text:span></text:p><text:p text:style-name="P533"><text:span text:style-name="T2">Downs 4 Jun 1820 - 3 Nov Bombay -10 Jan 1821 Tellicheny - 18 Mar Cape - 9 Apr St Helena - 9 Jul Downs</text:span></text:p></text:note-body></text:note></text:span></text:p>
        <text:h text:style-name="P576" text:outline-level="3"><text:bookmark-start text:name="bookmark20"/><text:span text:style-name="T2">RELEASE</text:span><text:bookmark-end text:name="bookmark20"/></text:h>
        <text:p text:style-name="P116"><text:span text:style-name="T2">Pinnace assembled at Mokha by the Sixth Voyage, spring 1611 Broken up at Swally Dec 1611</text:span></text:p>
        <text:h text:style-name="P577" text:outline-level="3"><text:bookmark-start text:name="bookmark21"/><text:span text:style-name="T2">RELIANCE</text:span><text:bookmark-end text:name="bookmark21"/></text:h>
        <text:p text:style-name="P105"><text:span text:style-name="T2">Built by Wigram, launched 1827, 3 decks, 5in bottom, length 171ft, keel 138ft 2in, breadth 43ft lOVun, hold 17ft 4!/2in, wing transom 26ft, port cell 29ft 11 in, waist 1ft 5in, between decks 6ft 8 Ain &amp; 6ft 4in, roundhouse 6ft 4 Ain, ports 14 middle &amp; 15 upper, deck range 101ft, 1416 tons Principal Managing Owner: John F Timins</text:span></text:p>
        <text:list xml:id="list697694218" text:style-name="WWNum21">
          <text:list-item>
            <text:p text:style-name="P433"><text:span text:style-name="T2">1827/8<text:tab/>Bengal and China</text:span></text:p>
          </text:list-item>
        </text:list>
        <text:p text:style-name="P434"><text:span text:style-name="T2">L/MAR/B/123A Journal 18 Dec 1827-8 Jul 1829 </text:span><text:span text:style-name="Body_20_text_20__28_2_29__20__2b__20_Bold">L/MAS/B/123D(1)<text:tab/></text:span><text:span text:style-name="T2">Ledger</text:span></text:p>
        <text:p text:style-name="P510"><text:span text:style-name="T2">L/MAR/B/123D(2)<text:tab/>Pay Book</text:span></text:p>
        <text:p text:style-name="P176"><text:span text:style-name="T2">Capt Charles S Timins</text:span></text:p>
        <text:p text:style-name="P105"><text:span text:style-name="T2">Downs 10 Feb 1828 - 29 May Saugor - 4 Sep Penang - 20 Oct Whampoa - 17 Jan 1829 Second Bar - 13 Apr St Helena - 5 Jun Downs</text:span></text:p>
        <text:list xml:id="list131952160751950" text:continue-numbering="true" text:style-name="WWNum21">
          <text:list-item>
            <text:p text:style-name="P279"><text:span text:style-name="T2">1829/30<text:tab/>Bengal and China</text:span></text:p>
          </text:list-item>
        </text:list>
        <text:p text:style-name="P365"><text:span text:style-name="T2">L/MAR/B/123B Journal 18 Dec 1829-19 May 1831 L/MAR/B/123E(1)<text:tab/>Ledger</text:span></text:p>
        <text:p text:style-name="P504"><text:span text:style-name="T2">L/MAR/B/123E(2)<text:tab/>Pay Book</text:span></text:p>
        <text:p text:style-name="P176"><text:span text:style-name="T2">Capt Charles S Timins</text:span></text:p>
        <text:p text:style-name="P230"><text:span text:style-name="T2">Downs 15 Feb 1830 - 28 May Saugor - 20 Aug Penang - 31 Aug Malacca - 4 Sep Singapore -1 Oct Whampoa - 30 Nov Second Bar - 24 Feb 1831 St Helena - 30 Apr Downs</text:span></text:p>
        <text:list xml:id="list131951236361784" text:continue-numbering="true" text:style-name="WWNum21">
          <text:list-item>
            <text:p text:style-name="P397"><text:span text:style-name="T2">1831/2<text:tab/>Madras, Bengal and China</text:span></text:p>
          </text:list-item>
        </text:list>
        <text:p text:style-name="P398"><text:span text:style-name="T2">L/MAR/B/123C<text:tab/>Journal 25 Jan 1832-16 Jul 1833</text:span></text:p>
        <text:p text:style-name="P510"><text:span text:style-name="T2">L/MAM/B/123F(1)<text:tab/>Ledger</text:span></text:p>
        <text:p text:style-name="P510"><text:span text:style-name="T2">L/MAM/B/123F(2)<text:tab/>Pay Book</text:span></text:p>
        <text:p text:style-name="P248"><text:span text:style-name="T2">Capt Charles S Timins</text:span></text:p>
        <text:p text:style-name="P348"><text:span text:style-name="T2">Downs 15 Mar 1832 - 22 Jun Madras - 30 Jun Saugor -15 Oct Penang - 26 Oct Malacca - 28 Oct Singapore - 7 Dec Whampoa - 29 Jan 1833 Second Bar -19 Apr St Helena - 13 Jun Downs</text:span></text:p>
        <text:h text:style-name="P568" text:outline-level="3"><text:bookmark-start text:name="bookmark22"/><text:span text:style-name="T2">REPULSE</text:span><text:bookmark-end text:name="bookmark22"/></text:h>
        <text:p text:style-name="P230"><text:span text:style-name="T2">Built by Wigram, launched 1820, 3 decks, 4in bottom, length 166ft 4in, keel 133ft lOAin, breadth 43ft 3 Ain, hold 17ft lin, wing transom 26ft, port cell 29ft 4in, waist 1ft 4in, between decks 6ft 7in &amp; 6ft 4Ain, roundhouse 6ft 4</text:span><text:span text:style-name="T4">3</text:span><text:span text:style-name="T2">/4in, ports 14 middle &amp; upper, deck range 97ft 6in, 1334 tons Principal Managing Owner: John F Timins</text:span></text:p>
        <text:list xml:id="list3723727439" text:style-name="WWNum22">
          <text:list-item>
            <text:p text:style-name="P280"><text:span text:style-name="T2">St Helena, Benkulen and China</text:span></text:p>
          </text:list-item>
        </text:list>
        <text:p text:style-name="P281"><text:span text:style-name="T2">L/MAR/B/51A<text:tab/>Journal 6 Nov 1820-31 Jul 1822</text:span></text:p>
        <text:p text:style-name="P521"><text:span text:style-name="T2">L/MAR/B/51G(1)<text:tab/>Ledger</text:span></text:p>
        <text:p text:style-name="P521"><text:span text:style-name="T2">L/MAR/B/51 G(2)<text:tab/>Pay Book</text:span></text:p>
        <text:p text:style-name="P248"><text:span text:style-name="T2">Capt John Paterson</text:span></text:p>
        <text:p text:style-name="P349"><text:span text:style-name="T2">Portsmouth 23 Jan 1821-13 Mar St Helena - 12 Jun Benkulen - 6’Aug Penang - 30 Aug Singapore - 24 Sep Whampoa -15 Dec Second Bar - 2 Feb 1822 Lintin - 26 Apr St Helena - 26 Jun Downs</text:span></text:p>
        <text:list xml:id="list131951628864200" text:continue-numbering="true" text:style-name="WWNum22">
          <text:list-item>
            <text:p text:style-name="P399"><text:span text:style-name="T2">1822/3 St Helena, Benkulen and China</text:span></text:p>
          </text:list-item>
        </text:list>
        <text:p text:style-name="P398"><text:span text:style-name="T2">L/MAR/B/51B<text:tab/>Journal 14 Nov 1822-15 Jun 1824</text:span></text:p>
        <text:p text:style-name="P522"><text:span text:style-name="T2">L/MAR/B/51H(1)<text:tab/>Ledger</text:span></text:p>
        <text:p text:style-name="P522"><text:span text:style-name="T2">L/MAR/B/51H(2)<text:tab/>Pay Book</text:span></text:p>
        <text:p text:style-name="P248"><text:span text:style-name="T2">Capt John Paterson</text:span></text:p>
        <text:p text:style-name="P349"><text:span text:style-name="T2">Downs 8 Jan 1823 - 11 Mar St Helena - 17 Jun Benkulen - 14 Aug Penang - 4 Sep Singapore - 1 Oct Whampoa - 20 Nov Second Bar - 5 Mar 1824 St Helena - 5 May Downs</text:span></text:p>
      </text:section>
      <text:section text:style-name="Sect4" text:name="Bereich4">
        <text:list xml:id="list131951696820019" text:continue-numbering="true" text:style-name="WWNum22">
          <text:list-item>
            <text:p text:style-name="P27"><text:span text:style-name="T2">1824/5 St Helena, Benkulen and China</text:span><draw:custom-shape text:anchor-type="char" draw:z-index="24" draw:name="Rahmen8" draw:style-name="gr18" draw:text-style-name="P597" svg:width="2.625cm" svg:height="2.338cm" svg:x="16.561cm" svg:y="14.51cm"><text:p text:style-name="P427"><text:span text:style-name="Body_20_text_20__28_2_29__20_Exact">L/MAR/B/466D</text:span></text:p><text:p text:style-name="P427"><text:span text:style-name="Body_20_text_20__28_2_29__20_Exact">L/MAR/B/466E</text:span></text:p><text:p text:style-name="P427"><text:span text:style-name="Body_20_text_20__28_2_29__20_Exact">L/MAR/B/466F</text:span></text:p><text:p text:style-name="P427"><text:span text:style-name="Body_20_text_20__28_2_29__20_Exact">L/MAR/B/466K(1)</text:span></text:p><text:p text:style-name="P427"><text:span text:style-name="Body_20_text_20__28_2_29__20_Exact">L/MAR/B/466K(2)</text:span></text:p><text:p text:style-name="P427"><text:span text:style-name="Body_20_text_20__28_2_29__20_Exact">L/MAR/B/466L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5" draw:name="Rahmen9" draw:style-name="gr17" draw:text-style-name="P597" svg:width="0.932cm" svg:height="0.444cm" svg:x="16.671cm" svg:y="18.997cm"><text:p text:style-name="P150"><text:span text:style-name="Body_20_text_20__28_2_29__20_Exact">Down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</text:list-item>
        </text:list>
        <text:p text:style-name="P28"><text:span text:style-name="T2">L/MAR/B/51C<text:tab/>Journal<text:tab/>23<text:tab/>Nov<text:tab/>1824-5 Apr 1826</text:span></text:p>
        <text:p text:style-name="P488"><text:span text:style-name="T2">L/MAR/B/51-1(1)<text:tab/>Ledger</text:span></text:p>
        <text:p text:style-name="P488"><text:span text:style-name="T2">L/MAR/B/51-1(2)<text:tab/>Pay Book</text:span></text:p>
        <text:p text:style-name="P4"><text:span text:style-name="T2">Capt John Paterson</text:span></text:p>
        <text:p text:style-name="P7"><text:span text:style-name="T2">Downs 21 Jan 1825 - 16 Mar St Helena - 3 Jun Benkulen - 27 Jul Penang - 17 Aug Malacca - 24 Aug Singapore - 13 Sep Whampoa - 28 Oct Second Bar - 2 Feb 1826 St Helena - 1 Apr Downs</text:span></text:p>
        <text:list xml:id="list131952203759081" text:continue-numbering="true" text:style-name="WWNum22">
          <text:list-item>
            <text:p text:style-name="P282"><text:span text:style-name="T2">1826/7<text:tab/>Bengal and China</text:span></text:p>
          </text:list-item>
        </text:list>
        <text:p text:style-name="P283"><text:span text:style-name="T2">L/MAR/B/5 ID<text:tab/>Journal 29 Nov 1826-18 Apr 1828</text:span></text:p>
        <text:p text:style-name="P505"><text:span text:style-name="T2">L/MAM/B/51J(1)<text:tab/>Ledger</text:span></text:p>
        <text:p text:style-name="P505"><text:span text:style-name="T2">L/MAR/B/51 J(2)<text:tab/>Pay Book</text:span></text:p>
        <text:p text:style-name="P248"><text:span text:style-name="T2">Capt Charles B Cribble</text:span></text:p>
        <text:p text:style-name="P350"><text:span text:style-name="T2">Downs 20 Jan 1827 - 10 May Saugor 7 Jul - 16 Jul Penang - 30 Jul Malacca - 6 Aug Singapore - 31 Aug Whampoa - 17 Nov Second Bar - 24 Jan 1828 St Helena - 16 Mar Downs</text:span></text:p>
        <text:list xml:id="list131950381645525" text:continue-numbering="true" text:style-name="WWNum22">
          <text:list-item>
            <text:p text:style-name="P29"><text:span text:style-name="T2">1828/9<text:tab/>Madras and China</text:span></text:p>
          </text:list-item>
        </text:list>
        <text:p text:style-name="P30"><text:span text:style-name="T2">L/MAR/B/5 IE<text:tab/>Journal<text:tab/>19<text:tab/>Jan 1829-5 Aug 1830</text:span></text:p>
        <text:p text:style-name="P488"><text:span text:style-name="T2">L/MAR/B/51 K(l)<text:tab/>Ledger</text:span></text:p>
        <text:p text:style-name="P488"><text:span text:style-name="T2">L/MAR/B/51 K(2)<text:tab/>Pay Book</text:span></text:p>
        <text:p text:style-name="P4"><text:span text:style-name="T2">Capt Henry Cribble</text:span></text:p>
        <text:p text:style-name="P7"><text:span text:style-name="T2">Downs 14 Mar 1829 - 17 Jun Madras - 7 Aug Penang - 25 Aug Malacca -31 Aug Singapore - 18 Sep Urmston’s Bay - 8 Dec Hong Kong - 11 Feb 1830 Whampoa - 28 Feb Second Bar - 20 May St Helena - 4 Jul Downs</text:span></text:p>
        <text:list xml:id="list131951817365303" text:continue-numbering="true" text:style-name="WWNum22">
          <text:list-item>
            <text:p text:style-name="P284"><text:span text:style-name="T2">1830/1<text:tab/>Madras, Bengal and<text:tab/>China</text:span></text:p>
          </text:list-item>
        </text:list>
        <text:p text:style-name="P283"><text:span text:style-name="T2">L/MAR/B/5 IF<text:tab/>Journal 4 Jan 1831-21 Apr 1832</text:span></text:p>
        <text:p text:style-name="P505"><text:span text:style-name="T2">L/MAR/B/51L(1)<text:tab/>Ledger</text:span></text:p>
        <text:p text:style-name="P505"><text:span text:style-name="T2">L/MAR/B/51L(2)<text:tab/>Pay Book</text:span></text:p>
        <text:p text:style-name="P248"><text:span text:style-name="T2">Capt Hemy Cribble</text:span></text:p>
        <text:p text:style-name="P348"><text:span text:style-name="T2">Downs 20 Feb 1831 - 24 May Madras - 4 Jun Saugor 6 Aug - 18 Aug Penang -17 Sep Whampoa - 5 Nov Second Bar - 27 Jan 1832 St Helena -17 Mar Downs</text:span></text:p>
        <text:h text:style-name="P564" text:outline-level="3"><text:bookmark-start text:name="bookmark23"/><text:span text:style-name="T2">RESOLUTION (1)</text:span><text:bookmark-end text:name="bookmark23"/></text:h>
        <text:list xml:id="list131950414760308" text:continue-list="list131951543440544" text:style-name="WWNum16">
          <text:list-item>
            <text:p text:style-name="P193"><text:span text:style-name="T2">decks, 40 guns, 130 crew, 650 tons</text:span></text:p>
          </text:list-item>
        </text:list>
        <text:list xml:id="list1656156471" text:style-name="WWNum23">
          <text:list-item>
            <text:p text:style-name="P31"><text:span text:style-name="T2">1681/2<text:tab/>Madras</text:span></text:p>
          </text:list-item>
        </text:list>
        <text:p text:style-name="P117"><text:span text:style-name="T2">Capt Francis Wilshaw 28 Jan 1682 - 15 Jul 1683</text:span></text:p>
        <text:list xml:id="list131951811192604" text:continue-numbering="true" text:style-name="WWNum23">
          <text:list-item>
            <text:p text:style-name="P366"><text:span text:style-name="T2">1683/4 Madras and Bengal Capt Francis Wilshaw</text:span></text:p>
          </text:list-item>
        </text:list>
        <text:p text:style-name="P176"><text:span text:style-name="T2">8 Jan 1684 - 16 Sep 1686</text:span></text:p>
        <text:h text:style-name="P578" text:outline-level="3"><text:bookmark-start text:name="bookmark24"/><text:span text:style-name="T2">RESOLUTION (2)</text:span><text:bookmark-end text:name="bookmark24"/></text:h>
        <text:p text:style-name="P154"><text:span text:style-name="T2">Rated at 495 tons, 99 crew, 30 guns</text:span></text:p>
        <text:list xml:id="list3449671391" text:style-name="WWNum24">
          <text:list-item>
            <text:p text:style-name="P131"><text:span text:style-name="T2">1737/8 Madagascar, Bombay and Bengal</text:span></text:p>
          </text:list-item>
        </text:list>
        <text:p text:style-name="P12"><text:span text:style-name="T2">L/MAR/B/466G(1) Imprest Book L/MAR/B/466G(2) Absence Book Capt George Bagwell</text:span></text:p>
        <text:p text:style-name="P106"><text:span text:style-name="T2">Downs 12 Oct 1737 - lost in a storm in Balasore Roads between 1-3 Jun 1739</text:span></text:p>
        <text:h text:style-name="P581" text:outline-level="3"><text:bookmark-start text:name="bookmark25"/><text:span text:style-name="T2">RESOLUTION (3)</text:span><text:bookmark-end text:name="bookmark25"/></text:h>
        <text:p text:style-name="P351"><text:span text:style-name="T2">Built by Dudman, launched 1769, 3 decks, 4in bottom, length 140ft 11 in, keel 112ft 9</text:span><text:span text:style-name="T4"><text:note text:id="ftn4" text:note-class="footnote"><text:note-citation>1</text:note-citation><text:note-body><text:p text:style-name="P537"><text:span text:style-name="T2"><text:tab/>1686/7<text:tab/>Madras</text:span></text:p><text:p text:style-name="P538"><text:span text:style-name="T2">Capt William Sharpe</text:span></text:p><text:p text:style-name="P538"><text:span text:style-name="T2">Downs 25 Apr 1687 - 12 Jul 1690 Plymouth</text:span></text:p></text:note-body></text:note></text:span><text:span text:style-name="T4"> </text:span><text:span text:style-name="T4"><text:note text:id="ftn5" text:note-class="footnote"><text:note-citation>2</text:note-citation><text:note-body><text:p text:style-name="P536"><text:span text:style-name="T2"><text:tab/>1691/2<text:tab/>Surat</text:span></text:p><text:p text:style-name="P539"><text:span text:style-name="T2">Capt Francis Wilshaw </text:span><text:span text:style-name="Footnote_20__2b__20_Bold">L/MAR/A/XCIV </text:span><text:span text:style-name="T2">Receipt Book Capt Abraham Robarts</text:span></text:p><text:p text:style-name="P533"><text:span text:style-name="T2">Downs 31 May 1692 - captured by the French</text:span></text:p></text:note-body></text:note></text:span><text:span text:style-name="T2">/4in, breadth 37ft 4in, hold 14ft Sin, wing transom 22ft lOin, between decks 6ft 5in, 836 tons Principal Managing Owner: Mark Cramer</text:span></text:p>
        <text:list xml:id="list3586952433" text:style-name="WWNum25">
          <text:list-item>
            <text:p text:style-name="P157"><text:span text:style-name="T2">1769/70<text:tab/>China</text:span></text:p>
          </text:list-item>
        </text:list>
        <text:p text:style-name="P435"><text:span text:style-name="Body_20_text_20__28_2_29__20__2b__20_Bold">L/MAR/B/466A </text:span><text:span text:style-name="T2">Journal 14 Nov 1769-16 Sep 1771, Thomas Poynting, Chief Mate L/MAR/B/466H(1)<text:tab/>Ledger</text:span></text:p>
        <text:p text:style-name="P400"><text:span text:style-name="T2">L/MAR/B/466H(2)<text:tab/>Pay Book</text:span></text:p>
        <text:p text:style-name="P392"><text:span text:style-name="T2">Capt Thomas Atkyns</text:span></text:p>
        <text:p text:style-name="P457"><text:span text:style-name="T2">Downs 6 Feb 1770 - 27 Feb Lisbon - 28 Sep Whampoa - 31 Jan 1771 Second Bar - 24 May St Helena - 3 Aug Downs</text:span></text:p>
        <text:list xml:id="list131950355435983" text:continue-numbering="true" text:style-name="WWNum25">
          <text:list-item>
            <text:p text:style-name="P285"><text:span text:style-name="T2">1772/3<text:tab/>Bombay and Bengal</text:span></text:p>
          </text:list-item>
        </text:list>
        <text:p text:style-name="P286"><text:span text:style-name="T2">L/MAR/B/466B<text:tab/>Journal 11 Dec<text:tab/>1772-13<text:tab/>Jan<text:tab/>1775</text:span></text:p>
        <text:p text:style-name="P287"><text:span text:style-name="T2">L/MAR/B/466-I(l)<text:tab/>Ledger</text:span></text:p>
        <text:p text:style-name="P287"><text:span text:style-name="T2">L/MAR/B/466-I(2)<text:tab/>Pay Book</text:span></text:p>
        <text:p text:style-name="P248"><text:span text:style-name="T2">Capt Thomas Poynting</text:span></text:p>
        <text:p text:style-name="P428"><text:span text:style-name="T2">Downs 5 Mar 1773 - 11 Jul Bombay -31 Oct Kedgeree - 27 Mar 1774 Ingeli - 24 Jun Mauritius - 27 Aug St Helena - 30 Nov Downs</text:span></text:p>
        <text:list xml:id="list131952125493055" text:continue-numbering="true" text:style-name="WWNum25">
          <text:list-item>
            <text:p text:style-name="P285"><text:span text:style-name="T2">1776/7<text:tab/>Madras and China</text:span></text:p>
          </text:list-item>
        </text:list>
        <text:p text:style-name="P288"><text:span text:style-name="T2">L/MAR/B/466C<text:tab/>Journal 27 Oct<text:tab/>1776-5 Oct<text:tab/>1778</text:span></text:p>
        <text:p text:style-name="P287"><text:span text:style-name="T2">L/MAR/B/466J(1)<text:tab/>Ledger</text:span></text:p>
        <text:p text:style-name="P287"><text:span text:style-name="T2">L/MAR/B/466J(2)<text:tab/>Pay Book</text:span></text:p>
        <text:p text:style-name="P207"><text:span text:style-name="T2">Capt Thomas Poynting</text:span></text:p>
        <text:p text:style-name="P233"><text:span text:style-name="T2">Portsmouth 16 Jan 1777 - 18 Apr Cape -16 Jun Madras - 22 Sep Whampoa -18 Dec Second Bar - 16 Apr 1778 St Helena - 23 Aug Downs</text:span></text:p>
        <text:list xml:id="list131950882578257" text:continue-numbering="true" text:style-name="WWNum25">
          <text:list-item>
            <text:p text:style-name="P194"><text:span text:style-name="T2">1778/9 Bombay and Bengal</text:span></text:p>
          </text:list-item>
        </text:list>
        <text:p text:style-name="P349"><text:span text:style-name="T2">Journal 19 Dec 1778-31 Dec 1780, Poynting Journal 10 Jun 1782-21 Jul 1785, Tolme Journal 8 Mar-21 Jul 1785, James Tennant, Chief Mate Ledger Pay Book Ledger (Lascars)</text:span></text:p>
        <text:p text:style-name="P248"><text:span text:style-name="T2">Capt Thomas Poynting/David Tolme (homeward)</text:span></text:p>
        <text:p text:style-name="P349"><text:span text:style-name="T2">Portsmouth 7 Mar 1799 - 5 Apr Madeira - 29 Jul Cape - 27 Jan 1780 Anjengo - 20 Feb Bombay - 13 Apr Onore - 21 Apr Mangalore - 28 May Madras -18 Jul Tranquebar - 26 Sep Bombay - 1 Dec Tellicherry - 9 Dec Cochin - 31 Dec off Bengal - </text:span><text:span text:style-name="Body_20_text_20__28_2_29__20__2b__20_Italic">gap</text:span><text:span text:style-name="T2"> - from Bengal 10 Jun 1782 - 29 Jun Kedgeree (for repairs) - 12 Aug Calcutta - 28 Jan 1783 Culpee - 21 Feb Cock Island - 21 Apr Culpee - 17 Oct Island - 5 Dec Colombo - 16 Jan 1784 Bombay 30 Nov - 3 Feb 1785 Cape - 8 Mar St Helena - 19 Jun</text:span></text:p>
      </text:section>
      <text:section text:style-name="Sect4" text:name="Bereich5">
        <text:h text:style-name="P580" text:outline-level="3"><text:bookmark-start text:name="bookmark26"/><text:span text:style-name="T2">RESTORATION</text:span><text:bookmark-end text:name="bookmark26"/></text:h>
        <text:p text:style-name="P154"><text:span text:style-name="T2">Formerly ^4 w? </text:span><text:span text:style-name="Body_20_text_20__28_2_29__20__2b__20_Italic">and Joyce</text:span></text:p>
        <text:list xml:id="list202608011" text:style-name="WWNum26">
          <text:list-item>
            <text:p text:style-name="P132"><text:span text:style-name="T2">1659/60 Bantam</text:span></text:p>
          </text:list-item>
        </text:list>
        <text:p text:style-name="P105"><text:span text:style-name="T2">Capt Arnold Browne</text:span></text:p>
        <text:p text:style-name="P98"><text:span text:style-name="T2">-Aug 1661</text:span></text:p>
        <text:h text:style-name="P582" text:outline-level="3"><text:bookmark-start text:name="bookmark27"/><text:span text:style-name="T2">RETREAT</text:span><text:bookmark-end text:name="bookmark27"/></text:h>
        <text:p text:style-name="P234"><text:span text:style-name="T2">Built by Peny, launched 1805, 3 decks, Sin bottom, length 116ft </text:span><text:span text:style-name="Body_20_text_20__28_2_29__20__2b__20_Italic">VAin,</text:span><text:span text:style-name="T2"> keel 91ft 5in, breadth 32ft Sin, hold 14ft Viin, wing transom 21ft 9in, port cell 28ft lO^in, between decks 4ft 6in &amp; 6ft S^in, ports 5 middle &amp; 7 upper, 505 tons Principal Managing Owner: Sir Robert Wigram</text:span></text:p>
        <text:list xml:id="list2984873065" text:style-name="WWNum27">
          <text:list-item>
            <text:p text:style-name="P367"><text:span text:style-name="T2">1804/5<text:tab/>Bombay</text:span></text:p>
          </text:list-item>
        </text:list>
        <text:p text:style-name="P289"><text:span text:style-name="T2">L/MAR/B/192A<text:tab/>Journal 1 Mar 1805-16 May<text:tab/>1806</text:span></text:p>
        <text:p text:style-name="P262"><text:span text:style-name="T2">L/MAR/B/192F(1)<text:tab/>Ledger</text:span></text:p>
        <text:p text:style-name="P262"><text:span text:style-name="T2">L/MAR/B/192F(2)<text:tab/>Pay Book</text:span></text:p>
        <text:p text:style-name="P248"><text:span text:style-name="T2">Capt William Hay</text:span></text:p>
        <text:p text:style-name="P350"><text:span text:style-name="T2">Portsmouth 25 Apr 1805 - 11 Aug Bombay - 8 Nov Goa - 28 Jan 1806 St Helena - 6 Apr Cork - 8 May moorings</text:span></text:p>
        <text:list xml:id="list131952317288268" text:continue-numbering="true" text:style-name="WWNum27">
          <text:list-item>
            <text:p text:style-name="P32"><text:span text:style-name="T2">1806/7<text:tab/>China</text:span></text:p>
          </text:list-item>
        </text:list>
        <text:p text:style-name="P33"><text:span text:style-name="T2">L/MAR/B/192B<text:tab/>Journal 3 Nov 1806-23 Jul 1808</text:span></text:p>
        <text:p text:style-name="P33"><text:span text:style-name="T2">L/MAR/B/192G(1)<text:tab/>Ledger</text:span></text:p>
        <text:p text:style-name="P33"><text:span text:style-name="T2">L/MAR/B/192G(2)<text:tab/>Pay Book</text:span></text:p>
        <text:p text:style-name="P4"><text:span text:style-name="T2">Capt William Hay</text:span></text:p>
        <text:p text:style-name="P103"><text:span text:style-name="T2">Downs 31 Dec 1806 - 26 May 1807 Penang - 5 Jul Whampoa - 4 Jan 1808 Second Bar - 23 Jan Malacca -14 Apr St Helena - 30 Jun Downs</text:span></text:p>
        <text:list xml:id="list131951161380038" text:continue-numbering="true" text:style-name="WWNum27">
          <text:list-item>
            <text:p text:style-name="P290"><text:span text:style-name="T2">1808/9<text:tab/>Madras and Bengal</text:span></text:p>
          </text:list-item>
        </text:list>
        <text:p text:style-name="P262"><text:span text:style-name="T2">L/MAR/B/192C<text:tab/>Journal 22 Feb 1809-7 Aug 1810</text:span></text:p>
        <text:p text:style-name="P262"><text:span text:style-name="T2">L/MAR/B/192H(1)<text:tab/>Ledger</text:span></text:p>
        <text:p text:style-name="P262"><text:span text:style-name="T2">L/MAR/B/192H(2)<text:tab/>Pay Book</text:span></text:p>
        <text:p text:style-name="P248"><text:span text:style-name="T2">Capt Thomas Herbert Harris</text:span></text:p>
        <text:p text:style-name="P248"><text:span text:style-name="T2">Portsmouth 28 Apr 1809 - 8 May Madeira - 15 Sep Madras - 26 Oct Calcutta -18 Dec Culpee -</text:span></text:p>
        <text:list xml:id="list556548221" text:style-name="WWNum28">
          <text:list-item>
            <text:p text:style-name="P291"><text:span text:style-name="T2">Jan 1810 Madras - 17 Feb Point de Galle - 3 May St Helena - 7 Jul Downs</text:span></text:p>
          </text:list-item>
        </text:list>
        <text:list xml:id="list131951102911010" text:continue-list="list131951161380038" text:style-name="WWNum27">
          <text:list-item>
            <text:p text:style-name="P292"><text:span text:style-name="T2">1810/1<text:tab/>Bengal</text:span></text:p>
          </text:list-item>
        </text:list>
        <text:p text:style-name="P262"><text:span text:style-name="T2">L/MAR/B/192D<text:tab/>Journal 11 Mar 1811-21 Oct 1812</text:span></text:p>
        <text:p text:style-name="P262"><text:span text:style-name="T2">L/MAR/B/192-I(1)<text:tab/>Ledger</text:span></text:p>
        <text:p text:style-name="P262"><text:span text:style-name="T2">L/MAR/B/192-1(2)<text:tab/>Pay Book</text:span></text:p>
        <text:p text:style-name="P248"><text:span text:style-name="T2">Capt Thomas Watson Leech</text:span></text:p>
        <text:p text:style-name="P248"><text:span text:style-name="T2">Torbay 30 May 1811 - 21 Jun Madeira -17 Nov Saugor - 24 Nov Calcutta - 23 Feb 1812 Saugor -</text:span></text:p>
        <text:list xml:id="list131951732655075" text:continue-list="list556548221" text:style-name="WWNum28">
          <text:list-item>
            <text:p text:style-name="P293"><text:span text:style-name="T2">Jun St Helena - 4 Sep Falmouth -14 Sep Downs</text:span></text:p>
          </text:list-item>
        </text:list>
        <text:list xml:id="list131951689483312" text:continue-list="list131951102911010" text:style-name="WWNum27">
          <text:list-item>
            <text:p text:style-name="P290"><text:span text:style-name="T2">1812/3<text:tab/>Bengal and Benkulen</text:span></text:p>
          </text:list-item>
        </text:list>
        <text:p text:style-name="P262"><text:span text:style-name="T2">L/MAR/B/192E<text:tab/>Journal 30 Jan 1813-29 Aug 1814</text:span></text:p>
        <text:p text:style-name="P262"><text:span text:style-name="T2">L/MAR/B/192 J(l)<text:tab/>Ledger</text:span></text:p>
        <text:p text:style-name="P262"><text:span text:style-name="T2">L/MAR/B/192 J(2)<text:tab/>Pay Book</text:span></text:p>
        <text:p text:style-name="P248"><text:span text:style-name="T2">Capt Thomas Watson Leech</text:span></text:p>
        <text:p text:style-name="P256"><text:span text:style-name="T2">Portsmouth 20 Apr 1813 -13 May Madeira - 29 May Sao Tiago -12 Sep Saugor - 23 Sep Calcutta - 16 Nov Saugor - 3 Jan 1814 Benkulen - 7 Apr St Helena - 6 Aug Downs</text:span></text:p>
        <text:h text:style-name="P564" text:outline-level="3"><text:bookmark-start text:name="bookmark28"/><text:span text:style-name="T2">RETURN</text:span><text:bookmark-end text:name="bookmark28"/></text:h>
        <text:p text:style-name="P178"><text:span text:style-name="T2">350 tons 24 guns</text:span></text:p>
        <text:list xml:id="list1011974841" text:style-name="WWNum29">
          <text:list-item>
            <text:p text:style-name="P34"><text:span text:style-name="T2">1665/6<text:tab/>Bombay and Surat</text:span></text:p>
          </text:list-item>
        </text:list>
        <text:p text:style-name="P4"><text:span text:style-name="T2">Capt Thomas Stanton</text:span></text:p>
        <text:p text:style-name="P8"><text:span text:style-name="T2">Mar 1666 -</text:span></text:p>
        <text:list xml:id="list131951351563990" text:continue-numbering="true" text:style-name="WWNum29">
          <text:list-item>
            <text:p text:style-name="P195"><text:span text:style-name="T2">1667/8<text:tab/>Surat</text:span></text:p>
          </text:list-item>
        </text:list>
        <text:p text:style-name="P267"><text:span text:style-name="T2">E/3/29 </text:span><text:span text:style-name="Body_20_text_20__28_2_29__20__2b__20_Bold">no.3228<text:tab/></text:span><text:span text:style-name="T2">Abstract journal 11 Apr 1668-12 Aug 1669</text:span></text:p>
        <text:p text:style-name="P481"><text:span text:style-name="T2">G/36/105 f.31v<text:tab/></text:span><text:span text:style-name="Body_20_text_20__28_3_29__20__2b__20_Not_20_Bold"><text:span text:style-name="T6">Passenger List</text:span></text:span></text:p>
        <text:p text:style-name="P248"><text:span text:style-name="T2">Capt William Whitehome</text:span></text:p>
        <text:p text:style-name="P350"><text:span text:style-name="T2">Downs 11 Apr 1668 - 1 Sep Johanna -11 Oct Swally 1 Jan 1669 - 5 Jan Bombay 16 Jan - 29 Apr St Helena 18 May - 25 May Ascension -12 Aug off Scilly</text:span></text:p>
        <text:list xml:id="list131950605896408" text:continue-numbering="true" text:style-name="WWNum29">
          <text:list-item>
            <text:p text:style-name="P34"><text:span text:style-name="T2">1669/70<text:tab/>Madras and Bengal</text:span></text:p>
          </text:list-item>
        </text:list>
        <text:p text:style-name="P4"><text:span text:style-name="T2">Capt William Whitehome</text:span></text:p>
        <text:p text:style-name="P9"><text:span text:style-name="T2">Downs 10 Nov 1669 -</text:span></text:p>
        <text:list xml:id="list131950906052881" text:continue-numbering="true" text:style-name="WWNum29">
          <text:list-item>
            <text:p text:style-name="P401"><text:span text:style-name="T2">1671/2<text:tab/>Bantam, Tonkin, Taiwan and Japan</text:span></text:p>
          </text:list-item>
        </text:list>
        <text:p text:style-name="P436"><text:span text:style-name="Body_20_text_20__28_2_29__20__2b__20_Bold">G/12/16 pp.117-29 </text:span><text:span text:style-name="T2">Journal at Nagasaki 29 Jun-28 Aug 1673 </text:span><text:span text:style-name="Body_20_text_20__28_2_29__20__2b__20_Bold">E/3/34 </text:span><text:span text:style-name="Body_20_text_20__28_2_29__20__2b__20_Bold_2c_Small_20_Caps">eo.4045<text:tab/></text:span><text:span text:style-name="T2">Journal 28 Nov 1674-6 Jan 1676</text:span></text:p>
        <text:p text:style-name="P392"><text:span text:style-name="T2">Capt John Atkins</text:span></text:p>
        <text:p text:style-name="P252"><text:span text:style-name="T2">Downs Oct 1671 - Bantam - Jul 1672 Taiwan - 29 Jun 1673 Nagasaki 28 Aug -13 Sep Macao 5 Sep 1674 - 14 Sep Lampagao 26 Nov - Bangkok - Dec 1675 Surat - Downs</text:span></text:p>
        <text:p text:style-name="P524"><text:span text:style-name="Body_20_text_20__28_8_29__20__2b__20_Not_20_Italic"><text:span text:style-name="T9">See </text:span></text:span><text:span text:style-name="T2">Experiment and Return: documents concerning the Japan voyage of the English East India Company 1671-3,</text:span><text:span text:style-name="Body_20_text_20__28_8_29__20__2b__20_Not_20_Italic"><text:span text:style-name="T9"> ed Roger Machin (Kyoto, 1978)</text:span></text:span></text:p>
        <text:h text:style-name="P564" text:outline-level="3"><text:bookmark-start text:name="bookmark29"/><text:span text:style-name="T2">RHODA</text:span><text:bookmark-end text:name="bookmark29"/></text:h>
        <text:p text:style-name="P178"><text:span text:style-name="T2">Rated at 499 tons, 99 crew, 30 guns</text:span></text:p>
        <text:list xml:id="list2955084302" text:style-name="WWNum30">
          <text:list-item>
            <text:p text:style-name="P35"><text:span text:style-name="T2">1747/8 Fort St David, Bengal and China</text:span></text:p>
          </text:list-item>
        </text:list>
        <text:p text:style-name="P129"><text:span text:style-name="T2">L/MAR/B/596A-B Journal 28 Jul 1747-17 Jul 1750 L/MAR/B/596F(1)<text:tab/>Ledger</text:span></text:p>
        <text:p text:style-name="P489"><text:span text:style-name="T2">L/MAR/B/596F(2)<text:tab/>Pay Book</text:span></text:p>
        <text:p text:style-name="P4"><text:span text:style-name="T2">Capt John Macnamara</text:span></text:p>
        <text:p text:style-name="P103"><text:span text:style-name="T2">Downs 5 Oct 1747 - 11 Nov Torbay -13 Dec Madeira -12 Jan 1748 Sao Tiago - 28 Mar Cape - 24 Jun Mauritius - 28 Jul Fort St David -12 Aug off Pondicherry - 8 Oct Fort St David - 7 Jan 1749 Vizagapatam - 24 Jan Culpee - 21 Feb Ingeli -16 Apr Fort St David - 27 Jul Malacca - 2 Sep Whampoa - 24 Nov Second Bar -12 Mar 1750 St Helena - 2 Jun Downs</text:span></text:p>
        <text:list xml:id="list131952013858749" text:continue-numbering="true" text:style-name="WWNum30">
          <text:list-item>
            <text:p text:style-name="P294"><text:span text:style-name="T2">1751/2<text:tab/>Madras and China</text:span></text:p>
          </text:list-item>
        </text:list>
        <text:p text:style-name="P295"><text:span text:style-name="T2">L/MAR/B/596C<text:tab/>Journal 8 Oct<text:tab/>1751-4 Aug<text:tab/>1753</text:span></text:p>
        <text:p text:style-name="P506"><text:span text:style-name="T2">L/MAR/B/596G(1)<text:tab/>Ledger</text:span></text:p>
        <text:p text:style-name="P506"><text:span text:style-name="T2">L/MAR/B/596G(2)<text:tab/>Pay Book</text:span></text:p>
        <text:p text:style-name="P248"><text:span text:style-name="T2">Capt John Macnamara</text:span></text:p>
        <text:p text:style-name="P7"><text:span text:style-name="T2">Downs 15 Dec 1751 - 28 Apr 1752 Mauritius - 30 May Madras - 21 Jul Malacca - 2 Sep Whampoa - 11 Dec Second Bar - 22 Jan 1753 Krakatoa - 24 Apr St Helena - A Jul Downs</text:span></text:p>
        <text:list xml:id="list131951314351914" text:continue-numbering="true" text:style-name="WWNum30">
          <text:list-item>
            <text:p text:style-name="P294"><text:span text:style-name="T2">1754/5<text:tab/>Madras and China</text:span></text:p>
          </text:list-item>
        </text:list>
        <text:p text:style-name="P295"><text:span text:style-name="T2">L/MAR/B/596B<text:tab/>Journal 3 Oct<text:tab/>1754-2 Dec<text:tab/>1756</text:span></text:p>
        <text:p text:style-name="P506"><text:span text:style-name="T2">L/MAR/B/596H(1)<text:tab/>Ledger</text:span></text:p>
        <text:p text:style-name="P506"><text:span text:style-name="T2">L/MAR/B/596H(2)<text:tab/>Pay Book</text:span></text:p>
        <text:p text:style-name="P248"><text:span text:style-name="T2">Capt John Macnamara</text:span></text:p>
        <text:p text:style-name="P248"><text:span text:style-name="T2">Downs 19 Dec 1754 - 26 Mar 1755 Cape - 9 Jun Madras - 21 Sep Whampoa - 8 Dec Bocca Tigris - 2 Apr 1756 St Helena -10 Jun Lisbon - 3 Oct Downs</text:span></text:p>
        <text:list xml:id="list131951752503686" text:continue-numbering="true" text:style-name="WWNum30">
          <text:list-item>
            <text:p text:style-name="P133"><text:span text:style-name="T2">1757/8 Bombay, Madras and China</text:span></text:p>
          </text:list-item>
        </text:list>
        <text:p text:style-name="P118"><text:span text:style-name="Body_20_text_20__28_2_29__20__2b__20_Bold">L/MAR/B/596E </text:span><text:span text:style-name="T2">Journal 11 Oct 1757-23 Dec 1760, Arthur Morris, Chief Mate </text:span><text:span text:style-name="Body_20_text_20__28_2_29__20__2b__20_Bold">L/MAR/B/596-I(l) </text:span><text:span text:style-name="T2">Ledger L/MAM/B/596-I(2) Pay Book Capt John Macnamara</text:span></text:p>
        <text:p text:style-name="P107"><text:span text:style-name="T2">Downs 30 Dec 1757 - Portsmouth 6 Mar 1758 - 27 Mar Madeira - 25 Apr Sao Tiago - 7 Aug St Augustine’s Bay -1 Nov Goa -14 Nov Bombay - 3 May 1759 Madras - 21 Jul Malacca - 4 Sep Whampoa - 7 Feb 1760 Second Bar - 16 Jun St Helena - 22 Sep Downs</text:span></text:p>
        <text:h text:style-name="P583" text:outline-level="3"><text:bookmark-start text:name="bookmark30"/><text:soft-page-break/><text:span text:style-name="T2">RICHARD AND ELIZABETH </text:span><text:span text:style-name="Heading_20__23_3_20__2b__20_Italic"><text:span text:style-name="T10">see</text:span></text:span><text:span text:style-name="T2"> GEORGE</text:span><text:bookmark-end text:name="bookmark30"/></text:h>
        <text:h text:style-name="P584" text:outline-level="3"><text:bookmark-start text:name="bookmark31"/><text:span text:style-name="T2">RICHARD AND MARTHA</text:span><text:bookmark-end text:name="bookmark31"/></text:h>
        <text:p text:style-name="P449"><text:span text:style-name="T2">400/450 tons, 90 crew</text:span></text:p>
        <text:list xml:id="list2992589630" text:style-name="WWNum31">
          <text:list-item>
            <text:p text:style-name="P451"><text:span text:style-name="T2">1659/60<text:tab/>Surat</text:span></text:p>
          </text:list-item>
          <text:list-item>
            <text:p text:style-name="P134"><text:span text:style-name="T2">1661/2<text:tab/>Surat</text:span></text:p>
          </text:list-item>
        </text:list>
        <text:p text:style-name="P108"><text:span text:style-name="T2">Capt Richard Seaman</text:span></text:p>
        <text:list xml:id="list131950989337277" text:continue-numbering="true" text:style-name="WWNum31">
          <text:list-item>
            <text:p text:style-name="P158"><text:span text:style-name="T2">1663/4<text:tab/>Bantam</text:span></text:p>
          </text:list-item>
        </text:list>
        <text:p text:style-name="P153"><text:span text:style-name="T2">Mar 1664 - 14 Aug 1665 Downs</text:span></text:p>
        <text:list xml:id="list131952374510705" text:continue-numbering="true" text:style-name="WWNum31">
          <text:list-item>
            <text:p text:style-name="P244"><text:span text:style-name="T2">1667/8<text:tab/>Bantam</text:span></text:p>
          </text:list-item>
        </text:list>
        <text:p text:style-name="P230"><text:span text:style-name="T2">Capt Edmund [John?] Seaman</text:span></text:p>
        <text:p text:style-name="P235"><text:span text:style-name="T2">10 Mar 1668 - 30 May 1669 Downs</text:span></text:p>
        <text:h text:style-name="P579" text:outline-level="3"><text:bookmark-start text:name="bookmark32"/><text:span text:style-name="T2">RICHMOND (1)</text:span><text:bookmark-end text:name="bookmark32"/></text:h>
        <text:p text:style-name="P155"><text:span text:style-name="T2">Rated at 495 tons, 92 crew, 30 guns</text:span></text:p>
        <text:list xml:id="list796339251" text:style-name="WWNum32">
          <text:list-item>
            <text:p text:style-name="P368"><text:span text:style-name="T2">1731/2<text:tab/>China</text:span></text:p>
          </text:list-item>
        </text:list>
        <text:p text:style-name="P296"><text:span text:style-name="T2">L/MAR/B/329A<text:tab/>Journal 22<text:tab/>Sep<text:tab/>1731-27 Jul 1733</text:span></text:p>
        <text:p text:style-name="P297"><text:span text:style-name="T2">L/MAR/B/329E(1)<text:tab/>Ledger</text:span></text:p>
        <text:p text:style-name="P297"><text:span text:style-name="T2">L/MAR/B/329E(2)<text:tab/>Pay Book</text:span></text:p>
        <text:p text:style-name="P248"><text:span text:style-name="T2">Capt Charles Gough</text:span></text:p>
        <text:p text:style-name="P347"><text:span text:style-name="T2">Downs 20 Dec 1731-16 May 1732 Batavia - 21 Jun Macao - 2 Jul Whampoa - 8 Jan 1733 Second Bar -16 Apr St Helena -19 Jun Downs</text:span></text:p>
        <text:list xml:id="list131951656008212" text:continue-numbering="true" text:style-name="WWNum32">
          <text:list-item>
            <text:p text:style-name="P298"><text:span text:style-name="T2">1734/5<text:tab/>China and Bombay</text:span></text:p>
          </text:list-item>
        </text:list>
        <text:p text:style-name="P296"><text:span text:style-name="T2">L/MAM/B/329B<text:tab/>Journal 16<text:tab/>Dec<text:tab/>1734-1 Sep 1737</text:span></text:p>
        <text:p text:style-name="P297"><text:span text:style-name="T2">L/MAR/B/329F(1)<text:tab/>Ledger</text:span></text:p>
        <text:p text:style-name="P297"><text:span text:style-name="T2">L/MAM/B/329F(2)<text:tab/>Pay Book</text:span></text:p>
        <text:p text:style-name="P248"><text:span text:style-name="T2">Capt Charles Gough</text:span></text:p>
        <text:p text:style-name="P352"><text:span text:style-name="T2">Downs 20 Jan 1735 - 30 May Batavia - 20 Jul Whampoa - 4 Nov Second Bar - 5 Dec Malacca - 22 Jan 1736 Anjengo -1 Feb Tellicheny -11 Mar Bombay -18 Apr Tellicherry - 6 Jun Malacca - 22 Jul Whampoa - 23 Dec Second Bar - 30 Apr 1737 St Helena - 26 Jul Downs</text:span></text:p>
        <text:list xml:id="list131951660615866" text:continue-numbering="true" text:style-name="WWNum32">
          <text:list-item>
            <text:p text:style-name="P402"><text:span text:style-name="T2">1738/9<text:tab/>Madras and Bengal</text:span></text:p>
          </text:list-item>
        </text:list>
        <text:p text:style-name="P403"><text:span text:style-name="T2">L/MAR/B/329C<text:tab/>Journal 16<text:tab/>Oct<text:tab/>1738-28 Oct 1740</text:span></text:p>
        <text:p text:style-name="P404"><text:span text:style-name="T2">L/MAR/B/329G(1)<text:tab/>Ledger</text:span></text:p>
        <text:p text:style-name="P38"><text:span text:style-name="T2">L/MAR/B/329G(2)<text:tab/>Pay Book</text:span></text:p>
        <text:p text:style-name="P4"><text:span text:style-name="T2">Capt William Weston</text:span></text:p>
        <text:p text:style-name="P4"><text:span text:style-name="T2">Down 19 Dec 1738 - Plymouth 12 Mar 1739 - 11 Sep Madras -16 Nov Calcutta - 14 Jan 1740 Ingeli - 12 May St Helena -16 Sep Downs</text:span></text:p>
        <text:h text:style-name="P564" text:outline-level="3"><text:bookmark-start text:name="bookmark33"/><text:span text:style-name="T2">RICHMOND (2)</text:span><text:bookmark-end text:name="bookmark33"/></text:h>
        <text:p text:style-name="P176"><text:span text:style-name="T2">Chartered ship, 486 tons</text:span></text:p>
        <text:p text:style-name="P185"><text:span text:style-name="T2">Principal Managing Owner: David Johnston</text:span></text:p>
        <text:p text:style-name="P219"><text:span text:style-name="T2">1<text:tab/>1819/20 St Helena and Bengal</text:span></text:p>
        <text:p text:style-name="P238"><text:span text:style-name="T2">L/MAM/B/329D Deck Log 3 Jun 1820-3 Oct 1821 Capt James Kay</text:span></text:p>
        <text:p text:style-name="P213"><text:span text:style-name="T2">Downs 25 Jun 1820 - 29 Aug St Helena -11 Dec Calcutta - 31 Jan 1821 Diamond Harbour - 15 Feb Madras - 8 Mar Colombo 9 Apr -14 Jun Cape - 9 Jul St Helena - 28 Sep moorings</text:span></text:p>
        <text:h text:style-name="P585" text:outline-level="3"><text:bookmark-start text:name="bookmark34"/><text:span text:style-name="T2">RISING EAGLE</text:span><text:bookmark-end text:name="bookmark34"/></text:h>
        <text:p text:style-name="P445"><text:span text:style-name="T2">240 tons</text:span></text:p>
        <text:list xml:id="list359380658" text:style-name="WWNum33">
          <text:list-item>
            <text:p text:style-name="P446"><text:span text:style-name="T2">1697/8<text:tab/>China (Licensed ship)</text:span></text:p>
          </text:list-item>
        </text:list>
        <text:list xml:id="list131952306797785" text:continue-list="list131951660615866" text:style-name="WWNum32">
          <text:list-item>
            <text:p text:style-name="P196"><text:span text:style-name="T2">Mar 1698 -</text:span></text:p>
          </text:list-item>
        </text:list>
        <text:list xml:id="list131951411089621" text:continue-list="list359380658" text:style-name="WWNum33">
          <text:list-item>
            <text:p text:style-name="P39"><text:span text:style-name="T2">1700/1<text:tab/>Bengal (New Company)</text:span></text:p>
          </text:list-item>
        </text:list>
        <text:p text:style-name="P40"><text:span text:style-name="T2">L/MAR/A/CXLVIII<text:tab/>Journal 17 Sep 1700-8 Jul 1702</text:span></text:p>
        <text:p text:style-name="P40"><text:span text:style-name="T2">L/MAR/A/CXL VIIIA<text:tab/>Ledger</text:span></text:p>
        <text:p text:style-name="P486"><text:span text:style-name="T2">L/MAR/A/CXLV111B<text:tab/></text:span><text:span text:style-name="Body_20_text_20__28_3_29__20__2b__20_Not_20_Bold"><text:span text:style-name="T6">Imprest Book</text:span></text:span></text:p>
        <text:p text:style-name="P4"><text:span text:style-name="T2">Capt Benjamin Boucker</text:span></text:p>
        <text:p text:style-name="P10"><text:span text:style-name="T2">Lizard 17 Sep 1700 - 6 Oct Madeira - 24 Dec Cape - 4 Apr 1701 Anjengo - 23 Apr Balasore - 28 Apr Hugh 20 Dec -16 Mar 1702 Cape - 8 Jul Blackwall</text:span></text:p>
        <text:h text:style-name="P564" text:outline-level="3"><text:bookmark-start text:name="bookmark35"/><text:span text:style-name="T2">RISING SUN</text:span><text:bookmark-end text:name="bookmark35"/></text:h>
        <text:p text:style-name="P178"><text:span text:style-name="T2">New Company, 140 tons</text:span></text:p>
        <text:p text:style-name="P41"><text:span text:style-name="T2">1<text:tab/>1700/1 China and Madras</text:span></text:p>
        <text:p text:style-name="P43"><text:span text:style-name="T2">L/MAR/A/CLB<text:tab/>Journal 3 Nov 1700-31 Mar 1703</text:span></text:p>
        <text:p text:style-name="P490"><text:span text:style-name="T2">L/MAR/A/CLUA<text:tab/>Ledger</text:span></text:p>
        <text:p text:style-name="P4"><text:span text:style-name="T2">Capt Arthur Holford</text:span></text:p>
        <text:p text:style-name="P119"><text:span text:style-name="T2">Downs 3 Nov 1700 - 18 Nov Madeira - 5 Feb 1701 Cape - 2 May Batavia - 9 Jul Taiwan - 25 Jul Whampoa -17 Dec Pulo Timan -14 Jan 1702 Masulipatam - 7 Mar Madapollam - 6 Apr Masulipatam - 20 Jun Mauritius - 29 Oct St Helena - 26 Nov Ascension - 29 Jan 1703 Barbados - 31 Mar Downs</text:span></text:p>
        <text:h text:style-name="P564" text:outline-level="3"><text:bookmark-start text:name="bookmark36"/><text:span text:style-name="T2">ROBERT AND NATHANIEL</text:span><text:bookmark-end text:name="bookmark36"/></text:h>
        <text:p text:style-name="P178"><text:span text:style-name="T2">New Company</text:span></text:p>
        <text:p text:style-name="P41"><text:span text:style-name="T2">1<text:tab/>1699/1700 China</text:span></text:p>
        <text:p text:style-name="P4"><text:span text:style-name="T2">Capt John Smith</text:span></text:p>
        <text:p text:style-name="P10"><text:span text:style-name="T2">- returned to Holland by Sep 1704</text:span></text:p>
        <text:h text:style-name="P569" text:outline-level="3"><text:bookmark-start text:name="bookmark37"/><text:span text:style-name="T2">ROCHESTER (1)</text:span><text:bookmark-end text:name="bookmark37"/></text:h>
        <text:list xml:id="list131951610664936" text:continue-numbering="true" text:style-name="WWNum33">
          <text:list-item>
            <text:p text:style-name="P135"><text:span text:style-name="T2">decks, 154 crew, 60 guns, 775 tons Capt William Dyke 15 Nov 1683 - 4 Aug 1685</text:span></text:p>
          </text:list-item>
        </text:list>
        <text:list xml:id="list131952093111205" text:continue-list="list202608011" text:style-name="WWNum26">
          <text:list-item>
            <text:p text:style-name="P220"><text:span text:style-name="T2">1685/6 Madras and Bengal</text:span></text:p>
          </text:list-item>
        </text:list>
        <text:p text:style-name="P239"><text:span text:style-name="T2">Capt John Bromwell 10 Feb 1686 - 29 Oct 1689</text:span></text:p>
      </text:section>
      <text:section text:style-name="Sect4" text:name="Bereich6">
        <text:p text:style-name="P527"><text:span text:style-name="T2">ROCHESTER (2)</text:span></text:p>
        <text:p text:style-name="P154"><text:span text:style-name="T2">Length 85fl 6in, width 28ft </text:span><text:span text:style-name="Body_20_text_20__28_2_29__20__2b__20_Italic">WAin,</text:span><text:span text:style-name="T2"> depth 12ft 4in, between decks 6ft lin, 28 guns, 70 crew, 350 tons</text:span></text:p>
        <text:list xml:id="list1394149008" text:style-name="WWNum34">
          <text:list-item>
            <text:p text:style-name="P136"><text:span text:style-name="T2">1706/7<text:tab/>St Helena and Benkulen</text:span></text:p>
          </text:list-item>
        </text:list>
        <text:p text:style-name="P105"><text:span text:style-name="T2">L/MAR/B/137A Journal 27 Sep 1706-11 Feb 1709 Capt Francis Stanes</text:span></text:p>
        <text:p text:style-name="P102"><text:span text:style-name="T2">Downs 23 Dec 1706 - 16 May 1707 St Helena - 27 Aug Batavia - 11 Sep Benkulen - 19 Nov Balasore - 30 Nov Rogues River 4 Feb 1708 - 16 May Cape -15 Jul Rio de Janeiro - 9 Sep ‘Ferdinando’ - 8 Sep 1709 Woolwich</text:span></text:p>
        <text:list xml:id="list131951172196970" text:continue-numbering="true" text:style-name="WWNum34">
          <text:list-item>
            <text:p text:style-name="P136"><text:span text:style-name="T2">1709/10<text:tab/>China</text:span></text:p>
          </text:list-item>
        </text:list>
        <text:p text:style-name="P44"><text:span text:style-name="T2">L/MAR/B/137B<text:tab/>Journal 20<text:tab/>Oct<text:tab/>1709-2 Oct<text:tab/>1712</text:span></text:p>
        <text:p text:style-name="P45"><text:span text:style-name="T2">L/MAR/B/137C<text:tab/>Journal 7 Feb<text:tab/>1710-24 Sep<text:tab/>1712, Joseph White, Purser</text:span></text:p>
        <text:p text:style-name="P46"><text:span text:style-name="T2">L/MAR/B/13 7D (1)<text:tab/>Ledger</text:span></text:p>
        <text:p text:style-name="P491"><text:span text:style-name="T2">L/MAR/B/137D(2)<text:tab/>Pay Book</text:span></text:p>
        <text:p text:style-name="P4"><text:span text:style-name="T2">Capt Francis Stanes</text:span></text:p>
        <text:p text:style-name="P105"><text:span text:style-name="T2">Downs 8 Jan 1710-8 Jul Batavia - 22 Aug Amoy -18 Sep Chusan - 14 Jan 1711 Kitow - 18 Feb Batavia - 30 Sep Woolwich</text:span></text:p>
        <text:p text:style-name="P5"><text:span text:style-name="Body_20_text_20__28_2_29__20__2b__20_Bold">137B </text:span><text:span text:style-name="T2">inc sketches of the ship, the season’s convoy, fish, birds, Batavia Roads and Chusan</text:span></text:p>
        <text:list xml:id="list131950823360947" text:continue-numbering="true" text:style-name="WWNum34">
          <text:list-item>
            <text:p text:style-name="P47"><text:span text:style-name="T2">1713/4<text:tab/>St Helena and Benkulen</text:span></text:p>
          </text:list-item>
        </text:list>
        <text:p text:style-name="P491"><text:span text:style-name="T2">L/MAR/B/137E(1)<text:tab/>Ledger</text:span></text:p>
        <text:p text:style-name="P491"><text:span text:style-name="T2">L/MAR/B/137E(2)<text:tab/>Pay Book</text:span></text:p>
        <text:p text:style-name="P106"><text:span text:style-name="T2">Capt William Browne 26 Mar 1714 - 15 Jun 1718</text:span></text:p>
        <text:p text:style-name="P529"><text:span text:style-name="T2">ROCHFORD</text:span></text:p>
        <text:p text:style-name="P236"><text:span text:style-name="T2">Built by Peny, launched 1770, 3 decks, 4in bottom, length 137ft 4</text:span><text:span text:style-name="T4">1</text:span><text:span text:style-name="T2">/2in, keel 110ft 5</text:span><text:span text:style-name="T4">3</text:span><text:span text:style-name="T2">/4in, breadth 35ft 5</text:span><text:span text:style-name="T4">3</text:span><text:span text:style-name="T2">/4in, hold 14ft 3</text:span><text:span text:style-name="T4">1</text:span><text:span text:style-name="T2">/</text:span><text:span text:style-name="T5">2</text:span><text:span text:style-name="T2">in, wing transom 22ft 7!/</text:span><text:span text:style-name="T5">2</text:span><text:span text:style-name="T2">in, breadth decks 5ft lOin, 737 tons Principal Managing Owner: George Willson</text:span></text:p>
        <text:list xml:id="list1539161653" text:style-name="WWNum35">
          <text:list-item>
            <text:p text:style-name="P405"><text:span text:style-name="T2">1770/1<text:tab/>Madras and Bengal</text:span></text:p>
          </text:list-item>
        </text:list>
        <text:p text:style-name="P406"><text:span text:style-name="T2">L/MAR/B/470A<text:tab/>Journal 18 Nov 1770-16 Dec 1772</text:span></text:p>
        <text:p text:style-name="P406"><text:span text:style-name="T2">L/MAR/B/470E(1)<text:tab/>Ledger</text:span></text:p>
        <text:p text:style-name="P406"><text:span text:style-name="T2">L/MAR/B/470E(2)<text:tab/>Pay Book</text:span></text:p>
        <text:p text:style-name="P176"><text:span text:style-name="T2">Capt William Hunt</text:span></text:p>
        <text:p text:style-name="P109"><text:span text:style-name="T2">Portsmouth 2 Apr 1771 - 6 Jul Cape -19 Sep Madras - 20 Oct Culpee - 26 Jan 1772 Ingeli - 4 Apr Barrabulla - 31 Jul St Helena - 27 Oct Downs</text:span></text:p>
        <text:list xml:id="list131951923840060" text:continue-numbering="true" text:style-name="WWNum35">
          <text:list-item>
            <text:p text:style-name="P405"><text:span text:style-name="T2">1774/5<text:tab/>Benkulen and China</text:span></text:p>
          </text:list-item>
        </text:list>
        <text:p text:style-name="P406"><text:span text:style-name="T2">L/MAR/B/470B<text:tab/>Journal 5 Nov 1774-15 Jul 1776</text:span></text:p>
        <text:p text:style-name="P406"><text:span text:style-name="T2">L/MAR/B/470F(1)<text:tab/>Ledger</text:span></text:p>
        <text:p text:style-name="P406"><text:span text:style-name="T2">L/MAR/B/470F(2)<text:tab/>Pay Book</text:span></text:p>
        <text:p text:style-name="P176"><text:span text:style-name="T2">Capt John Baird</text:span></text:p>
        <text:p text:style-name="P109"><text:span text:style-name="T2">Portsmouth 19 Jan 1775 - 7 Jun Benkulen -18 Aug Whampoa -19 Dec Second Bar -13 Mar 1776 St Helena - 5 Jun Downs</text:span></text:p>
        <text:list xml:id="list131951106374312" text:continue-numbering="true" text:style-name="WWNum35">
          <text:list-item>
            <text:p text:style-name="P391"><text:span text:style-name="T2">Bombay, Madras and Bengal</text:span></text:p>
          </text:list-item>
        </text:list>
        <text:p text:style-name="P406"><text:span text:style-name="T2">L/MAR/B/470C<text:tab/>Journal 13 Dec 1776-12 Dec 1779</text:span></text:p>
        <text:p text:style-name="P406"><text:span text:style-name="T2">L/MAR/B/470G(1)<text:tab/>Ledger</text:span></text:p>
        <text:p text:style-name="P406"><text:span text:style-name="T2">L/MAR/B/470G(2)<text:tab/>Pay Book</text:span></text:p>
        <text:p text:style-name="P4"><text:span text:style-name="T2">Capt John Baird</text:span></text:p>
        <text:p text:style-name="P105"><text:span text:style-name="T2">Portsmouth 28 Feb 1777 - 20 Jun Cape -12 Aug Bombay - 11 Oct Surat - 31 Oct Bombay - 22 Nov Calicut -19 Dec Bombay -18 Feb 1778 Anjengo - 20 Mar Madras - 22 Jun Kisnapatam - 3 Jul Masulipatam - 17 Jul Kedgeree - 6 Aug Culpee - 1 Oct Madras -18 Jan 1779 Cape -16 Feb St Helena - 3 Sep Limerick - 7 Nov Downs</text:span></text:p>
        <text:list xml:id="list131950862231413" text:continue-numbering="true" text:style-name="WWNum35">
          <text:list-item>
            <text:p text:style-name="P299"><text:span text:style-name="T2">1779/80 Madras and Bengal</text:span></text:p>
          </text:list-item>
        </text:list>
        <text:p text:style-name="P300"><text:span text:style-name="T2">L/MAR/B/470D<text:tab/>Journal 5 Feb 1780-28 Aug 1783</text:span></text:p>
        <text:p text:style-name="P300"><text:span text:style-name="T2">L/MAR/B/470H(1)<text:tab/>Ledger</text:span></text:p>
        <text:p text:style-name="P300"><text:span text:style-name="T2">L/MAR/B/470H(2)<text:tab/>Pay Book</text:span></text:p>
        <text:p text:style-name="P482"><text:span text:style-name="T2">L/MAR/B/470H(3)<text:tab/></text:span><text:span text:style-name="Body_20_text_20__28_3_29__20__2b__20_Not_20_Bold"><text:span text:style-name="T6">Absence Book</text:span></text:span></text:p>
        <text:p text:style-name="P482"><text:span text:style-name="T2">L/MAR/B/470H(4)<text:tab/></text:span><text:span text:style-name="Body_20_text_20__28_3_29__20__2b__20_Not_20_Bold"><text:span text:style-name="T6">Imprest Book</text:span></text:span></text:p>
        <text:p text:style-name="P248"><text:span text:style-name="T2">Capt James Tod</text:span></text:p>
        <text:p text:style-name="P106"><text:span text:style-name="T2">Portsmouth 3 Jun 1780 - 29 Aug Rio de Janeiro - 4 Apr 1781 Masulipatam -19 Apr Kedgeree - 9 Sep Ingeli -17 Sep Barrabulla - 9 Oct Madras - 23 Nov Negapatam - 14 Jan 1782 Madras - 30 Apr Kedgeree - 7 May Calcutta - 15 Nov Culpee - 29 Mar 1783 St Helena - 22 Aug Downs</text:span></text:p>
        <text:p text:style-name="P529"><text:span text:style-name="T2">ROCKINGHAM (1)</text:span></text:p>
        <text:p text:style-name="P230"><text:span text:style-name="T2">Built by Barnard, launched 1785, 3 decks, 4in bottom, length 143ft 7in, keel 116ft 2in, breadth 35ft IL/fin, hold 14ft 9!/</text:span><text:span text:style-name="T5">2</text:span><text:span text:style-name="T2">in, wing transom 23ft 4</text:span><text:span text:style-name="T4">3</text:span><text:span text:style-name="T2">/</text:span><text:span text:style-name="T5">4</text:span><text:span text:style-name="T2">in, port cell 26ft 6in, waist 1ft !/</text:span><text:span text:style-name="T5">2</text:span><text:span text:style-name="T2">in, between decks 6ft &amp; 6ft 3</text:span><text:span text:style-name="T4">1</text:span><text:span text:style-name="T2">/</text:span><text:span text:style-name="T5">2</text:span><text:span text:style-name="T2">in, roundhouse 6ft </text:span><text:span text:style-name="Body_20_text_20__28_2_29__20__2b__20_Italic">3'Ain,</text:span><text:span text:style-name="T2"> ports 13 middle &amp; upper, 798 tons</text:span></text:p>
        <text:p text:style-name="P211"><text:span text:style-name="T2">Principal Managing Owners: 1-2 Sir Richard Hotham, 3 Walter Powell, 4-7 Robert Wigram</text:span></text:p>
        <text:list xml:id="list782409827" text:style-name="WWNum36">
          <text:list-item>
            <text:p text:style-name="P301"><text:span text:style-name="T2">1785/6<text:tab/>Bombay</text:span></text:p>
          </text:list-item>
        </text:list>
        <text:p text:style-name="P369"><text:span text:style-name="T2">L/MAR/B/124A Journal 9 Jan 1786-19 Sep 1787 L/MAR/B/124-1(1)<text:tab/>Ledger</text:span></text:p>
        <text:p text:style-name="P507"><text:span text:style-name="T2">L/MAR/B/124-I(2)<text:tab/>Pay Book</text:span></text:p>
        <text:p text:style-name="P248"><text:span text:style-name="T2">Capt John Atkinson Blanshard</text:span></text:p>
        <text:p text:style-name="P347"><text:span text:style-name="T2">Downs 13 Mar 1786 - 13 Apr Sao Tiago -19 Jul Bombay - 27 Oct Surat - 8 Nov Bombay - 26 Nov Tellicherry - 7 Dec Bombay - 8 Jun 1787 St Helena - 12 Aug Downs</text:span></text:p>
        <text:list xml:id="list131951824180843" text:continue-numbering="true" text:style-name="WWNum36">
          <text:list-item>
            <text:p text:style-name="P301"><text:span text:style-name="T2">1788/9<text:tab/>Madras and China</text:span></text:p>
          </text:list-item>
        </text:list>
        <text:p text:style-name="P302"><text:span text:style-name="T2">L/MAR/B/124B<text:tab/>Journal 28 Oct 1788-19<text:tab/>Jun<text:tab/>1790</text:span></text:p>
        <text:p text:style-name="P507"><text:span text:style-name="T2">L/MAR/B/124J(1)<text:tab/>Ledger</text:span></text:p>
        <text:p text:style-name="P507"><text:span text:style-name="T2">L/MAR/B/124 J(2)<text:tab/>Pay Book</text:span></text:p>
        <text:p text:style-name="P248"><text:span text:style-name="T2">Capt John Atkinson Blanshard</text:span></text:p>
        <text:p text:style-name="P440"><text:span text:style-name="T2">Downs 3 Jan 1789 - 27 Jan Sao Tiago -2 Jun Madras - 9 Aug Penang - 22 Sep Whampoa - 3 Jan 1790 Second Bar -15 Mar St Helena - 21 May Downs</text:span></text:p>
        <text:list xml:id="list131952421884844" text:continue-numbering="true" text:style-name="WWNum36">
          <text:list-item>
            <text:p text:style-name="P48"><text:span text:style-name="T2">1791/2<text:tab/>Bombay and China</text:span></text:p>
          </text:list-item>
        </text:list>
        <text:p text:style-name="P49"><text:span text:style-name="T2">L/MAR/B/124C<text:tab/>Journal 24 Oct 1791-9 Jul<text:tab/>1793</text:span></text:p>
        <text:p text:style-name="P492"><text:span text:style-name="T2">L/MAR/B/124K(1)<text:tab/>Ledger</text:span></text:p>
        <text:p text:style-name="P492"><text:span text:style-name="T2">L/MAR/B/124K(2)<text:tab/>Pay Book</text:span></text:p>
        <text:p text:style-name="P4"><text:span text:style-name="T2">Capt John Atkinson Blanshard</text:span></text:p>
        <text:p text:style-name="P103"><text:span text:style-name="T2">Downs 2 Jan 1792 - 23 May Bombay - 21 Sep Whampoa - 26 Nov Second Bar - 24 Mar 1793 St Helena - 9 Jun Portsmouth</text:span></text:p>
        <text:list xml:id="list131951561906103" text:continue-numbering="true" text:style-name="WWNum36">
          <text:list-item>
            <text:p text:style-name="P301"><text:span text:style-name="T2">1793/4<text:tab/>Madras and Bengal</text:span></text:p>
          </text:list-item>
        </text:list>
        <text:p text:style-name="P302"><text:span text:style-name="T2">L/MAR/B/124D<text:tab/>Journal 19 Oct 1793-24<text:tab/>Nov<text:tab/>1795</text:span></text:p>
        <text:p text:style-name="P507"><text:span text:style-name="T2">L/MAR/B/124L(1)<text:tab/>Ledger</text:span></text:p>
        <text:p text:style-name="P507"><text:span text:style-name="T2">L/MAR/B/124L(2)<text:tab/>Pay Book</text:span></text:p>
        <text:p text:style-name="P248"><text:span text:style-name="T2">Capt the </text:span><text:span text:style-name="Body_20_text_20__28_2_29__20__2b__20_Italic">Hon</text:span><text:span text:style-name="T2"> Hugh Lindsay</text:span></text:p>
        <text:p text:style-name="P347"><text:span text:style-name="T2">Portsmouth 2 May 1794 - 3 Sep Madras - 22 Sep Diamond Harbour - 28 Jan 1795 Saugor - 26 Mar Madras -13 Aug St Helena -19 Nov Portsmouth</text:span></text:p>
        <text:list xml:id="list131951001401205" text:continue-numbering="true" text:style-name="WWNum36">
          <text:list-item>
            <text:p text:style-name="P301"><text:span text:style-name="T2">1795/6<text:tab/>Madras</text:span></text:p>
          </text:list-item>
        </text:list>
        <text:p text:style-name="P369"><text:span text:style-name="T2">L/MAR/B/124E Journal 3 Mar 1796-19 Jan 1798 L/MAR/B/124M(1)<text:tab/>Ledger</text:span></text:p>
        <text:p text:style-name="P507"><text:span text:style-name="T2">L/MAR/B/124M(2)<text:tab/>Pay Book</text:span></text:p>
        <text:p text:style-name="P248"><text:span text:style-name="T2">Capt the </text:span><text:span text:style-name="Body_20_text_20__28_2_29__20__2b__20_Italic">Hon</text:span><text:span text:style-name="T2"> Hugh Lindsay</text:span></text:p>
        <text:p text:style-name="P459"><text:span text:style-name="T2">Portsmouth 27 Jun 1796 - 19 Sep Cape - 9 Jan 1797 Madras - 11 Apr Trincomalee - 12 Jul Simons Bay -11 Sep St Helena -14 Dec Downs</text:span></text:p>
      </text:section>
      <text:section text:style-name="Sect5" text:name="Bereich7">
        <text:list xml:id="list131950469817264" text:continue-numbering="true" text:style-name="WWNum36">
          <text:list-item>
            <text:p text:style-name="P271"><text:span text:style-name="T2">1797/8 Bombay</text:span><draw:custom-shape text:anchor-type="char" draw:z-index="26" draw:name="Rahmen12" draw:style-name="gr16" draw:text-style-name="P597" svg:width="4.506cm" svg:height="1.983cm" svg:x="19.618cm" svg:y="4.373cm"><text:p text:style-name="P427"><text:span text:style-name="Body_20_text_20__28_2_29__20_Exact">Journal 19 Nov 1786-12 Sep 1788</text:span></text:p><text:p text:style-name="P427"><text:span text:style-name="Body_20_text_20__28_2_29__20_Exact">Ledger</text:span></text:p><text:p text:style-name="P427"><text:span text:style-name="Body_20_text_20__28_2_29__20_Exact">Pay Book</text:span></text:p><text:p text:style-name="P427"><text:span text:style-name="Body_20_text_20__28_2_29__20_Exact">Imprest Book</text:span></text:p><text:p text:style-name="P427"><text:span text:style-name="Body_20_text_20__28_2_29__20_Exact">Absence Book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</text:list-item>
        </text:list>
        <text:p text:style-name="P303"><text:span text:style-name="T2">L/MAR/B/124F<text:tab/>Journal 9 Mar<text:tab/>1798-23 Aug 1799</text:span></text:p>
        <text:p text:style-name="P508"><text:span text:style-name="T2">L/MAR/B/124N (1)<text:tab/>Ledger</text:span></text:p>
        <text:p text:style-name="P508"><text:span text:style-name="T2">L/MAR/B/124N(2)<text:tab/>Pay Book</text:span></text:p>
        <text:p text:style-name="P248"><text:span text:style-name="T2">Capt Edward Harriman</text:span></text:p>
        <text:p text:style-name="P353"><text:span text:style-name="T2">Portsmouth 8 Jun 1798 - 21 Sep Bombay - 13 Nov Cannanore - 30 Dec Bombay -1 May 1799 St Helena - 13 Jul Downs</text:span></text:p>
        <text:list xml:id="list131950903337119" text:continue-numbering="true" text:style-name="WWNum36">
          <text:list-item>
            <text:p text:style-name="P167"><text:span text:style-name="T2">1799/1800 Madras and Bombay</text:span></text:p>
          </text:list-item>
        </text:list>
        <text:p text:style-name="P168"><text:span text:style-name="T2">L/MAR/B/124G<text:tab/>Journal 25 Mar 1800-28 Dec 1802</text:span></text:p>
        <text:p text:style-name="P169"><text:span text:style-name="T2">Capt Thomas Butler</text:span></text:p>
        <text:p text:style-name="P170"><text:span text:style-name="T2">Torbay 27 May 1800 - 5 Dec Madras - 2 Apr 1801 Bombay - 16 May Mokha - 22 Jun Jiddah - 14 Aug Mokha - 23 Nov Tellicherry - 31 Dec Cochin - 4 Jan 1802 Anjengo - 5 Apr St Helena - 8 Jun Downs</text:span></text:p>
        <text:h text:style-name="P570" text:outline-level="3"><text:bookmark-start text:name="bookmark38"/><text:span text:style-name="T2">ROCKINGHAM (2)</text:span><text:bookmark-end text:name="bookmark38"/></text:h>
        <text:p text:style-name="P360"><text:span text:style-name="T2">Chartered ship, built at Sunderland by Laing 1818, 427 tons Principal Managing Owner: Henry Blanshard</text:span></text:p>
        <text:list xml:id="list529373988" text:style-name="WWNum37">
          <text:list-item>
            <text:p text:style-name="P407"><text:span text:style-name="T2">1822/3 Bengal and Madras</text:span></text:p>
          </text:list-item>
        </text:list>
        <text:p text:style-name="P408"><text:span text:style-name="T2">L/MAR/B/124H<text:tab/>Deck Log 10 May 1823-7 Jul 1824</text:span></text:p>
        <text:p text:style-name="P392"><text:span text:style-name="T2">Capt Charles Beach</text:span></text:p>
        <text:p text:style-name="P354"><text:span text:style-name="T2">Downs 17 Jun 1823 - 27 Oct Calcutta - 4 Jan 1824 Diamond Harbour -13 Jan Vizagapatam - 22 Jan Madras -11 Feb Point de Galle - 8 Apr Cape - 14 May St Helena - 4 Jul Downs Sank at her anchors at Garden Island, Western Australia, Apr 1831. Her emigrant passengers established the settlement Rockingham Town.</text:span></text:p>
        <text:h text:style-name="P564" text:outline-level="3"><text:bookmark-start text:name="bookmark39"/><text:span text:style-name="T2">RODNEY (1)</text:span><text:bookmark-end text:name="bookmark39"/></text:h>
        <text:p text:style-name="P178"><text:span text:style-name="T2">Company’s packet, 131 tons, 21 crew, 6 guns</text:span></text:p>
        <text:list xml:id="list980530390" text:style-name="WWNum38">
          <text:list-item>
            <text:p text:style-name="P42"><text:span text:style-name="T2">1780/1 Madras and China</text:span></text:p>
          </text:list-item>
        </text:list>
        <text:p text:style-name="P120"><text:span text:style-name="T2">L/MAR/B/442A-B Journal 7 Aug 1780-2 Jun 1783 L/MAR/B/442-I(l) Ledger L/MAR/B/442-I(2) Pay Book L/MAR/B/442-I(3) Imprest Book </text:span><text:span text:style-name="Body_20_text_20__28_2_29__20__2b__20_Bold">L/MAR/B/442-I(4) </text:span><text:span text:style-name="T2">Absence Book Capt John Lomer</text:span></text:p>
        <text:p text:style-name="P105"><text:span text:style-name="T2">Downs 22 Dec 1780 - Portsmouth 14 Mar 1781 - 8 Jul Madras - 30 Sep Whampoa - 24 Jan 1782 Second Bar - 22 Feb Malacca - 27 Mar Madras - 5 Apr Negapatam - 12 Apr Madras - 24 Apr Masulipatam - 9 May Madras 16 May - 21 May Madras 24 May - 7 Jun Madras - 26 Jun Trincomalee - 30 Jun Negapatam - 9 Jul Tranquebar -17 Jul Madras 6 Oct - 12 Oct Madras 19 Oct - 22 Oct Madras -1 Feb 1783 St Helena - 31 Mar River Shannon - 4 Jun Downs</text:span></text:p>
        <text:p text:style-name="P151"><text:span text:style-name="T2">Capt Henry Wakeman</text:span></text:p>
        <text:p text:style-name="P103"><text:span text:style-name="T2">Portsmouth 11 Sep 1782 - 27 Nov All Saints’ Bay - 16 Apr 1783 Madras - 23 Apr Kedgeree - 2 Dec Saugor -12 Mar 1784 St Helena - 28 May Downs</text:span></text:p>
        <text:list xml:id="list131952349648559" text:continue-numbering="true" text:style-name="WWNum38">
          <text:list-item>
            <text:p text:style-name="P370"><text:span text:style-name="T2">1784/5 Madras and Bengal</text:span></text:p>
          </text:list-item>
        </text:list>
        <text:p text:style-name="P304"><text:span text:style-name="T2">L/MAR/B/442D<text:tab/>Journal 13 Dec<text:tab/>1784-26 Jun 1786</text:span></text:p>
        <text:p text:style-name="P508"><text:span text:style-name="T2">L/MAR/B/442K(1)<text:tab/>Ledger</text:span></text:p>
        <text:p text:style-name="P508"><text:span text:style-name="T2">L/MAR/B/442K(2)<text:tab/>Pay Book</text:span></text:p>
        <text:p text:style-name="P248"><text:span text:style-name="T2">Capt Henry Wakeman</text:span></text:p>
        <text:p text:style-name="P257"><text:span text:style-name="T2">Portsmouth 25 Mar 1785 - 27 Jul Madras -11 Aug Diamond Creek - 22 Nov Cox’s Island - 17 Mar 1786 St Helena - 20 May Downs</text:span></text:p>
        <text:list xml:id="list131950477403195" text:continue-numbering="true" text:style-name="WWNum38">
          <text:list-item>
            <text:p text:style-name="P305"><text:span text:style-name="T2">1786/7 Bengal</text:span></text:p>
          </text:list-item>
        </text:list>
        <text:p text:style-name="P500"><text:span text:style-name="T2">L/MAR/B/442E L/MAR/B/442L(1)</text:span></text:p>
        <text:p text:style-name="P499"><text:span text:style-name="T2">L/MAR/B/442L(2)</text:span></text:p>
        <text:p text:style-name="P499"><text:span text:style-name="T2">L/MAR/B/442L(3)</text:span></text:p>
        <text:p text:style-name="P499"><text:span text:style-name="T2">L/MAR/B/442L(4)</text:span></text:p>
        <text:p text:style-name="P248"><text:span text:style-name="T2">Capt Allen Chatfield</text:span></text:p>
        <text:p text:style-name="P249"><text:span text:style-name="T2">Portsmouth 21 Feb 1787 - 12 Mar Madeira - 29 Jun Diamond Harbour - 14 Jan 1788 Saugor - 12 Jun St Helena -15 Aug Downs</text:span></text:p>
        <text:list xml:id="list131950970938988" text:continue-numbering="true" text:style-name="WWNum38">
          <text:list-item>
            <text:p text:style-name="P50"><text:span text:style-name="T2">1789/90 Bengal and Madras</text:span></text:p>
          </text:list-item>
        </text:list>
        <text:p text:style-name="P137"><text:span text:style-name="T2">L/MAR/B/442F Journal 8 Feb 1790-15 Jun 1791 L/MAR/B/442M(1) Ledger L/MAR/B/442M(2)<text:tab/>Pay Book</text:span></text:p>
        <text:p text:style-name="P4"><text:span text:style-name="T2">Capt Allen Chatfield</text:span></text:p>
        <text:p text:style-name="P103"><text:span text:style-name="T2">Downs 16 Apr 1790 - 6 Aug Diamond Harbour -15 Nov Saugor - 20 Jan 1791 Madras - 6 Apr St Helena - 15 Jun Moorings</text:span></text:p>
        <text:list xml:id="list131952466937859" text:continue-numbering="true" text:style-name="WWNum38">
          <text:list-item>
            <text:p text:style-name="P305"><text:span text:style-name="T2">1792/3 Madras and Bengal</text:span></text:p>
          </text:list-item>
        </text:list>
        <text:p text:style-name="P308"><text:span text:style-name="T2">L/MAR/B/442G<text:tab/>Journal 13<text:tab/>Dec 1792-10 Oct 1794</text:span></text:p>
        <text:p text:style-name="P309"><text:span text:style-name="T2">L/MAR/B/442N (1)<text:tab/>Ledger</text:span></text:p>
        <text:p text:style-name="P309"><text:span text:style-name="T2">L/MAR/B/442N(2)<text:tab/>Pay Book</text:span></text:p>
        <text:p text:style-name="P248"><text:span text:style-name="T2">Capt Allen Chatfield</text:span></text:p>
        <text:p text:style-name="P347"><text:span text:style-name="T2">Portsmouth 5 Apr 1793 - 14 Aug Madras - 8 Sep Diamond Harbour - 13 Dec Saugor -31 Jan 1794 Madras - 1 May St Helena - 20 Jul Galway Bay - 27 Aug Downs</text:span></text:p>
        <text:list xml:id="list131952010907221" text:continue-numbering="true" text:style-name="WWNum38">
          <text:list-item>
            <text:p text:style-name="P305"><text:span text:style-name="T2">1794/5 Madras</text:span></text:p>
          </text:list-item>
        </text:list>
        <text:p text:style-name="P349"><text:span text:style-name="T2">L/MAR/B/442H Journal 27 Apr 1795-15 Sep 1796 L/MAR/B/442-0(l) Ledger L/MAR/B/442-0(2) Pay Book Capt Walter Carruthers</text:span></text:p>
        <text:p text:style-name="P349"><text:span text:style-name="T2">Portsmouth 9 Jul 1795 - 6 Sep Rio de Janeiro - 16 Dec Madras - Coromandel Coast - 14 Jan 1796 Madras - 26 Apr Simons Bay - 30 May St Helena - 2 Aug Downs</text:span></text:p>
      </text:section>
      <text:section text:style-name="Sect2" text:name="Bereich8">
        <text:p text:style-name="P592"/>
      </text:section>
      <text:section text:style-name="Sect6" text:name="Bereich9">
        <text:p text:style-name="P586"><draw:custom-shape text:anchor-type="char" draw:z-index="27" draw:name="Rahmen14" draw:style-name="gr15" draw:text-style-name="P597" svg:width="2.659cm" svg:height="1.567cm" svg:x="0.339cm" svg:y="2.635cm"><text:p text:style-name="P511"><text:span text:style-name="Body_20_text_20__28_4_29__20_Exact">L/MAR/B/442C L/MAR/B/442J(1) L/MAR/B/442J (2) L/MAR/B/442J(3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h text:style-name="P577" text:outline-level="3"><text:bookmark-start text:name="bookmark41"/><text:span text:style-name="T2">RODNEY (2)</text:span><text:bookmark-end text:name="bookmark41"/></text:h>
        <text:p text:style-name="P349"><text:span text:style-name="T2">Built by Randall, launched 1781, 3 decks, 4in bottom, length 143ft lOin, keel 116ft 11 in, breadth 35ft 3in, hold 14ft 9in, wing transom 23ft, port cell 26ft 3in, between decks 6ft &amp; 6ft 3</text:span><text:span text:style-name="T4">1</text:span><text:span text:style-name="T2">/</text:span><text:span text:style-name="T5">2</text:span><text:span text:style-name="T2">in, roundhouse 6ft 3!/2in, ports 13 middle &amp; upper, 772 tons Principal Managing Owner: Donald Cameron</text:span></text:p>
        <text:p text:style-name="P156"><text:span text:style-name="T2">1781/2 Madras and Bengal</text:span></text:p>
        <text:p text:style-name="P349"><text:span text:style-name="T2">Journal 28 Feb 1782-2 Jul 1784</text:span></text:p>
        <text:p text:style-name="P349"><text:span text:style-name="T2">Ledger</text:span></text:p>
        <text:p text:style-name="P349"><text:span text:style-name="T2">Pay Book</text:span></text:p>
        <text:p text:style-name="P349"><text:span text:style-name="T2">Absence Book</text:span></text:p>
        <text:h text:style-name="P565" text:outline-level="3"><text:bookmark-start text:name="bookmark42"/><text:span text:style-name="T2">ROEBUCK (1)</text:span><text:bookmark-end text:name="bookmark42"/></text:h>
        <text:p text:style-name="P180"><text:span text:style-name="T2">Built 1619, 300 tons</text:span></text:p>
        <text:list xml:id="list1149947950" text:style-name="WWNum39">
          <text:list-item>
            <text:p text:style-name="P310"><text:span text:style-name="T2">1619/20<text:tab/>Surat</text:span></text:p>
          </text:list-item>
        </text:list>
        <text:p text:style-name="P349"><text:span text:style-name="Body_20_text_20__28_2_29__20__2b__20_Bold">L/MAR/A/XXX </text:span><text:span text:style-name="T2">Journal kept by Swan on the </text:span><text:span text:style-name="Body_20_text_20__28_2_29__20__2b__20_Italic">Roebuck</text:span><text:span text:style-name="T2"> and </text:span><text:span text:style-name="Body_20_text_20__28_2_29__20__2b__20_Italic">Hart 4</text:span><text:span text:style-name="T2"> Feb 1620-12 Jun 1622 Master Richard Swan/Christopher Brown</text:span></text:p>
        <text:p text:style-name="P162"><text:span text:style-name="T2">Downs 29 Feb 1620 - 23 Jun Cape - 9 Nov Surat -19 Dec Jask - Surat - Batavia - Mar 1621 Amboina - in England by Jun 1622</text:span></text:p>
        <text:list xml:id="list131950955333444" text:continue-numbering="true" text:style-name="WWNum39">
          <text:list-item>
            <text:p text:style-name="P245"><text:span text:style-name="T2">1622/3<text:tab/>Batavia</text:span></text:p>
          </text:list-item>
        </text:list>
        <text:p text:style-name="P230"><text:span text:style-name="T2">Master John Carter</text:span></text:p>
        <text:p text:style-name="P459"><text:span text:style-name="T2">Downs - Batavia - Macassar - Lagundy 29 May 1625 - Batavia - Jambi - Nov 1627 Macassar - laid up at Bantam Oct 1629</text:span></text:p>
      </text:section>
      <text:section text:style-name="Sect7" text:name="Bereich10">
        <text:h text:style-name="P552" text:outline-level="2"><text:bookmark-start text:name="bookmark43"/><text:span text:style-name="T2">ROEBUCK (2)</text:span><text:bookmark-end text:name="bookmark43"/></text:h>
        <text:p text:style-name="P181"><text:span text:style-name="T2">250 tons</text:span></text:p>
        <text:list xml:id="list2052781113" text:style-name="WWNum40">
          <text:list-item>
            <text:p text:style-name="P409"><text:span text:style-name="T2">1651/2 Bantam, Madras and Persia</text:span></text:p>
          </text:list-item>
        </text:list>
        <text:p text:style-name="P394"><text:span text:style-name="T2">Capt William Hargrave</text:span></text:p>
        <text:h text:style-name="P554" text:outline-level="2"><text:bookmark-start text:name="bookmark44"/><text:span text:style-name="T2">ROLLA</text:span><text:bookmark-end text:name="bookmark44"/></text:h>
        <text:list xml:id="list3416178033" text:style-name="WWNum41">
          <text:list-item>
            <text:p text:style-name="P410"><text:span text:style-name="T2">1802/3 New South Wales and China</text:span></text:p>
          </text:list-item>
        </text:list>
        <text:p text:style-name="P411"><text:span text:style-name="T2">L/MAR/B/312A<text:tab/>Journal 4 Nov 1802-5 Nov 1804</text:span></text:p>
        <text:p text:style-name="P392"><text:span text:style-name="T2">Capt Robert Gumming</text:span></text:p>
        <text:p text:style-name="P458"><text:span text:style-name="T2">Cork 4 Nov 1802 - 22 Sep 1803 Port Jackson -14 Dec Whampoa - 31 Jan 1804 Second Bar - 14 Mar Malacca - 13 Jul St Helena - 9 Oct Downs</text:span></text:p>
        <text:h text:style-name="P561" text:outline-level="2"><text:bookmark-start text:name="bookmark45"/><text:span text:style-name="T2">ROOKE</text:span><text:bookmark-end text:name="bookmark45"/></text:h>
        <text:p text:style-name="P148"><text:span text:style-name="T2">New Company, frigate, 250 tons 1<text:tab/>1698/9 Surat and China</text:span></text:p>
        <text:p text:style-name="P121"><text:span text:style-name="T2">L/MAR/A/CXXXni Journal 5 Aug 1699-11 Apr 1702 L/MAR/A/CXXXBIA Ledger Capt George Simmons</text:span></text:p>
        <text:p text:style-name="P105"><text:span text:style-name="T2">Downs 16 Aug 1699 - 1 Sep Madeira -12 Feb 1700 Quilon -19 Feb Cochin - 25 Feb Calicut - 2 Mar Mangalore - 7 Mar Karwar - 11 Mar Goa - 21 Mar Bombay - 24 Mar Surat - 21 Jun Malacca - 20 Jul Amoy - 22 Jan 1701 Malacca - 24 Feb Calicut - 6 Mar Karwar - 9 Mar Goa - 30 Mar Surat - 8 Jun Point de Galle - 2 Nov Cannanore -12 Dec Bandar Abbas - 30 Jan 1702 Surat - 24 Mar Point de Galle - voyage ended 6 Aug 1702</text:span></text:p>
        <text:p text:style-name="P106"><text:span text:style-name="T2">inc sketches of the ship, birds, a whale and a Maidive boat, and at ff.48v-49v ‘some descriptions of the kingdom of China’</text:span></text:p>
        <text:h text:style-name="P551" text:outline-level="2"><text:bookmark-start text:name="bookmark46"/><text:span text:style-name="T2">ROSE (1)</text:span><text:bookmark-end text:name="bookmark46"/></text:h>
        <text:p text:style-name="P178"><text:span text:style-name="T2">140 tons</text:span></text:p>
        <text:list xml:id="list708888280" text:style-name="WWNum42">
          <text:list-item>
            <text:p text:style-name="P36"><text:span text:style-name="T2">1615/6 Bantam, to remain</text:span></text:p>
          </text:list-item>
        </text:list>
        <text:p text:style-name="P110"><text:span text:style-name="T2">Tilbury 8 Feb 1616 - Bantam - Tiku 16 Jun 1617 - 23 Jul Acheh - Jan 1618 Bantam - Sukadana 16 Jun - 6 Jul Bantam - Priaman - at Priaman and Tiku in 1619 - at Surat and Mokha in 1622 - at Batavia and Masulipatam in 1625 - ran ashore nr Masulipatam in 1626, burnt</text:span></text:p>
        <text:h text:style-name="P562" text:outline-level="2"><text:bookmark-start text:name="bookmark47"/><text:span text:style-name="T2">ROSE (2)</text:span><text:bookmark-end text:name="bookmark47"/></text:h>
        <text:p text:style-name="P105"><text:span text:style-name="T2">Built by Wells, launched 1786, 3 decks, 4in bottom, length 143ft 9in, keel 116ft 3in, breadth 36ft, hold 14ft 9in, wing transom 23ft 8in, port cell 26ft 3in, waist 1ft 3in, between decks 6ft &amp; 6ft </text:span><text:span text:style-name="Body_20_text_20__28_2_29__20__2b__20_Italic">S'Ain, </text:span><text:span text:style-name="T2">roundhouse 6ft </text:span><text:span text:style-name="Body_20_text_20__28_2_29__20__2b__20_Italic">IViin,</text:span><text:span text:style-name="T2"> ports 15 middle &amp; 13 upper, deck range 81ft 6in, 801 tons Principal Managing Owner: William Moffat</text:span></text:p>
        <text:list xml:id="list131950989387335" text:continue-numbering="true" text:style-name="WWNum42">
          <text:list-item>
            <text:p text:style-name="P197"><text:span text:style-name="T2">Madras and Bengal</text:span></text:p>
          </text:list-item>
        </text:list>
        <text:p text:style-name="P171"><text:span text:style-name="Body_20_text_20__28_2_29__20__2b__20_Bold">L/MAR/B/59B<text:tab/></text:span><text:span text:style-name="T2">Journal 27 Dec<text:tab/>1788-21<text:tab/>May 1790</text:span></text:p>
        <text:p text:style-name="P514"><text:span text:style-name="T2">L/MAR/B/59 T(l)<text:tab/>Ledger</text:span></text:p>
        <text:p text:style-name="P514"><text:span text:style-name="T2">L/MAR/B/59T(2)<text:tab/>Pay Book</text:span></text:p>
        <text:p text:style-name="P169"><text:span text:style-name="T2">Capt John H Dempster</text:span></text:p>
        <text:p text:style-name="P462"><text:span text:style-name="T2">Downs 6 Mar 1789 - 19 Jun Madras -29 Jun Diamond Harbour - 28 Oct Saugor - 28 Jan 1790 St Helena - 26 Apr Moorings</text:span></text:p>
        <text:list xml:id="list131951864343239" text:continue-numbering="true" text:style-name="WWNum42">
          <text:list-item>
            <text:p text:style-name="P199"><text:span text:style-name="T2">1791/2<text:tab/>Madras and Bengal</text:span></text:p>
          </text:list-item>
        </text:list>
        <text:p text:style-name="P172"><text:span text:style-name="T2">L/MAR/B/59C<text:tab/>Journal 22 Feb<text:tab/>1792-23<text:tab/>Sep 1793</text:span></text:p>
        <text:p text:style-name="P514"><text:span text:style-name="T2">L/MAR/B/59U(1)<text:tab/>Ledger</text:span></text:p>
        <text:p text:style-name="P514"><text:span text:style-name="T2">L/MAR/B/5911(2)<text:tab/>Pay Book</text:span></text:p>
        <text:p text:style-name="P169"><text:span text:style-name="T2">Capt John H Dempster</text:span></text:p>
        <text:p text:style-name="P144"><text:span text:style-name="T2">Torbay 24 Apr 1792 - 8 Jul Cape - 25 Aug Madras - 21 Sep Diamond Harbour -18 Jan 1793 Saugor - 17 Feb Madras - 19 May St Helena - 21 Aug Downs</text:span></text:p>
        <text:list xml:id="list131951433978235" text:continue-numbering="true" text:style-name="WWNum42">
          <text:list-item>
            <text:p text:style-name="P221"><text:span text:style-name="T2">1793/4<text:tab/>Madras and Bengal</text:span></text:p>
          </text:list-item>
        </text:list>
        <text:p text:style-name="P222"><text:span text:style-name="Body_20_text_20__28_2_29__20__2b__20_Bold">L/MAR/B/59D<text:tab/></text:span><text:span text:style-name="T2">Journal 22 Jan 1794-4 Sep 1795</text:span></text:p>
        <text:p text:style-name="P516"><text:span text:style-name="T2">L/MAR/B/59 V(l)<text:tab/>Ledger</text:span></text:p>
        <text:p text:style-name="P516"><text:span text:style-name="T2">L/MAR/B/59V(2)<text:tab/>Pay Book</text:span></text:p>
        <text:p text:style-name="P207"><text:span text:style-name="T2">Capt Alexander Gray</text:span></text:p>
        <text:p text:style-name="P463"><text:span text:style-name="T2">Portsmouth 2 May 1794 - 3 Sep Madras - 23 Sep Diamond Harbour - 29 Nov Cox’s Island -18 Mar 1795 St Helena - 22 Jul Downs</text:span></text:p>
        <text:list xml:id="list131950986391224" text:continue-numbering="true" text:style-name="WWNum42">
          <text:list-item>
            <text:p text:style-name="P55"><text:span text:style-name="T2">1796/7<text:tab/>Madras and Bengal</text:span></text:p>
          </text:list-item>
        </text:list>
        <text:p text:style-name="P56"><text:span text:style-name="T2">L/MAR/B/59E<text:tab/>Journal 17<text:tab/>Dec 1797-17 Aug 1798</text:span></text:p>
        <text:p text:style-name="P493"><text:span text:style-name="T2">L/MAR/B/59 W (1)<text:tab/>Ledger</text:span></text:p>
        <text:p text:style-name="P57"><text:span text:style-name="T2">L/MAR/B/59W(2)<text:tab/>Pay Book</text:span></text:p>
        <text:p text:style-name="P4"><text:span text:style-name="T2">Capt Alexander Gray</text:span></text:p>
        <text:p text:style-name="P145"><text:span text:style-name="T2">Portsmouth 18 Mar 1797 - 3 Jun Cape - 7 Aug Madras - 20 Sep Diamond Harbour -17 Nov Saugor - 1 Mar 1798 St Helena - 30 Jun Cork - 7 Jul Downs</text:span></text:p>
        <text:list xml:id="list131952405586368" text:continue-numbering="true" text:style-name="WWNum42">
          <text:list-item>
            <text:p text:style-name="P221"><text:span text:style-name="T2">1798/9<text:tab/>Madras and Bengal</text:span></text:p>
          </text:list-item>
        </text:list>
        <text:p text:style-name="P223"><text:span text:style-name="Body_20_text_20__28_2_29__20__2b__20_Bold">L/MAR/B/59F<text:tab/></text:span><text:span text:style-name="T2">Journal 22<text:tab/>Jan<text:tab/>1799-28<text:tab/>Nov<text:tab/>1800</text:span></text:p>
        <text:p text:style-name="P516"><text:span text:style-name="T2">L/MAR/B/59X(1)<text:tab/>Ledger</text:span></text:p>
        <text:p text:style-name="P516"><text:span text:style-name="T2">L/MAR/B/59X(2)<text:tab/>Pay Book</text:span></text:p>
        <text:p text:style-name="P207"><text:span text:style-name="T2">Capt Wemyss Orrok</text:span></text:p>
        <text:p text:style-name="P464"><text:span text:style-name="T2">Portsmouth 24 Apr 1799 - 21 Aug Madras - 16 Sep Diamond Harbour - 6 Jan 1800 Saugor -13 Jun St Helena - 23 Sep Downs</text:span></text:p>
        <text:h text:style-name="P545" text:outline-level="1"><text:bookmark-start text:name="bookmark48"/><text:span text:style-name="T2">ROSE (3)</text:span><text:bookmark-end text:name="bookmark48"/></text:h>
        <text:p text:style-name="P198"><text:span text:style-name="T2">1<text:tab/>1800/1 Bengal</text:span></text:p>
        <text:p text:style-name="P465"><text:span text:style-name="Body_20_text_20__28_2_29__20__2b__20_Bold">L/MAR/B/59</text:span><text:span text:style-name="T2">G<text:tab/>Journal 28 Nov 1800-23 Apr 1802</text:span></text:p>
        <text:p text:style-name="P466"><text:span text:style-name="T2">Capt Christopher Kymer</text:span></text:p>
        <text:p text:style-name="P468"><text:span text:style-name="T2">Downs 19 Jan 1801 - 25 May Diamond Harbour - 17 Aug Kedgeree - 31 Dec St Helena - 25 Feb 1802 JJowns</text:span></text:p>
        <text:p text:style-name="P595"><draw:custom-shape text:anchor-type="char" draw:z-index="28" draw:name="Rahmen15" draw:style-name="gr14" draw:text-style-name="P597" svg:width="5.132cm" svg:height="2.356cm" svg:x="2.379cm" svg:y="17.237cm"><text:p text:style-name="P427"><text:span text:style-name="Body_20_text_20__28_2_29__20_Exact">Madras and China</text:span></text:p><text:p text:style-name="P432"><text:span text:style-name="Body_20_text_20__28_2_29__20_Exact">Journal 11 Dec 1786-29 Jul 1788 Ledger Pay Book Absence Book Imprest Book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9" draw:name="Rahmen16" draw:style-name="gr13" draw:text-style-name="P597" svg:width="7.062cm" svg:height="3.079cm" svg:x="0.109cm" svg:y="17.265cm"><text:p text:style-name="P264"><text:span text:style-name="Body_20_text_20__28_2_29__20_Exact">1<text:tab/>1786/7</text:span></text:p><text:p text:style-name="P361"><text:span text:style-name="Body_20_text_20__28_2_29__20_Exact">L/MAR/B/59A L/MAR/B/59S(1)</text:span></text:p><text:p text:style-name="P248"><text:span text:style-name="Body_20_text_20__28_2_29__20_Exact">L/MAR/B/59S(2)</text:span></text:p><text:p text:style-name="P248"><text:span text:style-name="Body_20_text_20__28_2_29__20_Exact">L/MAR/B/59S(3)</text:span></text:p><text:p text:style-name="P248"><text:span text:style-name="Body_20_text_20__28_2_29__20_Exact">L/MAR/B/59 S (4)</text:span></text:p><text:p text:style-name="P248"><text:span text:style-name="Body_20_text_20__28_2_29__20_Exact">Capt John H Dempster</text:span></text:p><text:p text:style-name="P248"><text:span text:style-name="Body_20_text_20__28_2_29__20_Exact">Downs 21 Feb 1787-2 Jun Madras -19 Sep Whampo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0" draw:name="Rahmen17" draw:style-name="gr12" draw:text-style-name="P597" svg:width="5.691cm" svg:height="0.435cm" svg:x="7.29cm" svg:y="19.86cm"><text:p text:style-name="P150"><text:span text:style-name="Body_20_text_20__28_2_29__20_Exact">6 Jan 1788 Second Bar - 16 Apr St Helena -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1" draw:name="Rahmen18" draw:style-name="gr11" draw:text-style-name="P597" svg:width="1.863cm" svg:height="0.433cm" svg:x="0.203cm" svg:y="20.285cm"><text:p text:style-name="P150"><text:span text:style-name="Body_20_text_20__28_2_29__20_Exact">22 Jun Down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2" draw:name="Rahmen19" draw:style-name="gr10" draw:text-style-name="P597" svg:width="12.794cm" svg:height="2.682cm" svg:x="16.468cm" svg:y="17.741cm"><text:h text:style-name="P547" text:outline-level="1"><text:bookmark-start text:name="bookmark40"/><text:span text:style-name="Heading_20__23_1_20_Exact"><text:span text:style-name="T10">ROSE (4)</text:span></text:span><text:bookmark-end text:name="bookmark40"/></text:h><text:p text:style-name="P385"><text:span text:style-name="Body_20_text_20__28_2_29__20_Exact">Brnlt by WeUs, launched 1810, 3 decks, 4in bottom, length 149ft 5in, keel 120ft 2</text:span><text:span text:style-name="Body_20_text_20__28_2_29__20_Exact"><text:span text:style-name="T7">3</text:span></text:span><text:span text:style-name="Body_20_text_20__28_2_29__20_Exact">/</text:span><text:span text:style-name="Body_20_text_20__28_2_29__20_Exact"><text:span text:style-name="T11">8</text:span></text:span><text:span text:style-name="Body_20_text_20__28_2_29__20_Exact">in, breadth 38ft m, old 15ft, wing transom 23ft lin, port cell 26ft 9in, waist 1ft 5in, between decks 6ft 2in &amp; 6ft 4in oundhouse 6ft 3!/</text:span><text:span text:style-name="Body_20_text_20__28_2_29__20_Exact"><text:span text:style-name="T11">2</text:span></text:span><text:span text:style-name="Body_20_text_20__28_2_29__20_Exact">in, ports 13 middle &amp; 12 upper, deck range 86ft 6in, 955 tons</text:span></text:p><text:p text:style-name="P150"><text:span text:style-name="Body_20_text_20__28_2_29__20_Exact">Milroy ^ </text:span><text:span text:style-name="Body_20_text_20__28_2_29__20_Exact"><text:span text:style-name="T7">Managing 0wners: 1</text:span></text:span><text:span text:style-name="Body_20_text_20__28_2_29__20_Exact">'</text:span><text:span text:style-name="Body_20_text_20__28_2_29__20_Exact"><text:span text:style-name="T7">3 James Be</text:span></text:span><text:span text:style-name="Body_20_text_20__28_2_29__20_Exact">g</text:span><text:span text:style-name="Body_20_text_20__28_2_29__20_Exact"><text:span text:style-name="T7">bie</text:span></text:span><text:span text:style-name="Body_20_text_20__28_2_29__20_Exact">&gt; 4-6 Stuart Donaldson, 7-10 Thomas Milroy, 11 John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list xml:id="list1744863959" text:style-name="WWNum43">
          <text:list-item>
            <text:p text:style-name="P311"><text:span text:style-name="T2">1810/] Madras and Bengal</text:span></text:p>
          </text:list-item>
        </text:list>
        <text:p text:style-name="P312"><text:span text:style-name="T2">L/MAR/B/59H<text:tab/>Journal 7 Dec 1810-29 Jim 1812</text:span></text:p>
        <text:p text:style-name="P312"><text:span text:style-name="T2">L/MAR/B/59¥(1)<text:tab/>Ledger</text:span></text:p>
        <text:p text:style-name="P312"><text:span text:style-name="T2">L/MAR/B/59Y(2)<text:tab/>Pay Book</text:span></text:p>
        <text:p text:style-name="P248"><text:span text:style-name="T2">Capt James Sandilands</text:span></text:p>
        <text:p text:style-name="P258"><text:span text:style-name="T2">Portsmouth 12 Mar 1811 - 27 Jul Madras -16 Aug Diamond Harbour - 18 Oct Saugor - 4 Mar 1812 St Helena -14 May Downs</text:span></text:p>
        <text:list xml:id="list131950896861179" text:continue-numbering="true" text:style-name="WWNum43">
          <text:list-item>
            <text:p text:style-name="P58"><text:span text:style-name="T2">1812/3<text:tab/>Madras</text:span></text:p>
          </text:list-item>
        </text:list>
        <text:p text:style-name="P59"><text:span text:style-name="T2">L/MAR/B/59-I<text:tab/>Journal 28 Nov 1812-16 Jun 1814</text:span></text:p>
        <text:p text:style-name="P59"><text:span text:style-name="T2">L/MAR/B/59Z(1)<text:tab/>Ledger</text:span></text:p>
        <text:p text:style-name="P59"><text:span text:style-name="T2">L/MAR/B/59Z(2)<text:tab/>Pay Book</text:span></text:p>
        <text:p text:style-name="P4"><text:span text:style-name="T2">Capt James Sandilands</text:span></text:p>
        <text:p text:style-name="P5"><text:span text:style-name="T2">Portsmouth 29 Jan 1813 - 8 May Cape - 7 Jul Madras -15 Oct Cape - 7 Nov St Helena -18 May 1814 Downs</text:span></text:p>
        <text:list xml:id="list131951795353940" text:continue-numbering="true" text:style-name="WWNum43">
          <text:list-item>
            <text:p text:style-name="P58"><text:span text:style-name="T2">1814/5<text:tab/>Madras</text:span></text:p>
          </text:list-item>
        </text:list>
        <text:p text:style-name="P59"><text:span text:style-name="T2">L/MAR/B/59J<text:tab/>Journal 26 Dec 1814-16 Aug 1816</text:span></text:p>
        <text:p text:style-name="P122"><text:span text:style-name="T2">L/MAR/B/59AA(1) Ledger L/MAR/B/59AA(2) Pay Book Capt Thomas MacTaggart</text:span></text:p>
        <text:p text:style-name="P123"><text:span text:style-name="T2">Downs 3 Apr 1815 - 21 Jul Madras - 9 Sep Port Louis -16 Dec Madras </text:span><text:span text:style-name="Body_20_text_20__28_2_29__20__2b__20_Italic">-2</text:span><text:span text:style-name="T2"> Feb 1816 Colombo - 18 Apr Cape -10 May St Helena - 3 Jul Downs</text:span></text:p>
        <text:list xml:id="list131951221890070" text:continue-numbering="true" text:style-name="WWNum43">
          <text:list-item>
            <text:p text:style-name="P60"><text:span text:style-name="T2">1816/7<text:tab/>Bengal and<text:tab/>Madras</text:span></text:p>
          </text:list-item>
        </text:list>
        <text:p text:style-name="P59"><text:span text:style-name="T2">L/MAR/B/59K<text:tab/>Journal 17 Jan 1817-1 Jul 1818</text:span></text:p>
        <text:p text:style-name="P138"><text:span text:style-name="T2">L/MAR/B/59BB(1) Ledger L/MAR/B/59BB(2)<text:tab/>Pay Book</text:span></text:p>
        <text:p text:style-name="P4"><text:span text:style-name="T2">Capt Thomas MacTaggart</text:span></text:p>
        <text:p text:style-name="P103"><text:span text:style-name="T2">Downs 14 Mar 1817 -13 Aug New Anchorage - 23 Dec Saugor -11 Jan 1818 Madras -17 Feb Colombo - 6 Apr Cape - 27 Apr St Helena - 22 Jun Downs</text:span></text:p>
        <text:list xml:id="list131950762266553" text:continue-numbering="true" text:style-name="WWNum43">
          <text:list-item>
            <text:p text:style-name="P313"><text:span text:style-name="T2">1818/9<text:tab/>Madras and Bengal</text:span></text:p>
          </text:list-item>
        </text:list>
        <text:p text:style-name="P312"><text:span text:style-name="T2">L/MAR/B/59L<text:tab/>Journal 26 Jun 1819-2 Jun 1820</text:span></text:p>
        <text:p text:style-name="P371"><text:span text:style-name="T2">L/MAR/B/59CC(1) Ledger L/MAR/B/59CC(2)<text:tab/>Pay Book</text:span></text:p>
        <text:p text:style-name="P207"><text:span text:style-name="T2">Capt Thomas MacTaggart</text:span></text:p>
        <text:p text:style-name="P212"><text:span text:style-name="T2">Plymouth 3 Apr 1819 - 24 Jul Madras -14 Aug New Anchorage -14 Dec Saugor - 1 Feb 1820 Cape - 20 Feb St Helena - 2 May Downs</text:span></text:p>
        <text:list xml:id="list131951864907607" text:continue-numbering="true" text:style-name="WWNum43">
          <text:list-item>
            <text:p text:style-name="P412"><text:span text:style-name="T2">1820/1<text:tab/>Bengal</text:span></text:p>
          </text:list-item>
        </text:list>
        <text:p text:style-name="P413"><text:span text:style-name="T2">L/MAR/B/59M<text:tab/>Journal 19 May 1821-6 Aug 1822</text:span></text:p>
        <text:p text:style-name="P413"><text:span text:style-name="T2">L/MAR/B/59DD(1)<text:tab/>Ledger</text:span></text:p>
        <text:p text:style-name="P413"><text:span text:style-name="T2">L/MAR/B/59BD(2)<text:tab/>Pay Book</text:span></text:p>
        <text:p text:style-name="P392"><text:span text:style-name="T2">Capt Thomas MacTaggart</text:span></text:p>
        <text:p text:style-name="P395"><text:span text:style-name="T2">Downs 7 Jul 1821 - 16 Nov New Anchorage - 22 Feb 1822 Saugor - 30 Apr St Helena - 30 Jun Downs</text:span></text:p>
        <text:list xml:id="list131951966585653" text:continue-numbering="true" text:style-name="WWNum43">
          <text:list-item>
            <text:p text:style-name="P313"><text:span text:style-name="T2">1823/4<text:tab/>Madras and Bengal</text:span></text:p>
          </text:list-item>
        </text:list>
        <text:p text:style-name="P312"><text:span text:style-name="T2">L/MAR/B/59N<text:tab/>Journal 2 Apr 1824-29 Jul 1825</text:span></text:p>
        <text:p text:style-name="P312"><text:span text:style-name="T2">L/MAR/B/59EE (1)<text:tab/>Ledger</text:span></text:p>
        <text:p text:style-name="P312"><text:span text:style-name="T2">L/MAR/B/59EE(2)<text:tab/>Pay Book</text:span></text:p>
        <text:p text:style-name="P248"><text:span text:style-name="T2">Capt Thomas Marquis</text:span></text:p>
        <text:p text:style-name="P240"><text:span text:style-name="T2">Downs 27 May 1824 - 18 Sep Madras - 8 Oct Diamond Harbour - 14 Dec Saugor - 5 Feb 1825 Madras - 23 Apr Cape - 16 May St Helena -16 Jul Downs</text:span></text:p>
        <text:list xml:id="list131952139532016" text:continue-numbering="true" text:style-name="WWNum43">
          <text:list-item>
            <text:p text:style-name="P313"><text:span text:style-name="T2">1825/6<text:tab/>Madras and Bengal</text:span></text:p>
          </text:list-item>
        </text:list>
        <text:p text:style-name="P372"><text:span text:style-name="T2">L/MAR/B/59-O Journal 22 Mar 1826-26 Jul 1827 L/MAR/B/59FF(1)<text:tab/>Ledger</text:span></text:p>
        <text:p text:style-name="P200"><text:span text:style-name="T2">L/MAR/B/59FF(2)<text:tab/>Pay Book</text:span></text:p>
        <text:p text:style-name="P176"><text:span text:style-name="T2">Capt Thomas Marquis</text:span></text:p>
        <text:p text:style-name="P467"><text:span text:style-name="T2">Downs 22 May 1826 - 16 Sep Madras - 21 Oct Diamond Harbour - 19 Jan 1827 Saugor - 2 May St Helena - 19 Jun Downs</text:span></text:p>
        <text:list xml:id="list131952004376882" text:continue-numbering="true" text:style-name="WWNum43">
          <text:list-item>
            <text:p text:style-name="P61"><text:span text:style-name="T2">1827/8<text:tab/>Madras<text:tab/>and Bengal</text:span></text:p>
          </text:list-item>
        </text:list>
        <text:p text:style-name="P62"><text:span text:style-name="Body_20_text_20__28_2_29__20__2b__20_Bold">L/MAR/B/59P<text:tab/></text:span><text:span text:style-name="T2">Journal 17 Mar 1828-22 Sep 1829</text:span></text:p>
        <text:p text:style-name="P494"><text:span text:style-name="T2">L/MAR/B/59GG(1)<text:tab/>Ledger</text:span></text:p>
        <text:p text:style-name="P494"><text:span text:style-name="T2">L/MAR/B/59GG(2)<text:tab/>Pay Book</text:span></text:p>
        <text:p text:style-name="P4"><text:span text:style-name="T2">Capt Thomas Marquis</text:span></text:p>
        <text:p text:style-name="P380"><text:span text:style-name="T2">Downs 12 May 1828 - 10 Sep Madras - 13 Oct Diamond Harbour - 22 Nov Calcutta - 27 Jan 1829 Saugor - 25 Jun San Salvador - 20 Aug Downs</text:span></text:p>
        <text:list xml:id="list131950785011677" text:continue-numbering="true" text:style-name="WWNum43">
          <text:list-item>
            <text:p text:style-name="P201"><text:span text:style-name="T2">1830/1<text:tab/>China</text:span></text:p>
          </text:list-item>
        </text:list>
        <text:p text:style-name="P224"><text:span text:style-name="T2">L/MAR/B/59Q<text:tab/>Journal 5 Mar<text:tab/>1831-23 May<text:tab/>1832</text:span></text:p>
        <text:p text:style-name="P517"><text:span text:style-name="T2">L/MAM/B/59HH(1)<text:tab/>Ledger</text:span></text:p>
        <text:p text:style-name="P517"><text:span text:style-name="T2">L/MAR/B/59HH(2)<text:tab/>Pay Book</text:span></text:p>
        <text:p text:style-name="P207"><text:span text:style-name="T2">Capt Thomas Marquis</text:span></text:p>
        <text:p text:style-name="P183"><text:span text:style-name="T2">Downs 20 Apr 1831 - 27 Aug Whampoa - 4 Dec Second Bar - 4 Mar 1832 St Helena -1 May Downs</text:span></text:p>
        <text:list xml:id="list131951054510094" text:continue-numbering="true" text:style-name="WWNum43">
          <text:list-item>
            <text:p text:style-name="P201"><text:span text:style-name="T2">1832/3<text:tab/>China</text:span></text:p>
          </text:list-item>
        </text:list>
        <text:p text:style-name="P173"><text:span text:style-name="T2">L/MAM/B/59R<text:tab/>Journal 28 Mar 1833-6 Jun<text:tab/>1834</text:span></text:p>
        <text:p text:style-name="P515"><text:span text:style-name="T2">L/MAR/B/59-II(l)<text:tab/>Ledger</text:span></text:p>
        <text:p text:style-name="P515"><text:span text:style-name="T2">L/MAR/B/59-n(2)<text:tab/>Pay Book</text:span></text:p>
        <text:p text:style-name="P169"><text:span text:style-name="T2">Capt Thomas Marquis</text:span></text:p>
        <text:p text:style-name="P469"><text:span text:style-name="T2">Downs 6 May 1833 - 4 Sep Penang - 31 Oct Whampoa -11 Jan 1834 Second Bar - 30 Mar St Helena -18 May Downs</text:span></text:p>
        <text:h text:style-name="P571" text:outline-level="3"><text:bookmark-start text:name="bookmark49"/><text:span text:style-name="T2">ROSE </text:span><text:span text:style-name="Heading_20__23_3_20__2b__20_Not_20_Bold"><text:span text:style-name="T6">pink see </text:span></text:span><text:span text:style-name="T2">RAINBOW (2)</text:span><text:bookmark-end text:name="bookmark49"/></text:h>
        <text:h text:style-name="P572" text:outline-level="3"><text:bookmark-start text:name="bookmark50"/><text:span text:style-name="T2">ROXBURGH CASTLE</text:span><text:bookmark-end text:name="bookmark50"/></text:h>
        <text:p text:style-name="P176"><text:span text:style-name="T2">Chartered ship, 599 tons</text:span></text:p>
        <text:p text:style-name="P186"><text:span text:style-name="T2">Principal Managing Owners: Wigrams &amp; Green</text:span></text:p>
        <text:list xml:id="list2252676045" text:style-name="WWNum44">
          <text:list-item>
            <text:p text:style-name="P225"><text:span text:style-name="T2">1824/5<text:tab/>China and Quebec</text:span></text:p>
          </text:list-item>
        </text:list>
        <text:p text:style-name="P241"><text:span text:style-name="T2">L/MAR/B/108A Deck Log 18 May 1825-27 May 1826 Capt George Denny</text:span></text:p>
        <text:p text:style-name="P441"><text:span text:style-name="T2">Downs 12 Jun 1825 -7 Jul captured a French slaver -16 Jul Sierra Leone -1 Nov Whampoa -19 Jan 1826 Second Bar -22 Mar St Helena - 8 May Quebec - 8 Aug moorings</text:span></text:p>
        <text:list xml:id="list131951500493551" text:continue-numbering="true" text:style-name="WWNum44">
          <text:list-item>
            <text:p text:style-name="P202"><text:soft-page-break/><text:span text:style-name="T2">1829/30<text:tab/>Bengal</text:span></text:p>
          </text:list-item>
        </text:list>
        <text:p text:style-name="P470"><text:span text:style-name="T2">L/MAM/B/108B Deck Log 27 May 1830-20 May 1831 Capt Thomas Buttenshaw</text:span></text:p>
        <text:p text:style-name="P187"><text:span text:style-name="T2">Downs 21 Jun 1830 - 9 Oct Calcutta -1 Jan 1831 Kedgeree - 4 Mar St Helena -1 May Downs</text:span></text:p>
        <text:h text:style-name="P546" text:outline-level="1"><text:bookmark-start text:name="bookmark51"/><text:span text:style-name="T2">ROYAL ADMIRAL (1)</text:span><text:bookmark-end text:name="bookmark51"/></text:h>
        <text:p text:style-name="P176"><text:span text:style-name="T2">Built by Barnard, launched 1777, 3 decks, 4in bottom, 919 tons</text:span></text:p>
        <text:p text:style-name="P473"><text:span text:style-name="T2">Principal Managing Owners: 1-4 Sir Richard Hotham, 5-6 Thomas Larkins, 7-8 John Pascall Larkins 1<text:tab/>1777/8 Bombay</text:span></text:p>
        <text:p text:style-name="P174"><text:span text:style-name="Body_20_text_20__28_2_29__20__2b__20_Bold">L/MAR/B/338A<text:tab/></text:span><text:span text:style-name="T2">Journal 1 Jan<text:tab/>1778-21 Feb 1780</text:span></text:p>
        <text:p text:style-name="P523"><text:span text:style-name="T2">L/MAM/B/338J(1)<text:tab/>Ledger</text:span></text:p>
        <text:p text:style-name="P523"><text:span text:style-name="T2">L/MAR/B/338J(2)<text:tab/>Pay Book</text:span></text:p>
        <text:p text:style-name="P169"><text:span text:style-name="T2">Capt Joseph Huddart</text:span></text:p>
        <text:p text:style-name="P471"><text:span text:style-name="T2">Portsmouth 27 Apr 1778 - 27 May Madeira - 24 Aug Cape -15 Aug Jan 1779 Anjengo - 7 Feb Bombay - 21 Aug Madeira - 13 Jan 1780 Downs</text:span></text:p>
      </text:section>
      <text:section text:style-name="Sect7" text:name="Bereich11">
        <text:list xml:id="list131952542088829" text:continue-list="list3416178033" text:style-name="WWNum41">
          <text:list-item>
            <text:p text:style-name="P64"><text:span text:style-name="T2">1779/80 Bombay and Madras</text:span><draw:custom-shape text:anchor-type="char" draw:z-index="33" draw:name="Rahmen22" draw:style-name="gr9" draw:text-style-name="P597" svg:width="12.794cm" svg:height="0.833cm" svg:x="0.169cm" svg:y="10.451cm"><text:p text:style-name="P4"><text:span text:style-name="Body_20_text_20__28_2_29__20_Exact">Downs 20 Jan 1787 - 12 Mar Trinidade - 22 May Madras - 27 Jul Penang - 21 Sep Whampoa - 18 Jan 1788 Second Bar - 2 May St Helena - 3 Jul Down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4" draw:name="Rahmen23" draw:style-name="gr8" draw:text-style-name="P597" svg:width="3.04cm" svg:height="3.088cm" svg:x="16.688cm" svg:y="11.889cm"><text:p text:style-name="P306"><text:span text:style-name="Body_20_text_20__28_2_29__20_Exact">2</text:span><text:span text:style-name="Body_20_text_20__28_2_29__20__2b__20_10_20_pt_20_Exact"><text:span text:style-name="T8"><text:tab/></text:span></text:span><text:span text:style-name="Body_20_text_20__28_2_29__20_Exact">1785/6 China</text:span></text:p><text:p text:style-name="P499"><text:span text:style-name="Body_20_text_20__28_4_29__20_Exact">L/MAR/B/485C L/MAR/B/485E(1) L/MAR/B/485E(2) L/MAR/B/485E(3) L/MAR/B/485E(4) Capt William Mears Downs 15 Apr 1786 - 8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5" draw:name="Rahmen24" draw:style-name="gr7" draw:text-style-name="P597" svg:width="3.142cm" svg:height="0.435cm" svg:x="26.01cm" svg:y="14.601cm"><text:p text:style-name="P150"><text:span text:style-name="Body_20_text_20__28_2_29__20_Exact">Cape -1 Sep St Helena -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6" draw:name="Rahmen25" draw:style-name="gr6" draw:text-style-name="P597" svg:width="1.846cm" svg:height="0.442cm" svg:x="16.704cm" svg:y="14.9cm"><text:p text:style-name="P150"><text:span text:style-name="Body_20_text_20__28_2_29__20_Exact">30 Oct Down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</text:list-item>
        </text:list>
        <text:p text:style-name="P66"><text:span text:style-name="T2">L/MAR/B/338B<text:tab/>Journal 8 Mar 1780-31 Aug 1783</text:span></text:p>
        <text:p text:style-name="P66"><text:span text:style-name="T2">L/MAR/B/338K(1)<text:tab/>Imprest Book</text:span></text:p>
        <text:p text:style-name="P495"><text:span text:style-name="T2">L/MAR/B/338K(2)<text:tab/>Absence Book</text:span></text:p>
        <text:p text:style-name="P495"><text:span text:style-name="T2">L/MAR/B/338L(1)<text:tab/>Ledger</text:span></text:p>
        <text:p text:style-name="P495"><text:span text:style-name="T2">L/MAR/B/338L(2)<text:tab/>Pay Book</text:span></text:p>
        <text:p text:style-name="P4"><text:span text:style-name="T2">Capt Joseph Huddart</text:span></text:p>
        <text:p text:style-name="P102"><text:span text:style-name="T2">Portsmouth 3 Jun 1780 - 28 Aug Rio de Janeiro -16 Jan 1781 Anjengo - 29 Jan Goa - 14 Feb Bombay - 8 May Tellicherry - 26 May Cuddalore - 4 Jun Negapatam - 26 Jun Madras - 18 Jul ‘ Jaggemaickpuram’ - 7 Aug Masulipatam - 28 Aug Madras - 12 Oct Negapatam - 9 Dec Anjengo - 15 Dec Tellicheny - 31 Dec Bombay - 30 Apr 1782 Tellicherry - 28 May Bombay - 31 Jan 1783 St Helena - 25 Aug Downs</text:span></text:p>
        <text:list xml:id="list131952383821464" text:continue-numbering="true" text:style-name="WWNum41">
          <text:list-item>
            <text:p text:style-name="P63"><text:span text:style-name="T2">1783/4 St Helena, Bombay and China</text:span></text:p>
          </text:list-item>
        </text:list>
        <text:p text:style-name="P124"><text:span text:style-name="T2">L/MAR/B/338C Journal 26 Dec 1783-3 Jun 1786 L/MAR/B/338M(1) Ledger L/MAR/B/338M(2) Pay Book Capt Joseph Huddart</text:span></text:p>
        <text:p text:style-name="P103"><text:span text:style-name="T2">Downs 26 Mar 1784 - 8 Jun St Helena -19 Sep Bombay - 25 Nov Tellicheny - 9 Dec Anjengo - 29 Dec Bombay - 13 Jun 1785 Malacca - 8 Jul Whampoa -18 Oct Second Bar -17 Feb 1786 St Helena - 27 Apr Downs</text:span></text:p>
        <text:list xml:id="list131950580393308" text:continue-numbering="true" text:style-name="WWNum41">
          <text:list-item>
            <text:p text:style-name="P314"><text:span text:style-name="T2">1786/7 Madras and China</text:span></text:p>
          </text:list-item>
        </text:list>
        <text:p text:style-name="P315"><text:span text:style-name="T2">L/MAR/B/338D<text:tab/>Journal 6 Nov 1786-8 Aug 1788</text:span></text:p>
        <text:p text:style-name="P315"><text:span text:style-name="T2">L/MAR/B/338N(1)<text:tab/>Ledger</text:span></text:p>
        <text:p text:style-name="P315"><text:span text:style-name="T2">L/MAR/B/338N(2)<text:tab/>Pay Book</text:span></text:p>
        <text:p text:style-name="P483"><text:span text:style-name="T2">L/MAR/B/338N(3)<text:tab/></text:span><text:span text:style-name="Body_20_text_20__28_3_29__20__2b__20_Not_20_Bold"><text:span text:style-name="T6">Absence Book</text:span></text:span></text:p>
        <text:p text:style-name="P315"><text:span text:style-name="Body_20_text_20__28_2_29__20__2b__20_Bold">L/MAR/B/33</text:span><text:span text:style-name="T2">8N(4)<text:tab/>Imprest Book</text:span></text:p>
        <text:p text:style-name="P250"><text:span text:style-name="T2">Capt Joseph Huddart</text:span></text:p>
        <text:list xml:id="list131950640673978" text:continue-numbering="true" text:style-name="WWNum41">
          <text:list-item>
            <text:p text:style-name="P316"><text:span text:style-name="T2">1789/90<text:tab/>China</text:span></text:p>
          </text:list-item>
        </text:list>
        <text:p text:style-name="P362"><text:span text:style-name="T2">L/MAR/B/338E Journal 1 Mar 1790-12 Aug 1791 L/MAR/B/338-0(l) Ledger L/MAR/B/338-0(2) Pay Book Capt Essex Henry Bond</text:span></text:p>
        <text:p text:style-name="P250"><text:span text:style-name="T2">Downs 17 Apr 1790 - 26 Aug Whampoa -31 Jan 1791 Second Bar - 9 Apr Cape - 28 Apr St Helena - 26 Jun Downs</text:span></text:p>
        <text:list xml:id="list131951860601140" text:continue-numbering="true" text:style-name="WWNum41">
          <text:list-item>
            <text:p text:style-name="P317"><text:span text:style-name="T2">1791/2<text:tab/>New South Wales and China</text:span></text:p>
          </text:list-item>
        </text:list>
        <text:p text:style-name="P315"><text:span text:style-name="T2">L/MAR/B/338F<text:tab/>Journal 8 Apr 1792-24 Aug 1793</text:span></text:p>
        <text:p text:style-name="P315"><text:span text:style-name="T2">L/MAR/B/338P(1)<text:tab/>Ledger</text:span></text:p>
        <text:p text:style-name="P315"><text:span text:style-name="T2">L/MAR/B/338P(2)<text:tab/>Pay Book</text:span></text:p>
        <text:p text:style-name="P248"><text:span text:style-name="T2">Capt Essex Henry Bond</text:span></text:p>
        <text:p text:style-name="P352"><text:span text:style-name="T2">Torbay 30 May 1792 - 9 Aug Cape - 7 Oct Port Jackson -14 Jan 1793 Whampoa -18 Mar Bocca Tigris -16 Jun St Helena - 21 Aug Downs</text:span></text:p>
        <text:list xml:id="list131950538388165" text:continue-numbering="true" text:style-name="WWNum41">
          <text:list-item>
            <text:p text:style-name="P414"><text:span text:style-name="T2">1793/4<text:tab/>Bengal and Madras</text:span></text:p>
          </text:list-item>
        </text:list>
        <text:p text:style-name="P415"><text:span text:style-name="T2">L/MAR/B/338G<text:tab/>Journal 1 May 1794-11 Apr 1796</text:span></text:p>
        <text:p text:style-name="P415"><text:span text:style-name="T2">L/MAR/B/338Q(1)<text:tab/>Ledger</text:span></text:p>
        <text:p text:style-name="P415"><text:span text:style-name="T2">L/MAR/B/338Q(2)<text:tab/>Pay Book</text:span></text:p>
        <text:p text:style-name="P176"><text:span text:style-name="T2">Capt Essex Henry Bond</text:span></text:p>
        <text:p text:style-name="P347"><text:span text:style-name="T2">Plymouth 14 Aug 1794 - 5 Sep Madeira - 28 Nov Cape - 20 Feb 1795 Diamond Harbour - 26 Apr Saugor - 18 Jul Madras - 12 Aug Trincomalee - 7 Nov St Helena - 16 Mar 1796 Downs</text:span></text:p>
        <text:list xml:id="list131951747181260" text:continue-numbering="true" text:style-name="WWNum41">
          <text:list-item>
            <text:p text:style-name="P316"><text:span text:style-name="T2">1795/6<text:tab/>Bengal and Madras</text:span></text:p>
          </text:list-item>
        </text:list>
        <text:p text:style-name="P315"><text:span text:style-name="T2">L/MAR/B/338H<text:tab/>Journal 30 Apr 1796-16 Jan 1799</text:span></text:p>
        <text:p text:style-name="P315"><text:span text:style-name="T2">L/MAM/B/338R(1)<text:tab/>Ledger</text:span></text:p>
        <text:p text:style-name="P315"><text:span text:style-name="T2">L/MAM/B/338R(2)<text:tab/>Pay Book</text:span></text:p>
        <text:p text:style-name="P151"><text:span text:style-name="T2">Capt William Dorset Fellowes</text:span></text:p>
        <text:p text:style-name="P163"><text:span text:style-name="T2">Portsmouth 11 Aug 1796 - 18 Nov Cape - 28 Feb 1797 Kedgeree - 21 Mar Diamond Harbour - 1 Jul Kedgeree - 21 Jul Ganjam - 9 Aug Madras - 8 Oct Diamond Harbour -14 Oct Calcutta - 27 Jan 1798 Saugor - 28 May Cape - 29 Jun St Helena - 18 Oct Downs</text:span></text:p>
        <text:h text:style-name="P577" text:outline-level="3"><text:bookmark-start text:name="bookmark52"/><text:span text:style-name="T2">ROYAL ADMIRAL (2)</text:span><text:bookmark-end text:name="bookmark52"/></text:h>
        <text:p text:style-name="P226"><text:span text:style-name="T2">1<text:tab/>1799/1800 New South Wales and China</text:span></text:p>
        <text:p text:style-name="P230"><text:span text:style-name="Body_20_text_20__28_2_29__20__2b__20_Bold">L/MAR/B/338-I </text:span><text:span text:style-name="T2">Journal 8 Apr 1800-9 Aug 1802 Capt William Wilson</text:span></text:p>
        <text:p text:style-name="P455"><text:span text:style-name="T2">Portsmouth 23 May 1800 - 12 Aug Rio de Janeiro - 21 Nov Sydney 30 Mar 1801 - 21 Apr Barrier Islands 17 Jun -10 Jul Tahiti 2 Aug - 23 Oct Whampoa - 22 Dec Second Bar - 30 Mar 1802 Cape - 30 Apr St Helena -2 Jul Downs</text:span></text:p>
        <text:h text:style-name="P568" text:outline-level="3"><text:bookmark-start text:name="bookmark53"/><text:span text:style-name="T2">ROYAL BISHOP</text:span><text:bookmark-end text:name="bookmark53"/></text:h>
        <text:p text:style-name="P164"><text:span text:style-name="T2">Built by Barnard, launched 1777, 3 decks, 4in bottom, length 138ft 9in, keel 112ft 8</text:span><text:span text:style-name="T4">3</text:span><text:span text:style-name="T2">/</text:span><text:span text:style-name="T5">4</text:span><text:span text:style-name="T2">in, breadth 34ft 8in, hold 14ft 4in, wing transom 20ft llin, port cell 25ft 4</text:span><text:span text:style-name="T4">1</text:span><text:span text:style-name="T2">/</text:span><text:span text:style-name="T5">2</text:span><text:span text:style-name="T2">in, between decks 5ft 9in &amp; 6ft 4in, roundhouse 6ft </text:span><text:span text:style-name="Body_20_text_20__28_2_29__20__2b__20_Italic">SViin,</text:span><text:span text:style-name="T2"> ports 12 middle &amp; upper, 720 tons Principal Managing Owners: 1 Robert Williams, 2 John Cowan</text:span></text:p>
        <text:p text:style-name="P274"><text:span text:style-name="T2">1<text:tab/>1781/2 Bombay and Benkulen</text:span></text:p>
        <text:p text:style-name="P513"><text:span text:style-name="T2">L/MAR/B/485A-B Journal 6 Aug 1781-8 Jul 1785 L/MAR/B/485D(1) Ledger L/MAR/B/485B(2)<text:tab/>Pay Book</text:span></text:p>
        <text:p text:style-name="P248"><text:span text:style-name="T2">Capt William Mears</text:span></text:p>
        <text:p text:style-name="P248"><text:span text:style-name="T2">Portsmouth 6 Feb 1782 - 29 Apr Rio de Janeiro - 8 Aug Mozambique - 5 Sep Bombay - 28 Dec Onore</text:span></text:p>
        <text:list text:style-name="WWNum45">
          <text:list-item>
            <text:p text:style-name="P318"><text:span text:style-name="T2">29 Jan 1783 Tellicherry -12 Feb Anjengo - 5 Mar Tellicheny - 20 Mar Mangalore -17 Apr Bombay</text:span></text:p>
          </text:list-item>
          <text:list-item>
            <text:p text:style-name="P318"><text:span text:style-name="T2">23 Sep Benkulen - 4 Nov Padang - 27 Jan 1784 Anjengo - 21 Feb Bombay - 23 Apr Anjengo -</text:span></text:p>
          </text:list-item>
        </text:list>
        <text:list xml:id="list131952565412196" text:continue-list="list131951500493551" text:style-name="WWNum44">
          <text:list-item>
            <text:p text:style-name="P382"><text:span text:style-name="T2">May Madras - 8 Sep Benkulen - 18 Feb 1785 Cape - 12 Mar St Helena - 7 Apr Ascension - 12 Jun Downs</text:span></text:p>
          </text:list-item>
        </text:list>
        <text:p text:style-name="P248"><text:span text:style-name="T2">Journal 7 Feb 1786-29 Oct 1787</text:span></text:p>
        <text:p text:style-name="P248"><text:span text:style-name="T2">Ledger</text:span></text:p>
        <text:p text:style-name="P248"><text:span text:style-name="T2">Pay Book</text:span></text:p>
        <text:p text:style-name="P248"><text:span text:style-name="T2">Imprest Book</text:span></text:p>
        <text:p text:style-name="P253"><text:span text:style-name="T2">Absence Book</text:span></text:p>
        <text:p text:style-name="P179"><text:span text:style-name="T2">Dec Whampoa - 29 Mar 1787 Second Bar - 28 Jul</text:span></text:p>
        <text:h text:style-name="P568" text:outline-level="3"><text:bookmark-start text:name="bookmark54"/><text:span text:style-name="T2">ROYAL CAPTAIN (1)</text:span><text:bookmark-end text:name="bookmark54"/></text:h>
        <text:p text:style-name="P164"><text:span text:style-name="T2">Built by Randall, launched 1760, 3 decks, 3in bottom, 676 tons Principal Managing Owner: Sir Richard Hotham</text:span></text:p>
        <text:p text:style-name="P274"><text:span text:style-name="T2">1<text:tab/>1760/1 Bombay and China</text:span></text:p>
        <text:p text:style-name="P319"><text:span text:style-name="T2">L/MAR/B/556A<text:tab/>Journal 17 Feb 1761-19 Aug<text:tab/>1763</text:span></text:p>
        <text:p text:style-name="P509"><text:span text:style-name="T2">L/MAR/B/556F(1)<text:tab/>Ledger</text:span></text:p>
        <text:p text:style-name="P509"><text:span text:style-name="T2">L/MAR/B/556F(2)<text:tab/>Pay Book</text:span></text:p>
        <text:p text:style-name="P248"><text:span text:style-name="T2">Capt Nathaniel Tanner</text:span></text:p>
        <text:p text:style-name="P164"><text:span text:style-name="T2">Portsmouth 26 May 1761 -12 Dec Cochin - 2 Jan 1762 Bombay - 19 Mar Muscat - 29 Mar Bandar Abbas - 20 Apr Muscat - 5 May Bombay - 19 Jun Trincomalee - 3 Jul Madras - 8 Nov Whampoa - 4 Jan 1763 Second Bar -12 Apr St Helena - 5 Jul Downs</text:span></text:p>
      </text:section>
      <text:section text:style-name="Sect7" text:name="Bereich12">
        <text:list xml:id="list131952455051234" text:continue-list="list2052781113" text:style-name="WWNum40">
          <text:list-item>
            <text:p text:style-name="P320"><text:span text:style-name="T2">1764/5<text:tab/>Madras and China</text:span></text:p>
          </text:list-item>
        </text:list>
        <text:p text:style-name="P373"><text:span text:style-name="Body_20_text_20__28_2_29__20__2b__20_Bold">L/MAR/B/556B </text:span><text:span text:style-name="T2">Journal 27 Oct 1764-4 Oct 1766 L/MAR/B/556G(1)<text:tab/>Ledger</text:span></text:p>
        <text:p text:style-name="P321"><text:span text:style-name="T2">L/MAR/B/556G(2)<text:tab/>Pay Book</text:span></text:p>
        <text:p text:style-name="P248"><text:span text:style-name="T2">Capt Nathaniel Tanner</text:span></text:p>
        <text:p text:style-name="P350"><text:span text:style-name="T2">Portsmouth 29 Jan 1765 - 25 May Johanna - 25 Jun Madras - 9 Aug Malacca - 22 Sep Whampoa - 6 Feb 1766 Second Bar - 7 Jun St Helena - 29 Aug Downs</text:span></text:p>
        <text:list xml:id="list131951180992114" text:continue-numbering="true" text:style-name="WWNum40">
          <text:list-item>
            <text:p text:style-name="P67"><text:span text:style-name="T2">1767/8<text:tab/>Bombay</text:span></text:p>
          </text:list-item>
        </text:list>
        <text:p text:style-name="P68"><text:span text:style-name="Body_20_text_20__28_2_29__20__2b__20_Bold">L/MAR/B/556</text:span><text:span text:style-name="T2">C<text:tab/>Journal 23<text:tab/>Dec 1767-23 Jun<text:tab/>1769</text:span></text:p>
        <text:p text:style-name="P69"><text:span text:style-name="T2">L/MAR/B/556H(1)<text:tab/>Ledger</text:span></text:p>
        <text:p text:style-name="P69"><text:span text:style-name="T2">L/MAR/B/556H(2)<text:tab/>Pay Book</text:span></text:p>
        <text:p text:style-name="P4"><text:span text:style-name="T2">Capt Nathaniel Tanner</text:span></text:p>
        <text:p text:style-name="P5"><text:span text:style-name="T2">Downs 7 Apr 1768 - 1 Aug Johanna - 27 Aug Bombay - 15 Dec Tellicherry - 22 Dec Cochin - 26 Dec Anjengo - 6 Mar 1769 St Helena -26 May Downs</text:span></text:p>
        <text:list xml:id="list131952098533453" text:continue-numbering="true" text:style-name="WWNum40">
          <text:list-item>
            <text:p text:style-name="P70"><text:span text:style-name="T2">1769/70<text:tab/>Benkulen and China</text:span></text:p>
          </text:list-item>
        </text:list>
        <text:p text:style-name="P71"><text:span text:style-name="T2">L/MAR/B/556D<text:tab/>Journal 11<text:tab/>Nov 1769-11 Aug 1771</text:span></text:p>
        <text:p text:style-name="P69"><text:span text:style-name="T2">L/MAR/B/556-I(l)<text:tab/>Ledger</text:span></text:p>
        <text:p text:style-name="P69"><text:span text:style-name="T2">L/MAR/B/556-I(2)<text:tab/>Pay Book</text:span></text:p>
        <text:p text:style-name="P4"><text:span text:style-name="T2">Capt Edward Barrow</text:span></text:p>
        <text:p text:style-name="P460"><text:span text:style-name="T2">Portsmouth 22 Feb 1770 - 20 May Cape - 15 Jul Benkulen - 10 Sep Whampoa - 31 Dec Second Bar - 9 Apr 1771 St Helena - 8 Jul Downs</text:span></text:p>
        <text:h text:style-name="P573" text:outline-level="3"><text:bookmark-start text:name="bookmark55"/><text:span text:style-name="T2">ROYAL CAPTAIN (2)</text:span><text:bookmark-end text:name="bookmark55"/></text:h>
        <text:p text:style-name="P166"><text:span text:style-name="T2">Built by Randall, launched 1772, 3 decks, 4in bottom, 864 tons Principal Managing Owner: Sir Richard Hotham</text:span></text:p>
        <text:p text:style-name="P203"><text:span text:style-name="T2">1<text:tab/>1772/3 St Helena and China</text:span></text:p>
        <text:p text:style-name="P474"><text:span text:style-name="Body_20_text_20__28_2_29__20__2b__20_Bold">L/MAR/B/556E </text:span><text:span text:style-name="T2">Journal 12 Oct 1772-21 Dec 1773, James Quicke, Chief Mate Capt Edward Barrow</text:span></text:p>
        <text:p text:style-name="P387"><text:span text:style-name="T2">Portsmouth 30 Jan 1773 - 11 Apr St Helena - 23 Aug Whampoa - 28 Nov Second Bar - 17 Dec lost on shoals off Palawan - longboat reached Balambangan - crew home on </text:span><text:span text:style-name="Body_20_text_20__28_2_29__20__2b__20_Italic">Syren (2)</text:span></text:p>
        <text:p text:style-name="P525"><text:span text:style-name="Body_20_text_20__28_8_29__20__2b__20_Not_20_Italic"><text:span text:style-name="T9">See </text:span></text:span><text:span text:style-name="T2">Discovery and archaeological excavation of a 16th century trading vessel in the Philippines, </text:span><text:span text:style-name="Body_20_text_20__28_8_29__20__2b__20_Not_20_Italic"><text:span text:style-name="T9">Frank Goddio (Manila, 1988)</text:span></text:span></text:p>
        <text:h text:style-name="P564" text:outline-level="3"><text:bookmark-start text:name="bookmark56"/><text:span text:style-name="T2">ROYAL CHARLES</text:span><text:bookmark-end text:name="bookmark56"/></text:h>
        <text:p text:style-name="P178"><text:span text:style-name="T2">500 tons</text:span></text:p>
        <text:list xml:id="list2088502320" text:style-name="WWNum46">
          <text:list-item>
            <text:p text:style-name="P72"><text:span text:style-name="T2">1661/2<text:tab/>Guinea and Madras</text:span></text:p>
          </text:list-item>
        </text:list>
        <text:p text:style-name="P4"><text:span text:style-name="T2">Capt James Barker</text:span></text:p>
        <text:p text:style-name="P475"><text:span text:style-name="T2">Downs Sep 1661 - Lisbon - 22 Dec Guinea - 4 Aug 1662 Madras - Masulipatam - Madras 13 Jan 1663 - Downs</text:span></text:p>
        <text:list xml:id="list131951719911838" text:continue-numbering="true" text:style-name="WWNum46">
          <text:list-item>
            <text:p text:style-name="P322"><text:span text:style-name="T2">1663/4<text:tab/>Surat</text:span></text:p>
          </text:list-item>
        </text:list>
        <text:p text:style-name="P248"><text:span text:style-name="T2">Capt James Barker</text:span></text:p>
        <text:p text:style-name="P363"><text:span text:style-name="T2">- 19 Dec 1665 Isle of Wight</text:span></text:p>
        <text:h text:style-name="P567" text:outline-level="3"><text:bookmark-start text:name="bookmark57"/><text:span text:style-name="T2">ROYAL CHARLOTTE (1)</text:span><text:bookmark-end text:name="bookmark57"/></text:h>
        <text:p text:style-name="P384"><text:span text:style-name="T2">Built by Perry, launched 1760, 3 decks, 3in bottom, length 137ft LAin, keel 109ft bVun, breadth 36ft 4</text:span><text:span text:style-name="T4">1</text:span><text:span text:style-name="T2">/4in, hold 14ft 4</text:span><text:span text:style-name="T4">1</text:span><text:span text:style-name="T2">/</text:span><text:span text:style-name="T5">2</text:span><text:span text:style-name="T2">in, wing transom 23ft, between decks 6ft 5in, 771 tons Principal Managing Owner: Richard Crabb</text:span></text:p>
        <text:list xml:id="list2689336884" text:style-name="WWNum47">
          <text:list-item>
            <text:p text:style-name="P73"><text:span text:style-name="T2">1761/2<text:tab/>St Helena and China</text:span></text:p>
          </text:list-item>
        </text:list>
        <text:p text:style-name="P18"><text:span text:style-name="Body_20_text_20__28_2_29__20__2b__20_Bold">L/MAR/B/150A<text:tab/></text:span><text:span text:style-name="T2">Journal 15 Nov 1761-3 Sep 1763</text:span></text:p>
        <text:p text:style-name="P18"><text:span text:style-name="T2">L/MAR/B/ 150 V (1)<text:tab/>Ledger</text:span></text:p>
        <text:p text:style-name="P18"><text:span text:style-name="T2">L/MAR/B/150Y(2)<text:tab/>Pay Book</text:span></text:p>
        <text:p text:style-name="P4"><text:span text:style-name="T2">Capt John Clements</text:span></text:p>
        <text:p text:style-name="P103"><text:span text:style-name="T2">Portsmouth 24 Feb 1762 - 10 Jun St Helena -13 Oct Whampoa - 5 Jan 1763 Second Bar - 14 Apr St Helena - 15 Jul Downs</text:span></text:p>
        <text:list xml:id="list131950790751698" text:continue-numbering="true" text:style-name="WWNum47">
          <text:list-item>
            <text:p text:style-name="P323"><text:span text:style-name="T2">1764/5<text:tab/>Bombay</text:span></text:p>
          </text:list-item>
        </text:list>
        <text:p text:style-name="P267"><text:span text:style-name="T2">L/MAM/B/150B<text:tab/>Journal 8 Jan 1765-4 Aug 1767</text:span></text:p>
        <text:p text:style-name="P481"><text:span text:style-name="T2">L/MAR/B/150W(1)<text:tab/></text:span><text:span text:style-name="Body_20_text_20__28_3_29__20__2b__20_Not_20_Bold"><text:span text:style-name="T6">Ledger</text:span></text:span></text:p>
        <text:p text:style-name="P267"><text:span text:style-name="T2">L/MAR/B/150W(2)<text:tab/>Pay Book</text:span></text:p>
        <text:p text:style-name="P248"><text:span text:style-name="T2">Capt John Clements</text:span></text:p>
        <text:p text:style-name="P347"><text:span text:style-name="T2">Downs 12 Apr 1765 - 9 May Sao Tiago - 29 Jun Rio de Janeiro - 29 Jan 1766 Cochin - 5 Feb Mangalore -12 Feb Goa - 23 Feb Bombay -14 Mar Surat -17 May Mokha - 20 Sep Bombay - 15 Feb 1767 Cape - 18 Mar St Helena - 21 Jun Downs</text:span></text:p>
        <text:list xml:id="list131951904690177" text:continue-numbering="true" text:style-name="WWNum47">
          <text:list-item>
            <text:p text:style-name="P323"><text:span text:style-name="T2">1768/9<text:tab/>Madras and Bengal</text:span></text:p>
          </text:list-item>
        </text:list>
        <text:p text:style-name="P267"><text:span text:style-name="T2">L/MAR/B/150C<text:tab/>Journal 12 Oct 1768-16 Aug 1770</text:span></text:p>
        <text:p text:style-name="P481"><text:span text:style-name="T2">L/MAR/B/150X(1)<text:tab/></text:span><text:span text:style-name="Body_20_text_20__28_3_29__20__2b__20_Not_20_Bold"><text:span text:style-name="T6">Ledger</text:span></text:span></text:p>
        <text:p text:style-name="P267"><text:span text:style-name="T2">L/MAR/B/150X(2)<text:tab/>Pay Book</text:span></text:p>
        <text:p text:style-name="P248"><text:span text:style-name="T2">Capt John Clements</text:span></text:p>
        <text:p text:style-name="P106"><text:span text:style-name="T2">Downs 2 Jan 1769 - 28 Jan Madeira - 25 Feb Sao Tiago -11 May Cape - 27 Jul Madras -14 Aug Culpee - 7 Dec Ingeli - 5 Apr 1770 Cape - 27 Apr St Helena -13 Jul Downs</text:span></text:p>
        <text:h text:style-name="P569" text:outline-level="3"><text:bookmark-start text:name="bookmark58"/><text:span text:style-name="T2">ROYAL CHARLOTTE (2)</text:span><text:bookmark-end text:name="bookmark58"/></text:h>
        <text:p text:style-name="P102"><text:span text:style-name="T2">Built by Dudman, launched 1771, 3 decks, 4in bottom, length 147ft 5in, keel 119ft Sin, breadth 36ft Sin, hold 14ft 3in, wing transom 23ft, port cell 26ft 2in, between decks 6ft 2in &amp; 6ft 4</text:span><text:span text:style-name="T4">1</text:span><text:span text:style-name="T2">Ain, round­house 6ft 5in, ports 13 middle &amp; upper, 855 tons Principal Managing Owners: 1 Albert Nesbit, 2-5 John Clements</text:span></text:p>
        <text:p text:style-name="P74"><text:span text:style-name="T2">1<text:tab/>1771/2 Bombay and China</text:span></text:p>
        <text:p text:style-name="P76"><text:span text:style-name="T2">L/MAR/B/150D-E<text:tab/>Journal 7<text:tab/>Dec<text:tab/>1771-19<text:tab/>Sep 1775</text:span></text:p>
        <text:p text:style-name="P77"><text:span text:style-name="T2">L/MAR/B/150F<text:tab/>Deck Log<text:tab/>12<text:tab/>Feb-19 Aug 1775</text:span></text:p>
        <text:p text:style-name="P489"><text:span text:style-name="T2">L/MAR/B/150 Y (1)<text:tab/>Ledger</text:span></text:p>
        <text:p text:style-name="P489"><text:span text:style-name="T2">L/MAR/B/150Y(2)<text:tab/>Pay Book</text:span></text:p>
        <text:p text:style-name="P4"><text:span text:style-name="T2">Capt John Clements</text:span></text:p>
        <text:p text:style-name="P102"><text:span text:style-name="T2">Downs 19 Feb 1772 - 4 Apr Sao Tiago - 28 Jul Moheli - 23 Aug Bombay - 23 Oct Surat -12 Nov Bombay - 16 Dec Onore - 22 Dec Mangalore - 26 Dec Tellicherry - 7 Jan 1773 Cochin -14 Jan Anjengo - 29 Jan Cochin -1 Feb Calicut - 6 Feb Tellicherry -16 Mar Bombay - 5 May Onore - 13 May Tellicherry -17 Jun Malacca - 25 Jul Whampoa - 6 Nov Second Bar - 30 Nov Balambangan - 23 Dec Batavia - 28 Mar 1774 Cochin - 4 Apr Tellicherry -14 Apr Onore - 22 Apr Goa -17 May Bombay - 6 Aug Malacca -13 Oct Whampoa -14 Jan 1775 Second Bar - 5 Apr Cape - 27 Apr St Helena - 9 Jul Cork - 12 Aug Downs</text:span></text:p>
        <text:list xml:id="list131950985318086" text:continue-list="list529373988" text:style-name="WWNum37">
          <text:list-item>
            <text:p text:style-name="P75"><text:span text:style-name="T2">1776/7 Madras and China</text:span></text:p>
          </text:list-item>
        </text:list>
        <text:p text:style-name="P78"><text:span text:style-name="T2">L/MAR/B/150G<text:tab/>Journal 26<text:tab/>Oct 1776-2 Jan 1779</text:span></text:p>
        <text:p text:style-name="P485"><text:span text:style-name="T2">L/MAR/B/150Z(1)<text:tab/></text:span><text:span text:style-name="Body_20_text_20__28_3_29__20__2b__20_Not_20_Bold"><text:span text:style-name="T6">Ledger</text:span></text:span></text:p>
        <text:p text:style-name="P489"><text:span text:style-name="T2">L/MAR/B/150Z(2)<text:tab/>Pay Book</text:span></text:p>
        <text:p text:style-name="P4"><text:span text:style-name="T2">Capt Joseph Cotton</text:span></text:p>
        <text:p text:style-name="P103"><text:span text:style-name="T2">Portsmouth 20 Jan 1777 - 18 Apr Cape - 14 Jun Madras - 21 Aug Malacca - 29 Sep Whampoa - 26 Feb 1778 Second Bar - 5 Jul Cape -18 Aug St Helena - 28 Oct Downs</text:span></text:p>
        <text:list xml:id="list131951593561519" text:continue-numbering="true" text:style-name="WWNum37">
          <text:list-item>
            <text:p text:style-name="P324"><text:span text:style-name="T2">1779/80 St Helena, Bombay and China</text:span></text:p>
          </text:list-item>
        </text:list>
        <text:p text:style-name="P512"><text:span text:style-name="T2">L/MAR/B/150H Journal 29 Sep 1779-9 May 1782 L/MAR/B/150AA(1) Ledger L/MAR/B/150AA(2) Pay Book L/MAR/B/150AA(3) Absence Book</text:span></text:p>
        <text:p text:style-name="P349"><text:span text:style-name="Body_20_text_20__28_2_29__20__2b__20_Bold">L/MAR/B/150AA(4) </text:span><text:span text:style-name="T2">Imprest Book Capt Joseph Cotton</text:span></text:p>
        <text:p text:style-name="P349"><text:span text:style-name="T2">Torbay 3 Apr 1780 - 18 Apr Madeira - 23 Jul St Helena - 8 Jan 1781 Bombay -11 May Tellicheny -</text:span></text:p>
        <text:list xml:id="list1128963696" text:style-name="WWNum48">
          <text:list-item>
            <text:p text:style-name="P374"><text:span text:style-name="T2">May Madras -1 Oct Whampoa -18 Jan 1782 Second Bar - 14 Jul St Helena - 24 Oct Downs</text:span></text:p>
          </text:list-item>
        </text:list>
        <text:list xml:id="list131951231456062" text:continue-list="list131951593561519" text:style-name="WWNum37">
          <text:list-item>
            <text:p text:style-name="P375"><text:span text:style-name="T2">1783/4<text:tab/>St Helena, Madras and Benkulen</text:span></text:p>
          </text:list-item>
        </text:list>
        <text:p text:style-name="P349"><text:span text:style-name="T2">L/MAR/B/150-I Journal 28 Oct 1783-7 Oct 1785 L/MAR/B/150BB(1) Ledger L/MAR/B/150BB(2) Pay Book</text:span></text:p>
        <text:p text:style-name="P349"><text:span text:style-name="T2">Capt Josiah Piyce</text:span></text:p>
        <text:p text:style-name="P349"><text:soft-page-break/><text:span text:style-name="T2">Downs 19 Jan 1784 - 22 May St Helena - 3 Sep Madras -13 Oct Negapatam - 19 Nov Benkulen - 24 Jan 1785 Manna - 16 Feb Benkulen - 24 Feb Pulao Bay - 4 Mar Benkulen - 5 Jun St Helena -</text:span></text:p>
        <text:list xml:id="list131951071209068" text:continue-list="list1128963696" text:style-name="WWNum48">
          <text:list-item>
            <text:p text:style-name="P159"><text:span text:style-name="T2">Aug Downs</text:span></text:p>
          </text:list-item>
        </text:list>
        <text:list xml:id="list131952442646452" text:continue-list="list131951231456062" text:style-name="WWNum37">
          <text:list-item>
            <text:p text:style-name="P375"><text:span text:style-name="T2">1785/6<text:tab/>China</text:span></text:p>
          </text:list-item>
        </text:list>
        <text:p text:style-name="P325"><text:span text:style-name="T2">L/MAR/B/150J<text:tab/>Journal 16 Jan 1786-23 Jul 1787</text:span></text:p>
        <text:p text:style-name="P349"><text:span text:style-name="T2">L/MAR/B/150CC(1) Ledger L/MAR/B/150CC(2) Pay Book Capt Josiah Pryce</text:span></text:p>
        <text:p text:style-name="P472"><text:span text:style-name="T2">Downs 13 Mar 1786 - 27 Aug Whampoa - 22 Dec Second Bar - 25 Mar 1787 St Helena -18 Jun Downs</text:span></text:p>
        <text:h text:style-name="P574" text:outline-level="3"><text:bookmark-start text:name="bookmark59"/><text:span text:style-name="T2">ROYAL CHARLOTTE (3)</text:span><text:bookmark-end text:name="bookmark59"/></text:h>
        <text:p text:style-name="P165"><text:span text:style-name="T2">Built by Pitcher, launched 1789, 3 decks, 4in bottom, length 164ft lin, keel 132ft </text:span><text:span text:style-name="T4">3</text:span><text:span text:style-name="T2">/</text:span><text:span text:style-name="T5">4</text:span><text:span text:style-name="T2">in, breadth 42ft 2</text:span><text:span text:style-name="T4">1</text:span><text:span text:style-name="T2">/</text:span><text:span text:style-name="T5">4</text:span><text:span text:style-name="T2">in, hold 17ft 6in wing transom 26ft, port cell 29ft 7in, waist 3ft 9in, between decks 6ft 5in &amp; 6ft 5</text:span><text:span text:style-name="T4">3</text:span><text:span text:style-name="T2">/</text:span><text:span text:style-name="T5">4</text:span><text:span text:style-name="T2">in, roundhouse 6ft 5</text:span><text:span text:style-name="T4">1</text:span><text:span text:style-name="T2">/</text:span><text:span text:style-name="T5">2</text:span><text:span text:style-name="T2">in, ports 14 middle &amp; upper, deck range 96ft 9in, 1252 tons Principal Managing Owner: John Clements</text:span></text:p>
        <text:list xml:id="list1963136261" text:style-name="WWNum49">
          <text:list-item>
            <text:p text:style-name="P139"><text:span text:style-name="T2">1789/90 St Helena, Benkulen and China </text:span><text:span text:style-name="Body_20_text_20__28_2_29__20__2b__20_Bold">L/MAR/B/150K </text:span><text:span text:style-name="T2">Journal 2 Nov 1789-22 Aug 1791 L/MAR/B/150DD(1) Ledger L/MAR/B/150DD(2) Pay Book</text:span></text:p>
          </text:list-item>
        </text:list>
        <text:p text:style-name="P4"><text:span text:style-name="T2">Capt Josiah Pryce</text:span></text:p>
        <text:p text:style-name="P442"><text:span text:style-name="T2">Downs 5 Jan 1790 - 27 Mar St Helena - 21 Jun Benkulen - 24 Aug Whampoa - 15 Nov Second Bar - 9 Apr 1791 Cape - 28 Apr St Helena - 26 Jun Downs</text:span></text:p>
        <text:list xml:id="list131952559151509" text:continue-numbering="true" text:style-name="WWNum49">
          <text:list-item>
            <text:p text:style-name="P79"><text:span text:style-name="T2">1792/3 St Helena, Madras and China</text:span></text:p>
          </text:list-item>
        </text:list>
        <text:p text:style-name="P140"><text:span text:style-name="T2">L/MAR/B/150L Journal 12 Nov 1792-19 Feb 1795 L/MAR/B/150EE(1) Ledger L/MAR/B/150EE(2)<text:tab/>Pay Book</text:span></text:p>
        <text:p text:style-name="P4"><text:span text:style-name="T2">Capt Josiah Piyce</text:span></text:p>
        <text:p text:style-name="P107"><text:span text:style-name="T2">Downs 27 Dec 1792 - 13 Mar 1793 St Helena -10 Jun Madras -14 Jul Pondicheny - 27 Aug Madras -1 Oct Penang -19 Oct Malacca -14 Dec Whampoa -16 Feb 1794 Second Bar -19 Jun St Helena - 8 Sep Downs</text:span></text:p>
        <text:h text:style-name="P572" text:outline-level="3"><text:bookmark-start text:name="bookmark60"/><text:span text:style-name="T2">ROYAL CHARLOTTE (4)</text:span><text:bookmark-end text:name="bookmark60"/></text:h>
        <text:p text:style-name="P188"><text:span text:style-name="T2">1 From Bengal 1796</text:span></text:p>
        <text:p text:style-name="P454"><text:span text:style-name="T2">L/MAR/B/150M<text:tab/>Journal 30 Dec 1795-19 Sep 1796</text:span></text:p>
        <text:p text:style-name="P453"><text:span text:style-name="T2">Capt William Greenway</text:span></text:p>
        <text:p text:style-name="P176"><text:span text:style-name="T2">Calcutta 31 Jan 1796 - 21 Feb Saugor - 8 May St Helena - 3 Aug Downs</text:span></text:p>
        <text:p text:style-name="P111"><text:span text:style-name="T2">Built by Pitcher, launched 1796, 3 decks, 4in bottom, length 176ft </text:span><text:span text:style-name="Body_20_text_20__28_2_29__20__2b__20_Italic">S'Ain,</text:span><text:span text:style-name="T2"> keel 143ft 10</text:span><text:span text:style-name="T4">3</text:span><text:span text:style-name="T2">/</text:span><text:span text:style-name="T5">4</text:span><text:span text:style-name="T2">in, breadth 43ft 7in, hold 17ft 6in, wing transom 26ft </text:span><text:span text:style-name="Body_20_text_20__28_2_29__20__2b__20_Italic">Wiin,</text:span><text:span text:style-name="T2"> port cell 29ft 9in, waist 3ft lOin, between decks 6ft 6</text:span><text:span text:style-name="T4">1</text:span><text:span text:style-name="T2">/</text:span><text:span text:style-name="T5">2</text:span><text:span text:style-name="T2">in 7</text:span><text:span text:style-name="T4">1</text:span><text:span text:style-name="T2">/</text:span><text:span text:style-name="T5">4</text:span><text:span text:style-name="T2">in, roundhouse 6ft 6</text:span><text:span text:style-name="T4">1</text:span><text:span text:style-name="T2">/</text:span><text:span text:style-name="T5">4</text:span><text:span text:style-name="T2">in, ports 15 middle &amp; 14 upper, deck range 104ft, 1453 tons Principal Managing Owners: 1-6 John Clements, 7-8 Kennard Smith</text:span></text:p>
        <text:list xml:id="list180942512" text:style-name="WWNum50">
          <text:list-item>
            <text:p text:style-name="P160"><text:span text:style-name="T2">1795/6<text:tab/>China</text:span></text:p>
          </text:list-item>
        </text:list>
        <text:p text:style-name="P476"><text:span text:style-name="T2">L/MAR/B/150N Journal 15 Jun 1796-9 May 1798 L/MAR/B/150FF(1)<text:tab/>' Ledger</text:span></text:p>
        <text:p text:style-name="P477"><text:span text:style-name="T2">L/MAR/B/150FF(2) Pay Book Capt William Roper</text:span></text:p>
        <text:p text:style-name="P355"><text:span text:style-name="T2">Portsmouth 11 Aug 1796 - 16 Oct St Helena - 8 Jan 1797 Amboina - 19 Mar Whampoa - 28 Apr Second Bar - 13 Jun Macao - 2 Dec Cape - 3 Jan 1798 St Helena - 17 Mar Downs</text:span></text:p>
        <text:list xml:id="list131951131882181" text:continue-numbering="true" text:style-name="WWNum50">
          <text:list-item>
            <text:p text:style-name="P437"><text:span text:style-name="T2">1798/9<text:tab/>Madras, Bombay and China</text:span></text:p>
          </text:list-item>
        </text:list>
        <text:p text:style-name="P416"><text:span text:style-name="T2">L/MAR/B/150-O<text:tab/>Journal 30 Jun 1798-28 May 1801</text:span></text:p>
        <text:p text:style-name="P392"><text:span text:style-name="T2">L/MAR/B/150GG(1) Ledger</text:span></text:p>
        <text:p text:style-name="P427"><text:span text:style-name="T2">L/MAR/B/150GG(2) Pay Book Capt William Roper</text:span></text:p>
        <text:p text:style-name="P478"><text:span text:style-name="T2">Falmouth 14 Sep 1798 - 28 Sep Lisbon - 30 Dec Cape -12 Apr 1799 Madras - 21 Jul Bombay - 15 Dec Penang - 2 Jan 1800 Malacca -24 Mar Whampoa - 23 May Second Bar - 5 Dec St Helena - 10 Apr 1801 Downs</text:span></text:p>
        <text:list xml:id="list131951445574925" text:continue-numbering="true" text:style-name="WWNum50">
          <text:list-item>
            <text:p text:style-name="P326"><text:span text:style-name="T2">1801/2<text:tab/>China</text:span></text:p>
          </text:list-item>
        </text:list>
        <text:p text:style-name="P349"><text:span text:style-name="T2">L/MAR/B/150P Journal 19 Jan 1802-22 Jun 1803 L/MAR/B/150HH(1) Ledger L/MAR/B/150HH(2) Pay Book Capt Robert Patterson</text:span></text:p>
        <text:p text:style-name="P189"><text:span text:style-name="T2">Downs 29 Mar 1802 -9 Sep Whampoa - 7 Nov Second Bar -16 Feb 1803 St Helena - 17 Apr Downs</text:span></text:p>
        <text:list xml:id="list131950913955425" text:continue-numbering="true" text:style-name="WWNum50">
          <text:list-item>
            <text:p text:style-name="P326"><text:span text:style-name="T2">1803/4<text:tab/>China</text:span></text:p>
          </text:list-item>
        </text:list>
        <text:p text:style-name="P349"><text:span text:style-name="T2">L/MAR/B/150Q Journal 14 Jan 1804-22 Nov 1805 L/MAR/B/150-11(1) Ledger L/MAR/B/150-n(2) Pay Book Capt Richard Francklin</text:span></text:p>
        <text:p text:style-name="P356"><text:span text:style-name="T2">Portsmouth 9 Jun 1804 - 17 Aug Rio de Janeiro - 14 Jan 1805 Whampoa -17 Feb Second Bar - 30 Jun St Helena -10 Sep Downs</text:span></text:p>
        <text:list xml:id="list131951279550669" text:continue-numbering="true" text:style-name="WWNum50">
          <text:list-item>
            <text:p text:style-name="P80"><text:span text:style-name="T2">1805/6<text:tab/>China</text:span></text:p>
          </text:list-item>
        </text:list>
        <text:p text:style-name="P105"><text:span text:style-name="T2">L/MAR/B/150R Journal 20 Feb 1806-23 Mar 1808 L/MAR/B/150JJ(1) Ledger L/MAR/B/150JJ(2) Pay Book Capt Robert Patterson</text:span></text:p>
        <text:p text:style-name="P111"><text:span text:style-name="T2">Portsmouth 14 May 1806 - 6 Aug Cape - 14 Oct Penang - 19 Jan 1807 Whampoa - 21 Feb Second Bar - 5 May Lintin -1 Jul Penang -17 Jul Acheh -19 Sep Cape - 13 Oct St Helena - 28 Dec Downs</text:span></text:p>
        <text:list xml:id="list131951409207392" text:continue-numbering="true" text:style-name="WWNum50">
          <text:list-item>
            <text:p text:style-name="P204"><text:span text:style-name="T2">1809/10<text:tab/>China</text:span></text:p>
          </text:list-item>
        </text:list>
        <text:p text:style-name="P427"><text:span text:style-name="T2">L/MAR/B/150S Journal 2 Jan 1809-8 Nov 1810 L/MAR/B/150KK(1) Ledger L/MAR/B/150KK(2) Pay Book Capt Henry Rush</text:span></text:p>
        <text:p text:style-name="P429"><text:span text:style-name="T2">Portsmouth 5 Apr 1809 - 23 Jul Penang - 6 Nov Whampoa - 22 Dec Second Bar - 22 May 1810 St Helena - 29 Jul Downs</text:span></text:p>
        <text:list xml:id="list131952036974177" text:continue-numbering="true" text:style-name="WWNum50">
          <text:list-item>
            <text:p text:style-name="P417"><text:span text:style-name="T2">1811/2<text:tab/>Bombay and China</text:span></text:p>
          </text:list-item>
        </text:list>
        <text:p text:style-name="P427"><text:span text:style-name="T2">L/MAR/B/150T Journal 24 Oct 1811-7 Oct 1813 L/MAR/B/150LL(1) Ledger L/MAR/B/150LL(2) Pay Book</text:span></text:p>
      </text:section>
      <text:section text:style-name="Sect7" text:name="Bereich13">
        <text:p text:style-name="P231"><text:span text:style-name="T2">Capt Henry Rush</text:span></text:p>
        <text:p text:style-name="P234"><text:span text:style-name="T2">Torbay 4 Jan 1812-7 May Bombay - 13 Jul Penang - 25 Jul Malacca - 21 Sep Whampoa - 5 Dec Second Bar - 27 Mar 1813 St Helena - 5 Jim Downs</text:span></text:p>
        <text:list xml:id="list131951336948591" text:continue-numbering="true" text:style-name="WWNum50">
          <text:list-item>
            <text:p text:style-name="P376"><text:span text:style-name="T2">1813/4 Batavia and China</text:span></text:p>
          </text:list-item>
        </text:list>
        <text:p text:style-name="P349"><text:span text:style-name="T2">L/MAR/B/150U Journal 8 Nov 1813-22 Aug 1815, Edward Pitcher, Second Male L/MAR/B/1 SOM M(I) Ledger L/MAR/B/150MM(2) Pay Book Capt Hemy Rush</text:span></text:p>
        <text:p text:style-name="P348"><text:span text:style-name="T2">Portsmouth 22 Feb </text:span><text:span text:style-name="Body_20_text_20__28_2_29__20__2b__20_Spacing_20_1_20_pt">1814-4</text:span><text:span text:style-name="T2"> Jul Batavia - 9 Aug Samarang - 5 Sep Batavia - 31 Oct Macao - 10 Nov Lintin - 2 Dec Whampoa - 13 Jan 1815 Second Bar - 12 May St Helena - 19 Aug Downs</text:span></text:p>
        <text:h text:style-name="P550" text:outline-level="2"><text:bookmark-start text:name="bookmark61"/><text:span text:style-name="T2">ROYAL DUKE</text:span><text:bookmark-end text:name="bookmark61"/></text:h>
        <text:p text:style-name="P154"><text:span text:style-name="T2">Rated at 499 tons, 99 crew. 30 guns</text:span></text:p>
        <text:p text:style-name="P65"><text:span text:style-name="T2">1<text:tab/>1747/8 Fort St David, Bombay and China</text:span></text:p>
        <text:p text:style-name="P18"><text:span text:style-name="T2">L/MAR/B/6I4A<text:tab/>Deck Log 14 Jul 1747-21 Jul 1750</text:span></text:p>
        <text:p text:style-name="P18"><text:span text:style-name="T2">L/M AR/B/614 E( 1)<text:tab/>Ledger</text:span></text:p>
        <text:p text:style-name="P18"><text:span text:style-name="T2">L/MAR/B/614E(2)<text:tab/>Pay Book</text:span></text:p>
        <text:p text:style-name="P4"><text:span text:style-name="T2">Capt George Cumming</text:span></text:p>
        <text:p text:style-name="P109"><text:span text:style-name="T2">Downs 23 Sep 1747 - Portsmouth 4 Nov - 14 Dec Madeira - 12 Jan 1748 Sao Tiago - 28 Jul Fort St David - enaged in siege of Pondicherry in Aug - 8 Oct Fort St David -12 Nov Point de Galle - 29 Nov Anjengo - 9 Dec Calicut -14 Dec Tellicherry - 4 Jan 1749 Bombay - 23 Jan Surat -10 Apr Bombay - 29 Apr Tellicherry - 1 May Cochin - 5 May Anjengo - 16 May Fort St David - 30 May ‘Calderoon Bay’ - 29 Jun Fort St David - 31 Jul Malacca - 2 Sep Whampoa - 23 Nov Second Bar - 17 Dec Batavia - 25 Mar 1750 St Helena - 5 Jun Downs</text:span></text:p>
        <text:list xml:id="list131952378528363" text:continue-list="list3449671391" text:style-name="WWNum24">
          <text:list-item>
            <text:p text:style-name="P418"><text:span text:style-name="T2">1751/2 Bombay and China</text:span></text:p>
          </text:list-item>
        </text:list>
        <text:p text:style-name="P419"><text:span text:style-name="T2">L/MAR/B/614B<text:tab/>Journal 8 Jan<text:tab/>1752-17 Jul 1754</text:span></text:p>
        <text:p text:style-name="P420"><text:span text:style-name="T2">L/MAR/B/614F(1)<text:tab/>Ledger</text:span></text:p>
        <text:p text:style-name="P420"><text:span text:style-name="T2">L/MAR/B/614F(2)<text:tab/>Pay Book</text:span></text:p>
        <text:p text:style-name="P420"><text:span text:style-name="T2">G/17/3 </text:span><text:span text:style-name="Body_20_text_20__28_2_29__20__2b__20_Bold">ff. </text:span><text:span text:style-name="T2">107-27<text:tab/>Invoice &amp; manifest</text:span></text:p>
        <text:p text:style-name="P4"><text:span text:style-name="T2">Capt George Cumming</text:span></text:p>
        <text:p text:style-name="P102"><text:span text:style-name="T2">Downs 27 Mar 1752 - 7 Jun Sao Tiago - 30 Nov Point de Galle - 25 Dec Cochin - 1 Jan 1753 Calicut - 9 Jan Tellicherry -15 Jan Mangalore - 13 Feb Bombay -19 Mar Surat - 5 Apr Bombay - 28 Apr Mangalore - 30 Apr Tellicherry - 3 Jul Whampoa - 19 Dec Second Bar - 24 Mar 1754 St Helena - 3 Jun Downs</text:span></text:p>
        <text:list xml:id="list131952453973728" text:continue-numbering="true" text:style-name="WWNum24">
          <text:list-item>
            <text:p text:style-name="P81"><text:span text:style-name="T2">1755/6<text:tab/>Bombay and China</text:span></text:p>
          </text:list-item>
        </text:list>
        <text:p text:style-name="P82"><text:span text:style-name="T2">L/MAR/B/614C<text:tab/>Journal 30 Jan 1756-13<text:tab/>Apr<text:tab/>1759</text:span></text:p>
        <text:p text:style-name="P485"><text:span text:style-name="T2">L/MAR/B/614G(1)<text:tab/></text:span><text:span text:style-name="Body_20_text_20__28_3_29__20__2b__20_Not_20_Bold"><text:span text:style-name="T6">Ledger</text:span></text:span></text:p>
        <text:p text:style-name="P18"><text:span text:style-name="T2">L/MAR/B/614G(2)<text:tab/>Pay Book</text:span></text:p>
        <text:p text:style-name="P4"><text:span text:style-name="T2">Capt George Cumming</text:span></text:p>
        <text:p text:style-name="P103"><text:span text:style-name="T2">Downs 15 Apr 1756 - 3 Aug Madagascar - 7 Sep Bombay 23 Oct -16 Dec Calicut - 25 Dec Anjengo - 7 Jan 1757 Cochin -12 Jan Tellicherry - 5 Mar Bombay - 22 Mar Surat - 1 Apr Bombay - 23 Apr Tellicherry - 31 May Malacca - 30 Jun Whampoa - 20 Jan 1758 Second Bar - 3 Jun St Helena - 25 Oct Cork - 8 Feb 1759 Downs</text:span></text:p>
        <text:list xml:id="list131952053683494" text:continue-numbering="true" text:style-name="WWNum24">
          <text:list-item>
            <text:p text:style-name="P327"><text:span text:style-name="T2">1759/60<text:tab/>St Helena and Bengal</text:span></text:p>
          </text:list-item>
        </text:list>
        <text:p text:style-name="P328"><text:span text:style-name="T2">L/MAR/B/614D<text:tab/>Journal 6 Nov 1759-12<text:tab/>Sep 1761</text:span></text:p>
        <text:p text:style-name="P267"><text:span text:style-name="T2">L/MAR/B/614H(1)<text:tab/>Ledger</text:span></text:p>
        <text:p text:style-name="P506"><text:span text:style-name="T2">L/MAR/B/6</text:span><text:span text:style-name="Body_20_text_20__28_4_29__20__2b__20_Bold">14H(2)<text:tab/></text:span><text:span text:style-name="T2">Pay Book</text:span></text:p>
        <text:p text:style-name="P248"><text:span text:style-name="T2">Capt Peter Pigou</text:span></text:p>
        <text:p text:style-name="P349"><text:span text:style-name="T2">Downs 1 Feb 1760 - 24 May St Helena - 10 Oct Culpee - 16 Dec Ingeli - 13 May 1761 St Helena - 17 Aug Downs</text:span></text:p>
        <text:p text:style-name="P518"><text:span text:style-name="T2">ROYAL GEORGE (1)</text:span></text:p>
        <text:p text:style-name="P182"><text:span text:style-name="T2">Rated at 499 tons, 99 crew, 30 guns</text:span></text:p>
        <text:list xml:id="list4264895250" text:style-name="WWNum51">
          <text:list-item>
            <text:p text:style-name="P22"><text:span text:style-name="T2">1737/8 Madras and Bengal</text:span></text:p>
          </text:list-item>
        </text:list>
        <text:p text:style-name="P3"><text:span text:style-name="T2">L/MAR/B/17A<text:tab/>Journal 5 Oct 1737-4 Jun 1739</text:span></text:p>
        <text:p text:style-name="P3"><text:span text:style-name="T2">L/MAR/B/17S(I)<text:tab/>Ledger</text:span></text:p>
        <text:p text:style-name="P3"><text:span text:style-name="T2">L/MAR/B/I7S(2)<text:tab/>Pay Book</text:span></text:p>
        <text:p text:style-name="P4"><text:span text:style-name="T2">Capt William Jobson</text:span></text:p>
        <text:p text:style-name="P443"><text:span text:style-name="T2">Downs 12 Oct 1737 -5 Jan 1738 Cape - 18 Apr Batavia - 15 Jun Madras - 10 Jul Calcutta - 8 Nov Kedgeree - 7 Mar 1739 St Helena - 2 Jun Downs</text:span></text:p>
        <text:list xml:id="list131952556300353" text:continue-numbering="true" text:style-name="WWNum51">
          <text:list-item>
            <text:p text:style-name="P329"><text:span text:style-name="T2">1740/1<text:tab/>St Helena and Bcnkulcn</text:span></text:p>
          </text:list-item>
        </text:list>
        <text:p text:style-name="P330"><text:span text:style-name="T2">L/MAR/B/17B<text:tab/>Journal 25<text:tab/>Oct<text:tab/>1740-5 Nov<text:tab/>1742</text:span></text:p>
        <text:p text:style-name="P331"><text:span text:style-name="T2">L/MAR/B/37T(I)<text:tab/>Ledger</text:span></text:p>
        <text:p text:style-name="P331"><text:span text:style-name="T2">L/MAR/B/17T(2)<text:tab/>Pay Book</text:span></text:p>
        <text:p text:style-name="P248"><text:span text:style-name="T2">Capt Thomas Field</text:span></text:p>
        <text:p text:style-name="P254"><text:span text:style-name="T2">Portsmouth 20 Feb </text:span><text:span text:style-name="Body_20_text_20__28_2_29__20__2b__20_Spacing_20_1_20_pt">1741-9</text:span><text:span text:style-name="T2"> May St Helena - 1 Sep Batavia - 9 Oct Benkulen - 11 Nov Moco Moco - 4 Dec Ipoh - 30 Dec Bcnkulcn - 4 Feb 1742 Manna - 26 May St Helena - 19 Sep Downs</text:span></text:p>
        <text:list xml:id="list131951516079757" text:continue-numbering="true" text:style-name="WWNum51">
          <text:list-item>
            <text:p text:style-name="P329"><text:span text:style-name="T2">1744/5<text:tab/>Madras and Bengal</text:span></text:p>
          </text:list-item>
        </text:list>
        <text:p text:style-name="P330"><text:span text:style-name="T2">L/MAR/B/17C<text:tab/>Journal 27<text:tab/>Sep<text:tab/>1744-2 Jun<text:tab/>1747</text:span></text:p>
        <text:p text:style-name="P331"><text:span text:style-name="T2">L/MAR/B/17U(1)<text:tab/>Ledger</text:span></text:p>
        <text:p text:style-name="P331"><text:span text:style-name="T2">L/MAR/B/17U(2)<text:tab/>Pay Book</text:span></text:p>
        <text:p text:style-name="P248"><text:span text:style-name="T2">Capt Thomas Field</text:span></text:p>
        <text:p text:style-name="P357"><text:span text:style-name="T2">Portsmouth 19 Apr 1745 - 12 Aug Cape -12 Dec Madras -1 Feb 1746 Rogues River - 19 Feb Kedgeree - 9 Jul St Helena - 18 Oct Lisbon -19 Jan 1747 Bristol - 11 May Downs</text:span></text:p>
        <text:list xml:id="list131951629898235" text:continue-numbering="true" text:style-name="WWNum51">
          <text:list-item>
            <text:p text:style-name="P329"><text:span text:style-name="T2">1747/8<text:tab/>Madras and Bengal</text:span></text:p>
          </text:list-item>
        </text:list>
        <text:p text:style-name="P331"><text:span text:style-name="T2">L/MAR/B/17D<text:tab/>Journal 26 Aug 1747-15 Jun 1750</text:span></text:p>
        <text:p text:style-name="P331"><text:span text:style-name="T2">L/MAR/B/17V(1)<text:tab/>Ledger</text:span></text:p>
        <text:p text:style-name="P331"><text:span text:style-name="T2">L/MAR/B/17V(2)<text:tab/>Pay Book</text:span></text:p>
        <text:p text:style-name="P331"><text:span text:style-name="T2">L/MAR/B/17V(3)<text:tab/>Absence Book</text:span></text:p>
        <text:p text:style-name="P248"><text:span text:style-name="T2">Capt Thomas Field</text:span></text:p>
        <text:p text:style-name="P386"><text:span text:style-name="T2">Portsmouth 4 Nov 1747 - 13 Dec Madeira - 12 Jan 1748 Sao Tiago - 28 Mar Cape - 28 Jul Fort St David - 12 Aug Pondicherry - 8 Oct Fort St David - 17 Oct Pondicherry - 9 Jan 1749 Vizagapatam - 24 Jan Rogues River - 19 Feb Ingeli - 16 Apr Fort St David - 24 Jul Batavia - 22 Sep Fort St David - 22 Jan 1750 St Helena -25 May Downs</text:span></text:p>
        <text:h text:style-name="P572" text:outline-level="3"><text:bookmark-start text:name="bookmark62"/><text:span text:style-name="T2">ROYAL GEORGE (2)</text:span><text:bookmark-end text:name="bookmark62"/></text:h>
        <text:p text:style-name="P189"><text:span text:style-name="T2">Company’s own ship, built by Stanton, launched 1758, 3 decks, 3in bottom, 400 tons</text:span></text:p>
        <text:p text:style-name="P274"><text:span text:style-name="T2">1<text:tab/>1758/9 Madras and Bengal</text:span></text:p>
        <text:p text:style-name="P331"><text:span text:style-name="T2">L/MAR/B/17E<text:tab/>Journal 17 Oct 1758-7 Aug 1760</text:span></text:p>
        <text:p text:style-name="P331"><text:span text:style-name="T2">L/MAR/B/17W (1)<text:tab/>Ledger</text:span></text:p>
        <text:p text:style-name="P331"><text:span text:style-name="T2">L/MAR/B/17W(2)<text:tab/>Pay Book</text:span></text:p>
        <text:p text:style-name="P248"><text:span text:style-name="T2">Capt George Beamish</text:span></text:p>
        <text:p text:style-name="P207"><text:span text:style-name="T2">Portsmouth 15 Feb 1759 - 28 May Johanna - 29 Jun Trincomalee - 4 Jul Madras - 19 Aug Negapatam - 11 Sep skirmish with French fleet - 14 Sep Negapatam - 28 Sep Madras -16 Nov Balasore - 26 Nov Culpee - 14 Dec Calcutta - 9 Feb 1760 Ingeli - 9 May St Helena - 26 Jul Downs</text:span></text:p>
      </text:section>
      <text:section text:style-name="Sect8" text:name="Bereich14">
        <text:p text:style-name="P588"><draw:custom-shape text:anchor-type="char" draw:z-index="37" draw:name="Rahmen32" draw:style-name="gr5" draw:text-style-name="P597" svg:width="12.641cm" svg:height="0.784cm" svg:x="0.085cm" svg:y="2.944cm"><text:p text:style-name="P461"><text:span text:style-name="Body_20_text_20__28_2_29__20_Exact">- 7 May Calcutta (for repairs) -17 Oct Ingeli -26 Dec Cape - 2 Feb 1764 Fernando Noronho -12 Apr Down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332"><text:span text:style-name="T2">2<text:tab/>1760/1 China, Madras, Benkulen and Bengal</text:span></text:p>
        <text:p text:style-name="P334"><text:span text:style-name="T2">L/MAR/B/17F-G<text:tab/>Journal 11 Nov 1760-30 Apr 1764</text:span></text:p>
        <text:p text:style-name="P334"><text:span text:style-name="T2">L/MAR/B/17X(1)<text:tab/>Ledger</text:span></text:p>
        <text:p text:style-name="P334"><text:span text:style-name="T2">L/MAR/B/17X(2)<text:tab/>Pay Book</text:span></text:p>
        <text:p text:style-name="P484"><text:span text:style-name="T2">L/MAR/B/</text:span><text:span text:style-name="Body_20_text_20__28_3_29__20__2b__20_Not_20_Bold"><text:span text:style-name="T6">1</text:span></text:span><text:span text:style-name="T2">7X(3)<text:tab/></text:span><text:span text:style-name="Body_20_text_20__28_3_29__20__2b__20_Not_20_Bold"><text:span text:style-name="T6">Absence Book</text:span></text:span></text:p>
        <text:p text:style-name="P248"><text:span text:style-name="T2">Capt Nicholas Skottowe</text:span></text:p>
        <text:p text:style-name="P358"><text:span text:style-name="T2">Plymouth 15 Mar 1761 - 17 Jul North Island - 6 Sep Whampoa -18 Dec Second Bar - 8 Feb 1762 Madras -1 Sep Benkulen - 8 Dec Malacca - 22 Feb 1763 Kedgeree -1 Mar Calcutta - 23 Apr Culpee</text:span></text:p>
        <text:list xml:id="list131950870451062" text:continue-list="list131952559151509" text:style-name="WWNum49">
          <text:list-item>
            <text:p text:style-name="P83"><text:span text:style-name="T2">1764/5 St Helena, Benkulen and Bombay (to remain)</text:span></text:p>
          </text:list-item>
        </text:list>
        <text:p text:style-name="P84"><text:span text:style-name="T2">L/MAR/B/17H<text:tab/>Journal 11 Oct 1764-1 Jul 1767</text:span></text:p>
        <text:p text:style-name="P84"><text:span text:style-name="T2">L/MAR/B/17 Y<text:tab/>Ledger</text:span></text:p>
        <text:p text:style-name="P4"><text:span text:style-name="T2">Capt Nicholas Skottowe</text:span></text:p>
        <text:p text:style-name="P112"><text:span text:style-name="T2">Downs 19 Dec 1764 - 15 Feb 1765 Annabon - 26 Feb Cabinda Bay, Angola 29 Apr - 26 May St Helena - 7 Sep Benkulen - 5 Oct Moco Moco - 30 Oct Benkulen - 8 Nov ‘Pulo Bay’ -11 Dec Benkulen -10 Jan 1766 Pisang -16 Mar Banjarmassin - 22 May Balambangan -14 Jul Benkulen - 16 Oct Batavia -28 Dec North Island - 29 Mar 1767 Anjengo - 26 Apr Tellicheny - 29 May Bombay</text:span></text:p>
        <text:h text:style-name="P563" text:outline-level="2"><text:bookmark-start text:name="bookmark63"/><text:span text:style-name="T2">ROYAL GEORGE (3)</text:span><text:bookmark-end text:name="bookmark63"/></text:h>
        <text:p text:style-name="P242"><text:span text:style-name="T2">Built by Randall, launched 1777, 3 decks, 4in bottom, 758 tons Principal Managing Owner: Thomas Thomas</text:span></text:p>
        <text:list xml:id="list1208877695" text:style-name="WWNum52">
          <text:list-item>
            <text:p text:style-name="P85"><text:span text:style-name="T2">1777/8<text:tab/>Madras and China</text:span></text:p>
          </text:list-item>
        </text:list>
        <text:p text:style-name="P86"><text:span text:style-name="T2">L/MAR/B/17-1<text:tab/>Journal 14 Nov 1777-21 Dec<text:tab/>1779</text:span></text:p>
        <text:p text:style-name="P84"><text:span text:style-name="T2">L/MAR/B/17Z(1)<text:tab/>Ledger</text:span></text:p>
        <text:p text:style-name="P84"><text:span text:style-name="T2">L/MAR/B/17Z(2)<text:tab/>Pay Book</text:span></text:p>
        <text:p text:style-name="P4"><text:span text:style-name="T2">Capt Thomas Foxall</text:span></text:p>
        <text:p text:style-name="P113"><text:span text:style-name="T2">Plymouth 2 Feb 1778 - 25 May Johanna - 29 Jun Madras - 26 Aug Malacca - 2 Oct Whampoa - 20 Feb 1779 Second Bar - 24 Sep St Helena -13 Jan 1780 Downs</text:span></text:p>
        <text:list xml:id="list131952652372354" text:continue-numbering="true" text:style-name="WWNum52">
          <text:list-item>
            <text:p text:style-name="P227"><text:span text:style-name="T2">1779/80<text:tab/>Madras and Bengal</text:span></text:p>
          </text:list-item>
        </text:list>
        <text:p text:style-name="P207"><text:span text:style-name="T2">Capt Thomas Foxall</text:span></text:p>
        <text:p text:style-name="P388"><text:span text:style-name="T2">Portsmouth 27 Jul 1780 - captured, with the </text:span><text:span text:style-name="Body_20_text_20__28_2_29__20__2b__20_Italic">Gatton, Godfrey, Hillsborough</text:span><text:span text:style-name="T2"> and </text:span><text:span text:style-name="Body_20_text_20__28_2_29__20__2b__20_Italic">Mountstuart,</text:span><text:span text:style-name="T2"> by the combined Franco-Spanish fleet in 26°28'N &amp; 15°20'W 5 Aug 1780</text:span></text:p>
        <text:h text:style-name="P563" text:outline-level="2"><text:bookmark-start text:name="bookmark64"/><text:span text:style-name="T2">ROYAL GEORGE (4)</text:span><text:bookmark-end text:name="bookmark64"/></text:h>
        <text:p text:style-name="P234"><text:span text:style-name="T2">Built by Periy, launched 1802, 3 decks, 4in bottom, length 165ft 7in, keel 133ft llin, breadth 42ft y</text:span><text:span text:style-name="T5">4</text:span><text:span text:style-name="T2">in, hold 17ft, wing transom 25ft 9in, port cell 29ft 3in, waist 1ft 6in, between decks 6ft 6in, round­house 6ft 6in, ports 14 middle &amp; 13 upper, deck range 97ft, 1260 tons Principal Managing Owners: 1 Robert Anderson, 2-7 John F Timins</text:span></text:p>
        <text:list xml:id="list1413643005" text:style-name="WWNum53">
          <text:list-item>
            <text:p text:style-name="P333"><text:span text:style-name="T2">1802/3 St Helena, Benkulen and China</text:span></text:p>
          </text:list-item>
        </text:list>
        <text:p text:style-name="P334"><text:span text:style-name="T2">L/MAR/B/17J<text:tab/>Journal 25 Oct 1802-22 Sep 1804</text:span></text:p>
        <text:p text:style-name="P248"><text:span text:style-name="T2">L/MAR/B/17AA(1) Ledger</text:span></text:p>
        <text:p text:style-name="P364"><text:span text:style-name="T2">L/MAR/B/17AA(2) Pay Book Capt John F Timins</text:span></text:p>
        <text:p text:style-name="P347"><text:span text:style-name="T2">Downs 4 Jan 1803 - 28 Feb St Helena - 11 May Benkulen -14 Aug Penang -11 Oct Whampoa - 12 Dec Second Bar -18 Feb 1804 Malacca - 9 Jun St Helena - 8 Aug Downs</text:span></text:p>
        <text:list xml:id="list131952388999484" text:continue-numbering="true" text:style-name="WWNum53">
          <text:list-item>
            <text:p text:style-name="P333"><text:span text:style-name="T2">1804/5 Bombay and China</text:span></text:p>
          </text:list-item>
        </text:list>
        <text:p text:style-name="P334"><text:span text:style-name="Body_20_text_20__28_2_29__20__2b__20_Bold">L/MAR/B/17K<text:tab/></text:span><text:span text:style-name="T2">Journal 19 Oct 1804-28 Oct 1806</text:span></text:p>
        <text:p text:style-name="P334"><text:span text:style-name="T2">L/MAR/B/17BB (1)<text:tab/>Ledger</text:span></text:p>
        <text:p text:style-name="P248"><text:span text:style-name="T2">L/MAR/B/17BB(2) Pay Book</text:span></text:p>
        <text:p text:style-name="P151"><text:span text:style-name="T2">Capt Charles Besly Gribble</text:span></text:p>
        <text:p text:style-name="P430"><text:span text:style-name="T2">Portsmouth 17 Feb 1805 - 20 Jun Bombay -10 Oct Malacca - 25 Dec Whampoa - 3 Feb 1806 Second Bar - 2 Jul St Helena - 3 Sep Downs</text:span></text:p>
        <text:list xml:id="list131951892687467" text:continue-numbering="true" text:style-name="WWNum53">
          <text:list-item>
            <text:p text:style-name="P438"><text:span text:style-name="T2">1806/7<text:tab/>Madras, Bombay and China</text:span></text:p>
          </text:list-item>
        </text:list>
        <text:p text:style-name="P421"><text:span text:style-name="T2">L/MAR/B/17L<text:tab/>Journal 13 Apr 1807-28 Jun 1809</text:span></text:p>
        <text:p text:style-name="P421"><text:span text:style-name="T2">L/MAR/B/17C C (1)<text:tab/>Ledger</text:span></text:p>
        <text:p text:style-name="P228"><text:span text:style-name="T2">L/MAR/B/17CC(2)<text:tab/>Pay Book</text:span></text:p>
        <text:p text:style-name="P207"><text:span text:style-name="T2">Capt Charles Besly Gribble</text:span></text:p>
        <text:p text:style-name="P237"><text:span text:style-name="T2">Portsmouth 22 Jun 1807 - 3 Nov Madras - 23 Nov Colombo - 28 Dec Tellicheny - 6 Jan 1808 Bombay - 19 Feb Muscat - 29 Feb Bandar Abbas - 2 Apr Bombay - 4 Jun Penang - 7 Jul Whampoa - 18 Jan 1809 Second Bar - 30 Mar Penang -13 Sep moorings</text:span></text:p>
        <text:list xml:id="list131951044219074" text:continue-numbering="true" text:style-name="WWNum53">
          <text:list-item>
            <text:p text:style-name="P87"><text:span text:style-name="T2">1809/10<text:tab/>China</text:span></text:p>
          </text:list-item>
        </text:list>
        <text:p text:style-name="P26"><text:span text:style-name="T2">L/MAR/B/17M<text:tab/>Journal 27 Feb 1810-19 Oct 1811</text:span></text:p>
        <text:p text:style-name="P105"><text:span text:style-name="T2">L/MAR/B/17DD(1) Ledger L/MAR/B/17DD(2) Pay Book Capt Albert Gledstanes</text:span></text:p>
        <text:p text:style-name="P103"><text:span text:style-name="T2">Portsmouth 28 Apr 1810 - 5 Sep Malaca -12 Nov Manila -13 Dec Whampoa - 20 Mar 1811 Second Bar -11 Jul St Helena - 23 Sep Downs</text:span></text:p>
        <text:list xml:id="list131951980866229" text:continue-numbering="true" text:style-name="WWNum53">
          <text:list-item>
            <text:p text:style-name="P335"><text:span text:style-name="T2">1811/2 Madras and China</text:span></text:p>
          </text:list-item>
        </text:list>
        <text:p text:style-name="P336"><text:span text:style-name="T2">L/MAR/B/17N<text:tab/>Journal 15<text:tab/>Nov<text:tab/>1811-8 Oct 1813</text:span></text:p>
        <text:p text:style-name="P277"><text:span text:style-name="T2">L/MAR/B/17EE(1)<text:tab/>Ledger</text:span></text:p>
        <text:p text:style-name="P277"><text:span text:style-name="T2">L/MAR/B/17EE(2)<text:tab/>Pay Book</text:span></text:p>
        <text:p text:style-name="P248"><text:span text:style-name="T2">Capt Charles Besly Gribble</text:span></text:p>
        <text:p text:style-name="P102"><text:span text:style-name="T2">Portsmouth 1 Mar 1812 -11 Jun Madras - 26 Sep Penang - 22 Oct Malacca - 26 Sep Penang - 22 Oct Malacca -15 Jan 1813 Whampoa - 12 Feb Second Bar - 27 May St Helena -10 Aug Downs</text:span></text:p>
        <text:list xml:id="list131952277014459" text:continue-numbering="true" text:style-name="WWNum53">
          <text:list-item>
            <text:p text:style-name="P87"><text:span text:style-name="T2">1813/4<text:tab/>Bengal, Madras and China</text:span></text:p>
          </text:list-item>
        </text:list>
        <text:p text:style-name="P88"><text:span text:style-name="T2">L/MAR/B/17N(A)<text:tab/>Journal 20<text:tab/>Jun<text:tab/>1814-8 Jun<text:tab/>1816</text:span></text:p>
        <text:p text:style-name="P26"><text:span text:style-name="T2">L/MAR/B/17FF (1)<text:tab/>Ledger</text:span></text:p>
        <text:p text:style-name="P26"><text:span text:style-name="T2">L/MAR/B/17FF(2)<text:tab/>Pay Book</text:span></text:p>
        <text:p text:style-name="P4"><text:span text:style-name="T2">Capt Charles Besly Gribble</text:span></text:p>
        <text:p text:style-name="P103"><text:span text:style-name="T2">Portsmouth 28 Aug 1814 - 24 Jan 1815 Saugor -1 Apr Trincomalee -11 Apr Madras - 27 May Acheh - 29 May Madras - 3 Jul Penang -19 Jul Malacca - 20 Aug Whampoa - 7 Nov Second Bar - 2 Mar 1816 St Helena - 29 Apr Downs</text:span></text:p>
        <text:list xml:id="list131951288254058" text:continue-numbering="true" text:style-name="WWNum53">
          <text:list-item>
            <text:p text:style-name="P337"><text:span text:style-name="T2">1816/7<text:tab/>China</text:span></text:p>
          </text:list-item>
        </text:list>
        <text:p text:style-name="P277"><text:span text:style-name="T2">L/MAR/B/17-0<text:tab/>Journal 18 Feb 1817-23 May 1818</text:span></text:p>
        <text:p text:style-name="P277"><text:span text:style-name="T2">L/MAR/B/17 GG(1)<text:tab/>Ledger</text:span></text:p>
        <text:p text:style-name="P277"><text:span text:style-name="T2">L/MAR/B/17GG(2)<text:tab/>Pay Book</text:span></text:p>
        <text:p text:style-name="P248"><text:span text:style-name="T2">Capt Charles Sheldon Timins</text:span></text:p>
        <text:p text:style-name="P348"><text:span text:style-name="T2">Portsmouth 20 Apr 1817 - 9 Sep Whampoa - 24 Nov Second Bar -18 Feb 1818 St Helena - 26 Apr Downs</text:span></text:p>
        <text:h text:style-name="P569" text:outline-level="3"><text:bookmark-start text:name="bookmark65"/><text:span text:style-name="T2">ROYAL GEORGE (5)</text:span><text:bookmark-end text:name="bookmark65"/></text:h>
        <text:p text:style-name="P102"><text:span text:style-name="T2">Built by Wigram, launched 1820, 3 decks, 4in bottom, length 166ft </text:span><text:span text:style-name="Body_20_text_20__28_2_29__20__2b__20_Italic">Viin,</text:span><text:span text:style-name="T2"> keel 133ft 6yin, breadth 43ft 4in, hold 17ft lin, wing tramsom 26ft, port cell 29ft 4in, waist 1ft 4in, between decks 6ft Sin &amp; 6ft 4yin, roundhouse 6ft 4</text:span><text:span text:style-name="T4">3</text:span><text:span text:style-name="T2">/4in, ports 14 middle &amp; 13 upper, deck range 97ft 6in, 1333 tons Principal Managing Owner: John F Timins</text:span></text:p>
        <text:p text:style-name="P37"><text:span text:style-name="T2">1<text:tab/>1820/1 Bombay and China</text:span></text:p>
        <text:p text:style-name="P26"><text:span text:style-name="Body_20_text_20__28_2_29__20__2b__20_Bold">L/MAR/B/17P<text:tab/></text:span><text:span text:style-name="T2">Journal 6 Nov 1820-22 May 1822, John Henry Buttivant, Chief Mate</text:span></text:p>
        <text:p text:style-name="P498"><text:span text:style-name="T2">L/MAR/B/17HH(1) Ledger L/MAR/B/17HH(2)<text:tab/>Pay Book</text:span></text:p>
        <text:p text:style-name="P4"><text:span text:style-name="T2">Capt Charles Sheldon Timins</text:span></text:p>
        <text:p text:style-name="P105"><text:span text:style-name="T2">Portsmouth 23 Jan 1821 - 20 May Bombay -1 Aug Malacca -13 Aug Singapore - 1 Sep Whampoa - 22 Nov Second Bar - 15 Feb 1822 St Helena - 20 Apr Downs</text:span></text:p>
      </text:section>
      <text:section text:style-name="Sect8" text:name="Bereich15">
        <text:p text:style-name="P52"><text:span text:style-name="T2">2<text:tab/>1822/3 Bengal and China</text:span></text:p>
        <text:p text:style-name="P89"><text:span text:style-name="T2">L/MAR/B/17Q<text:tab/>Journal 17<text:tab/>Oct 1822-5 May 1824</text:span></text:p>
        <text:p text:style-name="P26"><text:span text:style-name="T2">L/MAR/B/17-11(1)<text:tab/>Ledger</text:span></text:p>
        <text:p text:style-name="P496"><text:span text:style-name="T2">L/MAR/B/17-n(2)<text:tab/>Pay Book</text:span></text:p>
        <text:p text:style-name="P496"><text:span text:style-name="T2">L/MAR/B/17-11(3)<text:tab/>Imprest Book</text:span></text:p>
        <text:p text:style-name="P4"><text:span text:style-name="T2">Capt Christopher Biden</text:span></text:p>
        <text:p text:style-name="P5"><text:span text:style-name="T2">Downs 10 Dec 1822 - 11 Apr 1823 New Anchorage -15 Aug Singapore - 1 Oct Whampoa - 22 Nov Second Bar - 9 Feb 1824 St Helena - 25 Mar Downs</text:span></text:p>
        <text:list xml:id="list131950657036679" text:continue-list="list131952652372354" text:style-name="WWNum52">
          <text:list-item>
            <text:p text:style-name="P53"><text:span text:style-name="T2">1824/5 Bengal and China</text:span></text:p>
          </text:list-item>
        </text:list>
        <text:p text:style-name="P496"><text:span text:style-name="T2">L/MAR/B/17 JJ (1)<text:tab/>Ledger</text:span></text:p>
        <text:p text:style-name="P496"><text:span text:style-name="T2">L/MAR/B/17JJ(2)<text:tab/>Absence Book</text:span></text:p>
        <text:p text:style-name="P4"><text:span text:style-name="T2">Capt Charles Sheldon Timins</text:span></text:p>
        <text:p text:style-name="P10"><text:span text:style-name="T2">Portsmouth 15 Feb 1825 - burnt at Whampoa 24 Dec 1825</text:span></text:p>
        <text:p text:style-name="P530"><text:span text:style-name="T2">ROYAL GEORGE (6)</text:span></text:p>
        <text:p text:style-name="P176"><text:span text:style-name="T2">Chartered ship, 486 tons</text:span></text:p>
        <text:p text:style-name="P178"><text:span text:style-name="T2">Principal Managing Owner: Joseph Somes</text:span></text:p>
        <text:p text:style-name="P51"><text:span text:style-name="T2">1<text:tab/>1822/3 Bengal and Madras</text:span></text:p>
        <text:p text:style-name="P26"><text:span text:style-name="Body_20_text_20__28_2_29__20__2b__20_Bold">L/MAR/B/17R<text:tab/></text:span><text:span text:style-name="T2">Journal 10 May 1823-14 Jul 1824, James Irvine, Chief Mate</text:span></text:p>
        <text:p text:style-name="P4"><text:span text:style-name="T2">Capt William Reynolds</text:span></text:p>
        <text:p text:style-name="P106"><text:span text:style-name="T2">Downs 17 Jun 1823 - 8 Sep Cape -11 Nov Diamond Harbour - 20 Nov Calcutta - 7 Jan 1824 Kedgeree -11 Jan Vizagapatam -18 Jan Masulipatam - 22 Jan Madras - 11 Feb Point de Galle - 16 Apr St Helena -17 Jun Downs</text:span></text:p>
        <text:p text:style-name="P530"><text:span text:style-name="T2">ROYAL GUARDIAN</text:span></text:p>
        <text:p text:style-name="P180"><text:span text:style-name="T2">Rated at 499 tons, 99 crew, 30 guns</text:span></text:p>
        <text:list xml:id="list2716462555" text:style-name="WWNum54">
          <text:list-item>
            <text:p text:style-name="P338"><text:span text:style-name="T2">1732/3<text:tab/>Bengal, Bombay and Madras</text:span></text:p>
          </text:list-item>
        </text:list>
        <text:p text:style-name="P277"><text:span text:style-name="T2">L/MAR/B/641A<text:tab/>Journal 10 Dec 1732-17 Apr 1735</text:span></text:p>
        <text:p text:style-name="P277"><text:span text:style-name="T2">L/MAR/B/641F(1)<text:tab/>Ledger</text:span></text:p>
        <text:p text:style-name="P277"><text:span text:style-name="T2">L/MAR/B/641F(2)<text:tab/>Pay Book</text:span></text:p>
        <text:p text:style-name="P248"><text:span text:style-name="T2">Capt Hemy Hoadley</text:span></text:p>
        <text:p text:style-name="P109"><text:span text:style-name="T2">Downs 12 Jan 1733 - 17 Feb Sao Tiago - 25 Jul Rogues River - 5 Nov Ingeli - 18 Apr Anjengo - 8 May Madras - 5 Dec Cape - 12 Feb 1735 St Helena - 15 Apr Downs</text:span></text:p>
        <text:list xml:id="list131952282768928" text:continue-numbering="true" text:style-name="WWNum54">
          <text:list-item>
            <text:p text:style-name="P422"><text:span text:style-name="T2">1736/7<text:tab/>Madras and China</text:span></text:p>
          </text:list-item>
        </text:list>
        <text:p text:style-name="P423"><text:span text:style-name="T2">L/MAR/B/641B<text:tab/>Journal<text:tab/>7<text:tab/>Sep<text:tab/>1736-31<text:tab/>Aug<text:tab/>1738</text:span></text:p>
        <text:p text:style-name="P339"><text:span text:style-name="T2">L/MAR/B/641C<text:tab/>Journal<text:tab/>7<text:tab/>Sep<text:tab/>1736-26<text:tab/>Aug<text:tab/>1738, Leonard Haddox, Chief Mate</text:span></text:p>
        <text:p text:style-name="P277"><text:span text:style-name="T2">L/MAR/B/641 G(l)<text:tab/>Ledger</text:span></text:p>
        <text:p text:style-name="P277"><text:span text:style-name="T2">L/MAR/B/641G(2)<text:tab/>Pay Book</text:span></text:p>
        <text:p text:style-name="P248"><text:span text:style-name="T2">Capt Henry Hoadley</text:span></text:p>
        <text:p text:style-name="P350"><text:span text:style-name="T2">Downs 26 Nov 1736 - 21 May Madras - 30 Jul Malacca - 14 Sep Whampoa -12 Nov Second Bar - 8 Dec Malacca - 9 Jan 1737 Madras - 12 Jun St Helena - 25 Aug Downs</text:span></text:p>
        <text:list xml:id="list131951615043659" text:continue-numbering="true" text:style-name="WWNum54">
          <text:list-item>
            <text:p text:style-name="P90"><text:span text:style-name="T2">1739/40<text:tab/>Madras and Bombay</text:span></text:p>
          </text:list-item>
        </text:list>
        <text:p text:style-name="P91"><text:span text:style-name="T2">L/MAR/B/64 ID<text:tab/>Journal<text:tab/>14 May 1739-7 Oct<text:tab/>1741</text:span></text:p>
        <text:p text:style-name="P26"><text:span text:style-name="T2">L/MAR/B/641H(1)<text:tab/>Ledger</text:span></text:p>
        <text:p text:style-name="P26"><text:span text:style-name="T2">L/MAR/B/641H(2)<text:tab/>Pay Book</text:span></text:p>
        <text:p text:style-name="P4"><text:span text:style-name="T2">Capt Henry Hoadley</text:span></text:p>
        <text:p text:style-name="P105"><text:span text:style-name="T2">Downs 8 Aug 1739 - 25 Nov Cape - 4 Nov 1740 Madras - 23 Oct Anjengo - 7 Nov Tellicherry - 29 Nov Bombay - cruising 1-8 Jan 1741 - 9 Jan Bombay - 23 Jan Tellicherry - 6 Feb Anjengo - 18 May St Helena - 30 Sep Downs</text:span></text:p>
        <text:list xml:id="list131952417716926" text:continue-numbering="true" text:style-name="WWNum54">
          <text:list-item>
            <text:p text:style-name="P54"><text:span text:style-name="T2">1742/3 St Helena and Benkulen</text:span></text:p>
          </text:list-item>
        </text:list>
        <text:p text:style-name="P92"><text:span text:style-name="T2">L/MAR/B/641E<text:tab/>Journal 28 Dec 1742-12<text:tab/>Oct 1744</text:span></text:p>
        <text:p text:style-name="P497"><text:span text:style-name="T2">L/MAR/B/641-I(1)<text:tab/>Ledger</text:span></text:p>
        <text:p text:style-name="P497"><text:span text:style-name="T2">L/MAR/B/641-I(2)<text:tab/>Pay Book</text:span></text:p>
        <text:p text:style-name="P4"><text:span text:style-name="T2">Capt William Earl Benson</text:span></text:p>
        <text:p text:style-name="P10"><text:span text:style-name="T2">Portsmouth 16 Jan 1743 - 18 Apr St Helena - 18 Aug Batavia - 11 Sep Benkulen - 5 Nov Moco Moco -18 Nov Bantal - 22 Nov Ipoh - 5 Jan 1744 Benkulen -18 May St Helena - 29 Aug Downs</text:span></text:p>
        <text:p text:style-name="P531"><text:span text:style-name="T2">ROYAL HENRY</text:span></text:p>
        <text:p text:style-name="P347"><text:span text:style-name="T2">Built by Dudman, launched 1771, 3 decks, 4in bottom, length 142ft 4in, keel 114ft </text:span><text:span text:style-name="Body_20_text_20__28_2_29__20__2b__20_Italic">'Ain,</text:span><text:span text:style-name="T2"> breadth 37ft 3</text:span><text:span text:style-name="T4">1</text:span><text:span text:style-name="T2">/4in, hold 14ft 7in, wing transom 23ft 9in, port cell 25ft, between decks 6ft 2in, 842 tons Principal Managing Owner: Thomas Lane</text:span></text:p>
        <text:list xml:id="list3937443277" text:style-name="WWNum55">
          <text:list-item>
            <text:p text:style-name="P340"><text:span text:style-name="T2">1771/2<text:tab/>Madras and China</text:span></text:p>
          </text:list-item>
        </text:list>
        <text:p text:style-name="P377"><text:span text:style-name="T2">L/MAR/B/476A Journal 24 Oct 1771-23 Oct 1773 L/MAR/B/476E(1)<text:tab/>Ledger</text:span></text:p>
        <text:p text:style-name="P341"><text:span text:style-name="T2">L/MAR/B/476E(2)<text:tab/>Pay Book</text:span></text:p>
        <text:p text:style-name="P248"><text:span text:style-name="T2">Capt Robert Rous</text:span></text:p>
        <text:p text:style-name="P347"><text:span text:style-name="T2">Portsmouth 29 Dec 1771 - 9 Jan 1772 Madeira -11 Apr Cape -17 Jun Madras -13 Aug Kedah - 26 Aug Malacca - 10 Oct Whampoa - 17 Jan 1773 Second Bar - 16 Jun St Helena - 29 Jun Ascension - 11 Sep Downs</text:span></text:p>
        <text:list xml:id="list131952394155832" text:continue-numbering="true" text:style-name="WWNum55">
          <text:list-item>
            <text:p text:style-name="P340"><text:span text:style-name="T2">1775/6<text:tab/>Madras and China</text:span></text:p>
          </text:list-item>
        </text:list>
        <text:p text:style-name="P342"><text:span text:style-name="T2">L/MAR/B/476B<text:tab/>Journal 2 Oct 1775-25<text:tab/>Aug<text:tab/>1777</text:span></text:p>
        <text:p text:style-name="P341"><text:span text:style-name="T2">L/MAR/B/476F(1)<text:tab/>Ledger</text:span></text:p>
        <text:p text:style-name="P341"><text:span text:style-name="T2">L/MAR/B/476F(2)<text:tab/>Pay Book</text:span></text:p>
        <text:p text:style-name="P176"><text:span text:style-name="T2">Capt Robert Rous</text:span></text:p>
        <text:p text:style-name="P9"><text:span text:style-name="T2">Plymouth 6 Dec 1775 - 28 Feb 1776 Cape - 2 May Madras - 13 Jul Malacca - 17 Aug Macao - 18 Sep Whampoa - 26 Dec Second Bar - 16 Apr 1777 St Helena - 22 Jul Downs</text:span></text:p>
        <text:list xml:id="list131951286231634" text:continue-numbering="true" text:style-name="WWNum55">
          <text:list-item>
            <text:p text:style-name="P424"><text:span text:style-name="T2">1777/8 Bombay, Madras, Bengal and China</text:span></text:p>
          </text:list-item>
        </text:list>
        <text:p text:style-name="P425"><text:span text:style-name="T2">L/MAR/B/476C<text:tab/>Journal 14 Dec<text:tab/>1777-5<text:tab/>Nov<text:tab/>1780</text:span></text:p>
        <text:p text:style-name="P426"><text:span text:style-name="T2">L/MAR/B/476G(l)<text:tab/>Ledger</text:span></text:p>
        <text:p text:style-name="P426"><text:span text:style-name="T2">L/MAR/B/476G(2)<text:tab/>Pay Book</text:span></text:p>
        <text:p text:style-name="P207"><text:span text:style-name="T2">Capt Ralph Dundas</text:span></text:p>
        <text:p text:style-name="P234"><text:span text:style-name="T2">Portsmouth 27 Apr 1778 - 25 May Madeira - 12 Sep Johanna - 19 Oct Bombay - 31 Jan 1779 Onore - 8 Feb Cochin - 5 Mar Madras - 23 Mar Kedgeree - 9 Aug Uockelee’ - 17 Sep Straits of Malacca - 19 Oct Whampoa -15 Jan 1780 Second Bar - 8 Feb Malacca - 23 Jun St Augustine’s Bay - 25 Aug Cape - 29 Oct St Helena - 8 Feb 1781 Downs * inc col sketches of islands in Straits of Malacca</text:span></text:p>
        <text:list xml:id="list131951892805772" text:continue-numbering="true" text:style-name="WWNum55">
          <text:list-item>
            <text:p text:style-name="P307"><text:span text:style-name="T2">1781/2 Bombay, Madras and China</text:span></text:p>
          </text:list-item>
        </text:list>
        <text:p text:style-name="P341"><text:span text:style-name="T2">L/MAR/B/476D<text:tab/>Journal 4 Aug 1781-31 May 1784</text:span></text:p>
        <text:p text:style-name="P501"><text:span text:style-name="T2">L/MAR/B/476H(1)<text:tab/>Ledger</text:span></text:p>
        <text:p text:style-name="P501"><text:span text:style-name="T2">L/MAR/B/476H(2)<text:tab/>Pay Book</text:span></text:p>
        <text:p text:style-name="P501"><text:span text:style-name="T2">L/MAR/B/476H(3)<text:tab/>Imprest Book</text:span></text:p>
        <text:p text:style-name="P501"><text:span text:style-name="T2">L/MAR/B/476H(4)<text:tab/>Absence Book</text:span></text:p>
        <text:p text:style-name="P248"><text:span text:style-name="T2">Capt Ralph Dundas</text:span></text:p>
        <text:p text:style-name="P349"><text:span text:style-name="T2">Portsmouth 6 Feb 1782 - 28 Apr Rio de Janeiro - 6 Sep Bombay - 20 Oct Madras - 1 Jan 1783 Tellicherry - 9 Jan Onore -14 Feb Bombay -18 Jul Bombay (forced back by weather) - 23 Sep Whampoa - 25 Nov Second Bar - 13 Mar 1784 St Helena - 28 May Downs</text:span></text:p>
      </text:section>
      <text:list xml:id="list131951899605491" text:continue-list="list131951719911838" text:style-name="WWNum46">
        <text:list-item>
          <text:p text:style-name="P191"><text:span text:style-name="T2">decks, 136 crew, 50 guns, 680 tons</text:span></text:p>
        </text:list-item>
      </text:list>
      <text:list xml:id="list1752070528" text:style-name="WWNum56">
        <text:list-item>
          <text:p text:style-name="P93"><text:span text:style-name="T2">1683/4<text:tab/>Sumatra</text:span></text:p>
        </text:list-item>
      </text:list>
      <text:p text:style-name="P4"><text:span text:style-name="T2">Capt Sir John Wetwang</text:span></text:p>
      <text:p text:style-name="P5"><text:span text:style-name="T2">15 Nov 1683 -21 Mar 1685</text:span></text:p>
      <text:list xml:id="list131951134294780" text:continue-numbering="true" text:style-name="WWNum56">
        <text:list-item>
          <text:p text:style-name="P93"><text:span text:style-name="T2">1685/6<text:tab/>Sumatra and Bengal</text:span></text:p>
        </text:list-item>
      </text:list>
      <text:p text:style-name="P4"><text:span text:style-name="T2">Capt Sir John Wetwang</text:span></text:p>
      <text:p text:style-name="P5"><text:span text:style-name="T2">Downs 30 Nov 1685 - sold at Batavia</text:span></text:p>
      <text:p text:style-name="P125"><text:span text:style-name="T2">Country voyage 1688-89</text:span></text:p>
      <text:p text:style-name="P4"><text:span text:style-name="Body_20_text_20__28_2_29__20__2b__20_Bold">L/MAR/A/LXXXVI </text:span><text:span text:style-name="T2">Journal 6 May 1688-20 Mar 1689, Robert Fielding, Second Mate?</text:span></text:p>
      <text:p text:style-name="P4"><text:span text:style-name="T2">Capt Richard Cook</text:span></text:p>
      <text:p text:style-name="P10"><text:span text:style-name="T2">Madras 6 May 1688 - 26 Jul Indrapura - 19 Sep Benkulen - 13 Dec Batavia - journal ends 20 Mar 1689, northwards of Batavia</text:span></text:p>
      <text:h text:style-name="P564" text:outline-level="3"><text:bookmark-start text:name="bookmark66"/><text:span text:style-name="T2">ROYAL JAMES AND HENRY</text:span><text:bookmark-end text:name="bookmark66"/></text:h>
      <text:p text:style-name="P178"><text:span text:style-name="T2">Built atBlackwall in 1660, 60 crew, 24 guns, 300 tons</text:span></text:p>
      <text:p text:style-name="P94"><text:span text:style-name="T2">1<text:tab/>1660/1 Guinea, St Helena and Madras</text:span></text:p>
      <text:p text:style-name="P4"><text:span text:style-name="T2">Capt Maurice Blackman</text:span></text:p>
      <text:p text:style-name="P4"><text:span text:style-name="T2">Downs Sep 1660 - 21 Dec Guinea - 6 Mar 1661 St Helena - 4 Jul Madras - Masulipatam - wrecked Oct 1662 Bay of Bengal</text:span><draw:custom-shape text:anchor-type="char" draw:z-index="38" draw:name="Rahmen37" draw:style-name="gr4" draw:text-style-name="P597" svg:width="4.76cm" svg:height="2.225cm" svg:x="16.916cm" svg:y="-0.222cm"><text:p text:style-name="P445"><text:span text:style-name="Body_20_text_20__28_2_29__20_Exact">Frigate, 25 crew, 16 guns, 80 tons</text:span></text:p><text:p text:style-name="P447"><text:span text:style-name="Body_20_text_20__28_2_29__20_Exact">1<text:tab/>1685/6 Bombay (to remain)</text:span></text:p><text:p text:style-name="P207"><text:span text:style-name="Body_20_text_20__28_2_29__20_Exact">Capt Giles Hill</text:span></text:p><text:p text:style-name="P207"><text:span text:style-name="Body_20_text_20__28_2_29__20_Exact">Downs 4 May 1686 -</text:span></text:p><text:p text:style-name="P207"><text:span text:style-name="Body_20_text_20__28_2_29__20_Exact">attended the </text:span><text:span text:style-name="Body_20_text_20__28_2_29__20__2b__20_Italic_20_Exact">Modena</text:span><text:span text:style-name="Body_20_text_20__28_2_29__20_Exact"> and </text:span><text:span text:style-name="Body_20_text_20__28_2_29__20__2b__20_Italic_20_Exact">Charles II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9" draw:name="Rahmen38" draw:style-name="gr3" draw:text-style-name="P597" svg:width="9.644cm" svg:height="6.107cm" svg:x="16.925cm" svg:y="2.678cm"><text:p text:style-name="P530"><text:span text:style-name="Body_20_text_20__28_9_29__20_Exact"><text:span text:style-name="T10">RUBY (3)</text:span></text:span></text:p><text:p text:style-name="P178"><text:span text:style-name="Body_20_text_20__28_2_29__20_Exact">Rated at 450 tons, 90 crew, 32 guns</text:span></text:p><text:p text:style-name="P95"><text:span text:style-name="Body_20_text_20__28_2_29__20_Exact">1<text:tab/>1698/9 Persia</text:span></text:p><text:p text:style-name="P4"><text:span text:style-name="Body_20_text_20__28_2_29__20_Exact">Capt John Barber</text:span></text:p><text:p text:style-name="P11"><text:span text:style-name="Body_20_text_20__28_2_29__20_Exact">Downs 28 Apr 1699 - lost at ‘Mayota’</text:span></text:p><text:p text:style-name="P532"><text:span text:style-name="Body_20_text_20__28_9_29__20_Exact"><text:span text:style-name="T10">RUBY (4)</text:span></text:span></text:p><text:p text:style-name="P450"><text:span text:style-name="Body_20_text_20__28_2_29__20_Exact">Built at Calcutta, launched 1800, 248 tons 1 From Bengal 1803</text:span></text:p><text:p text:style-name="P343"><text:span text:style-name="Body_20_text_20__28_2_29__20__2b__20_Bold_20_Exact">L/MAR/B/379A<text:tab/></text:span><text:span text:style-name="Body_20_text_20__28_2_29__20_Exact">Journal 7 Jan-30 May<text:tab/>1803, anon</text:span></text:p><text:p text:style-name="P344"><text:span text:style-name="Body_20_text_20__28_2_29__20__2b__20_Bold_20_Exact">L/MAR/B/379B<text:tab/></text:span><text:span text:style-name="Body_20_text_20__28_2_29__20_Exact">Journal 7 Jan-17 Aug<text:tab/>1803, anon</text:span></text:p><text:p text:style-name="P345"><text:span text:style-name="Body_20_text_20__28_2_29__20__2b__20_Bold_20_Exact">L/MAR/B/379C<text:tab/></text:span><text:span text:style-name="Body_20_text_20__28_2_29__20_Exact">Journal 7 Jan-17 Aug<text:tab/>1803, anon</text:span></text:p><text:p text:style-name="P248"><text:span text:style-name="Body_20_text_20__28_2_29__20_Exact">Capt John Hitchings</text:span></text:p><text:p text:style-name="P248"><text:span text:style-name="Body_20_text_20__28_2_29__20_Exact">Calcutta 26 Jan 1803 - 8 Feb Saugor -12 May St Helena - 24 Jul Portsmouth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section text:style-name="Sect2" text:name="Bereich16">
        <text:p text:style-name="P596"/>
      </text:section>
      <text:section text:style-name="Sect2" text:name="Bereich17">
        <text:h text:style-name="P579" text:outline-level="3"><text:bookmark-start text:name="bookmark67"/><text:span text:style-name="T2">RUSSELL</text:span><draw:custom-shape text:anchor-type="char" draw:z-index="40" draw:name="Rahmen39" draw:style-name="gr2" draw:text-style-name="P597" svg:width="10.009cm" svg:height="4.589cm" svg:x="-16.925cm" svg:y="9.008cm"><text:p text:style-name="P528"><text:span text:style-name="Body_20_text_20__28_9_29__20_Exact"><text:span text:style-name="T10">ROYAL JAMES AND MARY </text:span></text:span><text:span text:style-name="Body_20_text_20__28_9_29__20__2b__20_Italic_20_Exact"><text:span text:style-name="T10">see</text:span></text:span><text:span text:style-name="Body_20_text_20__28_9_29__20_Exact"><text:span text:style-name="T10"> JAMES AND MARY (1)</text:span></text:span></text:p><text:p text:style-name="P526"><text:span text:style-name="Body_20_text_20__28_9_29__20_Exact"><text:span text:style-name="T10">ROYAL KATHERINE</text:span></text:span></text:p><text:p text:style-name="P154"><text:span text:style-name="Body_20_text_20__28_2_29__20_Exact">380 tons</text:span></text:p><text:list xml:id="list1144656038" text:style-name="WWNum57"><text:list-item><text:p text:style-name="P141"><text:span text:style-name="Body_20_text_20__28_2_29__20_Exact">1662/3<text:tab/>Madras and Surat</text:span></text:p></text:list-item></text:list><text:p text:style-name="P105"><text:span text:style-name="Body_20_text_20__28_2_29__20_Exact">Capt Charles Wyld</text:span></text:p><text:p text:style-name="P99"><text:span text:style-name="Body_20_text_20__28_2_29__20_Exact">- 29 Jul 1664 Downs</text:span></text:p><text:list xml:id="list131951808809850" text:continue-numbering="true" text:style-name="WWNum57"><text:list-item><text:p text:style-name="P378"><text:span text:style-name="Body_20_text_20__28_2_29__20_Exact">1667/8<text:tab/>Madras and Bengal</text:span></text:p></text:list-item></text:list><text:p text:style-name="P349"><text:span text:style-name="Body_20_text_20__28_2_29__20_Exact">Capt Goodlad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1" draw:name="Rahmen40" draw:style-name="gr1" draw:text-style-name="P597" svg:width="7.469cm" svg:height="2.176cm" svg:x="-16.909cm" svg:y="14.266cm"><text:p text:style-name="P531"><text:span text:style-name="Body_20_text_20__28_9_29__20_Exact"><text:span text:style-name="T10">ROYAL OAK</text:span></text:span></text:p><text:p text:style-name="P264"><text:span text:style-name="Body_20_text_20__28_2_29__20_Exact">1<text:tab/>1663/4 Bantam and the Moluccas</text:span></text:p><text:p text:style-name="P248"><text:span text:style-name="Body_20_text_20__28_2_29__20_Exact">Capt Lock</text:span></text:p><text:p text:style-name="P248"><text:span text:style-name="Body_20_text_20__28_2_29__20_Exact">Jul 1663 - lost at Scilly 18 Jan 1665</text:span></text:p><text:p text:style-name="P248"><text:span text:style-name="Body_20_text_20__28_2_29__20_Exact">See PRO: HCA 14/53 Commission of enquiry 9 Feb 1665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bookmark-end text:name="bookmark67"/></text:h>
        <text:p text:style-name="P154"><text:span text:style-name="T2">Frigate, 70 crew, 30 guns, 350 tons</text:span></text:p>
        <text:list xml:id="list2544097159" text:style-name="WWNum58">
          <text:list-item>
            <text:p text:style-name="P142"><text:span text:style-name="T2">1694/5<text:tab/>Madras and Bengal</text:span></text:p>
          </text:list-item>
        </text:list>
        <text:p text:style-name="P126"><text:span text:style-name="T2">L/MAR/A/XCVin Journal 28 Mar 1695-27 Oct 1697 Capt William Blundell</text:span></text:p>
        <text:p text:style-name="P102"><text:span text:style-name="T2">Downs 28 Apr 1695 - 8 May Plymouth - 5 Jun Canaries - 23 Dec Negapatam -18 Jan 1696 Tranquebar - 22 Jan Fort St David - 7 Feb Madras - 24 Mar Vizagapatam - 2 Apr Balasore - 2 Apr Sutanati - 8 Nov Madras - 8 Feb 1697 St Helena -16 Mar Ascension -12 Jun Cadiz 16 Sep - 27 Oct Downs</text:span></text:p>
        <text:list xml:id="list131951758041606" text:continue-numbering="true" text:style-name="WWNum58">
          <text:list-item>
            <text:p text:style-name="P142"><text:span text:style-name="T2">1697/8<text:tab/>Bombay</text:span></text:p>
          </text:list-item>
        </text:list>
        <text:p text:style-name="P105"><text:span text:style-name="T2">Capt William Blundell</text:span></text:p>
        <text:p text:style-name="P105"><text:span text:style-name="T2">15 May 1698 - 15 Apr 1700</text:span></text:p>
      </text:section>
      <text:section text:style-name="Sect2" text:name="Bereich18">
        <text:p text:style-name="P593"/>
      </text:section>
      <text:section text:style-name="Sect2" text:name="Bereich19">
        <text:h text:style-name="P564" text:outline-level="3"><text:bookmark-start text:name="bookmark68"/><text:span text:style-name="T2">RUBY (1)</text:span><text:bookmark-end text:name="bookmark68"/></text:h>
        <text:p text:style-name="P178"><text:span text:style-name="T2">Built in 1618, 700 tons</text:span></text:p>
        <text:p text:style-name="P95"><text:span text:style-name="T2">1<text:tab/>1618/9 Surat and Bantam</text:span></text:p>
        <text:p text:style-name="P4"><text:span text:style-name="T2">Master Sylvanus Man/John Alexander</text:span></text:p>
        <text:p text:style-name="P105"><text:span text:style-name="T2">Downs - 2 Oct 1619 Surat - 24 Apr 1620 Acheh -18 Oct Batavia Dec - Macassar - May 1621 Moluccas - Aug 1622 Bantam - Batavia 8 Feb 1625 - Sep Downs Sold Aug 1626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Standar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false" style:font-name-asian="Times New Roman1" style:font-size-asian="12pt" style:language-asian="en" style:country-asian="US" style:font-name-complex="Times New Roman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en" fo:country="US" style:letter-kerning="false" style:font-name-asian="Times New Roman1" style:font-size-asian="12pt" style:language-asian="en" style:country-asian="US" style:font-name-complex="Times New Roman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hyphenation-ladder-count="no-limit" fo:text-indent="0cm" style:auto-text-indent="false" fo:background-color="transparent" fo:keep-with-next="auto" style:writing-mode="lr-tb"/>
      <style:text-properties fo:color="#000000" loext:opacity="100%" style:font-name="Times New Roman" fo:font-family="'Times New Roman'" style:font-family-generic="roman" style:font-pitch="variable" fo:font-size="12pt" fo:letter-spacing="normal" fo:language="en" fo:country="US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en" style:country-complex="US" style:text-scale="100%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Footnote_20__28_user_29_" style:display-name="Footnote (user)" style:family="paragraph" style:parent-style-name="Standard" loext:linked-style-name="Footnote_5f_">
      <loext:graphic-properties draw:fill="solid" draw:fill-color="#ffffff"/>
      <style:paragraph-properties fo:line-height="0.37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2_29_" style:display-name="Body text (2)" style:family="paragraph" style:parent-style-name="Standard" loext:linked-style-name="Body_20_text_20__28_2_29__5f_">
      <loext:graphic-properties draw:fill="solid" draw:fill-color="#ffffff"/>
      <style:paragraph-properties fo:margin-top="0.176cm" fo:margin-bottom="0.176cm" style:contextual-spacing="false" fo:line-height="0.33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4_29_" style:display-name="Body text (4)" style:family="paragraph" style:parent-style-name="Standard" loext:linked-style-name="Body_20_text_20__28_4_29__5f_">
      <loext:graphic-properties draw:fill="solid" draw:fill-color="#ffffff"/>
      <style:paragraph-properties fo:line-height="0.37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5_29_" style:display-name="Body text (5)" style:family="paragraph" style:parent-style-name="Standard" loext:linked-style-name="Body_20_text_20__28_5_29__20_Exact">
      <loext:graphic-properties draw:fill="solid" draw:fill-color="#ffffff"/>
      <style:paragraph-properties fo:line-height="0.55cm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eading_20__23_1_20__28_2_29_" style:display-name="Heading #1 (2)" style:family="paragraph" style:parent-style-name="Standard" loext:linked-style-name="Heading_20__23_1_20__28_2_29__5f_" style:default-outline-level="1" style:list-style-name="">
      <loext:graphic-properties draw:fill="solid" draw:fill-color="#ffffff"/>
      <style:paragraph-properties fo:margin-top="0cm" fo:margin-bottom="0.176cm" style:contextual-spacing="false" fo:line-height="0.39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eading_20__23_3" style:display-name="Heading #3" style:family="paragraph" style:parent-style-name="Standard" loext:linked-style-name="Heading_20__23_3_5f_" style:default-outline-level="3" style:list-style-name="">
      <loext:graphic-properties draw:fill="solid" draw:fill-color="#ffffff"/>
      <style:paragraph-properties fo:margin-top="0.811cm" fo:margin-bottom="0.176cm" style:contextual-spacing="false" fo:line-height="0.39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3_29_" style:display-name="Body text (3)" style:family="paragraph" style:parent-style-name="Standard" loext:linked-style-name="Body_20_text_20__28_3_29__5f_">
      <loext:graphic-properties draw:fill="solid" draw:fill-color="#ffffff"/>
      <style:paragraph-properties fo:line-height="0.37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Body_20_text_20__28_6_29_" style:display-name="Body text (6)" style:family="paragraph" style:parent-style-name="Standard" loext:linked-style-name="Body_20_text_20__28_6_29__20_Exact">
      <loext:graphic-properties draw:fill="solid" draw:fill-color="#ffffff"/>
      <style:paragraph-properties fo:line-height="0.392cm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er_20_or_20_footer" style:display-name="Header or footer" style:family="paragraph" style:parent-style-name="Standard" loext:linked-style-name="Header_20_or_20_footer_5f_">
      <loext:graphic-properties draw:fill="solid" draw:fill-color="#ffffff"/>
      <style:paragraph-properties fo:line-height="0.37cm" fo:orphans="0" fo:widows="0" fo:background-color="#ffffff"/>
      <style:text-properties fo:font-variant="normal" fo:text-transform="none" style:text-line-through-style="none" style:text-line-through-type="none" fo:font-size="9.5pt" fo:font-style="normal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Heading_20__23_2" style:display-name="Heading #2" style:family="paragraph" style:parent-style-name="Standard" loext:linked-style-name="Heading_20__23_2_5f_" style:default-outline-level="2" style:list-style-name="">
      <loext:graphic-properties draw:fill="solid" draw:fill-color="#ffffff"/>
      <style:paragraph-properties fo:margin-top="0cm" fo:margin-bottom="0.176cm" style:contextual-spacing="false" fo:line-height="0.392cm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Body_20_text_20__28_7_29_" style:display-name="Body text (7)" style:family="paragraph" style:parent-style-name="Standard" loext:linked-style-name="Body_20_text_20__28_7_29__5f_">
      <loext:graphic-properties draw:fill="solid" draw:fill-color="#ffffff"/>
      <style:paragraph-properties fo:line-height="0.37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8_29_" style:display-name="Body text (8)" style:family="paragraph" style:parent-style-name="Standard" loext:linked-style-name="Body_20_text_20__28_8_29__5f_">
      <loext:graphic-properties draw:fill="solid" draw:fill-color="#ffffff"/>
      <style:paragraph-properties fo:margin-top="0.176cm" fo:margin-bottom="0.776cm" style:contextual-spacing="false" fo:line-height="0.377cm" fo:orphans="0" fo:widows="0" fo:background-color="#ffffff"/>
      <style:text-properties fo:font-variant="normal" fo:text-transform="none" style:text-line-through-style="none" style:text-line-through-type="none" fo:font-size="8.5pt" fo:font-style="italic" style:text-underline-style="none" fo:font-weight="normal" style:font-size-asian="8.5pt" style:font-style-asian="italic" style:font-weight-asian="normal" style:font-size-complex="8.5pt" style:font-style-complex="italic" style:font-weight-complex="normal"/>
    </style:style>
    <style:style style:name="Body_20_text_20__28_9_29_" style:display-name="Body text (9)" style:family="paragraph" style:parent-style-name="Standard" loext:linked-style-name="Body_20_text_20__28_9_29__5f_">
      <loext:graphic-properties draw:fill="solid" draw:fill-color="#ffffff"/>
      <style:paragraph-properties fo:margin-top="0cm" fo:margin-bottom="0.176cm" style:contextual-spacing="false" fo:line-height="0.392cm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eading_20__23_1" style:display-name="Heading #1" style:family="paragraph" style:parent-style-name="Standard" loext:linked-style-name="Heading_20__23_1_5f_" style:default-outline-level="1" style:list-style-name="">
      <loext:graphic-properties draw:fill="solid" draw:fill-color="#ffffff"/>
      <style:paragraph-properties fo:margin-top="0.847cm" fo:margin-bottom="0.247cm" style:contextual-spacing="false" fo:line-height="0.39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eading_20__23_2_20__28_2_29_" style:display-name="Heading #2 (2)" style:family="paragraph" style:parent-style-name="Standard" loext:linked-style-name="Heading_20__23_2_20__28_2_29__5f_" style:default-outline-level="2" style:list-style-name="">
      <loext:graphic-properties draw:fill="solid" draw:fill-color="#ffffff"/>
      <style:paragraph-properties fo:margin-top="0.318cm" fo:margin-bottom="0.176cm" style:contextual-spacing="false" fo:line-height="0.39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ootnote" style:family="paragraph" style:parent-style-name="Standard" style:class="extra"/>
    <style:style style:name="Header" style:family="paragraph" style:parent-style-name="Header_20_and_20_Footer" style:class="extra"/>
    <style:style style:name="Default_20_Paragraph_20_Font" style:display-name="Default Paragraph Font" style:family="text">
      <style:text-properties fo:color="#000000" loext:opacity="100%" style:font-name="Times New Roman" fo:font-family="'Times New Roman'" style:font-family-generic="roman" style:font-pitch="variable" fo:font-size="12pt" fo:letter-spacing="normal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en" style:country-complex="US" style:text-scale="100%"/>
    </style:style>
    <style:style style:name="Footnote_5f_" style:display-name="Footnote_" style:family="text" style:parent-style-name="Default_20_Paragraph_20_Font" loext:linked-style-name="Footnote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Footnote_20__2b__20_Bold" style:display-name="Footnote + Bold" style:family="text" style:parent-style-name="Footnote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Body_20_text_20__28_2_29__20_Exact" style:display-name="Body text (2) Exact" style:family="text" style:parent-style-name="Default_20_Paragraph_20_Font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4_29__20_Exact" style:display-name="Body text (4) Exact" style:family="text" style:parent-style-name="Default_20_Paragraph_20_Font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5_29__20_Exact" style:display-name="Body text (5) Exact" style:family="text" style:parent-style-name="Default_20_Paragraph_20_Font" loext:linked-style-name="Body_20_text_20__28_5_29_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eading_20__23_1_20__28_2_29__5f_" style:display-name="Heading #1 (2)_" style:family="text" style:parent-style-name="Default_20_Paragraph_20_Font" loext:linked-style-name="Heading_20__23_1_20__28_2_29_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2_29__5f_" style:display-name="Body text (2)_" style:family="text" style:parent-style-name="Default_20_Paragraph_20_Font" loext:linked-style-name="Body_20_text_20__28_2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2_29__20__2b__20_Bold" style:display-name="Body text (2) + Bold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Heading_20__23_3_5f_" style:display-name="Heading #3_" style:family="text" style:parent-style-name="Default_20_Paragraph_20_Font" loext:linked-style-name="Heading_20__23_3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2_29__20__2b__20_Italic" style:display-name="Body text (2) + Italic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letter-spacing="normal" fo:language="en" fo:country="US" fo:font-style="italic" style:font-name-asian="Times New Roman1" style:font-family-asian="'Times New Roman'" style:font-family-generic-asian="system" style:font-pitch-asian="variable" style:language-asian="en" style:country-asian="US" style:font-style-asian="italic" style:font-name-complex="Times New Roman1" style:font-family-complex="'Times New Roman'" style:font-family-generic-complex="system" style:font-pitch-complex="variable" style:language-complex="en" style:country-complex="US" style:font-style-complex="italic" style:text-scale="100%"/>
    </style:style>
    <style:style style:name="Body_20_text_20__28_3_29__5f_" style:display-name="Body text (3)_" style:family="text" style:parent-style-name="Default_20_Paragraph_20_Font" loext:linked-style-name="Body_20_text_20__28_3_29_"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Body_20_text_20__28_3_29__20__2b__20_Not_20_Bold" style:display-name="Body text (3) + Not Bold" style:family="text" style:parent-style-name="Body_20_text_20__28_3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Body_20_text_20__28_4_29__5f_" style:display-name="Body text (4)_" style:family="text" style:parent-style-name="Default_20_Paragraph_20_Font" loext:linked-style-name="Body_20_text_20__28_4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6_29__20_Exact" style:display-name="Body text (6) Exact" style:family="text" style:parent-style-name="Default_20_Paragraph_20_Font" loext:linked-style-name="Body_20_text_20__28_6_29_">
      <style:text-properties fo:font-variant="normal" fo:text-transform="none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er_20_or_20_footer_5f_" style:display-name="Header or footer_" style:family="text" style:parent-style-name="Default_20_Paragraph_20_Font" loext:linked-style-name="Header_20_or_20_footer">
      <style:text-properties fo:font-variant="normal" fo:text-transform="none" style:text-line-through-style="none" style:text-line-through-type="none" fo:font-size="9.5pt" fo:font-style="normal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Header_20_or_20_footer" style:display-name="Header or footer" style:family="text" style:parent-style-name="Header_20_or_20_footer_5f_">
      <style:text-properties fo:color="#000000" loext:opacity="100%" style:font-name="Times New Roman" fo:font-family="'Times New Roman'" style:font-family-generic="roman" style:font-pitch="variable" fo:letter-spacing="normal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en" style:country-complex="US" style:text-scale="100%"/>
    </style:style>
    <style:style style:name="Heading_20__23_2_5f_" style:display-name="Heading #2_" style:family="text" style:parent-style-name="Default_20_Paragraph_20_Font" loext:linked-style-name="Heading_20__23_2">
      <style:text-properties fo:font-variant="normal" fo:text-transform="none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_23_2_20__2b__20_10.5_20_pt_2c_Italic" style:display-name="Heading #2 + 10.5 pt,Italic" style:family="text" style:parent-style-name="Heading_20__23_2_5f_">
      <style:text-properties fo:color="#000000" loext:opacity="100%" style:font-name="Times New Roman" fo:font-family="'Times New Roman'" style:font-family-generic="roman" style:font-pitch="variable" fo:font-size="10.5pt" fo:letter-spacing="normal" fo:language="en" fo:country="US" fo:font-style="italic" style:font-name-asian="Times New Roman1" style:font-family-asian="'Times New Roman'" style:font-family-generic-asian="system" style:font-pitch-asian="variable" style:font-size-asian="10.5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.5pt" style:language-complex="en" style:country-complex="US" style:font-style-complex="italic" style:text-scale="100%"/>
    </style:style>
    <style:style style:name="Body_20_text_20__28_7_29__5f_" style:display-name="Body text (7)_" style:family="text" style:parent-style-name="Default_20_Paragraph_20_Font" loext:linked-style-name="Body_20_text_20__28_7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2_29__20__2b__20_Bold_2c_Small_20_Caps" style:display-name="Body text (2) + Bold,Small Caps" style:family="text" style:parent-style-name="Body_20_text_20__28_2_29__5f_">
      <style:text-properties fo:font-variant="small-caps"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Body_20_text_20__28_8_29__5f_" style:display-name="Body text (8)_" style:family="text" style:parent-style-name="Default_20_Paragraph_20_Font" loext:linked-style-name="Body_20_text_20__28_8_29_">
      <style:text-properties fo:font-variant="normal" fo:text-transform="none" style:text-line-through-style="none" style:text-line-through-type="none" fo:font-size="8.5pt" fo:font-style="italic" style:text-underline-style="none" fo:font-weight="normal" style:font-size-asian="8.5pt" style:font-style-asian="italic" style:font-weight-asian="normal" style:font-size-complex="8.5pt" style:font-style-complex="italic" style:font-weight-complex="normal"/>
    </style:style>
    <style:style style:name="Body_20_text_20__28_8_29__20__2b__20_Not_20_Italic" style:display-name="Body text (8) + Not Italic" style:family="text" style:parent-style-name="Body_20_text_20__28_8_29__5f_">
      <style:text-properties fo:color="#000000" loext:opacity="100%" style:font-name="Times New Roman" fo:font-family="'Times New Roman'" style:font-family-generic="roman" style:font-pitch="variable" fo:letter-spacing="normal" fo:language="en" fo:country="US" fo:font-style="italic" style:font-name-asian="Times New Roman1" style:font-family-asian="'Times New Roman'" style:font-family-generic-asian="system" style:font-pitch-asian="variable" style:language-asian="en" style:country-asian="US" style:font-style-asian="italic" style:font-name-complex="Times New Roman1" style:font-family-complex="'Times New Roman'" style:font-family-generic-complex="system" style:font-pitch-complex="variable" style:language-complex="en" style:country-complex="US" style:font-style-complex="italic" style:text-scale="100%"/>
    </style:style>
    <style:style style:name="Heading_20__23_3_20__2b__20_Italic" style:display-name="Heading #3 + Italic" style:family="text" style:parent-style-name="Heading_20__23_3_5f_">
      <style:text-properties fo:color="#000000" loext:opacity="100%" style:font-name="Times New Roman" fo:font-family="'Times New Roman'" style:font-family-generic="roman" style:font-pitch="variable" fo:letter-spacing="normal" fo:language="en" fo:country="US" fo:font-style="italic" style:font-name-asian="Times New Roman1" style:font-family-asian="'Times New Roman'" style:font-family-generic-asian="system" style:font-pitch-asian="variable" style:language-asian="en" style:country-asian="US" style:font-style-asian="italic" style:font-name-complex="Times New Roman1" style:font-family-complex="'Times New Roman'" style:font-family-generic-complex="system" style:font-pitch-complex="variable" style:language-complex="en" style:country-complex="US" style:font-style-complex="italic" style:text-scale="100%"/>
    </style:style>
    <style:style style:name="Body_20_text_20__28_9_29__5f_" style:display-name="Body text (9)_" style:family="text" style:parent-style-name="Default_20_Paragraph_20_Font" loext:linked-style-name="Body_20_text_20__28_9_29_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eading_20__23_1_20_Exact" style:display-name="Heading #1 Exact" style:family="text" style:parent-style-name="Default_20_Paragraph_20_Font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2_29__20__2b__20_10_20_pt_20_Exact" style:display-name="Body text (2) + 10 pt Exact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font-size="10pt" fo:letter-spacing="normal" fo:language="en" fo:country="US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 style:text-scale="100%"/>
    </style:style>
    <style:style style:name="Body_20_text_20__28_2_29__20__2b__20_8_20_pt" style:display-name="Body text (2) + 8 pt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font-size="8pt" fo:letter-spacing="normal" fo:language="en" fo:country="US" style:font-name-asian="Times New Roman1" style:font-family-asian="'Times New Roman'" style:font-family-generic-asian="system" style:font-pitch-asian="variable" style:font-size-asian="8pt" style:language-asian="en" style:country-asian="US" style:font-name-complex="Times New Roman1" style:font-family-complex="'Times New Roman'" style:font-family-generic-complex="system" style:font-pitch-complex="variable" style:font-size-complex="8pt" style:language-complex="en" style:country-complex="US" style:text-scale="100%"/>
    </style:style>
    <style:style style:name="Body_20_text_20__28_2_29__20__2b__20_10_20_pt" style:display-name="Body text (2) + 10 pt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font-size="10pt" fo:letter-spacing="normal" fo:language="en" fo:country="US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 style:text-scale="100%"/>
    </style:style>
    <style:style style:name="Heading_20__23_1_5f_" style:display-name="Heading #1_" style:family="text" style:parent-style-name="Default_20_Paragraph_20_Font" loext:linked-style-name="Heading_20__23_1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2_29__20__2b__20_8_20_pt_2c_Bold" style:display-name="Body text (2) + 8 pt,Bold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font-size="8pt" fo:letter-spacing="normal" fo:language="en" fo:country="US" fo:font-weight="bold" style:font-name-asian="Times New Roman1" style:font-family-asian="'Times New Roman'" style:font-family-generic-asian="system" style:font-pitch-asian="variable" style:font-size-asian="8pt" style:language-asian="en" style:country-asian="US" style:font-weight-asian="bold" style:font-name-complex="Times New Roman1" style:font-family-complex="'Times New Roman'" style:font-family-generic-complex="system" style:font-pitch-complex="variable" style:font-size-complex="8pt" style:language-complex="en" style:country-complex="US" style:font-weight-complex="bold" style:text-scale="100%"/>
    </style:style>
    <style:style style:name="Heading_20__23_3_20__2b__20_Not_20_Bold" style:display-name="Heading #3 + Not Bold" style:family="text" style:parent-style-name="Heading_20__23_3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Header_20_or_20_footer_20__2b__20_10_20_pt_2c_Bold" style:display-name="Header or footer + 10 pt,Bold" style:family="text" style:parent-style-name="Header_20_or_20_footer_5f_">
      <style:text-properties fo:color="#000000" loext:opacity="100%" style:font-name="Times New Roman" fo:font-family="'Times New Roman'" style:font-family-generic="roman" style:font-pitch="variable" fo:font-size="10pt" fo:letter-spacing="normal" fo:language="en" fo:country="US" fo:font-weight="bold" style:font-name-asian="Times New Roman1" style:font-family-asian="'Times New Roman'" style:font-family-generic-asian="system" style:font-pitch-asian="variable" style:font-size-asian="10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0pt" style:language-complex="en" style:country-complex="US" style:font-weight-complex="bold" style:text-scale="100%"/>
    </style:style>
    <style:style style:name="Header_20_or_20_footer_20__2b__20_10_20_pt_2c_Italic" style:display-name="Header or footer + 10 pt,Italic" style:family="text" style:parent-style-name="Header_20_or_20_footer_5f_">
      <style:text-properties fo:color="#000000" loext:opacity="100%" style:font-name="Times New Roman" fo:font-family="'Times New Roman'" style:font-family-generic="roman" style:font-pitch="variable" fo:font-size="10pt" fo:letter-spacing="normal" fo:language="en" fo:country="US" fo:font-style="italic" style:font-name-asian="Times New Roman1" style:font-family-asian="'Times New Roman'" style:font-family-generic-asian="system" style:font-pitch-asian="variable" style:font-size-asian="10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en" style:country-complex="US" style:font-style-complex="italic" style:text-scale="100%"/>
    </style:style>
    <style:style style:name="Body_20_text_20__28_2_29__20__2b__20_Spacing_20_1_20_pt" style:display-name="Body text (2) + Spacing 1 pt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letter-spacing="0.035cm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en" style:country-complex="US" style:text-scale="100%"/>
    </style:style>
    <style:style style:name="Body_20_text_20__28_4_29__20__2b__20_Bold" style:display-name="Body text (4) + Bold" style:family="text" style:parent-style-name="Body_20_text_20__28_4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Heading_20__23_2_20__28_2_29__5f_" style:display-name="Heading #2 (2)_" style:family="text" style:parent-style-name="Default_20_Paragraph_20_Font" loext:linked-style-name="Heading_20__23_2_20__28_2_29_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2_29__20__2b__20_Italic_20_Exact" style:display-name="Body text (2) + Italic Exact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letter-spacing="normal" fo:language="en" fo:country="US" fo:font-style="italic" style:font-name-asian="Times New Roman1" style:font-family-asian="'Times New Roman'" style:font-family-generic-asian="system" style:font-pitch-asian="variable" style:language-asian="en" style:country-asian="US" style:font-style-asian="italic" style:font-name-complex="Times New Roman1" style:font-family-complex="'Times New Roman'" style:font-family-generic-complex="system" style:font-pitch-complex="variable" style:language-complex="en" style:country-complex="US" style:font-style-complex="italic" style:text-scale="100%"/>
    </style:style>
    <style:style style:name="Body_20_text_20__28_9_29__20_Exact" style:display-name="Body text (9) Exact" style:family="text" style:parent-style-name="Default_20_Paragraph_20_Font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2_29__20__2b__20_Bold_20_Exact" style:display-name="Body text (2) + Bold Exact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Body_20_text_20__28_9_29__20__2b__20_Italic_20_Exact" style:display-name="Body text (9) + Italic Exact" style:family="text" style:parent-style-name="Body_20_text_20__28_9_29__5f_">
      <style:text-properties fo:color="#000000" loext:opacity="100%" style:font-name="Times New Roman" fo:font-family="'Times New Roman'" style:font-family-generic="roman" style:font-pitch="variable" fo:letter-spacing="normal" fo:language="en" fo:country="US" fo:font-style="italic" style:font-name-asian="Times New Roman1" style:font-family-asian="'Times New Roman'" style:font-family-generic-asian="system" style:font-pitch-asian="variable" style:language-asian="en" style:country-asian="US" style:font-style-asian="italic" style:font-name-complex="Times New Roman1" style:font-family-complex="'Times New Roman'" style:font-family-generic-complex="system" style:font-pitch-complex="variable" style:language-complex="en" style:country-complex="US" style:font-style-complex="italic" style:text-scale="100%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variant="normal" fo:text-transform="none" fo:color="#000000" loext:opacity="100%" style:text-line-through-style="none" style:text-line-through-type="none" fo:font-size="8.5pt" fo:letter-spacing="normal" fo:language="en" fo:country="US" fo:font-style="normal" style:text-underline-style="none" fo:font-weight="normal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italic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italic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italic" style:font-weight-complex="normal" style:text-scale="100%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bold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bold" style:text-scale="100%"/>
    </style:style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bold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bold" style:text-scale="100%"/>
    </style:style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bold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bold" style:text-scale="100%"/>
    </style:style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bold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bold" style:text-scale="100%"/>
    </style:style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pt" style:language-complex="en" style:country-complex="US" style:font-style-complex="normal" style:font-weight-complex="normal" style:text-scale="100%"/>
    </style:style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stLabel_20_388" style:display-name="ListLabel 38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89" style:display-name="ListLabel 389" style:family="text"/>
    <style:style style:name="ListLabel_20_390" style:display-name="ListLabel 390" style:family="text"/>
    <style:style style:name="ListLabel_20_391" style:display-name="ListLabel 391" style:family="text"/>
    <style:style style:name="ListLabel_20_392" style:display-name="ListLabel 392" style:family="text"/>
    <style:style style:name="ListLabel_20_393" style:display-name="ListLabel 393" style:family="text"/>
    <style:style style:name="ListLabel_20_394" style:display-name="ListLabel 394" style:family="text"/>
    <style:style style:name="ListLabel_20_395" style:display-name="ListLabel 395" style:family="text"/>
    <style:style style:name="ListLabel_20_396" style:display-name="ListLabel 396" style:family="text"/>
    <style:style style:name="ListLabel_20_397" style:display-name="ListLabel 397" style:family="text">
      <style:text-properties fo:font-variant="normal" fo:text-transform="none" fo:color="#000000" loext:opacity="100%" style:text-line-through-style="none" style:text-line-through-type="none" fo:font-size="8.5pt" fo:letter-spacing="normal" fo:language="en" fo:country="US" fo:font-style="normal" style:text-underline-style="none" fo:font-weight="normal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98" style:display-name="ListLabel 398" style:family="text"/>
    <style:style style:name="ListLabel_20_399" style:display-name="ListLabel 399" style:family="text"/>
    <style:style style:name="ListLabel_20_400" style:display-name="ListLabel 400" style:family="text"/>
    <style:style style:name="ListLabel_20_401" style:display-name="ListLabel 401" style:family="text"/>
    <style:style style:name="ListLabel_20_402" style:display-name="ListLabel 402" style:family="text"/>
    <style:style style:name="ListLabel_20_403" style:display-name="ListLabel 403" style:family="text"/>
    <style:style style:name="ListLabel_20_404" style:display-name="ListLabel 404" style:family="text"/>
    <style:style style:name="ListLabel_20_405" style:display-name="ListLabel 405" style:family="text"/>
    <style:style style:name="ListLabel_20_406" style:display-name="ListLabel 40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07" style:display-name="ListLabel 407" style:family="text"/>
    <style:style style:name="ListLabel_20_408" style:display-name="ListLabel 408" style:family="text"/>
    <style:style style:name="ListLabel_20_409" style:display-name="ListLabel 409" style:family="text"/>
    <style:style style:name="ListLabel_20_410" style:display-name="ListLabel 410" style:family="text"/>
    <style:style style:name="ListLabel_20_411" style:display-name="ListLabel 411" style:family="text"/>
    <style:style style:name="ListLabel_20_412" style:display-name="ListLabel 412" style:family="text"/>
    <style:style style:name="ListLabel_20_413" style:display-name="ListLabel 413" style:family="text"/>
    <style:style style:name="ListLabel_20_414" style:display-name="ListLabel 414" style:family="text"/>
    <style:style style:name="ListLabel_20_415" style:display-name="ListLabel 41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16" style:display-name="ListLabel 416" style:family="text"/>
    <style:style style:name="ListLabel_20_417" style:display-name="ListLabel 417" style:family="text"/>
    <style:style style:name="ListLabel_20_418" style:display-name="ListLabel 418" style:family="text"/>
    <style:style style:name="ListLabel_20_419" style:display-name="ListLabel 419" style:family="text"/>
    <style:style style:name="ListLabel_20_420" style:display-name="ListLabel 420" style:family="text"/>
    <style:style style:name="ListLabel_20_421" style:display-name="ListLabel 421" style:family="text"/>
    <style:style style:name="ListLabel_20_422" style:display-name="ListLabel 422" style:family="text"/>
    <style:style style:name="ListLabel_20_423" style:display-name="ListLabel 423" style:family="text"/>
    <style:style style:name="ListLabel_20_424" style:display-name="ListLabel 42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25" style:display-name="ListLabel 425" style:family="text"/>
    <style:style style:name="ListLabel_20_426" style:display-name="ListLabel 426" style:family="text"/>
    <style:style style:name="ListLabel_20_427" style:display-name="ListLabel 427" style:family="text"/>
    <style:style style:name="ListLabel_20_428" style:display-name="ListLabel 428" style:family="text"/>
    <style:style style:name="ListLabel_20_429" style:display-name="ListLabel 429" style:family="text"/>
    <style:style style:name="ListLabel_20_430" style:display-name="ListLabel 430" style:family="text"/>
    <style:style style:name="ListLabel_20_431" style:display-name="ListLabel 431" style:family="text"/>
    <style:style style:name="ListLabel_20_432" style:display-name="ListLabel 432" style:family="text"/>
    <style:style style:name="ListLabel_20_433" style:display-name="ListLabel 43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34" style:display-name="ListLabel 434" style:family="text"/>
    <style:style style:name="ListLabel_20_435" style:display-name="ListLabel 435" style:family="text"/>
    <style:style style:name="ListLabel_20_436" style:display-name="ListLabel 436" style:family="text"/>
    <style:style style:name="ListLabel_20_437" style:display-name="ListLabel 437" style:family="text"/>
    <style:style style:name="ListLabel_20_438" style:display-name="ListLabel 438" style:family="text"/>
    <style:style style:name="ListLabel_20_439" style:display-name="ListLabel 439" style:family="text"/>
    <style:style style:name="ListLabel_20_440" style:display-name="ListLabel 440" style:family="text"/>
    <style:style style:name="ListLabel_20_441" style:display-name="ListLabel 441" style:family="text"/>
    <style:style style:name="ListLabel_20_442" style:display-name="ListLabel 44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43" style:display-name="ListLabel 443" style:family="text"/>
    <style:style style:name="ListLabel_20_444" style:display-name="ListLabel 444" style:family="text"/>
    <style:style style:name="ListLabel_20_445" style:display-name="ListLabel 445" style:family="text"/>
    <style:style style:name="ListLabel_20_446" style:display-name="ListLabel 446" style:family="text"/>
    <style:style style:name="ListLabel_20_447" style:display-name="ListLabel 447" style:family="text"/>
    <style:style style:name="ListLabel_20_448" style:display-name="ListLabel 448" style:family="text"/>
    <style:style style:name="ListLabel_20_449" style:display-name="ListLabel 449" style:family="text"/>
    <style:style style:name="ListLabel_20_450" style:display-name="ListLabel 450" style:family="text"/>
    <style:style style:name="ListLabel_20_451" style:display-name="ListLabel 45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52" style:display-name="ListLabel 452" style:family="text"/>
    <style:style style:name="ListLabel_20_453" style:display-name="ListLabel 453" style:family="text"/>
    <style:style style:name="ListLabel_20_454" style:display-name="ListLabel 454" style:family="text"/>
    <style:style style:name="ListLabel_20_455" style:display-name="ListLabel 455" style:family="text"/>
    <style:style style:name="ListLabel_20_456" style:display-name="ListLabel 456" style:family="text"/>
    <style:style style:name="ListLabel_20_457" style:display-name="ListLabel 457" style:family="text"/>
    <style:style style:name="ListLabel_20_458" style:display-name="ListLabel 458" style:family="text"/>
    <style:style style:name="ListLabel_20_459" style:display-name="ListLabel 459" style:family="text"/>
    <style:style style:name="ListLabel_20_460" style:display-name="ListLabel 46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61" style:display-name="ListLabel 461" style:family="text"/>
    <style:style style:name="ListLabel_20_462" style:display-name="ListLabel 462" style:family="text"/>
    <style:style style:name="ListLabel_20_463" style:display-name="ListLabel 463" style:family="text"/>
    <style:style style:name="ListLabel_20_464" style:display-name="ListLabel 464" style:family="text"/>
    <style:style style:name="ListLabel_20_465" style:display-name="ListLabel 465" style:family="text"/>
    <style:style style:name="ListLabel_20_466" style:display-name="ListLabel 466" style:family="text"/>
    <style:style style:name="ListLabel_20_467" style:display-name="ListLabel 467" style:family="text"/>
    <style:style style:name="ListLabel_20_468" style:display-name="ListLabel 468" style:family="text"/>
    <style:style style:name="ListLabel_20_469" style:display-name="ListLabel 46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70" style:display-name="ListLabel 470" style:family="text"/>
    <style:style style:name="ListLabel_20_471" style:display-name="ListLabel 471" style:family="text"/>
    <style:style style:name="ListLabel_20_472" style:display-name="ListLabel 472" style:family="text"/>
    <style:style style:name="ListLabel_20_473" style:display-name="ListLabel 473" style:family="text"/>
    <style:style style:name="ListLabel_20_474" style:display-name="ListLabel 474" style:family="text"/>
    <style:style style:name="ListLabel_20_475" style:display-name="ListLabel 475" style:family="text"/>
    <style:style style:name="ListLabel_20_476" style:display-name="ListLabel 476" style:family="text"/>
    <style:style style:name="ListLabel_20_477" style:display-name="ListLabel 477" style:family="text"/>
    <style:style style:name="ListLabel_20_478" style:display-name="ListLabel 47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79" style:display-name="ListLabel 479" style:family="text"/>
    <style:style style:name="ListLabel_20_480" style:display-name="ListLabel 480" style:family="text"/>
    <style:style style:name="ListLabel_20_481" style:display-name="ListLabel 481" style:family="text"/>
    <style:style style:name="ListLabel_20_482" style:display-name="ListLabel 482" style:family="text"/>
    <style:style style:name="ListLabel_20_483" style:display-name="ListLabel 483" style:family="text"/>
    <style:style style:name="ListLabel_20_484" style:display-name="ListLabel 484" style:family="text"/>
    <style:style style:name="ListLabel_20_485" style:display-name="ListLabel 485" style:family="text"/>
    <style:style style:name="ListLabel_20_486" style:display-name="ListLabel 486" style:family="text"/>
    <style:style style:name="ListLabel_20_487" style:display-name="ListLabel 48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88" style:display-name="ListLabel 488" style:family="text"/>
    <style:style style:name="ListLabel_20_489" style:display-name="ListLabel 489" style:family="text"/>
    <style:style style:name="ListLabel_20_490" style:display-name="ListLabel 490" style:family="text"/>
    <style:style style:name="ListLabel_20_491" style:display-name="ListLabel 491" style:family="text"/>
    <style:style style:name="ListLabel_20_492" style:display-name="ListLabel 492" style:family="text"/>
    <style:style style:name="ListLabel_20_493" style:display-name="ListLabel 493" style:family="text"/>
    <style:style style:name="ListLabel_20_494" style:display-name="ListLabel 494" style:family="text"/>
    <style:style style:name="ListLabel_20_495" style:display-name="ListLabel 495" style:family="text"/>
    <style:style style:name="ListLabel_20_496" style:display-name="ListLabel 49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97" style:display-name="ListLabel 497" style:family="text"/>
    <style:style style:name="ListLabel_20_498" style:display-name="ListLabel 498" style:family="text"/>
    <style:style style:name="ListLabel_20_499" style:display-name="ListLabel 499" style:family="text"/>
    <style:style style:name="ListLabel_20_500" style:display-name="ListLabel 500" style:family="text"/>
    <style:style style:name="ListLabel_20_501" style:display-name="ListLabel 501" style:family="text"/>
    <style:style style:name="ListLabel_20_502" style:display-name="ListLabel 502" style:family="text"/>
    <style:style style:name="ListLabel_20_503" style:display-name="ListLabel 503" style:family="text"/>
    <style:style style:name="ListLabel_20_504" style:display-name="ListLabel 504" style:family="text"/>
    <style:style style:name="ListLabel_20_505" style:display-name="ListLabel 50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06" style:display-name="ListLabel 506" style:family="text"/>
    <style:style style:name="ListLabel_20_507" style:display-name="ListLabel 507" style:family="text"/>
    <style:style style:name="ListLabel_20_508" style:display-name="ListLabel 508" style:family="text"/>
    <style:style style:name="ListLabel_20_509" style:display-name="ListLabel 509" style:family="text"/>
    <style:style style:name="ListLabel_20_510" style:display-name="ListLabel 510" style:family="text"/>
    <style:style style:name="ListLabel_20_511" style:display-name="ListLabel 511" style:family="text"/>
    <style:style style:name="ListLabel_20_512" style:display-name="ListLabel 512" style:family="text"/>
    <style:style style:name="ListLabel_20_513" style:display-name="ListLabel 513" style:family="text"/>
    <style:style style:name="ListLabel_20_514" style:display-name="ListLabel 51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pt" style:language-complex="en" style:country-complex="US" style:font-style-complex="normal" style:font-weight-complex="normal" style:text-scale="100%"/>
    </style:style>
    <style:style style:name="ListLabel_20_515" style:display-name="ListLabel 515" style:family="text"/>
    <style:style style:name="ListLabel_20_516" style:display-name="ListLabel 516" style:family="text"/>
    <style:style style:name="ListLabel_20_517" style:display-name="ListLabel 517" style:family="text"/>
    <style:style style:name="ListLabel_20_518" style:display-name="ListLabel 518" style:family="text"/>
    <style:style style:name="ListLabel_20_519" style:display-name="ListLabel 519" style:family="text"/>
    <style:style style:name="ListLabel_20_520" style:display-name="ListLabel 520" style:family="text"/>
    <style:style style:name="ListLabel_20_521" style:display-name="ListLabel 521" style:family="text"/>
    <style:style style:name="ListLabel_20_522" style:display-name="ListLabel 522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*" style:num-suffix="*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2"/>
      </text:list-level-style-bullet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i" text:start-value="5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1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1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1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1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1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2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2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2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2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28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3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3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3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36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37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9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0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42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4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" style:num-format="1" text:start-value="1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54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55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57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58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0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6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6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6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6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6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7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7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7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7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7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8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8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8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8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8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8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9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9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9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9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9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0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0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0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0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0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1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1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1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1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1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18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2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2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2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26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27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9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0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32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3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33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35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36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38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9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41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4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34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44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45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47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48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0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5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35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5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5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5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5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36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6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6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6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6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6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text:style-name="ListLabel_20_37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7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7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7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7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7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7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37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8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8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8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8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8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8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text:style-name="ListLabel_20_38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8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9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9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9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9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9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9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ListLabel_20_397" loext:num-list-format="-" style:num-suffix="-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2"/>
      </text:list-level-style-bullet>
      <text:list-level-style-number text:level="2" text:style-name="ListLabel_20_39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0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0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0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0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0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0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text:style-name="ListLabel_20_40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0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08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09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1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1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1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1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1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text:style-name="ListLabel_20_41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16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17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18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19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20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21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22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2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text:style-name="ListLabel_20_424" loext:num-list-format="%1%" style:num-format="1" text:start-value="3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25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26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27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28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29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30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31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3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text:style-name="ListLabel_20_43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34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35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36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37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38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39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40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4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text:style-name="ListLabel_20_44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4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4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4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4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4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4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4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5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number text:level="1" text:style-name="ListLabel_20_45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5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5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5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5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5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5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5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5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text:style-name="ListLabel_20_46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6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6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6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6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6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6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6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6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number text:level="1" text:style-name="ListLabel_20_46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7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7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7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7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7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7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7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7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text:style-name="ListLabel_20_47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7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8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8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8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8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8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8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8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number text:level="1" text:style-name="ListLabel_20_48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8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8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9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9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9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9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9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9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number text:level="1" text:style-name="ListLabel_20_49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9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98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99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0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0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0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0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0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number text:level="1" text:style-name="ListLabel_20_50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06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507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508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09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10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11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12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1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number text:level="1" text:style-name="ListLabel_20_51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15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516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517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18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19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20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21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2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orphans="0" fo:widows="0"/>
      <style:text-properties fo:font-size="1pt" style:font-size-asian="1pt" style:font-size-complex="1pt"/>
    </style:style>
    <style:style style:name="MP2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MP3" style:family="paragraph">
      <loext:graphic-properties draw:fill="none"/>
      <style:paragraph-properties fo:text-align="start"/>
      <style:text-properties fo:color="#000000" loext:opacity="100%" loext:color-lum-mod="100%" loext:color-lum-off="0%" fo:font-size="18pt"/>
    </style:style>
    <style:style style:name="MP4" style:family="paragraph" style:parent-style-name="Standard">
      <style:paragraph-properties fo:orphans="0" fo:widows="0"/>
    </style:style>
    <style:style style:name="MP5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903cm" style:type="right"/>
        </style:tab-stops>
      </style:paragraph-properties>
    </style:style>
    <style:style style:name="MP6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933cm" style:type="right"/>
        </style:tab-stops>
      </style:paragraph-properties>
    </style:style>
    <style:style style:name="MP7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7.311cm" style:type="right"/>
        </style:tab-stops>
      </style:paragraph-properties>
    </style:style>
    <style:style style:name="MP8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8.868cm" style:type="right"/>
        </style:tab-stops>
      </style:paragraph-properties>
    </style:style>
    <style:style style:name="MT1" style:family="text">
      <style:text-properties fo:color="#000000" loext:opacity="100%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fo:margin-left="10.811cm" fo:margin-right="0cm" fo:margin-top="57.912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fo:margin-left="11.726cm" fo:margin-right="0cm" fo:margin-top="88.159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fo:margin-left="12.416cm" fo:margin-right="0cm" fo:margin-top="3.034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fo:margin-left="28.82cm" fo:margin-right="0cm" fo:margin-top="33.186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5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fo:margin-left="12.199cm" fo:margin-right="0cm" fo:margin-top="8.135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6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fo:margin-left="12.386cm" fo:margin-right="0cm" fo:margin-top="38.223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7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fo:margin-left="28.642cm" fo:margin-right="0cm" fo:margin-top="98.949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8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fo:margin-left="28.367cm" fo:margin-right="0cm" fo:margin-top="68.79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9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fo:margin-left="12.139cm" fo:margin-right="0cm" fo:margin-top="13.467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10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fo:margin-left="22.546cm" fo:margin-right="0cm" fo:margin-top="51.142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11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fo:margin-left="11.942cm" fo:margin-right="0cm" fo:margin-top="73.261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12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fo:margin-left="28.73cm" fo:margin-right="0cm" fo:margin-top="43.72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13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fo:margin-left="22.849cm" fo:margin-right="0cm" fo:margin-top="81.407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14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fo:margin-left="12.063cm" fo:margin-right="0cm" fo:margin-top="103.456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15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fo:margin-left="29.482cm" fo:margin-right="0cm" fo:margin-top="18.401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16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fo:margin-left="29.489cm" fo:margin-right="0cm" fo:margin-top="48.458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17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fo:margin-left="6.092cm" fo:margin-right="0cm" fo:margin-top="56.679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18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fo:margin-left="29.173cm" fo:margin-right="0cm" fo:margin-top="78.777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42cm" fo:page-height="29.7cm" style:num-format="1" style:print-orientation="landscape" fo:margin-top="4.665cm" fo:margin-bottom="3.794cm" fo:margin-left="21.832cm" fo:margin-right="7.414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2cm" fo:page-height="29.7cm" style:num-format="1" style:print-orientation="landscape" fo:margin-top="4.971cm" fo:margin-bottom="0.005cm" fo:margin-left="4.166cm" fo:margin-right="8.477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5.694cm" fo:margin-left="0cm" fo:margin-right="0cm" fo:margin-top="5.593cm" style:dynamic-spacing="true"/>
      </style:footer-style>
    </style:page-layout>
    <style:page-layout style:name="Mpm3">
      <style:page-layout-properties fo:page-width="42cm" fo:page-height="29.7cm" style:num-format="1" style:print-orientation="landscape" fo:margin-top="1.6cm" fo:margin-bottom="0.005cm" fo:margin-left="0.91cm" fo:margin-right="7.83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575cm" fo:margin-left="0cm" fo:margin-right="0cm" fo:margin-top="2.477cm" style:dynamic-spacing="true"/>
      </style:footer-style>
    </style:page-layout>
    <style:page-layout style:name="Mpm4">
      <style:page-layout-properties fo:page-width="42cm" fo:page-height="29.7cm" style:num-format="1" style:print-orientation="landscape" fo:margin-top="5.119cm" fo:margin-bottom="0.005cm" fo:margin-left="5.509cm" fo:margin-right="7.073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274cm" fo:margin-left="0cm" fo:margin-right="0cm" fo:margin-top="3.173cm" style:dynamic-spacing="true"/>
      </style:footer-style>
    </style:page-layout>
    <style:page-layout style:name="Mpm5">
      <style:page-layout-properties fo:page-width="42cm" fo:page-height="29.7cm" style:num-format="1" style:print-orientation="landscape" fo:margin-top="5.119cm" fo:margin-bottom="0.005cm" fo:margin-left="5.509cm" fo:margin-right="7.073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3.274cm" fo:margin-left="0cm" fo:margin-right="0cm" fo:margin-top="3.173cm" style:dynamic-spacing="true"/>
      </style:footer-style>
    </style:page-layout>
    <style:page-layout style:name="Mpm6">
      <style:page-layout-properties fo:page-width="42cm" fo:page-height="29.7cm" style:num-format="1" style:print-orientation="landscape" fo:margin-top="5.29cm" fo:margin-bottom="0.005cm" fo:margin-left="5.297cm" fo:margin-right="7.096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974cm" fo:margin-left="0cm" fo:margin-right="0cm" fo:margin-top="2.873cm" style:dynamic-spacing="true"/>
      </style:footer-style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42cm" fo:page-height="29.7cm" style:num-format="1" style:print-orientation="landscape" fo:margin-top="0cm" fo:margin-bottom="0.005cm" fo:margin-left="5.297cm" fo:margin-right="7.096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5.29cm" fo:margin-left="0cm" fo:margin-right="0cm" fo:margin-bottom="5.189cm" style:dynamic-spacing="true"/>
      </style:header-style>
      <style:footer-style>
        <style:header-footer-properties fo:min-height="2.974cm" fo:margin-left="0cm" fo:margin-right="0cm" fo:margin-top="2.873cm" style:dynamic-spacing="true"/>
      </style:footer-style>
    </style:page-layout>
    <style:page-layout style:name="Mpm9">
      <style:page-layout-properties fo:page-width="42cm" fo:page-height="29.7cm" style:num-format="1" style:print-orientation="landscape" fo:margin-top="0cm" fo:margin-bottom="0.005cm" fo:margin-left="5.713cm" fo:margin-right="6.447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902cm" fo:margin-left="0cm" fo:margin-right="0cm" fo:margin-bottom="4.801cm" style:dynamic-spacing="true"/>
      </style:header-style>
      <style:footer-style>
        <style:header-footer-properties fo:min-height="3.127cm" fo:margin-left="0cm" fo:margin-right="0cm" fo:margin-top="3.029cm" style:dynamic-spacing="true"/>
      </style:footer-style>
    </style:page-layout>
    <style:page-layout style:name="Mpm10">
      <style:page-layout-properties fo:page-width="42cm" fo:page-height="29.7cm" style:num-format="1" style:print-orientation="landscape" fo:margin-top="0cm" fo:margin-bottom="0.005cm" fo:margin-left="5.542cm" fo:margin-right="24.061cm" style:writing-mode="lr-tb" style:layout-grid-color="#c0c0c0" style:layout-grid-lines="3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5.733cm" fo:margin-left="0cm" fo:margin-right="0cm" fo:margin-bottom="5.634cm" style:dynamic-spacing="true"/>
      </style:header-style>
      <style:footer-style>
        <style:header-footer-properties fo:min-height="3.662cm" fo:margin-left="0cm" fo:margin-right="0cm" fo:margin-top="3.56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footer>
        <text:p text:style-name="MP1"><draw:custom-shape text:anchor-type="char" draw:z-index="18" draw:name="Form4" draw:style-name="Mgr1" draw:text-style-name="MP3" svg:width="0.514cm" svg:height="0.384cm" svg:x="10.31cm" svg:y="27.21cm"><text:p text:style-name="MP2"><text:span text:style-name="Header_20_or_20_footer"><text:span text:style-name="MT1">550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2" style:page-layout-name="Mpm3" draw:style-name="Mdp1">
      <style:footer>
        <text:p text:style-name="MP1"><draw:custom-shape text:anchor-type="char" draw:z-index="0" draw:name="Form5" draw:style-name="Mgr2" draw:text-style-name="MP3" svg:width="0.481cm" svg:height="0.77cm" svg:x="11.225cm" svg:y="27.256cm"><text:p text:style-name="MP2"><text:span text:style-name="Header_20_or_20_footer"><text:span text:style-name="MT1"><text:page-number text:select-page="current">552</text:page-number>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3" style:page-layout-name="Mpm4" draw:style-name="Mdp1">
      <style:footer>
        <text:p text:style-name="MP1"><draw:custom-shape text:anchor-type="char" draw:z-index="1" draw:name="Form6" draw:style-name="Mgr3" draw:text-style-name="MP3" svg:width="0.481cm" svg:height="1.542cm" svg:x="11.915cm" svg:y="27.527cm"><text:p text:style-name="MP2"><text:span text:style-name="Header_20_or_20_footer"><text:span text:style-name="MT1">555</text:span></text:span></text:p><text:p text:style-name="MP2"><text:span text:style-name="Header_20_or_20_footer"><text:span text:style-name="MT1">554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4" style:page-layout-name="Mpm5" draw:style-name="Mdp1">
      <style:footer>
        <text:p text:style-name="MP1"><draw:custom-shape text:anchor-type="char" draw:z-index="2" draw:name="Form9" draw:style-name="Mgr4" draw:text-style-name="MP3" svg:width="0.491cm" svg:height="0.77cm" svg:x="28.319cm" svg:y="27.478cm"><text:p text:style-name="MP2"><text:span text:style-name="Header_20_or_20_footer"><text:span text:style-name="MT1"><text:page-number text:select-page="current">557</text:page-number>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5" style:page-layout-name="Mpm4" draw:style-name="Mdp1">
      <style:footer>
        <text:p text:style-name="MP4"/>
      </style:footer>
    </style:master-page>
    <style:master-page style:name="Converted6" style:page-layout-name="Mpm4" draw:style-name="Mdp1">
      <style:footer>
        <text:p text:style-name="MP1"><draw:custom-shape text:anchor-type="char" draw:z-index="3" draw:name="Form10" draw:style-name="Mgr5" draw:text-style-name="MP3" svg:width="0.493cm" svg:height="0.77cm" svg:x="11.698cm" svg:y="27.421cm"><text:p text:style-name="MP2"><text:span text:style-name="Header_20_or_20_footer"><text:span text:style-name="MT1"><text:page-number text:select-page="current">562</text:page-number>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7" style:page-layout-name="Mpm4" draw:style-name="Mdp1">
      <style:footer>
        <text:p text:style-name="MP1"><draw:custom-shape text:anchor-type="char" draw:z-index="4" draw:name="Form12" draw:style-name="Mgr6" draw:text-style-name="MP3" svg:width="16.906cm" svg:height="0.384cm" svg:x="11.885cm" svg:y="27.309cm"><text:p text:style-name="MP5"><text:span text:style-name="Header_20_or_20_footer"><text:span text:style-name="MT1">564<text:tab/></text:span></text:span><text:span text:style-name="Header_20_or_20_footer"><text:span text:style-name="MT1"><text:page-number text:select-page="current">565</text:page-number>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8" style:page-layout-name="Mpm6" draw:style-name="Mdp1">
      <style:footer>
        <text:p text:style-name="MP1"><draw:custom-shape text:anchor-type="char" draw:z-index="6" draw:name="Form19" draw:style-name="Mgr7" draw:text-style-name="MP3" svg:width="0.498cm" svg:height="1.542cm" svg:x="28.141cm" svg:y="27.631cm"><text:p text:style-name="MP2"><text:span text:style-name="Header_20_or_20_footer"><text:span text:style-name="MT1"><text:page-number text:select-page="current">569</text:page-number></text:span></text:span></text:p><text:p text:style-name="MP2"><text:span text:style-name="Header_20_or_20_footer"><text:span text:style-name="MT1">569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9" style:page-layout-name="Mpm6" draw:style-name="Mdp1" style:next-style-name="Converted8">
      <style:footer>
        <text:p text:style-name="MP1"><draw:custom-shape text:anchor-type="char" draw:z-index="7" draw:name="Form20" draw:style-name="Mgr8" draw:text-style-name="MP3" svg:width="0.486cm" svg:height="1.542cm" svg:x="27.866cm" svg:y="27.674cm"><text:p text:style-name="MP2"><text:span text:style-name="Header_20_or_20_footer"><text:span text:style-name="MT1">566</text:span></text:span></text:p><text:p text:style-name="MP2"><text:span text:style-name="Header_20_or_20_footer"><text:span text:style-name="MT1"><text:page-number text:select-page="current">567</text:page-number>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0" style:page-layout-name="Mpm7" draw:style-name="Mdp1" style:next-style-name="Converted7"/>
    <style:master-page style:name="Converted11" style:page-layout-name="Mpm6" draw:style-name="Mdp1">
      <style:footer>
        <text:p text:style-name="MP1"><draw:custom-shape text:anchor-type="char" draw:z-index="8" draw:name="Form25" draw:style-name="Mgr9" draw:text-style-name="MP3" svg:width="16.939cm" svg:height="0.384cm" svg:x="11.638cm" svg:y="27.547cm"><text:p text:style-name="MP6"><text:span text:style-name="Header_20_or_20_footer"><text:span text:style-name="MT1"><text:page-number text:select-page="current">570</text:page-number></text:span></text:span><text:span text:style-name="Header_20_or_20_footer"><text:span text:style-name="MT1"><text:tab/>571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2" style:page-layout-name="Mpm8" draw:style-name="Mdp1">
      <style:header>
        <text:p text:style-name="MP1"><draw:custom-shape text:anchor-type="char" draw:z-index="9" draw:name="Form26" draw:style-name="Mgr10" draw:text-style-name="MP3" svg:width="4.659cm" svg:height="0.405cm" svg:x="22.045cm" svg:y="4.819cm"><text:p text:style-name="MP2"><text:span text:style-name="Header_20_or_20_footer_20__2b__20_10_20_pt_2c_Bold"><text:span text:style-name="MT1">ROYAL CHARLOTTE (5)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char" draw:z-index="10" draw:name="Form27" draw:style-name="Mgr11" draw:text-style-name="MP3" svg:width="17.313cm" svg:height="0.384cm" svg:x="11.441cm" svg:y="26.938cm"><text:p text:style-name="MP7"><text:span text:style-name="Header_20_or_20_footer"><text:span text:style-name="MT1"><text:page-number text:select-page="current">574</text:page-number></text:span></text:span><text:span text:style-name="Header_20_or_20_footer"><text:span text:style-name="MT1"><text:tab/>575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3" style:page-layout-name="Mpm6" draw:style-name="Mdp1" style:next-style-name="Converted12">
      <style:footer>
        <text:p text:style-name="MP1"><draw:custom-shape text:anchor-type="char" draw:z-index="11" draw:name="Form28" draw:style-name="Mgr12" draw:text-style-name="MP3" svg:width="0.465cm" svg:height="0.77cm" svg:x="28.229cm" svg:y="27.598cm"><text:p text:style-name="MP2"><text:span text:style-name="Header_20_or_20_footer"><text:span text:style-name="MT1"><text:page-number text:select-page="current">573</text:page-number>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4" style:page-layout-name="Mpm7" draw:style-name="Mdp1" style:next-style-name="Converted11"/>
    <style:master-page style:name="Converted15" style:page-layout-name="Mpm8" draw:style-name="Mdp1">
      <style:header>
        <text:p text:style-name="MP1"><draw:custom-shape text:anchor-type="char" draw:z-index="12" draw:name="Form29" draw:style-name="Mgr13" draw:text-style-name="MP3" svg:width="6.42cm" svg:height="0.405cm" svg:x="22.348cm" svg:y="4.882cm"><text:p text:style-name="MP2"><text:span text:style-name="Header_20_or_20_footer"><text:span text:style-name="MT1">ROYAL EXCHANGE </text:span></text:span><text:span text:style-name="Header_20_or_20_footer_20__2b__20_10_20_pt_2c_Italic"><text:span text:style-name="MT1">see</text:span></text:span><text:span text:style-name="Header_20_or_20_footer"><text:span text:style-name="MT1"> EXCHANGE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char" draw:z-index="13" draw:name="Form30" draw:style-name="Mgr14" draw:text-style-name="MP3" svg:width="0.477cm" svg:height="0.77cm" svg:x="11.562cm" svg:y="26.931cm"><text:p text:style-name="MP2"><text:span text:style-name="Header_20_or_20_footer"><text:span text:style-name="MT1"><text:page-number text:select-page="current">576</text:page-number>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6" style:page-layout-name="Mpm9" draw:style-name="Mdp1">
      <style:header>
        <text:p text:style-name="MP4"/>
      </style:header>
      <style:footer>
        <text:p text:style-name="MP1"><draw:custom-shape text:anchor-type="char" draw:z-index="14" draw:name="Form32" draw:style-name="Mgr15" draw:text-style-name="MP3" svg:width="0.481cm" svg:height="1.542cm" svg:x="28.981cm" svg:y="27.273cm"><text:p text:style-name="MP2"><text:span text:style-name="Header_20_or_20_footer"><text:span text:style-name="MT1">578</text:span></text:span></text:p><text:p text:style-name="MP2"><text:span text:style-name="Header_20_or_20_footer"><text:span text:style-name="MT1"><text:page-number text:select-page="current">579</text:page-number>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7" style:page-layout-name="Mpm9" draw:style-name="Mdp1">
      <style:header>
        <text:p text:style-name="MP4"/>
      </style:header>
      <style:footer>
        <text:p text:style-name="MP1"><draw:custom-shape text:anchor-type="char" draw:z-index="15" draw:name="Form33" draw:style-name="Mgr16" draw:text-style-name="MP3" svg:width="0.463cm" svg:height="0.77cm" svg:x="28.988cm" svg:y="27.129cm"><text:p text:style-name="MP2"><text:span text:style-name="Header_20_or_20_footer"><text:span text:style-name="MT1"><text:page-number text:select-page="current">581</text:page-number>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8" style:page-layout-name="Mpm10" draw:style-name="Mdp1">
      <style:header>
        <text:p text:style-name="MP1"><draw:custom-shape text:anchor-type="char" draw:z-index="16" draw:name="Form36" draw:style-name="Mgr17" draw:text-style-name="MP3" svg:width="18.871cm" svg:height="0.405cm" svg:x="5.592cm" svg:y="5.149cm"><text:p text:style-name="MP8"><text:span text:style-name="Header_20_or_20_footer_20__2b__20_10_20_pt_2c_Bold"><text:span text:style-name="MT1">ROYAL JAMES<text:tab/>RUBY (2)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char" draw:z-index="17" draw:name="Form37" draw:style-name="Mgr18" draw:text-style-name="MP3" svg:width="0.465cm" svg:height="0.77cm" svg:x="28.672cm" svg:y="27.247cm"><text:p text:style-name="MP2"><text:span text:style-name="Header_20_or_20_footer"><text:span text:style-name="MT1"><text:page-number text:select-page="current">583</text:page-number>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language>de-DE</dc:language>
    <meta:editing-cycles>0</meta:editing-cycles>
    <meta:editing-duration>P0D</meta:editing-duration>
    <meta:generator>LibreOffice/7.4.5.1$Windows_X86_64 LibreOffice_project/9c0871452b3918c1019dde9bfac75448afc4b57f</meta:generator>
    <meta:document-statistic meta:table-count="0" meta:image-count="2" meta:object-count="0" meta:page-count="25" meta:paragraph-count="1242" meta:word-count="12948" meta:character-count="66378" meta:non-whitespace-character-count="54870"/>
    <meta:user-defined meta:name="AppVersion">15.0000</meta:user-defined>
  </office:meta>
</office:document-meta>
</file>